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imon S2" svg:font-family="'Limon S2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1" style:family="table">
      <style:table-properties style:width="10.9979in" fo:margin-left="-0.0896in" fo:margin-right="-0.0028in" table:align="margins"/>
    </style:style>
    <style:style style:name="តារាង1.A" style:family="table-column">
      <style:table-column-properties style:column-width="0.7188in" style:rel-column-width="4284*"/>
    </style:style>
    <style:style style:name="តារាង1.B" style:family="table-column">
      <style:table-column-properties style:column-width="1.0417in" style:rel-column-width="6208*"/>
    </style:style>
    <style:style style:name="តារាង1.C" style:family="table-column">
      <style:table-column-properties style:column-width="0.4333in" style:rel-column-width="2582*"/>
    </style:style>
    <style:style style:name="តារាង1.D" style:family="table-column">
      <style:table-column-properties style:column-width="0.9111in" style:rel-column-width="5430*"/>
    </style:style>
    <style:style style:name="តារាង1.E" style:family="table-column">
      <style:table-column-properties style:column-width="0.5903in" style:rel-column-width="3518*"/>
    </style:style>
    <style:style style:name="តារាង1.F" style:family="table-column">
      <style:table-column-properties style:column-width="0.9465in" style:rel-column-width="5641*"/>
    </style:style>
    <style:style style:name="តារាង1.G" style:family="table-column">
      <style:table-column-properties style:column-width="4.15in" style:rel-column-width="24731*"/>
    </style:style>
    <style:style style:name="តារាង1.H" style:family="table-column">
      <style:table-column-properties style:column-width="1.1208in" style:rel-column-width="6680*"/>
    </style:style>
    <style:style style:name="តារាង1.I" style:family="table-column">
      <style:table-column-properties style:column-width="1.084in" style:rel-column-width="6461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តារាង1.507" style:family="table-row">
      <style:table-row-properties style:min-row-height="0.6722in"/>
    </style:style>
    <style:style style:name="P1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2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5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6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 style:text-scale="99%"/>
    </style:style>
    <style:style style:name="P7" style:family="paragraph" style:parent-style-name="Table_20_Contents">
      <style:paragraph-properties fo:text-align="justify" style:justify-single-word="false"/>
      <style:text-properties style:font-name="Khmer OS" fo:font-size="11pt" fo:font-style="normal" style:text-underline-style="none" style:font-size-asian="11pt" style:font-style-asian="normal" style:font-name-complex="Khmer OS" style:font-size-complex="11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Khmer OS" fo:font-size="11pt" fo:font-style="normal" style:text-underline-style="none" style:font-size-asian="11pt" style:font-style-asian="normal" style:font-name-complex="Khmer OS" style:font-size-complex="11pt" style:font-style-complex="normal"/>
    </style:style>
    <style:style style:name="P9" style:family="paragraph" style:parent-style-name="Table_20_Contents"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Khmer OS" fo:font-size="11pt" style:font-size-asian="11pt" style:font-name-complex="Khmer OS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Khmer OS" fo:font-size="11pt" style:font-size-asian="11pt" style:font-name-complex="Khmer OS" style:font-size-complex="11pt"/>
    </style:style>
    <style:style style:name="P14" style:family="paragraph" style:parent-style-name="Table_20_Contents">
      <style:paragraph-properties fo:text-align="justify" style:justify-single-word="false"/>
      <style:text-properties style:font-name="Khmer OS" fo:font-size="11pt" style:font-size-asian="11pt" style:font-name-complex="Khmer OS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Khmer OS" fo:font-size="11pt" fo:font-weight="normal" style:font-size-asian="11pt" style:font-weight-asian="normal" style:font-name-complex="Khmer OS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Khmer OS" fo:font-size="11pt" fo:background-color="transparent" style:font-size-asian="11pt" style:font-name-complex="Khmer OS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Khmer OS" fo:font-size="11pt" fo:background-color="#ffff00" style:font-size-asian="11pt" style:font-name-complex="Khmer OS" style:font-size-complex="11pt"/>
    </style:style>
    <style:style style:name="P18" style:family="paragraph" style:parent-style-name="Table_20_Heading">
      <style:text-properties style:font-name="Khmer OS" fo:font-size="12pt" fo:font-style="normal" fo:font-weight="bold" style:font-size-asian="12pt" style:font-style-asian="normal" style:font-weight-asian="bold" style:font-name-complex="Khmer OS" style:font-size-complex="12pt" style:font-style-complex="normal" style:font-weight-complex="bold"/>
    </style:style>
    <style:style style:name="P19" style:family="paragraph" style:parent-style-name="Table_20_Heading">
      <style:paragraph-properties fo:text-align="center" style:justify-single-word="false"/>
      <style:text-properties style:font-name="Khmer OS" fo:font-size="12pt" fo:font-style="normal" fo:font-weight="bold" style:font-size-asian="12pt" style:font-style-asian="normal" style:font-weight-asian="bold" style:font-name-complex="Khmer OS" style:font-size-complex="12pt" style:font-style-complex="normal" style:font-weight-complex="bold"/>
    </style:style>
    <style:style style:name="P20" style:family="paragraph" style:parent-style-name="Table_20_Heading">
      <style:paragraph-properties fo:text-align="center" style:justify-single-word="false"/>
      <style:text-properties style:font-name="Khmer OS" fo:font-size="12pt" fo:font-style="normal" style:font-size-asian="12pt" style:font-style-asian="normal" style:font-name-complex="Khmer OS" style:font-size-complex="12pt" style:font-style-complex="normal"/>
    </style:style>
    <style:style style:name="P21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2" style:family="paragraph" style:parent-style-name="Table_20_Contents">
      <style:paragraph-properties fo:text-align="center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3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T1" style:family="text">
      <style:text-properties fo:background-color="#ffff00"/>
    </style:style>
    <style:style style:name="T2" style:family="text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T3" style:family="text"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 style:text-scale="99%"/>
    </style:style>
    <style:style style:name="T4" style:family="text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T5" style:family="text">
      <style:text-properties style:font-name="Khmer OS" fo:font-size="11pt" style:font-size-asian="11pt" style:font-name-complex="Khmer OS" style:font-size-complex="11pt"/>
    </style:style>
    <style:style style:name="T6" style:family="text">
      <style:text-properties fo:background-color="transparen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underline-style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background-color="#ff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19">ល.រ</text:p>
          </table:table-cell>
          <table:table-cell table:style-name="តារាង1.A1" office:value-type="string">
            <text:p text:style-name="P18">មេ​ពាក្យ</text:p>
          </table:table-cell>
          <table:table-cell table:style-name="តារាង1.A1" office:value-type="string">
            <text:p text:style-name="P20">ល.រ</text:p>
          </table:table-cell>
          <table:table-cell table:style-name="តារាង1.A1" office:value-type="string">
            <text:p text:style-name="P20">សូរ​ប្រកប</text:p>
          </table:table-cell>
          <table:table-cell table:style-name="តារាង1.A1" office:value-type="string">
            <text:p text:style-name="P20">មក​ពី</text:p>
          </table:table-cell>
          <table:table-cell table:style-name="តារាង1.A1" office:value-type="string">
            <text:p text:style-name="P20">ថ្នាក់</text:p>
          </table:table-cell>
          <table:table-cell table:style-name="តារាង1.A1" office:value-type="string">
            <text:p text:style-name="P20">សេចក្តី​ពន្យល់</text:p>
          </table:table-cell>
          <table:table-cell table:style-name="តារាង1.A1" office:value-type="string">
            <text:p text:style-name="P20">របៀប​សរសេរ​ផ្សេង</text:p>
          </table:table-cell>
          <table:table-cell table:style-name="តារាង1.I1" office:value-type="string">
            <text:p text:style-name="P20"/>
            <text:p text:style-name="P20">ពាក្យ​ផ្សំ</text:p>
            <text:p text:style-name="P20"/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2">ទ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ព្យញ្ជនៈ​ទី ៣ ក្នុង​វគ្គ​ទី ៤ ជា​ទន្តជៈ មាន​សំឡេង​ចេញ​ត្រង់​ប្រទល់​ធ្មេញ ជា​សិថិល-ឃោសៈ; សំ. បា. អ. ថ. ទៈ <text:s/>ផ្សេង​គ្នា​ពី​សំឡេង ឌៈ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៥៨</text:p>
          </table:table-cell>
          <table:table-cell table:style-name="តារាង1.A2" office:value-type="string">
            <text:p text:style-name="P2">ទ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ប្រដាប់​ធ្វើ​ដោយ​ឈើ, ឫស្សី ឬ​ដោយ​ស័ង្កសី​ជាដើម សម្រាប់​រង, សម្រាប់​បង្ហូរ​ទឹក : ទឹក​ហូរ​តាម​ទ; ផ្ទះ​ភ្លោះ ៥ ខ្នង​មាន​ទ ៤ កន្លែង ។ <text:s/>ធ្នារ​ទឹក​ភ្លៀង​ដែល​ធ្លាក់​ពី​អាកាស : ទ​នៃ​ទឹក​ភ្លៀង (បា. ហៅ ឧទកធារ, ជលធារ “ធារ​ទឹក, ទ​នៃ​ទឹក”) ។ ទ នេះ​ជា​សព្ទ​កំព្រា, ត្រូវ​សរសេរ ទ-ទឹក (ទ​នៃ​ទឹក), កុំ​ឲ្យ​ច្រឡំ​នឹង ភ្លៀង​ទទឹក, សំពត់​ទទឹក ។ ឧទាហរណ៍​សម្រាប់​ប្រើ​ពាក្យ ទ និង ទរ : ទ​ស័ង្កសី​នៅ​ផ្ទះ​បាយ​វា​ធ្លុះ​លេច​ទឹក, ខ្ញុំ​អាល័យ​តែ​ផ្សារ-ទ ឲ្យ​ជិត​ឡើង​វិញ, ស្រាប់​តែ​ឆ្មា​មួយ​ចូល​ទៅ​ក្នុង​ផ្ទះ​បាយ ទរ​ត្រី​អាំង​ម៉ែ​អស់​មួយ​តម្បុត, ម៉ែ​មិន​ទរ​ឆ្មា, បែរ​ជា​ទរ​ខ្ញុំ​កំពុង​ផ្សារ-ទ ធ្លុះ​ឯណេះ​ទៅ​វិញ​ថា ខ្ញុំ​មិន​ជួយ​មើល​ត្រី​អាំង​ឲ្យ​ផង បណ្ដាល​ឲ្យ​ឆ្មា​ទរ​អស់ (ម. ព. ទរ <text:s text:c="2"/>ទៀត​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៥៩</text:p>
          </table:table-cell>
          <table:table-cell table:style-name="តារាង1.A2" office:value-type="string">
            <text:p text:style-name="P2">ទ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តាម​ធម្មតា តែងតែ​មាន​មួយ​គូ​ពី​កំណើត, ក៏​បែរ​ជា​កើត​មាន​តែ​មួយ​ទៅ​វិញ : ភ្លុក​ទក; ដំរី​មាន​ភ្លុក​ទក, គេ​ច្រើន​ហៅ​តែ អា​ទក​: អណ្ឌ ទក (អណ្ឌៈ​បុរស; បើ​គោ​ឬ​ក្របី​ជាដើម​គេ​ហៅ អណ្ឌៈ​ត្មោល, <text:s/>ព. សា. ថា ពង​ត្មោល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ភ្លុក​ទក</text:p>
          </table:table-cell>
        </table:table-row>
        <table:table-row>
          <table:table-cell table:style-name="តារាង1.A2" office:value-type="string">
            <text:p text:style-name="P1">៤៨៦០</text:p>
          </table:table-cell>
          <table:table-cell table:style-name="តារាង1.A2" office:value-type="string">
            <text:p text:style-name="P2">ទក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 ឬ កិ. វិ.</text:p>
          </table:table-cell>
          <table:table-cell table:style-name="តារាង1.D2" office:value-type="string">
            <text:p text:style-name="P5">ដែល​ខ្ទាំ​ខ្ទេច​ដោយ​ដំ, ដោយ​ទំពា ឬ ដោយ​អង្កៀម​ជាដើម : ខ្សែ​ទក់; ដំ​ឲ្យ​ទក់, ប្រើប្រាស់​ឲ្យ​ទាល់​តែ​ទក់ ។ ទក់​ទាំ <text:s/>ទក់​ខ្ទេច​ខ្ទាំ ។ ទក់ទី ទក់​ខ្ទេចខ្ទី : ពួក​ក្មេង​តូច​ៗ វា​នាំ​គ្នា​មក​រត់​លេង​ក្នុង​ចម្ការ​ជាន់​ទង​ត្រសក់​ស្រូវ​ខ្ញុំ​ទក់ទី​អស់ ។ ទក់ទេញ <text:s/>(ព. ប្រ.) ដែល​ចេះ​តែ​ទៅ​ផ្ទះ​គេ​ឬ​ទី​ធ្វើ​ការ​របស់​គេ​ញឹកញយ​ហួស​ពេក នាំ​ឲ្យ​ជ្រេញ​ចិត្ត​ធុញទ្រាន់ : បើ​ឥត​មាន​ការ​ចាំបាច់​ទេ, ឯង​កុំ​ចេះ​តែ​ទៅ​ផ្ទះ​គេ​ទក់ទេញ​ពេក ! ព្រោះ​នាំ​ឲ្យ​គេ​ជ្រេញ​ចិត្ត​ធុញទ្រាន់ ឲ្យ​គេ​មើល​ងាយ​ខ្លួន​ផ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ក់ទាំ </text:p>
            <text:p text:style-name="P5">ទក់ទី <text:s/></text:p>
            <text:p text:style-name="P5">ទក់ទេញ <text:s/></text:p>
          </table:table-cell>
        </table:table-row>
        <table:table-row>
          <table:table-cell table:style-name="តារាង1.A2" office:value-type="string">
            <text:p text:style-name="P1">៤៨៦១</text:p>
          </table:table-cell>
          <table:table-cell table:style-name="តារាង1.A2" office:value-type="string">
            <text:p text:style-name="P2">ទកាស័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ទៈ-កា-សៃ</text:p>
          </table:table-cell>
          <table:table-cell table:style-name="តារាង1.D2" office:value-type="string">
            <text:p text:style-name="P4">បា. </text:p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(ទក “ទឹក” + អាសយ <text:s/>“ទី​អាស្រ័យ, លំនៅ”) ដែល​នៅ​អាស្រ័យ​ក្នុង​ទឹក, ដែល​មាន​ទឹក​ជា​លំនៅ : ពួក​សត្វ​ទកាស័យ <text:s/>គឺ​ត្រី, ឆ្លាម, មករ ជាដើ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៦២</text:p>
          </table:table-cell>
          <table:table-cell table:style-name="តារាង1.A2" office:value-type="string">
            <text:p text:style-name="P2">ទក្ខិណ​ទិ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ទ័កខិណៈទឹស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ទក្ខិណ​ទិសា) ទិស​ខាង​ស្ដាំ​ដៃ គឺ​ទិស​ខាង​ត្បូង (ទក្សិណ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៦៣</text:p>
          </table:table-cell>
          <table:table-cell table:style-name="តារាង1.A2" office:value-type="string">
            <text:p text:style-name="P2">ទក្ខិណ​និកា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ទ័កខិណៈ--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ទក្សិណ--) ពួក​ខាង​ត្បូង គឺ​ពួក​ពុទ្ធ​សាសនិក​ជន​ប៉ែក​ខាង​ត្បូង​មាន​អ្នក​លង្កា​ទ្វីប, ភូមា, មន ជាដើម រៀង​មក​ដល់​កម្ពុជ​រដ្ឋ​យើង​នេះ ដែល​ពួក​ឧត្តរ​និកាយ​កំណត់​ហៅ ដើម្បី​ឲ្យ​ដាច់​ពួក​ដោយ​ឡែក​ពី​គ្នា ក្នុង​កាល​ដែល​កើត​អធិករណ៍​ជា​ធំ ត​បន្ទាប់​អំពី កាល​នៃ​ទុតិយ​សង្គាយនា​មក (ម. ព. មហា​យាន, ហីន​យាន និង ឧត្តរ​និកាយ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៦៤</text:p>
          </table:table-cell>
          <table:table-cell table:style-name="តារាង1.A2" office:value-type="string">
            <text:p text:style-name="P2">ទក្ខិណា​ទា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ទ័ក-ខិ--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ទក្សិ--) អំណោយ​ដែល​ទាយក​ជឿ​កម្ម​ជឿ​ផល​ច្បាស់​ហើយ​គេ​ឲ្យ, ឬ​អំណោយ​ដែល​គេ​ឲ្យ​ដល់​ទក្ខិណេយ្យ​បុគ្គល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៦៥</text:p>
          </table:table-cell>
          <table:table-cell table:style-name="តារាង1.A2" office:value-type="string">
            <text:p text:style-name="P2">ទក្ខិណានុទិ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ទ័ក-ខិណានុ ទឹស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អនុទិស ជា​ចន្លោះ​ទិស​ទក្សិណ​និង​ទិស​បស្ចិម គឺ​ទិស​និរតី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៦៦</text:p>
          </table:table-cell>
          <table:table-cell table:style-name="តារាង1.A2" office:value-type="string">
            <text:p text:style-name="P2"><text:span text:style-name="T4">ទក្ខិណានុប្ប</text:span>ទា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ទ័កខិណានុប-ប៉ៈ-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ទក្សិណានុប្រទាន) អំណោយ​ដែល​គេ​ឧទ្ទិស​ផល​នៃ​ទក្ខិណា​ទាន ចំពោះ​ទៅ​បុគ្គល​ដែល​ទៅ​កាន់​បរលោក​ហើយ : កូន​ចៅ​គួរ​ធ្វើ​ទក្ខិណានុប្បទាន​ឧទ្ទិស​ផល​ជូន​ទៅ​បុព្វបុរស​ឲ្យ​រឿយ​ៗ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៦៧</text:p>
          </table:table-cell>
          <table:table-cell table:style-name="តារាង1.A2" office:value-type="string">
            <text:p text:style-name="P2">ទក្ខិណា​ព័ត៌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ទ័ក-ខិណា ព័រ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ក្ល.; ទក្សិណវត៌ ឬ ទក្សិណាវត៌; ទក្ខិណវដ្ដ ឬ ទក្ខិណាវដ្ដ) ដំណើរ​ដែល​ដើរ​វិល​ជា​ទក្សិណ ក្នុង​ឱកាស​នៃ​កិច្ចការ​ណា​មួយ​ មាន​ការ​មង្គល​ជាដើម (ម. ព. ទក្សិណ និង ប្រទក្សិណ <text:s/>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៦៨</text:p>
          </table:table-cell>
          <table:table-cell table:style-name="តារាង1.A2" office:value-type="string">
            <text:p text:style-name="P2">ទក្ខិណា​វដ្ដ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ទ័កខិណាវ័ត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ដូច​គ្នា​នឹង ទក្ខិណា​ព័ត៌ ដែរ, ម. ព. នោះ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៦៩</text:p>
          </table:table-cell>
          <table:table-cell table:style-name="តារាង1.A2" office:value-type="string">
            <text:p text:style-name="P2">ទក្ខិណេយ្យ​បុគ្គ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ទ័ក-ខិ-ណៃ-យ៉ៈ-បុក-គល់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បុគ្គល​អ្នក​គួរ​ទទួល​នូវ​ទក្ខិណា​ទ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៧០</text:p>
          </table:table-cell>
          <table:table-cell table:style-name="តារាង1.A2" office:value-type="string">
            <text:p text:style-name="P2"><text:span text:style-name="T4">ទក្ខិណេយ្យ​</text:span>សម្បទ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ទ័ក-ខិ-ណៃ-យ៉ៈ-សាំ-ប៉ៈ-ទា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ការ​ដល់​ព្រម ឬ​សម​ប្រកប​ដោយ​ទក្ខិណេយ្យ​បុគ្គល, សម្បាទា​របស់​ទក្ខិណេយ្យ​បុគ្គល : ការ​ឲ្យ​ទាន​ប្រកប​ដោយ​ទក្ខិណេយ្យ​សម្បទា​រមែង​បាន​ផល​ដ៏​ប្រសើរ (ព. ពុ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៧១</text:p>
          </table:table-cell>
          <table:table-cell table:style-name="តារាង1.A2" office:value-type="string">
            <text:p text:style-name="P2">ទក្ខិណោទ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ទ័ក-ខិ-ណោ -ទៈ-កៈ ឬ --ទក់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ទក្សិណោទក) ទឹក​ជា​គ្រឿង​ចម្រើន គឺ​ទឹក​ដែល​ច្រួច​ដាក់​លើ​បាត​ដៃ​នៃ​បដិគ្គាហក​បុគ្គល ក្នុង​ពេល​ដែល​គេ​ឲ្យ​ទាន​រួច​ភ្លាម​ៗ : នៅ​ពេល​វេរ​ឧបោសថាគារ​ថ្មី ទាយក​<text:span text:style-name="T2">បាន​ច្រួច​ទក្ខិណោទក​លើ​ហត្ថា នៃ​លោក​ចៅ​អធិការ ។ អ្នក​ខ្លះ​ហៅ ទក្ខិណោទក នេះ​ថា ទក្ស្នោទក អ្នក​ខ្លះ​ថា ទឹក​ស្នោទក (--ទក់) ដោយ​ហៅ​ក្លាយ​ពី​សំស្រ្កឹត​ថា ទក្សិណោទក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៧២</text:p>
          </table:table-cell>
          <table:table-cell table:style-name="តារាង1.A2" office:value-type="string">
            <text:p text:style-name="P9">ទក្សិណ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័កសិន</text:p>
          </table:table-cell>
          <table:table-cell table:style-name="តារាង1.D2" office:value-type="string">
            <text:p text:style-name="P12">សំ. 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21">ឈ្មោះ​ទិស​ធំ​១​ជា​គូ​ប្រទល់​ត្រង់​គ្នា​នឹង​ទិស​ឧត្តរ : ទិស​ទក្សិណ (ទិស​ខាង​ត្បូង) ។ ខាង​ស្ដាំ : ដើរ​ទក្សិណ ឬ ដើរ​ប្រទក្សិណ <text:s/>គឺ​ដើរ​ព័ទ្ធ​យក​អ្វី​ៗ​ឲ្យ​នៅ​ខាង​ស្ដាំ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1">ទិស​ទក្សិណ</text:p>
          </table:table-cell>
        </table:table-row>
        <table:table-row>
          <table:table-cell table:style-name="តារាង1.A2" office:value-type="string">
            <text:p text:style-name="P1">៤៨៧៣</text:p>
          </table:table-cell>
          <table:table-cell table:style-name="តារាង1.A2" office:value-type="string">
            <text:p text:style-name="P9">ទក្សិណោទ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័ក-ក្សិ-ណោ-ទៈកៈ</text:p>
            <text:p text:style-name="P12">ឬ ទក់</text:p>
          </table:table-cell>
          <table:table-cell table:style-name="តារាង1.D2" office:value-type="string">
            <text:p text:style-name="P12">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ទឹក​ជា​គ្រឿង​ចម្រើន (ម. ព. ទក្ខិណោទក <text:s/>ទៀត​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៧៤</text:p>
          </table:table-cell>
          <table:table-cell table:style-name="តារាង1.A2" office:value-type="string">
            <text:p text:style-name="P9">ទ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ធាង​តូច​ដែល​កាន់​ផ្លែ​មក​ជាប់​នឹង​មែក ឬ​ជាប់​ផ្ទាល់​នឹង​ដើម : បេះ​ផ្លែ​ជាប់​ទាំង​ទង ។ អ្វី​ៗ​ដែល​មាន​រូប​ដូច​ជា​វល្លិ​ក៏​ហៅ ទង ដែរ : ទង​ត្រឡាច, ទង​ល្ពៅ, ទង​ដំឡូង, ទង​ម្លូ ។ល។ <text:s/>ព. ប្រ. ទំនង, លំអាន, ហេតុ​ការណ៍; ច្រើន​និយាយ​ថា <text:s/>ដើម​ទង, ទាក់ទ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ង​ត្រឡាច ទង​ល្ពៅ</text:p>
            <text:p text:style-name="P5">ទង​ដំឡូង</text:p>
            <text:p text:style-name="P5">ទង​ម្លូ <text:s/></text:p>
            <text:p text:style-name="P5">ដើម​ទង</text:p>
            <text:p text:style-name="P5">ទាក់ទង</text:p>
          </table:table-cell>
        </table:table-row>
        <table:table-row>
          <table:table-cell table:style-name="តារាង1.A2" office:value-type="string">
            <text:p text:style-name="P1">៤៨៧៥</text:p>
          </table:table-cell>
          <table:table-cell table:style-name="តារាង1.A2" office:value-type="string">
            <text:p text:style-name="P9">ទង​កន្ត្រៃ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សត្វ​បក្សី​មួយ​ប្រភេទ សម្បុរ​ខ្មៅ​រូប​រាង​ដូច​សត្វ​រន្ទេប កន្ទុយ​ក៏​ឆែក​ដូច​គ្នា ប៉ុន្តែ​មាន​ព្រុយ​តែ​មួយ ។ ប៉ែក​តំណ​បណ្ដុះ​ត្រង់​ក្បាល​កន្សៃ​ទូក-ង ឬ​ទូក​មួង ។ ឈ្មោះ​នំ​បង់​ខ្លាញ់​មួយ​ប្រភេទ ធ្វើ​ដោយ​ម្សៅ​ខ្សាយ​សាប​ក៏​មាន ផ្អែម​ក៏​មាន : នំ​ទង​កន្ត្រៃ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នំ​ទង​កន្ត្រៃ </text:p>
          </table:table-cell>
        </table:table-row>
        <table:table-row>
          <table:table-cell table:style-name="តារាង1.A2" office:value-type="string">
            <text:p text:style-name="P1">៤៨៧៦</text:p>
          </table:table-cell>
          <table:table-cell table:style-name="តារាង1.A2" office:value-type="string">
            <text:p text:style-name="P9">ទង​គន្ល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លំអាន, ហេតុ, ទំនង; ដំណើរ​ទំនង : សម្ដី​មាន​ទង​គន្លង, មាន​ទង​គន្លង​ល្មម​ប្រាស្រ័យ​គ្នា​បាន, រឿង​នេះ​មាន​ទង​គន្លង​យ៉ាង​ណា ?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៧៧</text:p>
          </table:table-cell>
          <table:table-cell table:style-name="តារាង1.A2" office:value-type="string">
            <text:p text:style-name="P9">ទង​ត្រសក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សរសៃ​ដែល​មាន​សណ្ឋាន​ជា​ទង​ៗ​នៅ​ក្នុង​ស្រោម​អណ្ឌៈ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៧៨</text:p>
          </table:table-cell>
          <table:table-cell table:style-name="តារាង1.A2" office:value-type="string">
            <text:p text:style-name="P9">ទងត្រ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6">សំបុត្រ​របស់​សេនាបតី ឬ មេ​ទ័ព ឬ​ក៏​ព្រះ​រាជ​អាជ្ញា​ហ្លួង ដែល​មាន​បោះ​ត្រា (ប្រើ​តែ​ពី​ក្នុង​សម័យ​បុរាណ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៧៩</text:p>
          </table:table-cell>
          <table:table-cell table:style-name="តារាង1.A2" office:value-type="string">
            <text:p text:style-name="P9">ទង​ត្រៅ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ពស់​មួយ​ប្រភេទ មាន​ដង​ខ្លួន​រៀវ​ស្រដៀង​នឹង​ទង​ត្រៅ​សម្បុរ​បៃតង​ចាស់​សន្ដាន​ពស់​តុកកែ : ពស់​ទង​ត្រៅ ។ <text:s/>អ្នក​ស្រុក​ខ្លះ​ហៅ ពស់​ធាង​ត្រ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ពស់​ទង​ត្រៅ </text:p>
          </table:table-cell>
        </table:table-row>
        <table:table-row>
          <table:table-cell table:style-name="តារាង1.A2" office:value-type="string">
            <text:p text:style-name="P1">៤៨៨០</text:p>
          </table:table-cell>
          <table:table-cell table:style-name="តារាង1.A2" office:value-type="string">
            <text:p text:style-name="P9">ទង​បង្ហួ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7">(ម. ព. ដងបង្ហួរ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៨១</text:p>
          </table:table-cell>
          <table:table-cell table:style-name="តារាង1.A2" office:value-type="string">
            <text:p text:style-name="P9">ទង​វែ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ទ្រទេសទ្រទន់, ល្វាសល្វន់, ល្វតល្វៃ​សមរម្យ (ប្រើ​តែ​ក្នុង​កាព្យ) : ឱមាស​មិត្រ​ទងវង ម្ដេច​មក​រង​ទុក្ខ​ខ្លាំង​ក្រៃ ព្រោះ​ហេតុ​កម្ម​ស្រី​ថ្លៃ ហុច​ផ្តល់​ឲ្យ​នាង​ទេ​ដឹ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៨២</text:p>
          </table:table-cell>
          <table:table-cell table:style-name="តារាង1.A2" office:value-type="string">
            <text:p text:style-name="P9">ទង់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ទាញ​ទាំង​ពីរ​ខាង​ទៅ​វិញ​ទៅ​មក, ទាញ​ទៅ​ទាញ​មក; ច្រើន​និយាយ​ថា ទង់ទាញ ឬ ទាញ​ទង់ <text:s/>គឺ​ទាញ​គ្នា​ទៅ​វិញ​ទៅ​មក, ប្រអូស​ប្រទាញ​គ្នា ។ ព. ប្រ. ដឹក​នាំ​ចិត្ត​គំនិត​អ្នក​ដទៃ​ឲ្យ​ប្រព្រឹត្ត​តាម : ខ្ញុំ​ខំ​ទង់​ទាញ​វា​ណាស់​ដែរ​ប៉ុន្តែ​គេ​មិន​តា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ង់ទាញ <text:s/>ទាញទង់ </text:p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ផ្ទាំង​សំពត់​ឬ​ចម្រៀក​សំពត់ ដែល​ដេរ​ឲ្យ​មាន​សណ្ឋាន​និង​ព័ណ៌​ឬ​រូប​ផ្សេង​ៗ សម្រាប់​ប្រើ​ជា​កិត្តិយស​ក្នុង​ប្រទេស​មួយ​ៗ; ឬ​ក៏​ប្រើ​ជា​គ្រឿង​សម្គាល់​តាម​សណ្ដាប់​សាសនា​នីមួយ​ៗ; ប្រើ​ជា​គ្រឿង​បូជា​ក៏​មាន; សូម្បី​ធ្វើ​ដោយ​ក្រដាស​ក៏​ហៅ ទង់ ដែ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៨៣</text:p>
          </table:table-cell>
          <table:table-cell table:style-name="តារាង1.A2" office:value-type="string">
            <text:p text:style-name="P9">ទង់​ជ័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ទង់​ជា​គ្រឿង​សម្គាល់​ក្នុង​សង្គ្រាម​ប្រសិទ្ធី​ថា​ជា​ប្រធាន​នៃ​ជ័យ​ជម្នះ ។ ឈ្មោះ​ថ្ងៃ​មួយ​ដែល​ហោរ​កំណត់​ថា ជា​ថ្ងៃ​មាន​ជ័យ​ក្នុង​រវាង ១ ឆ្នាំ នោះ : ក្នុង​ឆ្នាំ​នេះ​ថ្ងៃ​សុក្រ​ជា​អធិបតី​ទង់ជ័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៨៤</text:p>
          </table:table-cell>
          <table:table-cell table:style-name="តារាង1.A2" office:value-type="string">
            <text:p text:style-name="P9">ទង្គត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ម. ព. ដង្គត់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៨៥</text:p>
          </table:table-cell>
          <table:table-cell table:style-name="តារាង1.A2" office:value-type="string">
            <text:p text:style-name="P9">អង្គិច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ជល់​ពេញ​ទំហឹង​ដោយ​ជ្រុល, ដោយ​ជ្រលួស ឬ​ដោយ​មាន​បំណង ។ ទង្គិចទង្គើ <text:s/>ទង្គិច​ខ្លាំង​ដល់​រង្គើ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ង្គិចទង្គើ </text:p>
          </table:table-cell>
        </table:table-row>
        <table:table-row>
          <table:table-cell table:style-name="តារាង1.A2" office:value-type="string">
            <text:p text:style-name="P1">៤៨៨៦</text:p>
          </table:table-cell>
          <table:table-cell table:style-name="តារាង1.A2" office:value-type="string">
            <text:p text:style-name="P9">ទង្គឹះ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ផ្អូក​នឹក​មមៃ​ដោយ​អាការ​តានតឹង​ចិត្ត : យំ​សោក​ទង្គឹះ​ខ្សឹកខ្សួល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៨៧</text:p>
          </table:table-cell>
          <table:table-cell table:style-name="តារាង1.A2" office:value-type="string">
            <text:p text:style-name="P9">ទង្គុ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ជល់​ដោយ​ឆ្វេស : ត្រូវ​ប្រយ័ត្ន​កុំ​ឲ្យ​ប៉ះ​ទង្គុក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៨៨</text:p>
          </table:table-cell>
          <table:table-cell table:style-name="តារាង1.A2" office:value-type="string">
            <text:p text:style-name="P9">ទង្គើ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.</text:p>
          </table:table-cell>
          <table:table-cell table:style-name="តារាង1.D2" office:value-type="string">
            <text:p text:style-name="P5">ពាក្យ​បរិវារ​សម្រាប់​និយាយ​ផ្សំ​នឹង​ពាក្យ​ទង្គិច : ទង្គិចទង្គើ (ម. ព. ទង្គិច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ង្គិចទង្គើ </text:p>
          </table:table-cell>
        </table:table-row>
        <table:table-row>
          <table:table-cell table:style-name="តារាង1.A2" office:value-type="string">
            <text:p text:style-name="P1">៤៨៨៩</text:p>
          </table:table-cell>
          <table:table-cell table:style-name="តារាង1.A2" office:value-type="string">
            <text:p text:style-name="P9">ទង្គោ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(ម. ព. ដង្គោល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៩០</text:p>
          </table:table-cell>
          <table:table-cell table:style-name="តារាង1.A2" office:value-type="string">
            <text:p text:style-name="P9">ទង្គុំ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 ឬ គុ.</text:p>
          </table:table-cell>
          <table:table-cell table:style-name="តារាង1.D2" office:value-type="string">
            <text:p text:style-name="P5">(ម. ព. ដង្គុំ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៩១</text:p>
          </table:table-cell>
          <table:table-cell table:style-name="តារាង1.A2" office:value-type="string">
            <text:p text:style-name="P9">ទង្គះ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ដែល​ធំ​គាង​នា​ទៅ​ខាង : ស្មា​ទង្គះ, គោ​ក្បាល​ទង្គះ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<text:s text:c="2"/></text:p>
          </table:table-cell>
        </table:table-row>
        <table:table-row>
          <table:table-cell table:style-name="តារាង1.A2" office:value-type="string">
            <text:p text:style-name="P1">៤៨៩២</text:p>
          </table:table-cell>
          <table:table-cell table:style-name="តារាង1.A2" office:value-type="string">
            <text:p text:style-name="P9">ទង់ដែ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<text:span text:style-name="T1">ទ្ចង​េដេង</text:span><text:span text:style-name="T6"> អ. ថ. </text:span>ថងដែង, តាម​សព្ទ​នេះ​ថា “មាស​ក្រហម”) លោហ​ជាតិ​មួយ​ប្រភេទ​មាន​សាច់​រឹង សម្បុរ​ក្រហម បើ​ខាត់​នឹង​ថ្នាំ​ខាត់​ឡើង​សម្បុរ​ស្រដៀង​នឹង​ទង់ហ៊្វា លុះ​ទុក​យូរ​បន្តិច​ទៅ ក៏​ប្រែ​ជា​មាន​សម្បុរ​ស្រអាប់ : កាំបិត​ទង់ដែង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៩៣</text:p>
          </table:table-cell>
          <table:table-cell table:style-name="តារាង1.A2" office:value-type="string">
            <text:p text:style-name="P9">ទង់ទាញ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(ម. ព. ទង់ <text:s/>១ កិ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៩៤</text:p>
          </table:table-cell>
          <table:table-cell table:style-name="តារាង1.A2" office:value-type="string">
            <text:p text:style-name="P9">ទង់ហ៊្វ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វា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លោហ​ជាតិ​មួយ​ប្រភេទ ធ្វើ​ពី​ទង់ដែង​និង​មាស​និង​ប្រាក់​លាយ​គ្នា មាន​សាច់​រឹង​ស្រដៀង​នឹង​ស្ពាន់​សម្បុរ​ក្រហម​ភ្លឺ សម្រាប់​ធ្វើ​គ្រឿង​អលង្ការ​ផ្សេង​ៗ មាន​ឡេវ​អាវ​ជាដើម ឬ​ធ្វើ​គ្រឿង​ប្រើ​ប្រាស់​ផ្សេង​ៗ មាន​ប្រអប់​ជាដើម : ប្រអប់​ទង់ហ៊្វា, ឡេវ​ទង់ហ៊្វ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៩៥</text:p>
          </table:table-cell>
          <table:table-cell table:style-name="តារាង1.A2" office:value-type="string">
            <text:p text:style-name="P9">ទច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ឈប់​ង៉ក់ គឺ​កំពុង​ដើរ​ឬ​កំពុង​រត់​ហើយ​លោ​ឈប់​ង៉ក់​នឹង​ថ្កល់ : ខ្ញុំ​កំពុង​ដើរ ស្រាប់​តែ​ឮ​សូរ​ប្រោក ខ្ញុំ​ក៏​ទច់​ង៉ក់...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៩៦</text:p>
          </table:table-cell>
          <table:table-cell table:style-name="តារាង1.A2" office:value-type="string">
            <text:p text:style-name="P9">ទញ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ទាល់, ទើរ, កល់, កើល : ទឹក​ទញ់, គំនិត​ទញ់; និយាយ​ថា ទញ់​ចិត្ត ទញ់​គំនិត ក៏​ប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៩៧</text:p>
          </table:table-cell>
          <table:table-cell table:style-name="តារាង1.A2" office:value-type="string">
            <text:p text:style-name="P9">ទណ្ឌ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័ន ឬ ទ័នឌៈ</text:p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ណ្ឌ) ដំបង, ឈើ​ច្រត់; កំណាត់​ឈើ; អាជ្ញា; ការ​ពិន័យ; ទោស, កំហុស ។ (រ. ស.) : ព្រះ​ទណ្ឌៈ <text:s text:c="2"/>(ដំបង​ក្សត្រ) ។ ទោសទណ្ឌ <text:s/>ទោស​ជា​អាជ្ញា ។</text:p>
          </table:table-cell>
          <table:table-cell table:style-name="តារាង1.D2" office:value-type="string">
            <text:p text:style-name="P4">ទណ្ឌៈ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៨៩៨</text:p>
          </table:table-cell>
          <table:table-cell table:style-name="តារាង1.A2" office:value-type="string">
            <text:p text:style-name="P9">ទណ្ឌកម្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័នឌៈ ក័ម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ការ​ធ្វើ​ទោស​ផ្ចាល​តាម​ដំណើរ​ធ្វើ​ខុស​នឹង​វិន័យ​បញ្ញត្តិ : ដាក់​ទណ្ឌកម្ម, ទទួល​ទណ្ឌកម្ម (ម. ព. នាសនង្គ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<text:s/></text:p>
          </table:table-cell>
        </table:table-row>
        <table:table-row>
          <table:table-cell table:style-name="តារាង1.A2" office:value-type="string">
            <text:p text:style-name="P1">៤៨៩៩</text:p>
          </table:table-cell>
          <table:table-cell table:style-name="តារាង1.A2" office:value-type="string">
            <text:p text:style-name="P9">ទណ្ឌកម្ម​នាសន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័ន-ឌៈ-ក័ម-ម៉ៈ នាសៈន៉ា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មើល​ក្នុង​ពាក្យ នាសនង្គ <text:s/>(ព. វិ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០០</text:p>
          </table:table-cell>
          <table:table-cell table:style-name="តារាង1.A2" office:value-type="string">
            <text:p text:style-name="P9">ទណ្ឌឃាដ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័នឌៈ-ឃាត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ការ​ពិឃាត​ដោយ​អាជ្ញា, ដោយ​ដំបង, កំណាត់​ឈើ ជា​គ្រឿង​ពិឃាត ។ ខ្មែរ​យើង​ប្រើ​ពាក្យ​នេះ​ជា​ឈ្មោះ​វណ្ណយុត្ត​ម្យ៉ាង​មាន​សណ្ឋាន​លំនាំ​កន្ទុយ​កំប្រុក <text:span text:style-name="T1">(៍)</text:span> សម្រាប់​ដាក់​ឃាត់​អក្សរ​មិន​ឲ្យ​មាន​សំឡេង​ដូច​ជា ប្រយោជន៍, យោជន៍, ខ្លឹម​ច័ន្ទន៍ ជាដើម; វណ្ណយុត្ត នេះ​បើ​ហៅ​ថា បដិសេធ <text:s/>ក៏​បាន ចំពោះ​ភាសា​សំស្រ្កឹត​ដែល​សរសេរ​ជា​អក្សរ​ទេវនាគរី, ទណ្ឌឃាត​នេះ ហៅ​ថា វិរាម <text:s text:c="3"/>មាន​រូប​ដូច្នេះ <text:span text:style-name="T1">(^)</text:span><text:span text:style-name="T6"> </text:span>សម្រាប់​ប្រើ​ដាក់​ពី​ក្រោម​តួ​អក្សរ​ក្រោយ​បង្អស់ ដែល​ទុក​គ្រាន់​តែ​ជា​តួ​ប្រកប​ប៉ុណ្ណោះ​មិន​ឲ្យ​ចេញ​សំឡេង ដូច​ជា​ពាក្យ​ថា <text:span text:style-name="T1">កម៌ន, តបស, តេជស, អាត្មន,</text:span> ជាដើម ។ ប៉ុន្តែ​ចំពោះ​ភាសា​សំស្ក្រឹត​ដែល​សរសេរ​ជា​អក្សរ​ខ្មែរ, យើង​សន្មត​សញ្ញា​ទណ្ឌឃាត​នេះ​ដូច្នេះ​វិញ <text:s/><text:span text:style-name="T1">(៑)</text:span> សម្រាប់​ដាក់​ពី​លើ​តួ​អក្សរ​ក្រោយ​បង្អស់​នោះ​ៗ ដែល​គ្រាន់​តែ​ជា​តួ​ប្រកប​មិន​ឲ្យ​ចេញ​សំឡេង​ដូច​គ្នា​ដែរ​ដូច​ជា កម៌ន៑, តបស៑, តេជស៑, អាត្មន៑ <text:s/>(អ. ថ. ករ័ន្ម, តៈប៉័ស, តេជ័ស, អាត្ម័ន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០១</text:p>
          </table:table-cell>
          <table:table-cell table:style-name="តារាង1.A2" office:value-type="string">
            <text:p text:style-name="P9">ទត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មើល, ក្រឡេក​មើល (រ. ស.) : ទ្រង់​ទត​ព្រះ​នេត្រ ។</text:p>
          </table:table-cell>
          <table:table-cell table:style-name="តារាង1.D2" office:value-type="string">
            <text:p text:style-name="P4">ទត​ព្រះ​នេត្រ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០២</text:p>
          </table:table-cell>
          <table:table-cell table:style-name="តារាង1.A2" office:value-type="string">
            <text:p text:style-name="P9">ទទត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មើល​ក្នុង​ពាក្យ ទ្រាំង ២ ន.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០៣</text:p>
          </table:table-cell>
          <table:table-cell table:style-name="តារាង1.A2" office:value-type="string">
            <text:p text:style-name="P9">ទទ័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ឬ កិ. វិ.</text:p>
          </table:table-cell>
          <table:table-cell table:style-name="តារាង1.D2" office:value-type="string">
            <text:p text:style-name="P5">ញ័រ​ខ្លាំង, កន្ត្រាក់​ទទាក់​ខ្លាំង : ដើរ​ហាល​ភ្លៀង​រងា​ញាក់​ទទ័រ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០៤</text:p>
          </table:table-cell>
          <table:table-cell table:style-name="តារាង1.A2" office:value-type="string">
            <text:p text:style-name="P9">ទទ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បក្សី​មួយ​ប្រភេទ សម្បុរ​ពព្រុស​ផ្អុច​ៗ, ឈ្មោល​រងាវ​ឮ​រំព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០៥</text:p>
          </table:table-cell>
          <table:table-cell table:style-name="តារាង1.A2" office:value-type="string">
            <text:p text:style-name="P9">ទទាក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អង្រួន​រលាក់ : ទទាក់​ម្សៅ, ទទាក់​កន្ទក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០៦</text:p>
          </table:table-cell>
          <table:table-cell table:style-name="តារាង1.A2" office:value-type="string">
            <text:p text:style-name="P9">ទទាក់ទទា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ឬ កិ. វិ.</text:p>
          </table:table-cell>
          <table:table-cell table:style-name="តារាង1.D2" office:value-type="string">
            <text:p text:style-name="P5">ទាក់​ៗ ទើស​ៗ វីមវាម​ញឹក​ញយ : គិតគូរ​ទូទាត់​គ្នា​ឲ្យ​ជ្រះ​ស្រឡះ ទៅ កុំ​ឲ្យ​ទទាក់ទទាម​ត​ទៅ​ទៀត <text:s/>។ ប្រើ​ជា គុ. <text:s/>ក៏​មាន : ដំណើរ​ទទាក់ទទា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០៧</text:p>
          </table:table-cell>
          <table:table-cell table:style-name="តារាង1.A2" office:value-type="string">
            <text:p text:style-name="P9">ទទា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ដែល​ផ្ទុយ​ពី​ចោត, ដែល​មិន​សូវ​ច្រាក : ដំបូល​ផ្ទះ​នេះ​ទទារ​ណាស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០៨</text:p>
          </table:table-cell>
          <table:table-cell table:style-name="តារាង1.A2" office:value-type="string">
            <text:p text:style-name="P9">ទទាស់ទទែ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ដែល​នាំ​ឲ្យ​ទាស់​ទើស​ទែង; ដែល​នាំ​ឲ្យ​ឈ្លោះ​ប្រកែក​គ្នា : ដំណើរ​នេះ នាំ​ឲ្យ​ទទាស់​ទទែង​ខ្លាំង​ណាស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០៩</text:p>
          </table:table-cell>
          <table:table-cell table:style-name="តារាង1.A2" office:value-type="string">
            <text:p text:style-name="P9">ទទីទទ័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ឬ កិ. វិ.</text:p>
          </table:table-cell>
          <table:table-cell table:style-name="តារាង1.D2" office:value-type="string">
            <text:p text:style-name="P5">ទទ័រ​ខ្លាំង, ទទ័រ​រឿយ​ៗ : ជីតា​ខ្ញុំ​ខំ​ប្រឹង​ដើរ​មក​ទាំង​ទទីទទ័រ ។ <text:s/>ម. ព. ទទ័រ ទៀត​ផ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១០</text:p>
          </table:table-cell>
          <table:table-cell table:style-name="តារាង1.A2" office:value-type="string">
            <text:p text:style-name="P9">ទទីងទទា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ឬ កិ. វិ.</text:p>
          </table:table-cell>
          <table:table-cell table:style-name="តារាង1.D2" office:value-type="string">
            <text:p text:style-name="P5">កេងកាង, ងីកងាក, តតេងតតាង : ចៀស​ចេញ​ឲ្យ​ឆ្ងាយ​ទៅ កុំ​មក​ទទីងទទាង​ជិត​គេ !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១១</text:p>
          </table:table-cell>
          <table:table-cell table:style-name="តារាង1.A2" office:value-type="string">
            <text:p text:style-name="P9">ទទីមទទា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ឬ កិ. វិ.</text:p>
          </table:table-cell>
          <table:table-cell table:style-name="តារាង1.D2" office:value-type="string">
            <text:p text:style-name="P5">វីមវាម​ដោយ​ទញ់ទាល់​រក​ច្រក​ឬ​រក​ដំណើរ​មិន​ឃើញ : វា​រវល់​តែ​នៅ​ទទីមទទាម ខ្ញុំ​រត់​ចោល​បាត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វា​រវល់</text:p>
          </table:table-cell>
        </table:table-row>
        <table:table-row>
          <table:table-cell table:style-name="តារាង1.A2" office:value-type="string">
            <text:p text:style-name="P1">៤៩១២</text:p>
          </table:table-cell>
          <table:table-cell table:style-name="តារាង1.A2" office:value-type="string">
            <text:p text:style-name="P9">ទទីមទទើ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ទើម​ចុះ ទើម​ឡើង ច្រើន​ដង : ដើរ​ទទីមទទើម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១៣</text:p>
          </table:table-cell>
          <table:table-cell table:style-name="តារាង1.A2" office:value-type="string">
            <text:p text:style-name="P9">ទទីសទទាស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ឬ កិ. វិ.</text:p>
          </table:table-cell>
          <table:table-cell table:style-name="តារាង1.D2" office:value-type="string">
            <text:p text:style-name="P5">ទាស​ទៅ​ទាស​មក​ច្រើន​ដង, ងីសងាស​ខុស​ផ្លូវ​ខុស​គន្លង : មាណព​ម្នាក់​នោះ​ស្រវឹង​ស្រា ដើរ​ទទីសទទាស​ពេញ​តែ​ផ្លូវ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១៤</text:p>
          </table:table-cell>
          <table:table-cell table:style-name="តារាង1.A2" office:value-type="string">
            <text:p text:style-name="P9">ទទឹ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ត្រូវ​ទឹក : ទទឹក​ភ្លៀង, ទទឹក​ជោក ។ គុ. ដែល​ត្រូវ​ទឹក, ដិត​ទឹក, ដាប​ជ្រាប​ជោក​ដោយ​ទឹក : សំពត់​ទទឹក, អាវ​ទទឹ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១៥</text:p>
          </table:table-cell>
          <table:table-cell table:style-name="តារាង1.A2" office:value-type="string">
            <text:p text:style-name="P9">ទទឹង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ប្រវែង​ខាង​ខ្លី, ខាង​ទំហំ : ផ្ទះ​នេះ​មាន​ទទឹង ៨ ម៉ែត្រ បណ្ដោយ ១៦ ម៉ែត្រ ។ <text:s/>ព. ផ្ទ. បណ្ដោ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យល់​ទាស់, ជំទាស់, មិន​បណ្ដោយ​តាម, រារាំង​ពី​មុខ : ទទឹង​ឱវាទ, ទទឹង​ពាក្យ​ចាស់ ។ <text:s/>ព. សុ. បុ. កុំ​រា​មុខ​ដឹង កុំ​ទទឹង​មុខ​សឹក ។ <text:s/>កិ. វិ. ដែល​ទើស​ច្រងាង​រាំង​ពី​មុខ : ឈើ​ធំ​រលំ​ទទឹង​ផ្លូវ, ដេក​ទទឹង​ផ្លូវ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១៦</text:p>
          </table:table-cell>
          <table:table-cell table:style-name="តារាង1.A2" office:value-type="string">
            <text:p text:style-name="P9">ទទឹង​គា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ដែល​ទទឹង​ចំ​គាង​នាំ​ឲ្យ​ទើស : ម្ដេច​ក៏​មក​ដេក​ទទឹង​ផ្លូវ​គាង​ត្រង់​មាត់​ទ្វារ​ដូច្នេះ ?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១៧</text:p>
          </table:table-cell>
          <table:table-cell table:style-name="តារាង1.A2" office:value-type="string">
            <text:p text:style-name="P9">ទទឹង​ថ្ងៃ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 ឬ គុ.</text:p>
          </table:table-cell>
          <table:table-cell table:style-name="តារាង1.D2" office:value-type="string">
            <text:p text:style-name="P5">ដែល​មាន​បណ្ដោយ​ពី​ខាង​ត្បូង​ទៅ​ខាង​ជើង : រោង​ទទឹង​ថ្ងៃ ។ ន. ឈ្មោះ​ខែត្រ​មួយ​ក្នុង​កម្ពុជ​រដ្ឋ (ពី​ដើម) ឥឡូវ​រួម​បញ្ចូល​ក្នុង​ខែត្រ​ព្រៃវែ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១៨</text:p>
          </table:table-cell>
          <table:table-cell table:style-name="តារាង1.A2" office:value-type="string">
            <text:p text:style-name="P9">ទទឹងទទែ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ដែល​ទទឹង​នាំ​ឲ្យ​ទើសទែង : កុំ​ដើរ​កាត់​ផ្លូវ​ទទឹងទទែង <text:s/>។ ព. ប្រ. ដែល​នាំ​ឲ្យ​ទាស់​ខុស​​ឆ្គង​ផ្ដេសផ្ដាស : កុំ​និយាយ​ទទឹងទទែង​ផ្ដេសផ្ដាស​ដូច្នេះ !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១៩</text:p>
          </table:table-cell>
          <table:table-cell table:style-name="តារាង1.A2" office:value-type="string">
            <text:p text:style-name="P9">ទទឹង​ទិស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ទឹស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 ឬ គុ.</text:p>
          </table:table-cell>
          <table:table-cell table:style-name="តារាង1.D2" office:value-type="string">
            <text:p text:style-name="P5">ដែល​ទទឹង​ភាគ​ទិស ពុំ​ត្រូវ​តាម​គោល​បំណង​ឬ​ដែល​ពុំ​ត្រូវ​តាម​ទម្លាប់ : រៀប​គ្រឿង​តាំង​ទទឹង​ទិស​យ៉ាង​ហ្នឹង ពុំ​ត្រឹម​ត្រូវ​ទេ ត្រូវ​រើ​រៀប​តាំង​ជា​ថ្មី​ទៅ ! (ព. ទ្រ.) ។ ព. ប្រ. ដែល​ទទឹងទទែង​ផ្ទុយ​ពី​ការណ៍​ពិត : វា​និយាយ​ទទឹង​ទិស; សម្ដី​ទទឹង​ទិស (ព. ទ្រ.)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២០</text:p>
          </table:table-cell>
          <table:table-cell table:style-name="តារាង1.A2" office:value-type="string">
            <text:p text:style-name="P9">ទទឹ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ាឌិម, ឌាឌិម <text:s/>ឬ ឌាលិម) ឈ្មោះ​ឈើ​តូច​មួយ​ប្រភេទ ជា​ដំណាំ​ស្រុក គ្រាប់​ក្នុង​ផ្លែ​សម្បុរ​ក្រហម​ព្រឿង ប្រើ​ជា​ចំណី​ស្រស់ ។ ឈ្មោះ​ត្បូង​ព័ណ៌​ក្រហម​ប្រហែល​នឹង​គ្រាប់​ទទឹម : ត្បូង​ទទឹម <text:s/>(ម. ព. បទ្មរាគ និង បទុមរាគ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ត្បូង​ទទឹម </text:p>
          </table:table-cell>
        </table:table-row>
        <table:table-row>
          <table:table-cell table:style-name="តារាង1.A2" office:value-type="string">
            <text:p text:style-name="P1">៤៩២១</text:p>
          </table:table-cell>
          <table:table-cell table:style-name="តារាង1.A2" office:value-type="string">
            <text:p text:style-name="P9">ទទូច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ត្រូវ​ការ​មិន​លែង, ធ្វើ​​ថែម​ដដែល​ៗ មិន​លែង, សំដែង​អាការ​ច្រំដែល : ខ្ញុំ​បាន​ឃាត់​ថា​កុំ​ឲ្យ​ទៅ វា​ចេះ​តែ​ទទូច​សុំ​ទ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២២</text:p>
          </table:table-cell>
          <table:table-cell table:style-name="តារាង1.A2" office:value-type="string">
            <text:p text:style-name="P9">ទទូ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ឬ កិ. វិ.</text:p>
          </table:table-cell>
          <table:table-cell table:style-name="តារាង1.D2" office:value-type="string">
            <text:p text:style-name="P5">គ្រប​ក្បាល​ដោយ​សំពត់ : ថ្ងៃ​ក្ដៅ​ណាស់ អ្នក​យក​ឆត្រ​ខ្ញុំ​បាំង​ទៅ, ខ្ញុំ​ទទូរ​សំពត់​ក៏​បាន; ដេក​ទទូ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២៣</text:p>
          </table:table-cell>
          <table:table-cell table:style-name="តារាង1.A2" office:value-type="string">
            <text:p text:style-name="P9">ទទួ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ព្រម​តាម, ព្រម​យក, ព្រម​ស្គាល់, ព្រមព្រៀង​រាក់ទាក់ : គេ​ព្រម​ទទួល​ពាក្យ​នោះ​ហើយ, ទទួល​ភ្ញៀវ; <text:s/>លូក​ដៃ​ទៅ​ទ្រ ទៅ​យក​របស់​អ្វី​ៗ​ដែល​គេ​ហុច​មក : បាន​ទទួល​ប្រាក់​ពី​គេ ៥០ រៀល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២៤</text:p>
          </table:table-cell>
          <table:table-cell table:style-name="តារាង1.A2" office:value-type="string">
            <text:p text:style-name="P9">ទទួល​ទាន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បរិភោគ (ពាក្យ​គោរព, ពាក្យ​គួរ​សម​សម្រាប់​អ្នក​តូច​និយាយ​ទៅ​រក​អ្នក​ធំ ឬ​អ្នក​ស្មើ​គ្នា​ទៅ​វិញ​ទៅ​មក​ក៏​ប្រើ​បាន) : អញ្ជើញ​ពីសា​ចុះ ខ្ញុំ​ទទួល​ទាន​រួច​ហើយ ។ ដំណើរ​រក​ស៊ី​ចិញ្ចឹម​ជីវិត ក៏​ហៅ​ថា រក​ទទួល​ទាន <text:s/>បាន​ដែរ <text:s/>(ដោយ​ប្រើ​សម្ដី​គួរ​សម) : ខ្ញុំ​បាទ​ក្នុង​ឆ្នាំ​នេះ​រក​ទទួល​ទាន​ហាក់​ដូច​ជា​កាក់​កប​ជាង​ឆ្នាំ​ទៅ ។ <text:s/>បើ​ថ្លែង​ពី​ដំណើរ​បរិភោគ ឬ​រក​ស៊ី​របស់​ខ្លួន​ទូល​ក្សត្រ​ត្រូវ​ថា ទទួល​ព្រះ​រាជ​ទាន, រក​ទទួល​ព្រះ​រាជ​ទាន (ម. ព. រាជ​ទាន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២៥</text:p>
          </table:table-cell>
          <table:table-cell table:style-name="តារាង1.A2" office:value-type="string">
            <text:p text:style-name="P9">ទទើ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ទើម​ៗ​ច្រើន​ដង, ទើម​ចុះ​ទើម​ឡើង : ខំ​ដើរ​ទទើម​ទាំង​ពាក់​កណ្ដាល​យប់ <text:s/>។ ម. ព. ពពើម ទៀត​ផ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២៦</text:p>
          </table:table-cell>
          <table:table-cell table:style-name="តារាង1.A2" office:value-type="string">
            <text:p text:style-name="P9">ទទើសទទែ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ដែល​នាំ​ឲ្យ​ទើស​នាយ​ទើស​អាយ, ដែល​ច្រងេងច្រងាង​នាំ​ឲ្យ​ទើស​ទែង : ចូរ​កាប់​មែក​ស្វាយ ១ មែក ដែល​ទោរ​មក​រក​ថ្នល់​នេះ​ចោល​ចេញ​ទៅ កុំ​ទុក​នាំ​ឲ្យ​ទទើសទទែង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២៧</text:p>
          </table:table-cell>
          <table:table-cell table:style-name="តារាង1.A2" office:value-type="string">
            <text:p text:style-name="P9">ទទេ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 ឬ កិ. វិ.</text:p>
          </table:table-cell>
          <table:table-cell table:style-name="តារាង1.D2" office:value-type="string">
            <text:p text:style-name="P5">គ្មាន​សោះ, ធេង, សូន្យ; ឥត​យក​ថ្លៃ, ឥត​សំបុត្រ​ស្នាម : ដៃ​ទទេ, ទៅ​ទទេ, យក​ទទេ, ឲ្យ​ទទេ, និយាយ​មាត់​ទទេ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២៨</text:p>
          </table:table-cell>
          <table:table-cell table:style-name="តារាង1.A2" office:value-type="string">
            <text:p text:style-name="P9">ទទែ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ទន្ទេង​ដោយ​ផ្អៀង​បញ្ឆៀង​ខ្លួន​អួត : ក្របី​អួត​ទទែ, មាន់​កៀង​ញី​ទទែ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.</text:p>
          </table:table-cell>
          <table:table-cell table:style-name="តារាង1.D2" office:value-type="string">
            <text:p text:style-name="P5">ពាក្យ​ជា​បរិវារ​សម្រាប់​និយាយ​ផ្សំ​នឹង​ពាក្យ​ទទូច : ទទូចទទែ <text:s/>គឺ​ទទូច​ចែប៉ប្រែ​មិន​លែ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ទូចទទែ</text:p>
          </table:table-cell>
        </table:table-row>
        <table:table-row>
          <table:table-cell table:style-name="តារាង1.A2" office:value-type="string">
            <text:p text:style-name="P1">៤៩២៩</text:p>
          </table:table-cell>
          <table:table-cell table:style-name="តារាង1.A2" office:value-type="string">
            <text:p text:style-name="P9">ទទោ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ឬ កិ. វិ.</text:p>
          </table:table-cell>
          <table:table-cell table:style-name="តារាង1.D2" office:value-type="string">
            <text:p text:style-name="P5">សំយុង​ជើង​អង្រង់ : អង្គុយ​ទទោក​ជើ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៣០</text:p>
          </table:table-cell>
          <table:table-cell table:style-name="តារាង1.A2" office:value-type="string">
            <text:p text:style-name="P9">ទទះ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រលាស់​ស្លាប, វាយ​ស្លាប​ទន្ថើន ដូច​គេ​ទះ​ដដែល​ៗ : មាន់​ទទះ​ស្លាប​រងាវ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៣១</text:p>
          </table:table-cell>
          <table:table-cell table:style-name="តារាង1.A2" office:value-type="string">
            <text:p text:style-name="P9">ទទ្រត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ដែល​មាន​ដំណើរ​ទ្រត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៣២</text:p>
          </table:table-cell>
          <table:table-cell table:style-name="តារាង1.A2" office:value-type="string">
            <text:p text:style-name="P9">ទទ្រប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ឬ កិ. វិ.</text:p>
          </table:table-cell>
          <table:table-cell table:style-name="តារាង1.D2" office:value-type="string">
            <text:p text:style-name="P5">ទ្រប​ៗ​ចូល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៣៣</text:p>
          </table:table-cell>
          <table:table-cell table:style-name="តារាង1.A2" office:value-type="string">
            <text:p text:style-name="P9">ទទ្រ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ទ្រម​ៗ, ទាំង​ទ្រ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៣៤</text:p>
          </table:table-cell>
          <table:table-cell table:style-name="តារាង1.A2" office:value-type="string">
            <text:p text:style-name="P9">ទទ្រាក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ដែល​ញ័រញាក់​ដូច​គេ​ទទាក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៣៥</text:p>
          </table:table-cell>
          <table:table-cell table:style-name="តារាង1.A2" office:value-type="string">
            <text:p text:style-name="P9">ទទ្រីបទទ្រប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ទ្រប​ៗ ញើប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៣៦</text:p>
          </table:table-cell>
          <table:table-cell table:style-name="តារាង1.A2" office:value-type="string">
            <text:p text:style-name="P9">ទទ្រីបទទ្រាប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ទ្រីបទ្រាប​ខ្លាំង : ដើរ​ទទ្រីបទទ្រាប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៣៧</text:p>
          </table:table-cell>
          <table:table-cell table:style-name="តារាង1.A2" office:value-type="string">
            <text:p text:style-name="P9">ទទ្រីមទទ្រ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ទ្រីមទ្រម​ខ្លាំង : គាត់​ឈឺ​ទទ្រីមទទ្រម​ម៉្លឹង​ហើយ​នៅ​តែ​ខំ​ត្រដរ​មក​ ព្រោះ​គាត់​ខ្លាច​ចិត្ត​យើង (ដូច​គ្នា​នឹង ទទ្រែមទទ្រម ដែរ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៣៨</text:p>
          </table:table-cell>
          <table:table-cell table:style-name="តារាង1.A2" office:value-type="string">
            <text:p text:style-name="P9">ទទ្រឹប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ឬ កិ. វិ.</text:p>
          </table:table-cell>
          <table:table-cell table:style-name="តារាង1.D2" office:value-type="string">
            <text:p text:style-name="P5">ទ្រឹប​ៗ បន្ដិច​ៗ : ខំ​ដើរ​ទទ្រឹប​ៗ ទៅ !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៣៩</text:p>
          </table:table-cell>
          <table:table-cell table:style-name="តារាង1.A2" office:value-type="string">
            <text:p text:style-name="P9">ទទ្រើ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ទ្រើក​ៗ រឿយ​ៗ : ភ័យញ័រ​ទទ្រើក, រងា​ទទ្រើ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៤០</text:p>
          </table:table-cell>
          <table:table-cell table:style-name="តារាង1.A2" office:value-type="string">
            <text:p text:style-name="P9">ទទ្រើត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ដែល​មាន​លំនាំ​ទ្រើត​ៗ បែបទ​ទាក់ : ញាក់​ទទ្រើ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៤១</text:p>
          </table:table-cell>
          <table:table-cell table:style-name="តារាង1.A2" office:value-type="string">
            <text:p text:style-name="P9">ទទ្រេតទទ្រោត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 ឬ កិ. វិ.</text:p>
          </table:table-cell>
          <table:table-cell table:style-name="តារាង1.D2" office:value-type="string">
            <text:p text:style-name="P5">ដែល​ងាក​ទៅ​ខាង​ទ្រេត​ទៅ​មុខ, ទ្រេត​ចុះ​ទ្រេត​ឡើង​រឿយ​ៗ, ស្ទើរ​ដួល​ស្ទើរ​ទេ : ដំណើរ​ទទ្រេតទទ្រោត; ដើរ​ទទ្រេតទទ្រោ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៤២</text:p>
          </table:table-cell>
          <table:table-cell table:style-name="តារាង1.A2" office:value-type="string">
            <text:p text:style-name="P9">ទទ្រែមទទ្រ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ដែល​ទ្រែមទ្រម​ខ្លាំង (ដូច​គ្នា​នឹង ទទ្រីមទទ្រម ដែរ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៤៣</text:p>
          </table:table-cell>
          <table:table-cell table:style-name="តារាង1.A2" office:value-type="string">
            <text:p text:style-name="P9">ទធាក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ឬ កិ. វិ.</text:p>
          </table:table-cell>
          <table:table-cell table:style-name="តារាង1.D2" office:value-type="string">
            <text:p text:style-name="P5">ធាក់​កន្ត្រាក់ ឬ​ធាក់​កន្ត្រាក់​រឿយ​ៗ : ទធាក់​ជើង; ដេក​ទធាក់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៤៤</text:p>
          </table:table-cell>
          <table:table-cell table:style-name="តារាង1.A2" office:value-type="string">
            <text:p text:style-name="P9">ទធិ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ៈធិ</text:p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ទឹក​ដោះ​ជូរ (ម. ព. គោរស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៤៥</text:p>
          </table:table-cell>
          <table:table-cell table:style-name="តារាង1.A2" office:value-type="string">
            <text:p text:style-name="P9">ទន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ទីទៃ​ពី​រឹង គឺ​ដែល​បត់​បែន, ពត់, ច្របាច់​ច្របល់​បាន មិន​បាក់​មិន​បែក : សាច់​ទន់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៤៦</text:p>
          </table:table-cell>
          <table:table-cell table:style-name="តារាង1.A2" office:value-type="string">
            <text:p text:style-name="P9">ទន់ដី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ឈើ​តូច​មួយ​ប្រភេទ ឫស​វា​ប្រើ​ជា​ថ្នាំ​បញ្ចុះ​បាន តែ​បើ​ប្រើ​ខុស​​បែប​ហួស​កម្រិត​នាំ​ឲ្យ​ចុះ​ខ្លាំង​ណាស់ (គេ​ពុំ​សូវ​ហ៊ាន​ប្រើ​ទេ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៤៧</text:p>
          </table:table-cell>
          <table:table-cell table:style-name="តារាង1.A2" office:value-type="string">
            <text:p text:style-name="P9">ទន់ភ្លន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ល្វាសល្វន់, សុភាព : ឫកពា​ទន់ភ្លន់, សម្ដី​ទន់ភ្លន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៤៨</text:p>
          </table:table-cell>
          <table:table-cell table:style-name="តារាង1.A2" office:value-type="string">
            <text:p text:style-name="P9">ទន្ត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>ទ័ន</text:p>
          </table:table-cell>
          <table:table-cell table:style-name="តារាង1.D2" office:value-type="string">
            <text:p text:style-name="P12">សំ. បា. 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ធ្មេញ, ភ្លុក; (រ. ស.) ព្រះ​ទន្ត (ធ្មេញ​ក្សត្រ) ។ ព. កា. ទន្តា <text:s/>(ទ័ន-តា) ធ្មេញ​ទាំងឡា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>ទន់</text:p>
          </table:table-cell>
          <table:table-cell table:style-name="តារាង1.D2" office:value-type="string">
            <text:p text:style-name="P12">ព. បុ.</text:p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ជម្រះ​ធ្មេញ​នៅ​ពេល​លុប​លាង​មុខ​មាត់ : លោក​គ្រូ​តើន​អើយ កំពុង​ទន្ត <text:s/>គឺ​លោក​គ្រូ​កំពុង​លុប​លាង​ព្រះ​ភក្រ្ត​ជម្រះ​ព្រះ​ទន្ត ។ (រ. ស. បុ.) : ស្ដេច​តើន​ចាក​និទ្រា នៅ​វេលា​ព្រហាម​ស្រាង មាន​គ្រប់​គ្រឿង​សម្អាង ស្ដេច​ទ្រង់​ទន្ត​ជម្រះ​ភក្ត្រ (ទ្រង់​ស្រព​ព្រះ​ភក្ត្រ​ជម្រះ​ព្រះ​ទន្តា) ។ ក្នុង​សាស្ត្រា​ល្បែង​មាន​ច្រើន​អន្លើ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៤៩</text:p>
          </table:table-cell>
          <table:table-cell table:style-name="តារាង1.A2" office:value-type="string">
            <text:p text:style-name="P9">ទន្ត​កម្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័ន-តៈ-កាំ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កិច្ច​ការ​ខាង​ធ្មេញ, មុខ​របរ​ខាង​ធ្មេញ; មុខ​របរ​ខាង​ឆ្លាក់​ភ្លុក​រចនា​ធ្វើ​ជា​វត្ថុ​ផ្សេង​ៗ : ទន្តកម្ម ជា​មុខ​ការ​មួយ​មាន​ផល​ប្រយោជន៍​ច្រើន, គួរ​ប្រកប​ទន្តកម្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៥០</text:p>
          </table:table-cell>
          <table:table-cell table:style-name="តារាង1.A2" office:value-type="string">
            <text:p text:style-name="P9">ទន្ត​កា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័ន-តៈកា ឬ -ការី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អ្នក​ប្រកប​ខាង​ទន្តកម្ម គឺ​ជាង​ធ្មេញ ឬ ជាង​ឆ្លាក់​ភ្លុក ។</text:p>
          </table:table-cell>
          <table:table-cell table:style-name="តារាង1.D2" office:value-type="string">
            <text:p text:style-name="P4">ទន្តការី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៥១</text:p>
          </table:table-cell>
          <table:table-cell table:style-name="តារាង1.A2" office:value-type="string">
            <text:p text:style-name="P9">ទន្ត​ជ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័នតៈជៈ</text:p>
          </table:table-cell>
          <table:table-cell table:style-name="តារាង1.D2" office:value-type="string">
            <text:p text:style-name="P12">បា. </text:p>
          </table:table-cell>
          <table:table-cell table:style-name="តារាង1.D2" office:value-type="string">
            <text:p text:style-name="P12">គុ. ឬ ន.</text:p>
          </table:table-cell>
          <table:table-cell table:style-name="តារាង1.D2" office:value-type="string">
            <text:p text:style-name="P5">(ទន្តជ) ដែល​កើត​អំពី​ធ្មេញ ឬ​ដែល​កើត​ត្រង់​ធ្មេញ; ព្យញ្ជនៈ​មាន​ទី​កើត​សំឡេង​ចេញ​ត្រង់​ប្រទល់​ធ្មេញ, បាន​ខាង​ព្យញ្ជនៈ ៧ តួ​គឺ ត ថ ទ ធ ន ល ស <text:s/>។</text:p>
          </table:table-cell>
          <table:table-cell table:style-name="តារាង1.D2" office:value-type="string">
            <text:p text:style-name="P4">ទន្តជៈ 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៥២</text:p>
          </table:table-cell>
          <table:table-cell table:style-name="តារាង1.A2" office:value-type="string">
            <text:p text:style-name="P9">ទន្ត​ធាតុ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័នតៈធាត</text:p>
          </table:table-cell>
          <table:table-cell table:style-name="តារាង1.D2" office:value-type="string">
            <text:p text:style-name="P12">បា. 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ដូច​គ្នា​នឹង​ទាឋាធាតុ ( ម. ព. នោះ 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៥៣</text:p>
          </table:table-cell>
          <table:table-cell table:style-name="តារាង1.A2" office:value-type="string">
            <text:p text:style-name="P9">ទន្ត​ពេទ្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័ន-តៈ ពែត</text:p>
          </table:table-cell>
          <table:table-cell table:style-name="តារាង1.D2" office:value-type="string">
            <text:p text:style-name="P12">បា. 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ពេទ្យ​ធ្មេញ, ពេទ្យ​ដែល​ស្ទាត់​ជំនាញ​ខាង​ព្យាបាល​រោគ​ធ្មេញ <text:s/>: បើ​អ្នក​ឈឺ​ធ្មេញ គប្បី​ចូល​ទៅ​រក​ទន្តពេទ្យ ឲ្យ​ពិនិត្យ​ព្យាបាល​ជា​ប្រញាប់ កុំ​បង្អង់​យូ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៥៤</text:p>
          </table:table-cell>
          <table:table-cell table:style-name="តារាង1.A2" office:value-type="string">
            <text:p text:style-name="P9">ទន្ត​ម័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័នតៈម៉ៃ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គុ. ឬ ន.</text:p>
          </table:table-cell>
          <table:table-cell table:style-name="តារាង1.D2" office:value-type="string">
            <text:p text:style-name="P5">(ទន្តមយ) ដែល​ធ្វើ​ដោយ​ភ្លុក ឬ​ដែល​យក​ភ្លុក​ធ្វើ គឺ​អ្វី​ៗ​ដែល​គេ​យក​ភ្លុក​ធ្វើ : ប្រអប់​ទន្តម័យ <text:s/>(ព. កា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៥៥</text:p>
          </table:table-cell>
          <table:table-cell table:style-name="តារាង1.A2" office:value-type="string">
            <text:p text:style-name="P9">ទន្ត​វេជ្ជ​សាស្ត្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័ន-តៈ-វេច</text:p>
            <text:p text:style-name="P12">ជៈ-សាស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ក្បួន​តម្រា​សម្រាប់​សិក្សា​វិជ្ជា​ព្យាបាល​ធ្មេញ, វិទ្យាសាស្ត្រ​ខាង​ទន្តពេទ្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៥៦</text:p>
          </table:table-cell>
          <table:table-cell table:style-name="តារាង1.A2" office:value-type="string">
            <text:p text:style-name="P9">ទន្ត្រំ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 ព. តន្ត្រំ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៥៧</text:p>
          </table:table-cell>
          <table:table-cell table:style-name="តារាង1.A2" office:value-type="string">
            <text:p text:style-name="P9">ទន្ថើន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 ព. តន្ថើន)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៥៨</text:p>
          </table:table-cell>
          <table:table-cell table:style-name="តារាង1.A2" office:value-type="string">
            <text:p text:style-name="P9">ទន្ទប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ដែល​មាន​អាការ​ឱន​ៗ លប​ៗ : ដើរ​ទន្ទប, ដើរ​ទន្ទប​លលប​ចូល​ទ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៥៩</text:p>
          </table:table-cell>
          <table:table-cell table:style-name="តារាង1.A2" office:value-type="string">
            <text:p text:style-name="P9">ទន្ទាន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ប្រផុត​ៗ ទៀប​ទាន់ : ដើរ​ទន្ទាន់​គ្ន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៦០</text:p>
          </table:table-cell>
          <table:table-cell table:style-name="តារាង1.A2" office:value-type="string">
            <text:p text:style-name="P9">ទន្ទិញ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ុ.</text:p>
          </table:table-cell>
          <table:table-cell table:style-name="តារាង1.D2" office:value-type="string">
            <text:p text:style-name="P5">ពាក្យ​សម្រាប់​និយាយ​ផ្សំ​នឹង​ពាក្យ​លលក់ : លលក់​ទន្ទិញ <text:s/>គឺ​លក់​ខ្លះ ដូរ​ខ្លះ ទិញ​ខ្លះ ដោយ​ដំណើរ​រតេះតោះ ផ្សែផ្សំ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លលក់​ទន្ទិញ</text:p>
          </table:table-cell>
        </table:table-row>
        <table:table-row>
          <table:table-cell table:style-name="តារាង1.A2" office:value-type="string">
            <text:p text:style-name="P1">៤៩៦១</text:p>
          </table:table-cell>
          <table:table-cell table:style-name="តារាង1.A2" office:value-type="string">
            <text:p text:style-name="P9">ទន្ទឹ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រង់​មើល​ផ្លូវ គឺ​រង់​ចាំ​អ្នក​ដែល​នឹង​មក​ដល់ ដោយ​ដឹង​ថា​មុខ​ជា​នឹង​មក​ដល់​ឆាប់ : ប្អូន​ៗ ចេះ​តែ​ទន្ទឹង​បង​ប្រុស​ដែល​ទៅ​ស្រុក​ឆ្ងា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៦២</text:p>
          </table:table-cell>
          <table:table-cell table:style-name="តារាង1.A2" office:value-type="string">
            <text:p text:style-name="P9">ទន្ទឹ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ដែល​ផ្ទឹម​គ្នា​ជា​គូ, ដែល​នៅ​ជិត​ជា​គូ​នឹង​គ្នា : ដាក់​ទន្ទឹម​គ្នា, ដើរ​ទន្ទឹម​គ្នា ។ កូន​ទន្ទឹម​ស្មា <text:s/>គឺ​កូន​ដែល​ធំ​ប៉ុន​អាពុក​ម្ដាយ​ហើ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៦៣</text:p>
          </table:table-cell>
          <table:table-cell table:style-name="តារាង1.A2" office:value-type="string">
            <text:p text:style-name="P9">ទន្ទូ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.</text:p>
          </table:table-cell>
          <table:table-cell table:style-name="តារាង1.D2" office:value-type="string">
            <text:p text:style-name="P5">ពាក្យ​សម្រាប់​និយាយ​ផ្សំ​នឹង​ពាក្យ​ទន្ទេញ : ទន្ទេញ​ទន្ទូរ <text:s/>គឺ​ទន្ទេញ​រទូរ​ឬ​រអ៊ូ​រឿយ​ៗ ខ្ជាន់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ន្ទេញ​ទន្ទូរ</text:p>
          </table:table-cell>
        </table:table-row>
        <table:table-row>
          <table:table-cell table:style-name="តារាង1.A2" office:value-type="string">
            <text:p text:style-name="P1">៤៩៦៤</text:p>
          </table:table-cell>
          <table:table-cell table:style-name="តារាង1.A2" office:value-type="string">
            <text:p text:style-name="P9">ទន្ទេ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 ឬ កិ. វិ.</text:p>
          </table:table-cell>
          <table:table-cell table:style-name="តារាង1.D2" office:value-type="string">
            <text:p text:style-name="P5">ដែល​មាន​ដំណើរ​សមរម្យ <text:span text:style-name="T6">ហ៊‌ឹកហ៊ាក់</text:span> ដោយ​មាន​លំនាំ​ឃ្លោង​ជឿយ : ដំណើរ​ទន្ទេង; ចរ​ចេញ​ទន្ទេង, រាំ​ទន្ទេ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៦៥</text:p>
          </table:table-cell>
          <table:table-cell table:style-name="តារាង1.A2" office:value-type="string">
            <text:p text:style-name="P9">ទន្ទេញ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ថា​ដដែល​ៗ ញយ​ៗ ដើម្បី​នឹង​ឲ្យ​ចាំ​មាត់ : ទន្ទេញ​ធម៌, ទន្ទេញ​ច្បាប់, ទន្ទេញ​មេ​រៀ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៦៦</text:p>
          </table:table-cell>
          <table:table-cell table:style-name="តារាង1.A2" office:value-type="string">
            <text:p text:style-name="P9">ទន្ទាំ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 ឬ កិ. វិ.</text:p>
          </table:table-cell>
          <table:table-cell table:style-name="តារាង1.D2" office:value-type="string">
            <text:p text:style-name="P5">ដែល​មាន​លំនាំ​រាង​ង​ទ្រទួយ, រំពើន : ដំរី​ភ្លុក​-ង ទន្ទាំ​; មើល​ទៅ​ឃើញ​ទន្ទាំ ។ ទន្ទេង​ទន្ទាំ ឬ ទន្ទាំទន្ទេង <text:s/>គឺ​ទន្ទាំ និង​ទន្ទេ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ន្ទេងទន្ទាំ <text:s/>ទន្ទាំទន្ទេង </text:p>
          </table:table-cell>
        </table:table-row>
        <table:table-row>
          <table:table-cell table:style-name="តារាង1.A2" office:value-type="string">
            <text:p text:style-name="P1">៤៩៦៧</text:p>
          </table:table-cell>
          <table:table-cell table:style-name="តារាង1.A2" office:value-type="string">
            <text:p text:style-name="P9">ទន្ទ្រាន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ពារ​ពាន​លើ, រុក​រាន​លើ : ទន្ទ្រានទី​; ទន្ទ្រាន​ព្រៃ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៦៨</text:p>
          </table:table-cell>
          <table:table-cell table:style-name="តារាង1.A2" office:value-type="string">
            <text:p text:style-name="P9">ទន្រ្ទាន​ខេត្ត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ខែត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រុក្ខជាតិ​មួយ​ប្រភេទ ដើម​មូល​តូច​ៗ ដុះ​លូត​ឡើង​ទន្ទ្រាន​រាល​លើ​រុក្ខជាតិ​​តូច​ៗ ឯ​ទៀត​ៗ ច្រើន​ដុះ​នៅ​ព្រៃ​ចម្ការ ឬ ព្រៃ​របោះ​ៗ : ទន្រ្ទាន​ខែត្រ​ជា​រុក្ខជាតិ មាន​ពូជ​ឆាប់​ដុះ​រាល​ពី​ទី​មួយ​ទៅ​ទី​មួយ មាន​ប្រយោជន៍​ធ្វើ​ជា​ជី​ល្អ​ណាស់ ។</text:p>
          </table:table-cell>
          <table:table-cell table:style-name="តារាង1.D2" office:value-type="string">
            <text:p text:style-name="P4">--ខែត្រ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៦៩</text:p>
          </table:table-cell>
          <table:table-cell table:style-name="តារាង1.A2" office:value-type="string">
            <text:p text:style-name="P9">ទន្ទ្រា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ដែល​មាន​ដំណើរ​យ៉ាង​លឿន, ស្ទើរ​ដើរ, ស្ទើរ​រត់, ទ្រោល​យាង​យាវ : ដើរ​ទន្ទ្រា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៧០</text:p>
          </table:table-cell>
          <table:table-cell table:style-name="តារាង1.A2" office:value-type="string">
            <text:p text:style-name="P9">ទន្ល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ឈើ​មួយ​ប្រភេទ ពួក​ថ្ងាន់ ច្រើន​ដុះ​តែ​នៅ​ព្រៃ​រនាម ឬ​នៅ​មាត់​បឹង, ស្ទឹង, ព្រែក...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៧១</text:p>
          </table:table-cell>
          <table:table-cell table:style-name="តារាង1.A2" office:value-type="string">
            <text:p text:style-name="P9">ទន្លាក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4">ព. ថ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ទី​ដែល​ធ្លាក់ (បារ. Chute) ទន្លាក់​ទឹក ទី​ដែល​មាន​ទឹក​ធ្លាក់ (ទីទៃ​ពី ទម្លាក់) ។ ទន្លាក់​ភ្នំ <text:s/>ជ្រោះ​ដែល​មាន​ទឹក​ធ្លាក់​នា​ភ្នំ ។ ទន្លាក់​ឈូ <text:s/>ទឹក​ឈូ <text:s/>គឺ​ទី​ធ្លាក់​នៃ​ទឹក​ដែល​មាន​ឮ​សូរ​ឈូ​ជានិច្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ន្លាក់​ទឹក</text:p>
            <text:p text:style-name="P5">ទន្លាក់​ភ្នំ </text:p>
            <text:p text:style-name="P5">ទន្លាក់​ឈូ</text:p>
          </table:table-cell>
        </table:table-row>
        <table:table-row>
          <table:table-cell table:style-name="តារាង1.A2" office:value-type="string">
            <text:p text:style-name="P1">៤៩៧២</text:p>
          </table:table-cell>
          <table:table-cell table:style-name="តារាង1.A2" office:value-type="string">
            <text:p text:style-name="P9">ទន្លាប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ឈើ​ធំ​មួយ​ប្រភេទ ស្លឹក​ស្រដៀង​នឹង​ទ្រយឹង ដើម​ខ្មៅ, ផ្លែ​ទុំ​មាន​សម្បុរ​ក្រហម, ប្រើ​ជា​ចំណី ប៉ុន្តែ​ក្នុង​ប្រទេស​យើង​ច្រើន​មាន​រស​ចត់ ទាំង​ផ្លែ​ក៏​តូច​ៗ ផង​ទៀ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៧៣</text:p>
          </table:table-cell>
          <table:table-cell table:style-name="តារាង1.A2" office:value-type="string">
            <text:p text:style-name="P9">ទន្លី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កង​ធ្វើ​ដោយ​ផ្ដៅ​ឬ​វល្លិ សម្រាប់​ធ្លីង​ជើង​ដំរី ។ ឈ្មោះ​វល្លិ​ធំ​មួយ​ប្រភេទ ដើម​រឹង សម្រាប់​ប្រើ​ធ្វើ​ទន្លីង​ដំរី​ឬ​ធ្វើ​ជា​ទោង​សែង​ឈើ​ជាដើម <text:s/>: វល្លិ​ទន្លី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វល្លិ​ទន្លីង </text:p>
          </table:table-cell>
        </table:table-row>
        <table:table-row>
          <table:table-cell table:style-name="តារាង1.A2" office:value-type="string">
            <text:p text:style-name="P1">៤៩៧៤</text:p>
          </table:table-cell>
          <table:table-cell table:style-name="តារាង1.A2" office:value-type="string">
            <text:p text:style-name="P9">ទន្លេ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មហា​នទី, ផ្លូវ​ទឹក​ធំ​ហូរ​ចុះ​ពី​ភ្នំ និង​ធ្នារ​ទឹក​ផ្សេង​ៗ ប្រជុំ​មូល​មក​ហូរ​ចេញ​ទៅ​សមុទ្រ : ទន្លេ​តូច, ទន្លេ​ធំ ។ ម.ព. ទន្លេ​សាប ផ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ន្លេ​តូច</text:p>
            <text:p text:style-name="P5">ទន្លេ​ធំ <text:s/></text:p>
          </table:table-cell>
        </table:table-row>
        <table:table-row>
          <table:table-cell table:style-name="តារាង1.A2" office:value-type="string">
            <text:p text:style-name="P1">៤៩៧៥</text:p>
          </table:table-cell>
          <table:table-cell table:style-name="តារាង1.A2" office:value-type="string">
            <text:p text:style-name="P9">ទន្លេ​តូច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នទី​មួយ ដែល​ហូរ​ចេញ​មក​ចួប​នឹង​ទន្លេ​ធំ នៅ​ទី​មួយ​អន្លើ​ឈ្មោះ ពាម​ផ្កាយ​ម្រេ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៧៦</text:p>
          </table:table-cell>
          <table:table-cell table:style-name="តារាង1.A2" office:value-type="string">
            <text:p text:style-name="P9">ទន្លេ​ធំ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ទន្លេ​យ៉ាង​ធំ​មួយ មាន​ដើម​កំណើត​នៅ​ភ្នំ​ទីបេត៍ ក្នុង​ប្រទេស​ចិន​ប៉ែក​ខាង​លិច ដែល​ហូរ​កាត់​ប្រទេស​លាវ, ខ្មែរ, កូសាំងស៊ីន ចុះ​ទៅ​សមុទ្រ; ហៅ​តាម​ផែន​ទី​សម័យ​សព្វ​ថ្ងៃ​នេះ​ថា ទន្លេ​មេកុង, សព្វ​ថ្ងៃ​នេះ អ្នក​ខ្លះ​សរសេរ​ជា មេគង្គ <text:s/>ព្រោះ​គេ​យល់​ថា​ទន្លេ​នោះ​ជា​មេ​គង្គា គឺ​ជា​មេ​ទឹក​ធំ​ជាង​ទន្លេ​ឯ​ទៀត​ក្នុង​ប្រទេស​កម្ពុជ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៧៧</text:p>
          </table:table-cell>
          <table:table-cell table:style-name="តារាង1.A2" office:value-type="string">
            <text:p text:style-name="P9">ទន្លេ​បាទី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បឹង​មួយ​ក្នុង​ស្រុក​បាទី; មាន​ប្រាសាទ​បុរាណ​មួយ​នៅ​ពី​ខាង​ត្បូង​ហៅ​ថា <text:s/>ប្រាសាទ​តាព្រហ្ម <text:s/>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<text:span text:style-name="T2">ប្រាសាទ​</text:span>តា​ព្រហ្ម </text:p>
          </table:table-cell>
        </table:table-row>
        <table:table-row>
          <table:table-cell table:style-name="តារាង1.A2" office:value-type="string">
            <text:p text:style-name="P1">៤៩៧៨</text:p>
          </table:table-cell>
          <table:table-cell table:style-name="តារាង1.A2" office:value-type="string">
            <text:p text:style-name="P9">ទន្លេរ​ពៅ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ខែត្រ​ចាស់​មួយ​នៅ​ទិស​ខាង​ជើង​ក្នុង​ប្រទេស​កម្ពុជា ទី​រួម​ខែត្រ​ស្ទឹងត្រែង, សព្វ​ថ្ងៃ​នេះ​តាំង​ជា​តំបន់​វិញ : តំបន់​ទន្លេ​រពៅ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តំបន់​ទន្លេ​រពៅ</text:p>
          </table:table-cell>
        </table:table-row>
        <table:table-row>
          <table:table-cell table:style-name="តារាង1.A2" office:value-type="string">
            <text:p text:style-name="P1">៤៩៧៩</text:p>
          </table:table-cell>
          <table:table-cell table:style-name="តារាង1.A2" office:value-type="string">
            <text:p text:style-name="P9">ទន្លេ​សាប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23">ឈ្មោះ​បឹង​ធំ​សម្បើម​សន្លឹម​បាត់​ត្រើយ​ស្រដៀង​នឹង​សមុទ្រ តែ​មាន​ទឹក​សាប ។ ក្នុង​កម្ពុជ​រដ្ឋ​យើង​មាន​ទន្លេ​សាប​មួយ​នៅ​ខាង​ទិស​ពាយព្យ​ក្រុង​ភ្នំពេញ ជា​ទី​សម្បូរ​មច្ឆជាតិ​បំផុត​ជាង​បឹង​ជាង​ទន្លេ​ឯ​ទៀត​ក្នុង​លោក ។ បើ​ស្រាវជ្រាវ​រក​ដើម​កំណើត​ពាក្យ ទន្លេ​សាប នេះ គួរ​យល់​ថា សៀម​ហៅ​សមុទ្រ​ថា ទះលេ (អ.ថ. ថៈ ល៉េ), សាប ខ្មែរ​ថា <text:s/>“មិន​ប្រៃ”, សៀម​ថា ចឺត (អ.ថ. ជឺត “មិន​ប្រៃ”), គួរ​តែ​សៀម​ហៅ​បឹង​ធំ​ស្រដៀង​នឹង​សមុទ្រ​នេះ​ថា <text:s/>ទះលេ ចឺត (ថៈល៉េជឺត)=“សមុទ្រ​សាប”, មិន​ដូច្នោះ​ទៅ​ជា <text:s/>ទះលេសាប , ទះលេ ជា​ពាក្យ​សៀម, សាប ជា​ពាក្យ​ខ្មែរ, សៀម​ថា <text:s/>ទះលេ <text:s/>“សមុទ្រ”, ខ្មែរ​ថា ទន្លេ “មហានទី”, ទន្លេ​សាប ថា “ទន្លេ​មិន​ប្រៃ” គឺ​ទន្លេ​មាន​ទឹក​សាប, តើ​មាន ទន្លេ​ប្រៃ នៅ​ឯណា​ដែរ​ឬ​ទេ​?--គ្មាន​ទេ, បើ​គ្មាន​ទន្លេ​ប្រៃ​ទេ ម៉េច​ក៏​មាន ទន្លេ​សាប ? <text:s/>--បើ​ខ្មែរ​ហៅ​បឹង​ធំ​នោះ​ថា សមុទ្រ​សាប, សៀម​ថា ទះល៉េចឺត <text:s/>យ៉ាង​នេះ​វិញ​ទើប​សម ។ ប៉ុន្តែ​យើង​កែ​ពាក្យ​នេះ​ឲ្យ​ទៅ​ជា សមុទ្រ​សាប <text:s/>ឬ <text:s/>ទះលេចឺត <text:s/>វិញ​ពុំ​កើត​ទេ <text:s/>ព្រោះ​ពាក្យ​ថា ទន្លេ​សាប នេះ​មាន​ចុះ​ក្នុង​ផែន​ទី​លោក​រួច​ទៅ​ហើយ, ក្នុង​សកល​លោក​គេ​ស្គាល់​ថា <text:s/>ទន្លេ​សាប <text:s/>ឬ ទះលេសាប <text:s/>អស់​ទៅ​ហើយ, ត្រូវ​តែ​ទុក​ឲ្យ​នៅ​ដូច​ដដែល ពុំ​គួរ​កែ​ឡើ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៨០</text:p>
          </table:table-cell>
          <table:table-cell table:style-name="តារាង1.A2" office:value-type="string">
            <text:p text:style-name="P9">ទន្ស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សត្វ​ជើង ៤ ពួក​ក្រពើ ពួក​ត្រកួត តែ​តូច​ជាង​ក្រពើ ធំ​ជាង​ត្រកួ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៨១</text:p>
          </table:table-cell>
          <table:table-cell table:style-name="តារាង1.A2" office:value-type="string">
            <text:p text:style-name="P9">ទន្សា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ដែក​មូល​ឬ​បួន​ជ្រុង​ស្រួច​ខាង​ចុង ភ្ជាប់​ពី​គល់​សស្ត្រា​មាន​កាំបិត, ផ្គាក់​ជាដើម ជា​ពន្លួញ​សម្រាប់​ស៊ក​បញ្ចូល​ភ្ជ័រភ្ជាប់​ក្នុង​ដង​ដោយ​មាន​មៀន​ស្រោប​ពី​ខាង​ង​ក្រៅ​ឬ​ឥត​មៀន​ក៏​បាន : ទន្សា​កាំបិត, កាន់​សំពង​ខ្លាំង​ពេក ទាល់​តែ​បាក់​ទន្សា​អស់ ។ ព. ទ. បុ. មេ​ខាត​លក្ខណ៍ ត្រូង​នឹង​អាបាក់​ទន្សា រក​ស៊ី​ប្រវេប្រវា លិច​កញ្ជង់ លង់​កញ្ជើ (និយាយ​ពី​ប្រពន្ធ​និង​ប្ដី​អភ័ព្វ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ឈើ​តូច​មួយ​ប្រភេទ ពួក​ទ្រាំង ឬ ពួក​ស្លា​ព្រៃ : ដើម​ទន្ស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ដើម​ទន្សា</text:p>
          </table:table-cell>
        </table:table-row>
        <table:table-row>
          <table:table-cell table:style-name="តារាង1.A2" office:value-type="string">
            <text:p text:style-name="P1">៤៩៨២</text:p>
          </table:table-cell>
          <table:table-cell table:style-name="តារាង1.A2" office:value-type="string">
            <text:p text:style-name="P9">ទន្សា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សត្វ​ជើង ៤ មិន​ផឹក​ទឹក ផឹក​តែ​សន្សើម, ជា​សត្វ​ផ្លាង​ពិបាក​ផ្សាំ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៨៣</text:p>
          </table:table-cell>
          <table:table-cell table:style-name="តារាង1.A2" office:value-type="string">
            <text:p text:style-name="P9">ទន្សែ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ឈើ​មួយ​ប្រភេទ មាន​ដើម​សណ្ឋាន​ស្លា ផ្លែ​មាន​ស្មែង នៅ​ស្រទាប់​ធាង​មាន​ក្រមរ​ជា​ផង់​ល្អិត ។ ទន្សែ​នេះ, អ្នក​លង្កា​ទ្វីប​គេ​ធ្វើ​ផ្កា​វា​ឲ្យ​ស្រក់​ទឹក​ផ្អែម​បាន ដូច​ផ្កា​ត្នោត​ដែរ, មុន​ដំបូង, កាល​បើ​គេ​ស្ទង់​ឃើញ​ថា​ផ្កា​វា​មាន​ចំណាស់​ល្មម​គាប​បាន​ហើយ, គេ​ធ្វើ​ជណ្ដើរ​ឫស្សី​តូច​ល្មម, ជណ្ដើរ​នោះ​មាន​កាំ​ខាង​លើ ២ ជា​ចម្ពាម​ទប់​កុំ​ឲ្យ​ក្រឡាច់, គេ​ឡើង​ទៅ​ក្រសោប​សំណុំ​ផ្កា ចង​ផ្អោប​ឲ្យ​ណែន, ចង ៧ ថ្ងៃ ក្ដឹប​ក៏​ទុំ​ទាំងអស់ គ្រាន់​តែ​ស្រាយ​ចំណង​ចេញ ក្ដឹប​ទាំង​នោះ​ក៏​ជ្រុះ​អស់ នៅ​សល់​តែ​ស្មែង​គេ​ប្រមូល​ទង​ស្មែង​ឲ្យ​ល្មម​តែ​គាប​កើត ចង​ជា​ដុំ​តូច​ៗ ច្រើន​ដុំ ឥត​កាត់​ចោល​ទេ, លុះ​គម្រប់ ៧ ថ្ងៃ គេ​យក​គំនាប​សំប៉ាត ដូច​គំនាប​ត្នោត​ឈ្មោល គាប ៣ ថ្ងៃ គេ​យក​កាំបិត​យ៉ាង​មុត​ចិត ដូច​ចិត​ផ្កា​ត្នោត​ដែរ, ក៏​ស្រក់​ទឹក​ផ្អែម​មក, គេ​ត្រង​នឹង​ក្វាង​មាន​ទំហំ​មាត់​ល្មម​តែ​ចុះ​សំណុំ​ផ្កា​ដែល​គេ​ចង​នោះ, បាន​ទឹក​ផ្អែម គេ​អាច​រំងាស់​ធ្វើ​ស្ករ​បាន​ដូច​ត្នោត​ដែរ, ងាយ​ធ្វើ​ជាង​ត្នោត ព្រោះ​មិន​ខ្លាច​ធ្លាក់​ដូច​ត្នោត​ទេ; ស្ករ​ទន្សែ​ផ្អែម​ខ្សោយ​បន្តិច​ជាង​ស្ករ​ត្នោត​មិន​រងាន់​ទេ ។ ទន្សែ​បញ្ចេញ​ផ្កា​ឥត​រដូវ​ដូច​ត្នោត​ទេ, គួរ​យើង​ធ្វើ​ល្បង​មើល, ក៏​គង់​នឹង​បាន​ដឹង​ដោយ​ងាយ, បើ​ធ្វើ​កើត, មាន​ប្រយោជន៍​សំខាន់​ណាស់, គួរ​តែ​យើង​ពិសោធន៍​មើល : ដី​នៅ​ប្រទេស​យើង​ងាយ​ដាំ​ទន្សែ​ណាស់​គួរ​តែ​ដាំ​ត្រង់​ដី​ទំនេរ​ៗ​ឲ្យ​មាន​ច្រើន​ឡើ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៨៤</text:p>
          </table:table-cell>
          <table:table-cell table:style-name="តារាង1.A2" office:value-type="string">
            <text:p text:style-name="P9">ទន្សោ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សត្វ​ជើង ៤ ពួក​គោ​ព្រៃ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៨៥</text:p>
          </table:table-cell>
          <table:table-cell table:style-name="តារាង1.A2" office:value-type="string">
            <text:p text:style-name="P9">ទប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បិទ, រាំង, ខាំង, ឃាត់, អត់, អត់​សង្កត់, គាំ, គាំ​ឲ្យ​នឹង : ទប់​ទឹក, ទប់​ចិត្ត, ទប់​ខ្លួន, ទប់​ចែវ, យក​ជើង​ទប់ <text:s/>។ល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ប់​ទឹក</text:p>
            <text:p text:style-name="P5">ទប់​ចិត្ត</text:p>
            <text:p text:style-name="P5">ទប់​ខ្លួន</text:p>
            <text:p text:style-name="P5">ទប់​ចែវ</text:p>
          </table:table-cell>
        </table:table-row>
        <table:table-row>
          <table:table-cell table:style-name="តារាង1.A2" office:value-type="string">
            <text:p text:style-name="P1">៤៩៨៦</text:p>
          </table:table-cell>
          <table:table-cell table:style-name="តារាង1.A2" office:value-type="string">
            <text:p text:style-name="P9">ទប់ទល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ទប់​ផង​ទល់​ផង, ទល់​ឲ្យ​នឹង, ទល់​គាំទ្រ; អត់​សង្កត់ : កុំ​មើល​បំណាំ, គួរ​ជួយ​ទប់​ទល់​គ្នា​ផង !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៨៧</text:p>
          </table:table-cell>
          <table:table-cell table:style-name="តារាង1.A2" office:value-type="string">
            <text:p text:style-name="P9">ទៈបាន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4">ព. សា.</text:p>
          </table:table-cell>
          <table:table-cell table:style-name="តារាង1.D2" office:value-type="string">
            <text:p text:style-name="P12">និ.</text:p>
          </table:table-cell>
          <table:table-cell table:style-name="តារាង1.D2" office:value-type="string">
            <text:p text:style-name="P5">ទើប​បាន : បង​ឯង​ធ្វើ​​អ៊‌ីចឹង​មិន​កើត​ទេ ធ្វើ​តាម​ខ្ញុំ​ប្រាប់​នុះ​វិញ​ទៈបាន​កើត !, លុះ​តែ​យើង​ទៅ​ប្រាប់​គេ​ទៈបាន​គេ​មក ។ កុំ​ប្រើ​ពាក្យ បាន ទទេ ដូច​ជា​ថា អ្នក​ឲ្យ​ប្រាក់​ខ្ញុំ​សិន បាន​ខ្ញុំ​ឲ្យ​របស់​នុះ​ទៅ​អ្នក; លុះ​តែ​ធ្វើ​យ៉ាង​ហ្នឹង​បានបាន ។ ត្រូវ​ប្រើ​ពាក្យ ទើប​បាន​ <text:s/>ឬ ប្រើ ព. សា. ថា. ទៈបាន នេះ វិញ (មើល​ក្នុង​ពាក្យ ទើប ទៀត​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៨៨</text:p>
          </table:table-cell>
          <table:table-cell table:style-name="តារាង1.A2" office:value-type="string">
            <text:p text:style-name="P9">ទ័ព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ា.; 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វ; ទ្រវ) ការ​លេង; ការ​ដើរ, ដំណើរ​ឃ្លាត​ចាក​ទី, ការ​រត់​ទៅ ។ល។ ខ្មែរ​យើង​ប្រើ​ជា​ពាក្យ​ហៅ​សេនា​រេហ៍​ពល​ដែល​ប្រជុំ​ច្បាំង​គ្នា : ស្រុក​កើត​ទ័ព, លើក​ទ័ព​ចេញ​ទៅ​ច្បាំង, មេ​ទ័ព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៨៩</text:p>
          </table:table-cell>
          <table:table-cell table:style-name="តារាង1.A2" office:value-type="string">
            <text:p text:style-name="P9">ទព្វៈ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័ប-ពៈ</text:p>
          </table:table-cell>
          <table:table-cell table:style-name="តារាង1.D2" office:value-type="string">
            <text:p text:style-name="P12">បា.; 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ព្វ; ទ្រវ្យ) គ្រឿង​ប្រើប្រាស់​ផ្សេង​ៗ, ទ្រព្យ, សម្បត្តិ, គ្រឿង​ប្រកប​កិច្ចការ, គ្រឿង​ផ្សំ... (ម. ព. ទ្រព្យ ផង) ។ គុ. មាន​ប្រាជ្ញា​ឈ្លាសវៃ : ទព្វបុរស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ព្វបុរស</text:p>
          </table:table-cell>
        </table:table-row>
        <table:table-row>
          <table:table-cell table:style-name="តារាង1.A2" office:value-type="string">
            <text:p text:style-name="P1">៤៩៩០</text:p>
          </table:table-cell>
          <table:table-cell table:style-name="តារាង1.A2" office:value-type="string">
            <text:p text:style-name="P9">ទព្វ​សម្ភារៈ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័បពៈស័ម</text:p>
            <text:p text:style-name="P12">ភារៈ</text:p>
          </table:table-cell>
          <table:table-cell table:style-name="តារាង1.D2" office:value-type="string">
            <text:p text:style-name="P12">បា.; 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្រវ្យ--) គ្រឿង​ប្រុង គឺ​គ្រឿង​ប្រដាប់​សម្រាប់​ផ្គុំ, សម្រាប់​ផ្សំ, ដំឡើង ដូច​យ៉ាង​គ្រឿង​គេហដ្ឋាន និង​គ្រឿង​រទេះ​ជាដើម : មុន​នឹង​សង់​គេហដ្ឋាន គប្បី​រក​ទព្វសម្ភារៈ​ឲ្យ​បាន​សព្វ​គ្រប់​សិន។</text:p>
          </table:table-cell>
          <table:table-cell table:style-name="តារាង1.D2" office:value-type="string">
            <text:p text:style-name="P4">--សម្ភារ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៩១</text:p>
          </table:table-cell>
          <table:table-cell table:style-name="តារាង1.A2" office:value-type="string">
            <text:p text:style-name="P9">ទម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សំណុំ​ផ្កា​ដូង, ស្លា, ត្នោត, ចេក​ជាដើម ដែល​ទើប​នឹង​ចេញ​លេច​ឡើង នៅ​ក្ដោប​មិន​ទាន់​បែក​មិន​ទាន់​រីក : កុំ​កាត់​ទម​ដូង ស្លា​ទើប​នឹង​លេច​ទ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បញ្ចេញ​ទម​គី​បញ្ចេញ​ផ្កា​ដែល​ហៅ​ថា ទ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៩២</text:p>
          </table:table-cell>
          <table:table-cell table:style-name="តារាង1.A2" office:value-type="string">
            <text:p text:style-name="P9">ទម័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ៈមាក់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23">(ទមក “អ្នក​ទូន្មាន, អ្នក​បង្ហាត់”) អ្នក​បង្ហាត់​ដំរី, អ្នក​ទូន្មាន​ដំរី, អ្នក​ទាម-ក​ដំរី, អ្នក​បរ​ដំរី, ហ្ម​ដំរី ។ សរសេរ​ក្លាយ​ជា ទ្រមាក់ យូរ​ហើយ, គួរ​ប្រើ <text:s/>ទម័ក <text:s/>វិញ​ទើប​ត្រឹម​ត្រង់​តាម​ប្រភព​សព្ទ​ដើ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៩៣</text:p>
          </table:table-cell>
          <table:table-cell table:style-name="តារាង1.A2" office:value-type="string">
            <text:p text:style-name="P9">ទម​ភាព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ៈមៈភាប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ម​ភាវ) ភាវៈ​នៃ​ការ​ទូន្មាន, ដំណើរ​ទូន្មាន : ចិត្ត​ប្រកប​ដោយ​ទម​ភាព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៩៤</text:p>
          </table:table-cell>
          <table:table-cell table:style-name="តារាង1.A2" office:value-type="string">
            <text:p text:style-name="P9">ទមិឡ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ៈមិល, ឬ​តាម​ទម្លាប់​ថា ទ្មិល</text:p>
          </table:table-cell>
          <table:table-cell table:style-name="តារាង1.D2" office:value-type="string">
            <text:p text:style-name="P12">បា.; 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្រាវិឌ) ពួក​មនុស្ស​ជាតិ​មួយ​នៅ​ក្នុង​ប្រទេស​ឥណ្ឌា ទិស​និរតី​ប៉ែក​ខាង​កើត : ជាតិ​ទមិឡ ពួក​ទមិឡ ។ ខ្មែរ​យើង​ប្រើ​ជា គុ. ក៏​បាន : ចិត្ត​ទមិឡ, មនុស្ស​ទមិឡ សំដៅ​សេចក្ដី​ថា ចិត្ត​កាច, មនុស្ស​កាច​អាក្រក់ ប៉ុន្តែ​តាម​ការណ៍​ពិត ជន​ជាតិ​ទមិឡ ពុំ​កាច​ស្លូត​ខុស​ពី​ជន​ជាតិ​ដទៃ​ទេ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ជាតិ​ទមិឡ </text:p>
            <text:p text:style-name="P5">ពួក​ទមិឡ </text:p>
            <text:p text:style-name="P5">ចិត្ត​ទមិឡ មនុស្ស​ទមិឡ </text:p>
          </table:table-cell>
        </table:table-row>
        <table:table-row>
          <table:table-cell table:style-name="តារាង1.A2" office:value-type="string">
            <text:p text:style-name="P1">៤៩៩៥</text:p>
          </table:table-cell>
          <table:table-cell table:style-name="តារាង1.A2" office:value-type="string">
            <text:p text:style-name="P9">ទម្ងន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ភាវៈ​ធ្ងន់, សភាព​ធ្ងន់; ចំនួន​ដែល​ធ្ងន់ : អង្ករ​មួយ​បាវ​នេះ មាន​ទម្ងន់​ប៉ុន្មាន​គីឡូក្រាម ?; ការណ៍​ហ្នឹង ពុំ​មែន​មាន​ទម្ងន់​ប៉ុន្មាន​ទេ; កុំ​លើក​ទម្ងន់​ដាក់​ទៅ​លើ​គេ ។ ការ​មាន​គ័ភ៌ <text:s/>: វា​មាន​ទម្ងន់​៥​ខែ​ហើយ <text:s/>គឺ​វា​មាន​គ័ភ៌​ឬ​មាន​ផ្ទៃ​ពោះ​៥​ខែ​ហើ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៩៦</text:p>
          </table:table-cell>
          <table:table-cell table:style-name="តារាង1.A2" office:value-type="string">
            <text:p text:style-name="P9">ទម្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ំរ</text:p>
          </table:table-cell>
          <table:table-cell table:style-name="តារាង1.D2" office:value-type="string">
            <text:p text:style-name="P12">ព. ថ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ប្រដាប់​សម្រាប់​ទ្រ, គ្រឿង​ទ្រ : ទម្រ​ផើង, ទម្រ​ត្រៃ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៩៧</text:p>
          </table:table-cell>
          <table:table-cell table:style-name="តារាង1.A2" office:value-type="string">
            <text:p text:style-name="P9">ទម្រង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សណ្ឋាន, ទ្រង់, ទ្រង់ទ្រាយ, លំនាំ : របស់​នេះ​មាន​ទម្រង់​សមរម្យ; ទម្រង់​វែង​ពុំ​សូវ​សម <text:s/>។ <text:s/>រ. ស. គ្រឿង​ទ្រង់​នៃ​ព្រះ​រាជា : ព្រះ​ទម្រង់​ខុរំ (--ខុរ៉័ង) កាំបិត​កោរ; ព្រះ​ទម្រង់​គទាវុធ (--គៈទា វុត) ដំបង; ព្រះ​ទម្រង់​មណីរត្ន (--មៈនីរ័ត) ចិញ្ចៀន; ព្រះ​ទម្រង់​អគ្គី (--កគី) កាំភ្លើង; ព្រះ​ទម្រង់​អសិ (--អៈសិ) ដាវ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៩៨</text:p>
          </table:table-cell>
          <table:table-cell table:style-name="តារាង1.A2" office:value-type="string">
            <text:p text:style-name="P9">ទម្រង់​កា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របៀប​ធ្វើ​មង្គល​ការ​អាពាហ៍ពិពាហ៍ : ទម្រង់​ការ​ព្រះ​ជ័យ​ចេស្ដា របៀប​មង្គល​ការ​អាពាហ៍ពិពាហ៍ ដែល​ព្រះ​បាទ​សម្ដេច​ព្រះ​ជ័យ​ចេស្ដា ទ្រង់​មាន​ព្រះ​រាជ​បញ្ជា​ឲ្យ​រៀបរៀ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៤៩៩៩</text:p>
          </table:table-cell>
          <table:table-cell table:style-name="តារាង1.A2" office:value-type="string">
            <text:p text:style-name="P3">ទម្រង់​ស័ក្តិ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របៀប​ឬ​ច្បាប់​ស្ដី​អំពី​ថ្នាក់​ស័ក្ដិយស​នៃ​មន្ត្រី​ធំ​តូច : ធ្វើ​សំបុត្រ​ឆ្លើយ​ឆ្លង​តាម​ទម្រង់​ស័ក្ដិ​ធំ​តូច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០១</text:p>
          </table:table-cell>
          <table:table-cell table:style-name="តារាង1.A2" office:value-type="string">
            <text:p text:style-name="P9">ទម្រន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ទម្រន់ គឺ​មិន​ខំ​ប្រឹង, មិន​ខ្នះខ្នែង, បន្ថយ​កម្លាំង​ឬ​សេចក្ដី​អង់អាច; ធ្វើ​អាការ​ទន់​ខ្សោយ​ទទ្រន់ : ត្រូវ​ខំប្រឹង​ឲ្យ​ពេញ​កម្លាំង​ឡើង កុំ​ទម្រន់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០២</text:p>
          </table:table-cell>
          <table:table-cell table:style-name="តារាង1.A2" office:value-type="string">
            <text:p text:style-name="P9">ទម្រ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ភាវៈ​ទ្រម, ភាព​ថយ​ខ្សោយ​កម្លាំង​មិន​រឹងប៉ឹង : <text:s/>គាត់​ធ្វើ​តាម​ទម្រម​របស់​មនុស្ស​ចាស់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០៣</text:p>
          </table:table-cell>
          <table:table-cell table:style-name="តារាង1.A2" office:value-type="string">
            <text:p text:style-name="P9">ទម្រឹ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ធ្វើ​អាការ​ទ្រឹង គឺ​ដំអក់​ដោយ​រឹងត្អឹង​ក្រ​ឆ្លើយ, ក្រ​ឲ្យ, ក្រ​ថា, ក្រ​សង : វា​ទម្រឹង​មិន​ឆ្លើយ; គាត់​ទម្រឹង​មិន​ព្រម​សង​ប្រាក់​សោះ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០៤</text:p>
          </table:table-cell>
          <table:table-cell table:style-name="តារាង1.A2" office:value-type="string">
            <text:p text:style-name="P9">ទម្រុឌ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ធ្វើ​ឲ្យ​ទ្រុឌ គឺ​ចុច​ឬ​សង្កត់​ឲ្យ​ទ្រុឌ​ចុះ : ត្រូវ​ទម្រុឌ​វា កុំ​ឲ្យ​វា​ឡើង​ចិត្ត​ឡើង​ចាង​ពេក ។ ទម្រុឌ​ទម្រោម <text:s/>ធ្វើ​ឲ្យ​ទ្រុឌទ្រោម (ម. ព. ទ្រុឌ <text:s/>និង ទ្រោម <text:s/>ទៀត​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ម្រុឌទម្រោម </text:p>
          </table:table-cell>
        </table:table-row>
        <table:table-row>
          <table:table-cell table:style-name="តារាង1.A2" office:value-type="string">
            <text:p text:style-name="P1">៥០០៥</text:p>
          </table:table-cell>
          <table:table-cell table:style-name="តារាង1.A2" office:value-type="string">
            <text:p text:style-name="P9">ទម្រើស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ធ្វើ​ឲ្យ​ទ្រើស គឺ​ធ្វើ​ឲ្យ​បាន​ចិត្ត, ថ្នម​ជំទួយ​ឲ្យ​ទាល់​តែ​បាន​ចិត្ត : ទម្រើស​កូន ។ គុ. <text:s/>កូន​ទម្រើស កូន​ដែល​ម្ដាយ​អាពុក​ថ្នម​ឲ្យ​ទាល់​តែ​ទ្រើស​ចិត្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០៦</text:p>
          </table:table-cell>
          <table:table-cell table:style-name="តារាង1.A2" office:value-type="string">
            <text:p text:style-name="P9">ទម្រេត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ធ្វើ​ឲ្យ​ទ្រេត : ទម្រេត​បង្គោល ។ ញ៉ាំង​រាង​កាយ​ឲ្យ​ទ្រេត​ចុះ គឺ​ដេក​សម្រាក​មិន​ឲ្យ​លក់ : ឈឺ​ចង្កេះ​ណាស់ ទម្រេត​បន្តិច​សិន !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០៧</text:p>
          </table:table-cell>
          <table:table-cell table:style-name="តារាង1.A2" office:value-type="string">
            <text:p text:style-name="P9">ទម្រេល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ធ្វើ​ឲ្យ​ទ្រេល : ទម្រេល​គំនរ​ចំបើង​កុំ​ឲ្យ​ខ្ពស់​ពេក ក្រែង​វា​រលំ, ទម្រេល​គំនរ​ស្រូវ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ការ​ទ្រេល; អ្វី​ៗ​ដែល​ទ្រេល​ឯង : ទម្រេល​គំនរ​សំរាម​ស្រកេក​ស្រកា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០៨</text:p>
          </table:table-cell>
          <table:table-cell table:style-name="តារាង1.A2" office:value-type="string">
            <text:p text:style-name="P9">ទម្រោប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ធ្វើ​ឲ្យ​ទ្រោប ។ ន. ការ​ទ្រោប (ព. ថ.) : ទម្រោប​កាយ​ញយ​ពេក នាំ​ឲ្យ​ឈឺ​ដើម​ទ្រូង កា្លយ​ជា​ជំងឺ​ក្អ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០៩</text:p>
          </table:table-cell>
          <table:table-cell table:style-name="តារាង1.A2" office:value-type="string">
            <text:p text:style-name="P9">ទម្រោ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ធ្វើ​ឲ្យ​ទ្រោម : ទម្រោម​ដំរី ។ ន. <text:s/>ការ​​ទ្រោម (ព. ថ.) : ទម្រោម​នៃ​ដំរី <text:s/>គឺ​ការ​ដែល​ដំរី​វា​ទ្រោ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១០</text:p>
          </table:table-cell>
          <table:table-cell table:style-name="តារាង1.A2" office:value-type="string">
            <text:p text:style-name="P9">ទម្រាំ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ិ.</text:p>
          </table:table-cell>
          <table:table-cell table:style-name="តារាង1.D2" office:value-type="string">
            <text:p text:style-name="P5">ទ្រាំ​តែ, ដរាប​តែ, ដរាប​ដល់, ត្រាតែ : ទម្រាំ​គេ​មក​ដល់; ទម្រាំ​បាយ​ឆ្អិន; យើង​ធ្វើ​ការ​បណ្ដើរ​ទៅ ទម្រាំ​លោក​អញ្ជើញ​មក​ដល់ ។ ទំនុក​បំពេ​កូន​សម័យ​បុរាណ​ថា : កូន​អើយ​ដេក​ទៅ កូន​ពៅ​នាង​កុំ​យំ ទម្រាំ​បាយ​ងំ ស៊ី​រួច​ហើយ​ដើរ​លេង ។ ក្នុង​សម័យ​យើង​ឥឡូវ​គួរ​ថា : ...ស៊ី​រួច​ហើយ​ខំ​រៀន <text:s/>ឬ...ទៅ​រៀន ដូច្នេះ​វិញ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១១</text:p>
          </table:table-cell>
          <table:table-cell table:style-name="តារាង1.A2" office:value-type="string">
            <text:p text:style-name="P9">ទម្លាក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ធ្វើ​ឲ្យ​ធ្លាក់; លែង​ចោល​ឲ្យ​របូត​ជ្រុះ​ធ្លាក់ : ទម្លាក់​ផ្លែ​ឈើ។ ទម្លាក់​ក្រាញ តាំង​ក្រាញ​ទម្រន់​នៅ ។ ទម្លាក់​ចិត្ត ឬ ទម្លាក់​គំនិត លាក​ចិត្ត​ឬ​លាក​គំនិត ។ ទម្លាក់​បំពង់ (ព. ប្រ.) ទម្លាក់​ប្រមោយ​គោះ​ដី​ឮ​សូរ​ដូច​គេ​បោះ​បំពង់​ទម្លាក់​ទៅ​លើ​ដី (ដំរី) : ដំរី​ទម្លាក់​បំពង់​សញ្ញា​ថា វា​ទទួល​ស្ដាប់​បង្គាប់​ហើយ (គេ​អាច​ចូល​ទៅ​ចាប់​វា​បាន)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ម្លាក់​ផ្លែ​ឈើ ទម្លាក់​ក្រាញ ទម្លាក់​បំពង់ </text:p>
          </table:table-cell>
        </table:table-row>
        <table:table-row>
          <table:table-cell table:style-name="តារាង1.A2" office:value-type="string">
            <text:p text:style-name="P1">៥០១២</text:p>
          </table:table-cell>
          <table:table-cell table:style-name="តារាង1.A2" office:value-type="string">
            <text:p text:style-name="P9">ទម្លាក់ --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ើល​ក្នុង​ពាក្យ ទម្លាក់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១៣</text:p>
          </table:table-cell>
          <table:table-cell table:style-name="តារាង1.A2" office:value-type="string">
            <text:p text:style-name="P9">ទម្លាប់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ធ្វើ​ឲ្យ​ធ្លាប់, ឲ្យ​ថ្នឹក : ទម្លាប់​ខ្លួន, ទម្លាប់​ចិត្ត, ទម្លាប់​ដៃ, ទម្លាប់​មាត់ <text:s/>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ម្លាប់​ខ្លួន ទម្លាប់​ចិត្ត ទម្លាប់​ដៃ <text:s/>ទម្លាប់​មាត់ <text:s/></text:p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ការ​ដែល​ធ្លាប់, លំអាន​ដែល​ធ្លាប់​តែ​មាន​មក : ទម្លាប់​ចាស់​បុរាណ; ធ្វើ​តាម​ទម្លាប់​ពី​មុន​មក; មាន​ទម្លាប់​ពី​នាយ​មក <text:s/>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ម្លាប់​ចាស់ បុរាណ </text:p>
          </table:table-cell>
        </table:table-row>
        <table:table-row>
          <table:table-cell table:style-name="តារាង1.A2" office:value-type="string">
            <text:p text:style-name="P1">៥០១៤</text:p>
          </table:table-cell>
          <table:table-cell table:style-name="តារាង1.A2" office:value-type="string">
            <text:p text:style-name="P9">ទម្លា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ធ្វើ​ឲ្យ​ធ្លាយ : ទម្លាយ​ទំនប់; បិទ​ថ្នាំ​ទម្លាយ​បូស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១៥</text:p>
          </table:table-cell>
          <table:table-cell table:style-name="តារាង1.A2" office:value-type="string">
            <text:p text:style-name="P9">ទម្លាយ​រត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ប្រទាល​ផ្ញើ​ប្រាណ ដុះ​តោង​អាស្រ័យ​នឹង​ដើម​ឈើ​រស់, មាន​ពីរ​ប្រភេទ​គឺ ទម្លាយ​រត​ញី មាន​ផ្កា​ព័ណ៌​ស, ទម្លាយ​រត​ឈ្មោល មាន​ផ្កា​ព័ណ៌​ក្រហម (គេ​អាច​ប្រើ​ទម្លាយ​រត​ទាំង ២ ប្រភេទ​នេះ​ជា​ថ្នាំ​រំងាប់​រោគ​ផ្សេង​ៗ តាម​ទម្លាប់​ប្រើ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ម្លាយ​រត​ញី ទម្លាយ​រត</text:p>
            <text:p text:style-name="P5">ឈ្មោល </text:p>
          </table:table-cell>
        </table:table-row>
        <table:table-row>
          <table:table-cell table:style-name="តារាង1.A2" office:value-type="string">
            <text:p text:style-name="P1">៥០១៦</text:p>
          </table:table-cell>
          <table:table-cell table:style-name="តារាង1.A2" office:value-type="string">
            <text:p text:style-name="P9">ទម្លាយ​ស្ម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ឈើ​តូច​មួយ​ប្រភេទ មាន​បន្លា​ច្រើន​តែ​ដុះ​លើ​ដី​ដំបូ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១៧</text:p>
          </table:table-cell>
          <table:table-cell table:style-name="តារាង1.A2" office:value-type="string">
            <text:p text:style-name="P9">ទម្លាយ​អាកាស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ឃ្មុំ, (ទឹក​ឃ្មុំ) ពាក្យ​គ្រូ​ថ្នាំ គឺ​គ្រូ​ពេទ្យ​ខ្មែរ​ក្នុង​សម័យ​បុរាណ : ទម្លាយ​អាកាស ដាស​ព្រះ​ធរណី គឺ​ទឹក​ឃ្មុំ​និង​មើម​ក្រវាញ​ជ្រូ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១៨</text:p>
          </table:table-cell>
          <table:table-cell table:style-name="តារាង1.A2" office:value-type="string">
            <text:p text:style-name="P9">ទម្លុះ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ធ្វើ​ឲ្យ​ធ្លុះ​ពី​ម្ខាង​ទៅ​ម្ខាង : ទម្លុះ​ភ្លឺ​ស្រែ, ខួង​ទម្លុះ​ក្ដារ ។ ទម្លុះ​ទម្លាយ ធ្វើ​ឲ្យ​ធ្លុះ​ធ្លាយ (ឲ្យ​ឃើញ​តាម​ការណ៍​ពិត) ព. ប្រ.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ម្លុះទម្លាយ </text:p>
          </table:table-cell>
        </table:table-row>
        <table:table-row>
          <table:table-cell table:style-name="តារាង1.A2" office:value-type="string">
            <text:p text:style-name="P1">៥០១៩</text:p>
          </table:table-cell>
          <table:table-cell table:style-name="តារាង1.A2" office:value-type="string">
            <text:p text:style-name="P9">ទយ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ដែល​លយ​លើស​ចេញ​ទៅ​ក្រៅ : រាង​ទយ, គូទ​ទ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ធ្វើ​ឲ្យ​លយ​លើស​ចេញ​ទៅ​ក្រៅ : ទយ​គូទ, ផ្ទះ​ទយ​គូទ​ទៅ​រក​ថ្នល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២០</text:p>
          </table:table-cell>
          <table:table-cell table:style-name="តារាង1.A2" office:value-type="string">
            <text:p text:style-name="P9">ទ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កិន. គឺ​ជេរ, ស្ដី​ឲ្យ, បន្ទោស; វាយ, ទះ, <text:s/>តប់... (ជា​ពាក្យ​សាមញ្ញ​សម្រាប់​និយាយ​បញ្ឆៀង​មិន​ចំពោះ​ដំណើរ​ជេរ, បន្ទោស​ជាដើម​នោះ​ទេ) : ខ្ញុំ​ឥត​ដឹង​រឿង​ហ្នឹង​សោះ ស្រាប់​តែ​គាត់​មក​ដល់​ភ្លាម តាំង​ទរ​ខ្ញុំ​តែ​ម្ដង ។ <text:s/>ស៊ី (ព. សា.) ឆ្កែ​ទរ​នំ​អស់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២១</text:p>
          </table:table-cell>
          <table:table-cell table:style-name="តារាង1.A2" office:value-type="string">
            <text:p text:style-name="P9">ទល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ឃាំង​ឧច្ចារៈ, បស្សាវៈ គឺ​ឃាំង​អាចម៍, នោម​ឬ​មិន​ដើរ​ខ្យល់ : ទល់​មូត្រ, ទល់​លាមក, ទល់​ពោះ, ទល់​ខ្យល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ល់​មូត្រ</text:p>
            <text:p text:style-name="P5">ទល់​លាមក ទល់​ពោះ</text:p>
            <text:p text:style-name="P5">ទល់​ខ្យល់</text:p>
          </table:table-cell>
        </table:table-row>
        <table:table-row>
          <table:table-cell table:style-name="តារាង1.A2" office:value-type="string">
            <text:p text:style-name="P1">៥០២២</text:p>
          </table:table-cell>
          <table:table-cell table:style-name="តារាង1.A2" office:value-type="string">
            <text:p text:style-name="P9">ទល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ល់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(ទឡ “មាំ, ធ្វើ​ឲ្យ​មាំ”) ទ្រ​ពី​ក្រោម​ឲ្យ​មាំ​ឲ្យ​រឹងប៉ឹង​ដោយ​ចន្ទល់ : ទល់​ផ្ទះ ។</text:p>
          </table:table-cell>
          <table:table-cell table:style-name="តារាង1.D2" office:value-type="string">
            <text:p text:style-name="P4">ទឡ្ហ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២៣</text:p>
          </table:table-cell>
          <table:table-cell table:style-name="តារាង1.A2" office:value-type="string">
            <text:p text:style-name="P9">ទល់​ផ្អ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ចុក​ពោះ​ខ្លាំង, ស្រងល់​ឆ្អល់​ខ្លាំង​ក្នុង​ពោះ​ឬ​ក្នុង​ទ្រូង​ដោយ​បណ្ដាល​មក​ពី​ធ្លាក់​ឬ​លោត​ពី​ទី​ខ្ពស់ : មិត្រ​ខ្ញុំ​ធ្លាក់​ពី​លើ​ផ្ទះ ទល់​ផ្អក​ប៊ិះ​នឹង​ស្លាប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២៤</text:p>
          </table:table-cell>
          <table:table-cell table:style-name="តារាង1.A2" office:value-type="string">
            <text:p text:style-name="P9">ទល់​អង្រែ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ល្បែង​លេង​សាក​កម្លាំង​គ្នា ដោយ​យក​អង្រែ​មក​ទល់​នឹង​គ្រលៀន​ម្ខាង​ម្នាក់​រុញ​ទៅ​រុញ​មក : លេង​ទល់​អង្រែ ឬ លេង​រុញ​អង្រែ ។</text:p>
          </table:table-cell>
          <table:table-cell table:style-name="តារាង1.D2" office:value-type="string">
            <text:p text:style-name="P4">រុញ​អង្រែ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២៥</text:p>
          </table:table-cell>
          <table:table-cell table:style-name="តារាង1.A2" office:value-type="string">
            <text:p text:style-name="P9">ទ័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(ទល កិ. “កាត់; ពុះ; ចោះ; ចាក់; ចែក; ទើស; ទាក់; ក្រីក្រ...”; ន. “ស្លក​ឈើ; <text:s/>ចំណែក”) ទើស​ផ្លូវ, ទើស​ដំណើរ : ទ័ល​ផ្លូវ, ទ័ល​គំនិត, ទ័ល​ទ្រព្យ ។ គុ. ដែល​ក្រីក្រ​ទ្រព្យ, ខ្សត់​ទ្រព្យ : មនុស្ស​ទ័ល អ្នក​ទ័ល (ច្រើន​សរសេរ​ក្លាយ​ជា ទាល់ ដូច្នេះ​យូរ​ហើយ​ចំពោះ​ការ​ក្រីក្រ គួរ​សរសេរ ទ័ល វិញ) ។ ទ័ល​ប៉ុច កិ. <text:s/>ទ័ល​ត្រឹម​ដូច​គេ​ចាប់​ច្បុច ឬ​ទ័ល​កើល​ទើស​មិន​មាន​ផ្លូវ​ទៅ​ទៀ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័ល​ផ្លូវ</text:p>
            <text:p text:style-name="P5">ទ័ល​គំនិត</text:p>
            <text:p text:style-name="P5">ទ័ល​ទ្រព្យ ទ័លប៉ុច</text:p>
          </table:table-cell>
        </table:table-row>
        <table:table-row>
          <table:table-cell table:style-name="តារាង1.A2" office:value-type="string">
            <text:p text:style-name="P1">៥០២៦</text:p>
          </table:table-cell>
          <table:table-cell table:style-name="តារាង1.A2" office:value-type="string">
            <text:p text:style-name="P9">ទលិទ្ទ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ៈលិត</text:p>
          </table:table-cell>
          <table:table-cell table:style-name="តារាង1.D2" office:value-type="string">
            <text:p text:style-name="P12">បា. សំ.</text:p>
          </table:table-cell>
          <table:table-cell table:style-name="តារាង1.D2" office:value-type="string">
            <text:p text:style-name="P12">គុ. ឬ ន.</text:p>
          </table:table-cell>
          <table:table-cell table:style-name="តារាង1.D2" office:value-type="string">
            <text:p text:style-name="P5">(ទលិទ្ទ; ទលិទ្រ) ដែល​ក្រីក្រ​ទ្រព្យ, ដែល​ខ្សត់​ទ្រព្យ; អ្នក​កំសត់, មនុស្ស​ទុគ៌ត : មនុស្ស​ទលិទ្ទ ។ ស្ត្រី​ជា ទលិទ្ទា ។(ព. កា.), ពួក​អ្នក​ទលិទ្ទ គ្នា​ខំ​ប្រឹង​គិត រាវ​រក​ឧបាយ ឲ្យ​មាន​ទ្រព្យ​ធន សម្រាប់​ប្រើ​ចាយ នោះ​ខំ​ខ្វល់ខ្វាយ ក៏​នៅ​តែ​ទ័ល ។ ម. ព. ទ័ល ទៀត​ផង ។</text:p>
          </table:table-cell>
          <table:table-cell table:style-name="តារាង1.D2" office:value-type="string">
            <text:p text:style-name="P4">ទលិទ្រ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២៧</text:p>
          </table:table-cell>
          <table:table-cell table:style-name="តារាង1.A2" office:value-type="string">
            <text:p text:style-name="P9">ទលិទ្ទ​ភាព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ៈ-លិត-ទៈ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លិទ្ទ​ភាវ) ភាព​នៃ​អ្នក​ក្រីក្រ, ការ​ខ្សត់​ទ្រព្យ​សម្បត្តិ, សេចក្ដី​ទ័ល​ក្រ : ឱ​បង​អើយ, ខ្ញុំ​សព្វ​ថ្ងៃ​ដោះ​ដៃ ពី​ទលិទ្ទភាព​ពុំ​រួច​ទេ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២៨</text:p>
          </table:table-cell>
          <table:table-cell table:style-name="តារាង1.A2" office:value-type="string">
            <text:p text:style-name="P9">ទស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ស់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ប. សំ.</text:p>
          </table:table-cell>
          <table:table-cell table:style-name="តារាង1.D2" office:value-type="string">
            <text:p text:style-name="P5">ដប់ (១០) : យើង​ខ្ញុំ​បង្គំ​ព្រះ​ទ្រង់​យស ដោយ​ម្រាម​ទាំង​ទស​ផ្ចង់​គោរព ព្រម​ដោយ​សក្ការៈ​ទាំង​គ្រប់ សូម​ឲ្យ​ឧបទ្រព​ចៀស​ចេញ​ឆ្ងាយ ។ ប្រើ​រៀង​ភ្ជាប់​ពី​ខាង​ដើម​សព្ទ​ដទៃ​ទៀត អ. ថ. ទៈសៈ ដូច​ជា <text:s/>ទសក័ណ្ឋ (--ក័ន) ន. (បា. ទសកណ្ឋ; សំ. ទឝកណ្ឋ) អ្នក​ដែល​មាន-ក ១០ គឺ​រាពណ៍ : ព្រះ​បាទ​ទសក័ណ្ឋ (ក្នុង​រឿង​រាម​កេរ្តិ៍) ។ ទសធម្ម (--ធ័ម ឬ--ធ័ម-មៈ) ន. (បា.) ធម៌ ១០ ។ ឈ្មោះ​សូត្រ​មួយ​ក្នុង​ព្រះ​សុត្តន្ត​បិដក សំដែង​ពី​ធម៌ ១០ ប្រភេទ ។ ទស​បារមី (ទៈសៈបារ៉ៈម៉ី) ន. (បា.) បារមី ១០ គឺ​ចរិយា​ដ៏​លើស​លន់ ឬ​គុណ​ជាតិ​ដ៏​ល្អ ដែល​គួរ​បំពេញ​មាន ១០ យ៉ាង​គឺ ១-ទានៈ <text:s/>ការ​ធ្វើ​អំណោយ; ២-សីលៈ <text:s/>ការ​រក្សា​កាយ​វាចា​ឲ្យ​បរិសុទ្ធ​ប្រពៃ; ៣- នេក្ខម្មៈ <text:s/>ការ​ចេញ​ចាក​កាម គឺ​ចេញ​បួស; ៤-បញ្ញា <text:s/>ការ​ដឹង​ច្បាស់​នូវ​សេចក្ដី​ពិត; ៥-វីរិយៈ <text:s/>ព្យាយាម; ៦-ខន្តិ <text:s/>សេចក្ដី​អត់ធន; ៧- សច្ចៈ ការ​កាន់​សំដី​ពិត​មិន​រើរុះ; ៨-អធិដ្ឋានៈ ការ​អធិដ្ឋាន​ឲ្យ​ឃើញ​ជាក់​ស្ដែង​តាម​ហេតុ​ពិត; ៩-មេត្តា ការ​ផ្សាយ​សេចក្ដី​រាប់​អាន​ចំពោះ​សព្វ​សត្វ​មិន​រើស​មុខ; ១០-ឧបេក្ខា ដំណើរ​តាំង​ចិត្ត​ជើយ​ព្រងើយ​ដោយ​ស្មោះ​ស្មើ ។ បារមី​ទាំង ១០ នេះ​ឯង​ដែល​ពោធិសត្វ​រាល់​ព្រះ​អង្គ​បំពេញ​ឲ្យ​បាន​ត្រាស់​ជា​ព្រះ​សព្វញ្ញុ​ពុទ្ធ ។ ទសពល (--ពល់) គុ. ឬ ន. (បា.) ដែល​មាន​កម្លាំង ១០ គឺ​មាន​កម្លាំង​ស្មើ​នឹង​ដំរី​វិសេស ១០ (ព្រះ​សម្មាសម្ពុទ្ធ) : ព្រះ​ទសពល ។ ទសពិធ (--ពិត) គុ. (បា. ទសវិធ, វ &gt; ព = ទសពិធ) ដែល​មាន ១០ យ៉ាង, មាន ១០ ប្រការ ។ ទសពិធ​រាជធម៌ (ទៈ សៈពិធៈរាជៈ ធ័រ, <text:s/>ឬ​តាម​ទម្លាប់​ថា ទស់សៈពិត--) ន. (បា. ទសវិធ + រាជធម្ម) រាជធម៌ ១០​យ៉ាង គឺ​ធម៌ ១០ ប្រការ សម្រាប់​ព្រះ​រាជា​ទ្រង់​ប្រព្រឹត្ត ព្រម​ទាំង​ណែនាំ​ពួក​សេនាបតី​មន្ត្រី​ធំ​តូច​និង​ពួក​រាស្ត្រ​ប្រជា​ឲ្យ​ប្រព្រឹត្ត​ផង ។ ទសពិធ​រាជធម៌​នោះ​គឺ ១-ទានៈ <text:s/>ការ​ធ្វើ​អំណោយ; ២-សីលៈ <text:s/>ការ​រក្សា​សីល ៥ ជានិច្ច ឬ​រក្សា​សីល ១០ មួយ​ដង​មួយ​កាល; ៣-បរិច្ចាគៈ <text:s/>ការ​ចំណាយ​ព្រះ​រាជ​ទ្រព្យ​ទំនុក​បម្រុង​ប្រទេស​ជាតិ; ៤-អាជ្ជវៈ <text:s/>មាន​សេចក្ដី​ត្រង់; ៥-មទ្ទវៈ <text:s/>មាន​សេចក្ដី​ទន់ភ្លន់​ស្លូត​សុភាព​រាបសា; ៦-តបៈ ការ​កាន់​ឧបោសថ​សីល​តាម​កាល​កំណត់​ម្ដង​ៗ (ម. ព. តបៈ ឬ តបះ ផង); ៧-អក្កោធនៈ <text:s/>មិន​កម្ដៅ​ក្រហាយ​អ្នក​ដទៃ; ៨-អវិហឹសា <text:s/>មិន​បៀតបៀន​អ្នក​ដទៃ; ៩-ខន្តិ <text:s/>មាន​សេចក្ដី​អត់ធន់; ១០-អវិរោធនៈ <text:s/>មិន​បំពាន​លើ​ធម៌​លើ​ច្បាប់ ។ ច្រើន​ប្រើ​កាត់​ខ្លី​ត្រឹមតែ ទសពិធ ឬ ទសពិធ​ធម៌ ។ <text:s/>ទសមុខ (ទៈសៈមុក, ឬ ត. ទ. ថា. <text:s/>ទស់​មុខ) ន. ឬ គុ. (បា.) មុខ ១០; ដែល​មាន​មុខ ១០ (រាពណ៍) : ព្រះ​បាទ​ទសមុខ (ក្នុង​រឿង​រាមកេរ្តិ៍ 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សក័ណ្ឋ ទសធម្ម ទសបារមី</text:p>
            <text:p text:style-name="P5">ទសពល </text:p>
            <text:p text:style-name="P5">ព្រះ​ទសពល <text:s/>ទសពិធ ទសពិធរាជធម៌ </text:p>
            <text:p text:style-name="P5">ទសមុខ </text:p>
          </table:table-cell>
        </table:table-row>
        <table:table-row>
          <table:table-cell table:style-name="តារាង1.A2" office:value-type="string">
            <text:p text:style-name="P1">៥០២៩</text:p>
          </table:table-cell>
          <table:table-cell table:style-name="តារាង1.A2" office:value-type="string">
            <text:p text:style-name="P9">ទស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រាំង​ដោយ​ឆ្នស់ : ទស់​ធ្នស់, ទស់​ទឹក​ឲ្យ​ចាល់ ។ <text:s/>រារាំង, ទប់​ទល់ : មើល​ទៅ​ឃើញ​ទស់​គេ​មិន​ឈ្នះ​ទេ ។ ទស់​ទ័ព គឺ​រាំង​មុខ​ទ័ព​មិន​ឲ្យ​ចូល​មក​បាន ។ (ស. ស.) ទាញ ដោយ​តាំង​សញ្ញា​ថា​របស់​ដែល​គេ​ចោល ឬ​ឥត​ម្ចាស់ : ភិក្ខុ​ទស់​សំពត់​បង្សុកូល, ទស់​បន្លុ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ស់​ធ្នស់</text:p>
            <text:p text:style-name="P5">ទស់​ទ័ព</text:p>
            <text:p text:style-name="P5">ទស់​បន្លុង</text:p>
          </table:table-cell>
        </table:table-row>
        <table:table-row>
          <table:table-cell table:style-name="តារាង1.A2" office:value-type="string">
            <text:p text:style-name="P1">៥០៣០</text:p>
          </table:table-cell>
          <table:table-cell table:style-name="តារាង1.A2" office:value-type="string">
            <text:p text:style-name="P9">ទស <text:span text:style-name="T7">--</text:span>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ើល​ក្នុង​ពាក្យ ទស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៣១</text:p>
          </table:table-cell>
          <table:table-cell table:style-name="តារាង1.A2" office:value-type="string">
            <text:p text:style-name="P9">ទសវត្សរ៍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ៈ សៈ វ័ត</text:p>
            <text:p text:style-name="P12"><text:span text:style-name="T5">ឬ​តាម​</text:span>ទម្លាប់</text:p>
            <text:p text:style-name="P12">ថា ទស់-សៈ</text:p>
            <text:p text:style-name="P12">វ័ត</text:p>
          </table:table-cell>
          <table:table-cell table:style-name="តារាង1.D2" office:value-type="string">
            <text:p text:style-name="P12">សំ.;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ឝ + សំវត្សរ, លុប <text:s/>សំ ចេញ​ជា វត្សរ <text:s/>(អាទិលុប) &gt; ទឝវត្សរ; <text:s/>ទស + សំវច្ឆរ) កំលុង​ដប់​ឆ្នាំ : មួយ​ទសវត្សរ៍ ។ ដប់​ទសវត្សរ៍ (កំលុង​មួយ​រយ​ឆ្នាំ​ហៅ​ថា មួយ​សតវត្សរ៍), ដប់​សតវត្សរ៍ ជាមួយ​សហស្សវត្សរ៍ (កំលុង​មួយ​ពាន់​ឆ្នាំ), ដប់​សហស្សវត្សរ៍ ជាមួយ​ទសសហស្សវត្សរ៍ <text:s/>(កំលុង​មួយ​ម៉ឺន​ឆ្នាំ)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ដប់​ទសវត្សរ៍ </text:p>
          </table:table-cell>
        </table:table-row>
        <table:table-row>
          <table:table-cell table:style-name="តារាង1.A2" office:value-type="string">
            <text:p text:style-name="P1">៥០៣២</text:p>
          </table:table-cell>
          <table:table-cell table:style-name="តារាង1.A2" office:value-type="string">
            <text:p text:style-name="P9">ទស្សន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័ស សៈ ន៉ៈ</text:p>
          </table:table-cell>
          <table:table-cell table:style-name="តារាង1.D2" office:value-type="string">
            <text:p text:style-name="P12">បា.; 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ស្សន; ទស៌ន <text:s/>ការ​ឃើញ, ដំណើរ​យល់​ឃើញ; បញ្ញា​សាមញ្ញ; លទ្ធិ; ភ្នែក; អាទិមគ្គ គឺ​សោតាបត្តិមគ្គ ។ ទស្សនកិច្ច (--កិច) ន. (បា.; សំ. ទស៌ន + ក្ឫត្យ) ចក្ខុ​ដែល​មាន​ការ​ឃើញ​ជានិច្ច ឬ​ជា​មុខ​ការ ។ ទស្សន​វិជ្ជា ន. (បា.) វិជ្ជា​ដែល​កើត​ឡើង​ដោយ​ទស្សនៈ; វិទ្យា​សាស្ត្រ​ចែង​អំពី​គោល​ការណ៍​សំខាន់​ៗ និង​បុព្វ​ហេតុ​ផ្សេង​ៗ ឬ​អំពី​ជីវិត​នៃ​មនុស្ស​និង​សត្វ : ទស្សន​វិជ្ជា ជា​គុណ​ជាតិ​វិសេស​មួយ​ចំណែក ។ ទស្សន​វិទូ <text:s/>ន. (បា.) អ្នក​ប្រាជ្ញ​ខាង​ទស្សន​វិជ្ជា : ព្រះ​ពុទ្ធ ជា​ទស្សន​វិទូ​ឯក​ក្នុង​លោក ។ ទស្សន​វិស័យ (--វិសៃ) ន. (បា. ទស្សនវិសយ) ប្រទេស​ឬ​ទី​ឱកាស​ដែល​មើល​ឃើញ គឺ​ចម្ងាយ​ភ្នែក​ល្មម​មើល​ឃើញ​បាន (ចម្ងាយ​មួយ​ក្រឡេក ឬ​មួយ​កន្ទុយ​ភ្នែក)។ ទស្សនាការ (ទ័ស-សៈ ន៉ាកា) ន. (បា.; សំ. ទស៌ន + អាការ) អាការ​នៃ​ការ​ឃើញ, លក្ខណៈ​នៃ​ការ​ឃើញ។ ខ្មែរ​យើង​ប្រើ​ជា (រ. ស.) កិ. ក៏​មាន : ទ្រង់​ទស្សនាការ គឺ​ទ្រង់​ទត​ព្រះ​នេត្រ, ទ្រង់​ទត​ឃើញ ។ ដំណើរ​ត្រួត​មើល​កិច្ចការ​ផ្សេង​ៗ តាម​កម្មវិធី​ដែល​បាន​កំណត់​ទុក : លោក​អភិបាល​ខេត្ត ធ្វើ​ទស្សនាការ​ក្នុង​ស្រុក-ក្នុង​សង្កាត់ ។ ប្រើ​ជា ទស្សនាចរ ឬ ទស្សនាចរណ៍ <text:s/>ក៏​មាន ។ ទស្សនាវដ្ដី <text:s/>(ទ័ស-សៈ-ន៉ាវ៉ាត់-ដី) ន. (បា.) ចំណង​ជើង​នៃ​ប្រជុំ​អត្ថបទ​ផ្សេង​ៗ​ដែល​ផ្សាយ​ចេញ​តាម​កំណត់​ពេល, សៀវភៅ​ដែល​គេ​ចុះ​អត្ថបទ​ច្រើន​ផ្នែក ផ្សាយ​ចេញ​ប្រចាំ​សប្តាហ៍ ឬ​ប្រចាំ​ខែ : ទស្សនាវដ្ដី​វិទ្យាសាស្ត្រ, ជាវ​ទស្សនាវដ្ដី, អាន​ទស្សនាវដ្ដី ។ ទស្សនីយ​ភាព (ទ័ស-សៈន៉ីយ៉ៈ--) ន. (បា.) ទស្សនីយ​ភាវ) ភាព​ដែល​គួរ​មើល​គួរ​ឃើញ; អ្វី​ៗ​ដែល​គួរ​ឲ្យ​ចង់​មើល​ចង់​ឃើញ : ទស្សនីយ​ភាព​នៃ​ជើង​ភ្នំ, ទស្សនីយ​ភាព​នៃ​វាល​ស្រែ ។ ទស្សនូ-បចារ (ទ័ស-សៈ ន៉ូប៉ៈចារ) ន. (បា. ទស្សន + ឧបចារ &gt; ទស្សនុ-បចារ ឬ​ទស្សនូបចារ ឬ​ក៏ ទស្សនោបចារ) ទី​ជិត​ល្មម​មើល​ឃើញ​ច្បាស់ (ម. ព. ទស្សនវិស័យ <text:s/>ទៀត​ផង) ។</text:p>
          </table:table-cell>
          <table:table-cell table:style-name="តារាង1.D2" office:value-type="string">
            <text:p text:style-name="P4">ទស្សនៈ</text:p>
          </table:table-cell>
          <table:table-cell table:style-name="តារាង1.I2" office:value-type="string">
            <text:p text:style-name="P5">ទស្សនកិច្ច</text:p>
            <text:p text:style-name="P5">ទស្សនវិជ្ជា</text:p>
            <text:p text:style-name="P5">ទស្សនវិទូ ទស្សនវិស័យ</text:p>
            <text:p text:style-name="P5">ទស្សនាការ <text:s/>ទស្សនាវដ្ដី <text:s text:c="2"/>ទស្សនីយភាពទស្សនូបចារ </text:p>
          </table:table-cell>
        </table:table-row>
        <table:table-row>
          <table:table-cell table:style-name="តារាង1.A2" office:value-type="string">
            <text:p text:style-name="P1">៥០៣៣</text:p>
          </table:table-cell>
          <table:table-cell table:style-name="តារាង1.A2" office:value-type="string">
            <text:p text:style-name="P9">ទស្សន --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ើល​ក្នុង​ពាក្យ ទស្សន <text:s/>ឬ ទស្សនៈ) ។</text:p>
          </table:table-cell>
          <table:table-cell table:style-name="តារាង1.D2" office:value-type="string">
            <text:p text:style-name="P4">ទស្សនា-- ទស្សនី-- ទស្សនូ--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៣៤</text:p>
          </table:table-cell>
          <table:table-cell table:style-name="តារាង1.A2" office:value-type="string">
            <text:p text:style-name="P9">ទឡ្ហ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 ព. ទល់ <text:s/>ឬ ទឡ្ហ <text:s/>កិ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៣៥</text:p>
          </table:table-cell>
          <table:table-cell table:style-name="តារាង1.A2" office:value-type="string">
            <text:p text:style-name="P9">ទឡ្ហៈ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័ល-ហៈ, ឬ​តាម​ទម្លាប់​ថា ទល់-ហៈ <text:s/></text:p>
          </table:table-cell>
          <table:table-cell table:style-name="តារាង1.D2" office:value-type="string">
            <text:p text:style-name="P12">បា.; សំ.</text:p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(ទឡ្ហ; ទ្ឫឍ) មាំ, មាំទាំ, មាំមួន; ខ្ជាប់, ខ្ជាប់ខ្ចួន; ខ្លាំង; រឹងប៉ឹង ។ ខ្មែរ​យើង​ច្រើន​ប្រើ​ជា​ចុង​ពាក្យ​ការងារ​នៃ​មន្ត្រី ដូច​ជា ជំនិត​ទឡ្ហៈ, ភក្ដី​ទឡ្ហៈ <text:s/>ជាដើម ។ សម្ដេច​ចៅហ៊្វា​ទឡ្ហៈ <text:s/>ឋានន្តរ​ស័ក្តិ​ថ្នាក់​ខ្ពស់​បំផុត​នៃ​មន្ត្រី​ក្នុង​កម្ពុជ​រដ្ឋ នា​បុរាណ​សម័យ​មាន​នាទី​ស្ដីការ​រដ្ឋ ចុះ​បន្ទាប់​អំពី​សម្ដេច​ព្រះ​មហា​ឧបរាជ​មក, ជួន​កាល​ព្រះ​រាជា​ទ្រង់​ព្រះ​មេត្តា​ប្រោស​តាំង​ឲ្យ​មាន​ឋានៈ ជា​មេ​ទ័ព​ធំ​ផង តាម​ទេសៈ កាលៈ, ចំពោះ​តែ​សម្ដេច​ចៅហ៊្វា​ទឡ្ហៈ​ណា​ដែល​ជំនាញ​ក្នុង​យុទ្ធ​សាស្ត្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៣៦</text:p>
          </table:table-cell>
          <table:table-cell table:style-name="តារាង1.A2" office:value-type="string">
            <text:p text:style-name="P9">ទឡ្ហ​ការី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័ល-ហៈការ៉ី</text:p>
          </table:table-cell>
          <table:table-cell table:style-name="តារាង1.D2" office:value-type="string">
            <text:p text:style-name="P12">បា.; 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្ឫឍ + ការិន៑) អ្នក​ធ្វើ​ការ​មាំទាំ គឺ​អ្នក​ដែល​មាន​ព្យាយាម​មាំ កាន់​ការ​អ្វី​មិន​ធ្វេសប្រហែស ។ បើ​ស្ត្រី​ជា ទឡ្ហការិនី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៣៧</text:p>
          </table:table-cell>
          <table:table-cell table:style-name="តារាង1.A2" office:value-type="string">
            <text:p text:style-name="P9">ទឡ្ហ​ប្រហា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័ល-ហៈ</text:p>
            <text:p text:style-name="P12">ប្រហា</text:p>
          </table:table-cell>
          <table:table-cell table:style-name="តារាង1.D2" office:value-type="string">
            <text:p text:style-name="P12">បា. <text:s/>សំ. 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ឡ្ហ + បហារ &gt; ទឡ្ហប្បហារ; ទ្ឫឍប្រហារ) ការ​ប្រហារ គឺ​វាយ, សំពង​ឬ​កាប់​ពេញ​កម្លាំង​ឬ​ពេញ​ទំហឹង : បៀតបៀន​ដោយ​ទឡ្ហ​ប្រហារ; ធ្វើ​ទឡ្ហ​ប្រហារ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៣៨</text:p>
          </table:table-cell>
          <table:table-cell table:style-name="តារាង1.A2" office:value-type="string">
            <text:p text:style-name="P9">ទឡ្ហ​មិត្ត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័ល-ហៈមិត</text:p>
          </table:table-cell>
          <table:table-cell table:style-name="តារាង1.D2" office:value-type="string">
            <text:p text:style-name="P12">បា.; 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្ឫឍ + មិត្រ) មិត្ត​ខ្ជាប់ខ្ជួន គឺ​អ្នក​ដែល​រាប់អាន​គ្នា​ដោយ​ទុក​ចិត្ត ជិតដិត​ស្និទ្ធស្នាល​យ៉ាង​មាំ : ឈ្មោះ​នុ៎ះ​ជា​ទឡ្ហ​មិត្ត​របស់​ខ្ញុំ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៣៩</text:p>
          </table:table-cell>
          <table:table-cell table:style-name="តារាង1.A2" office:value-type="string">
            <text:p text:style-name="P9">ទឡ្ហី​កម្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័ល-ហីក័ម</text:p>
          </table:table-cell>
          <table:table-cell table:style-name="តារាង1.D2" office:value-type="string">
            <text:p text:style-name="P12">បា.; 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្ឫឍ + កម៌ន៑) ការ​ធ្វើ​ឲ្យ​មាំ​ឡើង​ទៀត គឺ​ការ​ដែល​បាន​ធ្វើ​រួច​ហើយ​ធ្វើ​ថែម​ទៀត​ឲ្យ​រឹត​តែ​មាំមួន​ឡើង : ត្រូវ​ធ្វើ​ទៀត​ទៅ ដើម្បី​ឲ្យ​បាន​ជា​ទឡ្ហី​កម្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៤០</text:p>
          </table:table-cell>
          <table:table-cell table:style-name="តារាង1.A2" office:value-type="string">
            <text:p text:style-name="P9">ទឡ្ហី​ករណៈ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័ល-ហីកៈ រៈណៈ ឬ--ក</text:p>
          </table:table-cell>
          <table:table-cell table:style-name="តារាង1.D2" office:value-type="string">
            <text:p text:style-name="P12">បា.; 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ឡ្ហី​ករណ; ទ្ឫឍ​ករណ) ពាក្យ​ឬ​សេចក្ដី​ផ្សេង​ៗ ដែល​ទាញ​នាំ​យក​មក​អាង ដើម្បី​ឲ្យ​មាំ : ពាក្យ​នេះ​ជា​ទឡ្ហីករណៈ ឬ ជា​ទឡ្ហី-ករណ៍ ។ និបាត​សព្ទ​សម្រាប់​បញ្ជាក់​ចុះ​មក​ជា​ជំនួយ​សេចក្ដី​ឲ្យ​មាំ, ឲ្យ​រឹងប៉ឹង : ពិត, ប្រាដក, មែន​ពិត, មែនទែន ជាដើម ឬ ពីរ​ដង​ទៀត, បី​ដង​ទៀត ... ជា​ទឡ្ហី​ករណ៍ ។</text:p>
          </table:table-cell>
          <table:table-cell table:style-name="តារាង1.D2" office:value-type="string">
            <text:p text:style-name="P4">ទឡ្ហីករណ៍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៤១</text:p>
          </table:table-cell>
          <table:table-cell table:style-name="តារាង1.A2" office:value-type="string">
            <text:p text:style-name="P9">ទ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23">ឈ្មោះ​សត្វ​ស្លាប​ស្រុក​ពួក​មួយ មាន​ម្រាម​ជើង​ជាប់​គ្នា ស្រដៀង​នឹង​ប្រវឹក តែ​មាន​រូប​ធំ​ជាង​ប្រវឹក ។ ដំណើរ​ទា ដំណើរ​អ៊‌ីកអ៊ាក​តិញតុញ​ស្រដៀង​នឹង​ទា​ដើរ ។ ទា​កាប៉ា <text:s/>ឈ្មោះ​ទា​មួយ​ប្រភេទ រូប​ខ្ពស់​ជាង​ទា​ធម្មតា, នៅ​ត្រង់​ក្បាល​មាន​ពក​ជា​សិរ​ទាប សម្បុរ​ក្រហម សណ្ឋាន​ស្រដៀង​នឹង​ពក​ផ្លែ​ម្រះ​ទុំ, ចេះ​ហើរ​បាន​ប្រហែល​នឹង​មាន់​ស្រុក ។ ទា​ព្រៃ <text:s/>ឈ្មោះ​បក្សី​ព្រៃ​មួយ​ប្រភេទ​រូប​ដូច​ទា តែ​ហើរ​ខ្ពស់​បាន​ដូច​ពួក​កុ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៤២</text:p>
          </table:table-cell>
          <table:table-cell table:style-name="តារាង1.A2" office:value-type="string">
            <text:p text:style-name="P9">ទា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លើង​គោក, មាន​តែ​ក្នុង​ព្រៃ​ស្រោង ឬ​ជើង​ភ្នំ​ដែល​មាន​ធាតុ​សើម​ជានិច្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៤៣</text:p>
          </table:table-cell>
          <table:table-cell table:style-name="តារាង1.A2" office:value-type="string">
            <text:p text:style-name="P9">ទាក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ចាប់​ដោយ​អន្ទាក់ ឬ​ថ្ពក់​ទាញ​រូត​ឲ្យ​ជាប់​ដោយ​អន្ទាក់, ឲ្យ​ជាប់​ដោយ​លប់ : ទាក់​ដំរី, ទាក់​មាន់, ទាក់​លលក, ទាក់​ទទា ។ និយាយ​ល្បួង​ប្រលោម​ភ្ជាប់​ចិត្ត​ឲ្យ​ស្និទ្ធ​ស្នេហា, ឲ្យ​កួច​កាន់​ក៏​ហៅ ទាក់ ដែរ : ទាក់​ចិត្ត ។ និយាយ​បញ្ចុះ​បញ្ចូល​ឲ្យ​ជឿ​តាម ក៏​ហៅ ទាក់ ដែរ : ទាក់​ឲ្យ​បាន​ជា​គ្ន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<text:s/></text:p>
          </table:table-cell>
        </table:table-row>
        <table:table-row>
          <table:table-cell table:style-name="តារាង1.A2" office:value-type="string">
            <text:p text:style-name="P1">៥០៤៤</text:p>
          </table:table-cell>
          <table:table-cell table:style-name="តារាង1.A2" office:value-type="string">
            <text:p text:style-name="P9">ទាក់ទ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 ឬ កិ. វិ.</text:p>
          </table:table-cell>
          <table:table-cell table:style-name="តារាង1.D2" office:value-type="string">
            <text:p text:style-name="P5">ដែល​មាន​គន្លង ឬ​ទំនង​ទាក់​គ្នា, ទទួល​គ្នា : ពាក្យ​ទាក់ទង​គ្នា, សេចក្ដី​ទាក់ទង​គ្នា; និយាយ​ទាក់ទង ។ ប្រើ​ជា កិ. <text:s/>ក៏​មាន : ការណ៍​នេះ​ទាល់​តែ​ទាក់ទង​ជា​មួយ​នឹង​ឪពុក​ខ្ញុំ​ទើប​ដឹង​ប្រាដក​ប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៤៥</text:p>
          </table:table-cell>
          <table:table-cell table:style-name="តារាង1.A2" office:value-type="string">
            <text:p text:style-name="P9">ទាក់ទា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 ឬ កិ. វិ.</text:p>
          </table:table-cell>
          <table:table-cell table:style-name="តារាង1.D2" office:value-type="string">
            <text:p text:style-name="P5">ដែល​ទីមទាម​ដោយ​ទើស​ទាល់​ដំណើរ ឬ​ទើស​ទាល់​គំនិត : រឿង​នេះ​ខ្ញុំ​សម្រេច​ភ្លាម​ៗ​ពុំ​ទាន់​បាន​ទេ ព្រោះ​នៅ​មាន​ដំណើរ​ទាក់​ទាម​ច្រើន​ណាស់ ។</text:p>
          </table:table-cell>
          <table:table-cell table:style-name="តារាង1.D2" office:value-type="string">
            <text:p text:style-name="P4">ទទាក់ទទាម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៤៦</text:p>
          </table:table-cell>
          <table:table-cell table:style-name="តារាង1.A2" office:value-type="string">
            <text:p text:style-name="P9">ទាក់ទិន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ជំពាក់​ឆ្វាក់​នឹង​គ្នា, ជំពាក់​វាក់វិន ។ ន. សេចក្ដី​ជំពាក់​ឆ្វាក់​នឹង​គ្នា (និយាយ​ពី​ពាក្យ​សម្ដី​ក៏​បាន, ពី​អ្វី​ៗ​ក៏​បាន) : មាន​ទាក់ទិន​ច្រើន​កន្លែ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តម្រា​ហោរ​មួយ​ប្រភេទ​សម្រាប់​គន់​គូរ​ពិនិត្យ​មើល​កាល​អាក្រក់ : ក្បួន​ទាក់ទិន, តម្រា​ទាក់ទិន ។ គួរ​ប្រើ​ជា ទ័ក្សទិន “ថ្ងៃ​រឹងប៉ឹង គឺ​ថ្ងៃ​ហ្មត់ចត់ ”វិញ សម​ជាង (ប៉ុន្តែ​យើង​ពុំ​អាច​ហ៊ាន​សម្រេច​ដោយ​ដាច់​ខាត​ទេ) ។ មើល​ពាក្យ មហា​ទក្សា ក្នុង​ពាក្យ មហា ផ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ក្បួន​ទាក់ទិន តម្រា​ទាក់ទិន</text:p>
          </table:table-cell>
        </table:table-row>
        <table:table-row>
          <table:table-cell table:style-name="តារាង1.A2" office:value-type="string">
            <text:p text:style-name="P1">៥០៤៧</text:p>
          </table:table-cell>
          <table:table-cell table:style-name="តារាង1.A2" office:value-type="string">
            <text:p text:style-name="P9">ទា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មាន់​មួយ​ប្រភេទ ស្ទើរ​គក​ស្ទើរ​ចែ : មាន់​ទា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មាន់​ទាង <text:s/></text:p>
          </table:table-cell>
        </table:table-row>
        <table:table-row>
          <table:table-cell table:style-name="តារាង1.A2" office:value-type="string">
            <text:p text:style-name="P1">៥០៤៨</text:p>
          </table:table-cell>
          <table:table-cell table:style-name="តារាង1.A2" office:value-type="string">
            <text:p text:style-name="P9">ទាច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អាការ​មួយ​ប្រភេទ​ដែល​ហៅ​ថា តម្រង​បស្សាវៈ <text:s/>មាន​ក្នុង​កាយ ឬ​ឈ្មោះ​រោគ​ដែល​បណ្ដាល​ឲ្យ​កើត ដោយ​អាការៈ​នេះ​ជា​រោគ​បណ្ដាល​ធ្វើ​ឲ្យ​ពោះ​ធំ : កើត​ទាច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កើត​ទាច</text:p>
          </table:table-cell>
        </table:table-row>
        <table:table-row>
          <table:table-cell table:style-name="តារាង1.A2" office:value-type="string">
            <text:p text:style-name="P1">៥០៤៩</text:p>
          </table:table-cell>
          <table:table-cell table:style-name="តារាង1.A2" office:value-type="string">
            <text:p text:style-name="P9">ទាញ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ចាប់​ភើច, អូស​ឬ​ចាប់​កាន់​ប្រយោល រឹត​ឲ្យ​តឹង : ទាញ​ខ្សែ​គោ, ទាញ​ដៃ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៥០</text:p>
          </table:table-cell>
          <table:table-cell table:style-name="តារាង1.A2" office:value-type="string">
            <text:p text:style-name="P9">ទាញទង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 ព. ទង់ កិ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៥១</text:p>
          </table:table-cell>
          <table:table-cell table:style-name="តារាង1.A2" office:value-type="string">
            <text:p text:style-name="P9">ទាញ​ព្រ័ត្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ល្បែង​មួយ​ប្រភេទ​មាន​មនុស្ស​ពីរ​ពួក ច្រើន​តែ​ពួក​ប្រុស​ម្ខាង​ពួក​ស្រី​ម្ខាង ទាញ​កន្ទុយ​ព្រ័ត្រ​ឬ​ពួរ​ទាំង​ពីរ​ខាង​ដោយ​ប្រឹង​ពេញ​ទំហឹង ល្បង​កម្លាំង​គ្នា​យក​ឈ្នះ, ខាង​ណា​ខ្សោយ​ជាង​ ខាង​នោះ​ចាញ : លេង​ទាញ​ព្រ័ត្រ <text:s/>(ជា​ល្បែង​ហាត់​ប្រាណ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លេង​ទាញ​ព្រ័ត្រ </text:p>
          </table:table-cell>
        </table:table-row>
        <table:table-row>
          <table:table-cell table:style-name="តារាង1.A2" office:value-type="string">
            <text:p text:style-name="P1">៥០៥២</text:p>
          </table:table-cell>
          <table:table-cell table:style-name="តារាង1.A2" office:value-type="string">
            <text:p text:style-name="P9">ទាឋ​ធាតុ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 ព. ទាឋាធាតុ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៥៣</text:p>
          </table:table-cell>
          <table:table-cell table:style-name="តារាង1.A2" office:value-type="string">
            <text:p text:style-name="P9">ទាឋ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ា.; 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ាឍា <text:s/>ឬ ទំស្ត្រា) ចង្កូម, ខ្នាយ, ភ្លុក ។ រ. ស. ព្រះ​ទាឋា <text:s/>ឬ ព្រះ​ទាឍា គឺ​ព្រះ​ចង្កូម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ព្រះ​ទាឋា <text:s text:c="2"/></text:p>
            <text:p text:style-name="P5">ព្រះ​ទាឍា</text:p>
          </table:table-cell>
        </table:table-row>
        <table:table-row>
          <table:table-cell table:style-name="តារាង1.A2" office:value-type="string">
            <text:p text:style-name="P1">៥០៥៤</text:p>
          </table:table-cell>
          <table:table-cell table:style-name="តារាង1.A2" office:value-type="string">
            <text:p text:style-name="P9">ទាឋា​ធាតុ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ធាត</text:p>
          </table:table-cell>
          <table:table-cell table:style-name="តារាង1.D2" office:value-type="string">
            <text:p text:style-name="P12">បា.; 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ាឍាធាតុ, ទាឍធាតុ ឬ ទំស្ត្រធាតុ) ព្រះ​ចង្កូម​កែវ​នៃ​ព្រះ​សម្មា​សម្ពុទ្ធ ដែល​ជា​ព្រះ​សារីរិកធាតុ​ប្រតិស្ឋាន​នៅ​ដល់​សព្វ​ថ្ងៃ​នេះ (យ៉ាង​ដូច​ព្រះ​ចង្កូម​កែវ​អង្គ​មួយ​ដែល​តម្កល់​នៅ​លង្កា​ទ្វីប) : ព្រះ​ទាឋា​ធាតុ ឬ ព្រះ​ទាឋ​ធាតុ (ហៅ​ថា ព្រះ​ទន្ត​ធាតុ ក៏​បាន) ។</text:p>
          </table:table-cell>
          <table:table-cell table:style-name="តារាង1.D2" office:value-type="string">
            <text:p text:style-name="P4">ទាឋធាតុ</text:p>
          </table:table-cell>
          <table:table-cell table:style-name="តារាង1.I2" office:value-type="string">
            <text:p text:style-name="P5">ព្រះ​ទាឋាធាតុ </text:p>
          </table:table-cell>
        </table:table-row>
        <table:table-row>
          <table:table-cell table:style-name="តារាង1.A2" office:value-type="string">
            <text:p text:style-name="P1">៥០៥៥</text:p>
          </table:table-cell>
          <table:table-cell table:style-name="តារាង1.A2" office:value-type="string">
            <text:p text:style-name="P9">ទាត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ប្រហារ​ដោយ​ខ្នង​ជើង; ឈូស, ឆាយ, ឆ្កឹះ​លើក​ចោល : ទាត់​សី, ទាត់​ត្រូវ​មួយ​ជើង, ទាត់​សំរាម ។ បដិសេធ​ចោល, លើក​ចោល, កាត់​ចោល លែង​យក : ទាត់​ពាក្យ, ទាត់​សេចក្ដី, ទាត់​ចោល​លែង​រាប់​ជា​គ្ន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៥៦</text:p>
          </table:table-cell>
          <table:table-cell table:style-name="តារាង1.A2" office:value-type="string">
            <text:p text:style-name="P9">ទាន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ិ.</text:p>
          </table:table-cell>
          <table:table-cell table:style-name="តារាង1.D2" office:value-type="string">
            <text:p text:style-name="P5">ពាក្យ​គោរព​សម្រាប់​អ្នក​តូច​និយាយ​ទៅ​រក​អ្នក​ធំ (ក្រៅ​ពី​ក្សត្រិយ៍), ប្រើ​ជា​ពាក្យ​ផ្ដើម​ក៏​បាន រៀង​ឲ្យ​នៅ​ខាង​ចុង​បំផុត​ក៏​បាន រៀង​ឲ្យ​ខាង​ដើម​បន្ទាត់​កិរិយា​សព្ទ​ឬ​នាម​សព្ទ​ណា​មួយ​ដែល​គួរ​ប្រកប​ក៏​បាន : ទាន, លោក​អញ្ជើញ​ទៅ​ណា ? <text:s/>ឬ​ថា លោក​អញ្ជីញ​ទៅ​ណា​ទាន ?; ទាន​បាន​ហើយ ឬ​ថា បាន​ហើយ​ទាន; ទាន​ប្រោស, ការ​នេះ​សូម​ឲ្យ​ស្រេច​លើ​ព្រះ​តេជ​ព្រះ​គុណ ...; សូម​ទាន​មេត្តា​ប្រោស; សូម​ទាន​ជ្រាប; សូម​ទាន​អភ័យ​ទោស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ាន​ប្រោស</text:p>
            <text:p text:style-name="P5">សូម​ទាន​ជ្រាប សូម​ទាន​មេត្តា​ប្រោស</text:p>
            <text:p text:style-name="P5">សូម​ទាន​ជ្រាប សូម​ទាន​អភ័យ​<text:span text:style-name="T2">ទោស</text:span></text:p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អំណោយ, ការ​ឲ្យ, អ្វី​ៗ​ដែល​គួរ​ឲ្យ ។ ខ្មែរ​យើង​ច្រើន​និយាយ​ថា​ ឲ្យ​ទាន, ធ្វើ​ទាន, បរិច្ចាគ​ទាន, ចែក​ទាន, សូម​ទាន <text:s/>ឬ សុំ​ទាន, ទទួល​ទាន <text:s/>ឬ ទទួល​យក​ទាន...។ ប្រើ​រៀង​ពី​ខាង​ដើម​សព្ទ​ដទៃ​ខ្លះ អ. ថ. ទានៈ ដូច​ជា ទាន​កណ្ឌ (--ក័ន) ន. (បា.) ឈ្មោះ​កណ្ឌ​ទី ៣ ក្នុង​មហា​វេស្សន្តរ​ជាតក ។ ទាន​កាម (--កាមៈ ឬ--កាម) ន. (សំ. បា.) អ្នក​ពេញ​ចិត្ត​ឬ​អ្នក​មាន​ចំណង​ក្នុង​ការ​ធ្វើ​ទាន គឺ​អ្នក​ដែល​ចូល​ចិត្ត​ខាង​ធ្វើ​ទាន​ឥត​មាន​ធុញទ្រាន់ ។ បើ​ស្ត្រី​ជា <text:s/>ទាន​កាមា ។ ទាន​បតី (--ប៉ៈដី) ន. (សំ. បា. <text:span text:style-name="T8">ទាន​បតិ) អ្នក​ដែល​ជា​ធំ​ក្នុង​ទាន គឺ​ម្ចាស់​ទាន ឬ​អ្នក​ដើម​បុណ្យ, អ្នក​ដើម​ការ ។ ទាន​បារមី (--បារ៉ៈម៉ី) ន. (បា.) ឈ្មោះ​បារមី​ទី ១ ក្នុង​បារមី​ទាំង ១០ យ៉ាង (ម. ព. ទស​បារមី <text:s/>និង បារមី ផង) ។ ទាន​មយៈ <text:s/>ឬ ទាន​ម័យ (--មៈយៈ ឬ--មៃ) គុ. ឬ ន. (បា.) ដែល​សម្រេច​ដោយ​ទាន; បុណ្យ​ដែល​សម្រេច ឬ​ដែល​កើត​ឡើង​ដោយ​សារ​ធ្វើ​ទាន (ម. ព. បុញ្ញ​កិរិយា​វត្ថុ ផង) ។ ទាន​វត្ថុ (--វ័តថុ) ន. (បា.; សំ. ទាន​វស្ដុ) វត្ថុ, ភ័ស្ដុភារ, របស់​សម្រាប់​ធ្វើ​ទាន ឬ​វត្ថុ​ដែល​ជា​អំណោយ ។ ទាន​សាលា (--សល៉ា) ន. (បា.) សាលា​សម្រាប់​ប្រជុំ​គ្នា​ធ្វើ​ទាន, រោង​ទាន ។ ទានាធិបតី (--ប៉ៈដី) ន. (សំ. បា. --បតិ) ដូច​គ្នា​នឹង ទានបតី, ប៉ុន្តែ​ខ្មែរ​យើង​ច្រើន​តែ​ប្រើ​ជា​ពាក្យ​ទេស្នា សម្រាប់​ហៅ​ឥស្សជន​អ្នក​មាន​បណ្ដា​ស័ក្តិ​ដែល​ជា​ម្ចាស់​ទាន <text:s/>(ជា​វេវចនៈ​នឹង​ពាក្យ ទានិស្សរៈ) ។ ទានានិសង្ស <text:s/>(--សង់) ន. (សំ. បា.--សំស) អានិសង្សទាន (ម. ព. អានិសង្ស) ។ ទានិស្សរៈ (ទានិស-សៈរ៉ៈ) ន. (បា. ទាន + ឥស្សរ &gt; ទានិស្សរ; សំ. ទាន + ឦស្វរ <text:s/>ទានេស្វរ) ដូច​គ្នា​នឹង ទានបតី, <text:s/>ប៉ុន្តែ​ខ្មែរ​យើង​ប្រើ​ពាក្យ​នេះ សម្រាប់​ឥស្សរ​ជន​អ្នក​មាន​ស័ក្តិ​ធំ​មាន​សេនាបតី​ជាដើម ដែល​ជា​ម្ចាស់​ទាន (ច្រើន​ប្រើ​ក្នុង​ពាក្យ​ទេស្នា) ។ ទានិស្សរាធិបតី <text:s/>(ទានិស-សៈរ៉ាធិប៉ៈដី) ន. (បា. ទាន + ឥស្សរ + អធិបតី &gt; ទានិស្សរាធិបតិ; សំ. ទាន + ឦស្វរ + អធិបតិ &gt; ទានេស្វរាធិបតិ) អ្នក​ដែល​ជា​ម្ចាស់​ធំ​ចម្បង​ក្នុង​ទាន ឬ​ដែល​ជា​ម្ចាស់​ចម្បង​លើស​លែង អ្នក​ឲ្យ​ទាន​ទាំងអស់ ។ ពាក្យ​នេះ​ខ្មែរ​យើង​ច្រើន​ប្រើ​ជា​ពាក្យ​ទេស្នា សម្រាប់​ហៅ​ឥស្សរជន​ជា​ក្សត្រិយ៍​ដែល​ជា​ម្ចាស់​ទាន, ហៅ​បាន​តាំង​ពី​ព្រះ​រាជា​ចុះ​រៀង​មក​ដល់​ព្រះ​រាជ​វង្សានុវង្ស ធំ​តូច​តាម​លំដាប់ (ម. ព. ឥស្សរ <text:s/>និង អធិបតី ផង)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ឲ្យ​ទាន</text:p>
            <text:p text:style-name="P5">ធ្វើ​ទាន</text:p>
            <text:p text:style-name="P5">បរិច្ចាគ​ទាន ចែក​ទាន</text:p>
            <text:p text:style-name="P5">សូម​ទាន</text:p>
            <text:p text:style-name="P5">ទទួល​ទាន ទានកាម ទានបតី</text:p>
            <text:p text:style-name="P7">ទានបារមី</text:p>
            <text:p text:style-name="P7">ទានមយៈ ទានវត្ថុ ទានសាលា</text:p>
            <text:p text:style-name="P7">ទានាធិបតី ទានិស្សរៈ ទានិស្សរាធិបតី </text:p>
          </table:table-cell>
        </table:table-row>
        <table:table-row>
          <table:table-cell table:style-name="តារាង1.A2" office:value-type="string">
            <text:p text:style-name="P1">៥០៥៧</text:p>
          </table:table-cell>
          <table:table-cell table:style-name="តារាង1.A2" office:value-type="string">
            <text:p text:style-name="P9">ទាន --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ើល​ក្នុង​ពាក្យ ទាន) ។</text:p>
          </table:table-cell>
          <table:table-cell table:style-name="តារាង1.D2" office:value-type="string">
            <text:p text:style-name="P4">ទានា--</text:p>
            <text:p text:style-name="P4">ទានិ--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៥៨</text:p>
          </table:table-cell>
          <table:table-cell table:style-name="តារាង1.A2" office:value-type="string">
            <text:p text:style-name="P9">ទាន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ិ. ឬ កិ. វិ.</text:p>
          </table:table-cell>
          <table:table-cell table:style-name="តារាង1.D2" office:value-type="string">
            <text:p text:style-name="P5">ប្រញាប់, រួសរាន់, ឆាប់, រហ័ស; ដល់; ចួប; ជិត, ប្រកិត; បាន, បាន​សម្រេច : ធ្វើ​ឲ្យ​ទាន់​ពេល; ដើរ​ឲ្យ​ទាន់​គេ​ទៅ, ដេញ​ទាន់​ជាន់​កែង; ធ្វើ​ទាន់​ឬ​មិន​ទាន់, មិន​ទាន់​ទេ, មិន​ទាន់​បាន​នៅ​ឡើយ​ទេ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  <text:p text:style-name="P5"/>
          </table:table-cell>
        </table:table-row>
        <table:table-row>
          <table:table-cell table:style-name="តារាង1.A2" office:value-type="string">
            <text:p text:style-name="P1">៥០៥៩</text:p>
          </table:table-cell>
          <table:table-cell table:style-name="តារាង1.A2" office:value-type="string">
            <text:p text:style-name="P9">ទាន់ហន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ដែល​ទាន់​ភ្លាម​ៗ, ដែល​ឆុតឆាប់, ដែល​រួសរាន់​ទាន់​ភ្នែក​ភ្លាម​ៗ : បាប​ឲ្យ​ផល​ទាន់ហន់, ស្លាប់​ទាន់ហន់ (ច្រើន​ប្រើ​តែ​ខាង​អកុសល, ខាង​បាប​គ្រោះ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៦០</text:p>
          </table:table-cell>
          <table:table-cell table:style-name="តារាង1.A2" office:value-type="string">
            <text:p text:style-name="P9">ទាប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ទីទៃ​ពី​ខ្ពស់ គឺ​តិច​កម្ពស់, តិច​ជំហរ​ឬ​ដែល​ឥត​កម្ពស់, ឥត​ជំហរ ។ ដែល​ចុះ​ជាង​ឬ​ដែល​ថយ​ចុះ​ជា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៦១</text:p>
          </table:table-cell>
          <table:table-cell table:style-name="តារាង1.A2" office:value-type="string">
            <text:p text:style-name="P9">ទាម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8">បា.; 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<text:span text:style-name="T8">សទាមន៑) “ខ្សែ”) ខ្មែរ​យើង​ប្រើ​ពាក្យ​នេះ​ចំពោះ​តែ​ខ្សែ​ដែល​ចង​ភ្ជាប់​នឹង​នឹម សម្រាប់​ពាក់​ព័ទ្ធ​ពី​ក្រោម-ក​សត្វ​ពាហនៈ មាន​គោ​ជាដើម ហៅ​ថា ខ្សែ​ទាម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7">ខ្សែ​ទាម</text:p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ចាប់​អ្វី​ៗ ដោយ​ប្រដាប់​មាន​ចុង​មាន​ដើម​កោះ​ភ្ជាប់​ដើម្បី​នឹង​រឹត​ឃាត់​ទប់​មិន​ឲ្យ​ឃ្លាត​ពី​គ្នា ។ ដណ្ដើម​យក​ចំណែក : ទាម​ចំណែក ។ ជិះ​ក​ដំរី <text:s/>គេ​ច្រើន​និយាយ​ថា : ទាម​ក្បាល​ដំរី <text:s/>។ ខាំ​ជញ្ជក់​បឺត​យក​ឈាម (ឈ្លើង) : ឈ្លើង​ទា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<text:s/>ទាម​ក្បាល​ដំរី </text:p>
          </table:table-cell>
        </table:table-row>
        <table:table-row>
          <table:table-cell table:style-name="តារាង1.A2" office:value-type="string">
            <text:p text:style-name="P1">៥០៦២</text:p>
          </table:table-cell>
          <table:table-cell table:style-name="តារាង1.A2" office:value-type="string">
            <text:p text:style-name="P9">ទាមទា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ទាម​ផង​ទារ​ផង, ទារ​ដោយ​ទាម​ចំណែក ឬ​ទារ​តវ៉ា​យក​របស់​ <text:s text:c="4"/>មត៌ក​ខ្លួន ជា​កេរ្តិ៍​ដំណែល​ឲ្យ​បាន​មក​ខ្លួន​វិញ (ម. ព. ទារ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៦៣</text:p>
          </table:table-cell>
          <table:table-cell table:style-name="តារាង1.A2" office:value-type="string">
            <text:p text:style-name="P9">ទា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ពោល​ឲ្យ​ដំណឹង​ជា​មុន​ពី​ការ​អ្វី​ៗ​ដែល​មិន​ទាន់​ដល់ មិន​ទាន់​មាន​មក : ហោរ​ទាយ​ថា ក្នុង​ឆ្នាំ​នេះ​មាន​ទឹក​ភ្លៀង​ច្រើន​ជាង​ឆ្នាំ​ចាស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៦៤</text:p>
          </table:table-cell>
          <table:table-cell table:style-name="តារាង1.A2" office:value-type="string">
            <text:p text:style-name="P9">ទាយ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យក់</text:p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បុរស​អ្នក​ឲ្យ​ទាន ។ បើ​ស្រ្តី​ជា ទាយិក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៦៥</text:p>
          </table:table-cell>
          <table:table-cell table:style-name="តារាង1.A2" office:value-type="string">
            <text:p text:style-name="P9">ទាយក</text:p>
            <text:p text:style-name="P9">សមាជិ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ា-យៈ-កៈ សៈ-ម៉ា-ជិក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សមាជិក​ដែល​បាន​ធ្វើ​អំណោយ​ធនធាន ដល់​សមាគម​ណា​មួយ​។ ស្រ្តី​ជា <text:s/>ទាយិក​សមាជិក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៦៦</text:p>
          </table:table-cell>
          <table:table-cell table:style-name="តារាង1.A2" office:value-type="string">
            <text:p text:style-name="P9">ទាយពន្ធុ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ាយៈព័ន-ធុ</text:p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ាយ “មរតក, ទ្រព្យ​សម្បាច់, រង្វាន់...” + ពន្ធុ <text:s/>“ផៅ​ពង្ស, ញាតិ”) ផៅពង្ស, ញាតិ​ដែល​ត្រូវ​បាន​មរត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៦៧</text:p>
          </table:table-cell>
          <table:table-cell table:style-name="តារាង1.A2" office:value-type="string">
            <text:p text:style-name="P9">ទាយភាគ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ាយៈភាក</text:p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ចំណែក​មរត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">៥០៦៨</text:p>
          </table:table-cell>
          <table:table-cell table:style-name="តារាង1.A2" office:value-type="string">
            <text:p text:style-name="P9">ទាយវិភាគ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ាយៈវិភាក</text:p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ការ​ចែក​មរត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០៦៩</text:p>
          </table:table-cell>
          <table:table-cell table:style-name="តារាង1.A2" office:value-type="string">
            <text:p text:style-name="P9">ទាយាទ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យាត</text:p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21">បុត្រ, បុត្រី; ញាតិ ។ អ្នក​ដែល​ត្រូវ​ទទួល​ទ្រព្យ​សម្បាច់, ដែល​ត្រូវ​ទទួល​មរតក ។ អ្នក​ដែល​បន្ត​វង្ស​ត្រកូល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2"/>
          </table:table-cell>
        </table:table-row>
        <table:table-row>
          <table:table-cell table:style-name="តារាង1.A2" office:value-type="string">
            <text:p text:style-name="P15">៥០៧០</text:p>
          </table:table-cell>
          <table:table-cell table:style-name="តារាង1.A2" office:value-type="string">
            <text:p text:style-name="P9">ទាយិក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21">ស្ត្រី​អ្នក​ឲ្យ​ទ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1"/>
          </table:table-cell>
        </table:table-row>
        <table:table-row>
          <table:table-cell table:style-name="តារាង1.A2" office:value-type="string">
            <text:p text:style-name="P15">៥០៧១</text:p>
          </table:table-cell>
          <table:table-cell table:style-name="តារាង1.A2" office:value-type="string">
            <text:p text:style-name="P9">ទាយី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ា.; 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ាយិន៑) ដូច​គ្នា​នឹង ទាយក ដែរ; ស្ត្រី​ថា ទាយិនី <text:s text:c="2"/>ដូច​គ្នា​នឹង​ទាយិកា ដែរ (ព. កា.) : រី​ពួក​ទាយី និង ទាយិនី <text:s/>សម្ភី​ធ្វើ​ទាន ចិត្ត​ជា​កុសល លើក​ថ្នល់​សង់​ស្ពាន ព្រោះ​ជឿ​ថា​មាន​ប្រយោជន៍​ច្រើន​ក្រៃ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០៧២</text:p>
          </table:table-cell>
          <table:table-cell table:style-name="តារាង1.A2" office:value-type="string">
            <text:p text:style-name="P9">ទា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ស្រដី​ក្រើន​យក​របស់​ដែល​គេ​ជំពាក់, ក្រើន​តឿន​បន្តឹង​យក​ប្រាក់​តាម​កំណត់​ដែល​ត្រូវ​ចេញ, ត្រូវ​បង់ : ទារ​ប្រាក់; ទារ​ថ្លៃ​ផ្ទះ, ទារ​ប្រាក់​ពន្ធ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០៧៣</text:p>
          </table:table-cell>
          <table:table-cell table:style-name="តារាង1.A2" office:value-type="string">
            <text:p text:style-name="P9">ទារ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រក់</text:p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ក្មេង​ប្រុស, ក្មេង​ប្រុស​តូច ។ បើ​ក្មេង​ស្រី ទារិកា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០៧៤</text:p>
          </table:table-cell>
          <table:table-cell table:style-name="តារាង1.A2" office:value-type="string">
            <text:p text:style-name="P9">ទារ​សង្រ្គោះ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ារៈសង់</text:p>
            <text:p text:style-name="P12">គ្រោះ</text:p>
          </table:table-cell>
          <table:table-cell table:style-name="តារាង1.D2" office:value-type="string">
            <text:p text:style-name="P12">សំ.;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ារសំគ្រហ; ទារសង្គហ) ការ​សង្រ្គោះ​ភរិយា, ការ​ទំនុកបម្រុង​ប្រពន្ធ (ម. ព. សង្គ្រោះ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០៧៥</text:p>
          </table:table-cell>
          <table:table-cell table:style-name="តារាង1.A2" office:value-type="string">
            <text:p text:style-name="P9">ទារ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ប្រពន្ធ​ទាំងឡាយ (សម្រាប់​ប្រើ​ក្នុង​កាព្យ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០៧៦</text:p>
          </table:table-cell>
          <table:table-cell table:style-name="តារាង1.A2" office:value-type="string">
            <text:p text:style-name="P9">ទារាធីន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6">(ទារ <text:s/>“ប្រពន្ធ” + អធីន “ការ​ប្រព្រឹត្ត​ទៅ, ការ​ស្ថិត​នៅ​ក្នុង​អំណាច; ឬ​ដែល​ងាយ​ស្ដី​ប្រដៅ” &gt; ទារាធីន) អ្នក​ដែល​លុះ​ក្នុង​អំណាច​ប្រពន្ធ​ត្រួតត្រា​លើ, អ្នក​ដែល​ពឹង​ផ្អែក​ផ្ដេក​គំនិត​នឹង​កិច្ចការ​សព្វ​គ្រប់​ទៅ​លើ​ប្រពន្ធ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០៧៧</text:p>
          </table:table-cell>
          <table:table-cell table:style-name="តារាង1.A2" office:value-type="string">
            <text:p text:style-name="P9">ទារានុគ្រោះ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;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ារ + អនុគ្រហ &gt; ទារានុគ្រហ; ទារ + អនុគ្គហ &gt; ទារានុគ្គហ) ការ​អនុគ្រោះ​ភរិយា (ម. ព. អនុគ្រោះ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០៧៨</text:p>
          </table:table-cell>
          <table:table-cell table:style-name="តារាង1.A2" office:value-type="string">
            <text:p text:style-name="P9">ទារិក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ក្មេង​ស្រី, ក្មេង​ស្រី​តូច ។ (ព. កា.) ទារក​ទារិកា តាម​ធម្មតា​ក្មេង​នៅ​តូច ប្រឡាក់​សម្លៀក​ខូច ព្រោះ​ទទូច​លេង​ដី​ខ្សាច់ (សម្រាប់​ក្មេង​តូច​ៗ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០៧៩</text:p>
          </table:table-cell>
          <table:table-cell table:style-name="តារាង1.A2" office:value-type="string">
            <text:p text:style-name="P9">ទារុ​កម្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ក័ម</text:p>
          </table:table-cell>
          <table:table-cell table:style-name="តារាង1.D2" office:value-type="string">
            <text:p text:style-name="P12">សំ.;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ារុ “ឈើ, ឧស” + កម៌ន៑ “ការ, ការងារ, អំពើ”) ការ​ឈើ, ការ​ធ្វើ​ឈើ, ការ​កាប់​ឈើ​ឬ​កាប់​ឧស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០៨០</text:p>
          </table:table-cell>
          <table:table-cell table:style-name="តារាង1.A2" office:value-type="string">
            <text:p text:style-name="P9">ទារុណ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រុន</text:p>
          </table:table-cell>
          <table:table-cell table:style-name="តារាង1.D2" office:value-type="string">
            <text:p text:style-name="P12">សំ.; បា.</text:p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(ទារុណ ឬ ទារូណ) កាច, កាច​អាក្រក់, អាក្រក់ ។ (ព. កា.) អំពើ​ទារុណ អ្នក​ដែល​ធ្វើ​ស៊ុន តែង​នឹក​មមៃ ព្រួយ​ហើយ​ព្រួយ​ទៀត ចង្អៀត​ចិត្ត​ក្រៃ ដល់​ពេល​ជិត​ក្ស័យ នឹក​ឃើញ​ឥត​ភ្លេ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០៨១</text:p>
          </table:table-cell>
          <table:table-cell table:style-name="តារាង1.A2" office:value-type="string">
            <text:p text:style-name="P9">ទារុណ​កម្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ណៈក័ម</text:p>
          </table:table-cell>
          <table:table-cell table:style-name="តារាង1.D2" office:value-type="string">
            <text:p text:style-name="P12">បា.; 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ារុណ ឬ ទារូណ + កម៌ន៑) អំពើ​កាច, អំពើ​អាក្រក់, អំពើ​សាហាវ​យង់ឃ្នង : ពុំ​គួរ​ធ្វើ​ទារុណកម្ម​ដល់​មនុស្ស​និង​សត្វ​ឡើយ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០៨២</text:p>
          </table:table-cell>
          <table:table-cell table:style-name="តារាង1.A2" office:value-type="string">
            <text:p text:style-name="P9">ទារុណ​ភាព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ណៈភាប</text:p>
          </table:table-cell>
          <table:table-cell table:style-name="តារាង1.D2" office:value-type="string">
            <text:p text:style-name="P12">បា.; 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ារុណភាវ; ទារុណ <text:s/>ឬ ទារូណភាវ) ភាវៈ​កាច, ភាព​ជា​អ្នក​កាច; ភាវៈ​ឬ​ដំណើរ​អាក្រក់, ការ​ឃោរឃ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០៨៣</text:p>
          </table:table-cell>
          <table:table-cell table:style-name="តារាង1.A2" office:value-type="string">
            <text:p text:style-name="P9">ទារុ​ម័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ម៉ៃ</text:p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គុ. ឬ ន.</text:p>
          </table:table-cell>
          <table:table-cell table:style-name="តារាង1.D2" office:value-type="string">
            <text:p text:style-name="P5">(ទារុមយ) ដែល​គេ​ធ្វើ​ដោយ​ឈើ, ហើយ​ដោយ​ឈើ; អ្វី​ៗ​ដែល​គេ​យក​ឈើ​ធ្វើ : ប្រអប់​ទារុម័យ, ទូទារុម័យ ។ល។ (សម្រាប់​ប្រើ​តែ​ក្នុង​កាព្យ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០៨៤</text:p>
          </table:table-cell>
          <table:table-cell table:style-name="តារាង1.A2" office:value-type="string">
            <text:p text:style-name="P9">ទា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ទីទៃ​ពី​ស្រួច, ដែល​មាន​ចុង​គ្រមែល : ចុង​កាំបិត​ទាល, មុខ​ប៉ូវថៅ​ទាល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០៨៥</text:p>
          </table:table-cell>
          <table:table-cell table:style-name="តារាង1.A2" office:value-type="string">
            <text:p text:style-name="P9">ទាល់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ឬ គុ.</text:p>
          </table:table-cell>
          <table:table-cell table:style-name="តារាង1.D2" office:value-type="string">
            <text:p text:style-name="P5">មិន​រហូត, ទញ់តុះ, ទើស​ផ្លូវ, <text:s/>ទើស​ដំណើរ; ខ្វះ​ខាត, មិន​គ្រប់​គ្រាន់ : ទាល់​ច្រក, ទាល់​គំនិត; ទាល់​សោហ៊ុយ, ទាល់​ប្រាក់​ចាយ, ផ្លូវ​ទាល់ (ម. ព. ទ័ល ផង) ។ ពាក្យ​សុភាសិត​បុរាណ​ថា : ដប់​ទាល់​ម្ភៃ​ទាល់ កុំ​ឲ្យ​ទាល់​គំនិត ដប់​គិត​ម្ភៃ​គិត កុំ​គិត​ការណ៍​ឆ្វេង ដប់​លេង​ម្ភៃ​លេង កុំ​លេង​ល្បែង​ភ្នាល់; បើ​ជ្រុល​លេង​ហើយ ឃើញ​ទោស​ក្រ​ទ័ល ត្រូវ​កត់​សម្គាល់ ស្បែស្បថ​រាង​ចាល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ត្រាវ​គោក​មួយ​ប្រភេទ ពួក​ធ្មៅ, យក​ដើម​ប្រើ​ធ្វើ​ជា​បន្លែ​ស្ល​ប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០៨៦</text:p>
          </table:table-cell>
          <table:table-cell table:style-name="តារាង1.A2" office:value-type="string">
            <text:p text:style-name="P9">ទាល់តែ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ិ.</text:p>
          </table:table-cell>
          <table:table-cell table:style-name="តារាង1.D2" office:value-type="string">
            <text:p text:style-name="P5">លុះ​តែ, ត្រាតែ, ដរាប​តែ, ទល់​នឹង; ពី​ដើម​រហូត​ដល់​ចុង : ទាល់​តែ​មាន​ការ​ទើប​អ្នក​មក​រក​ខ្ញុំ; ខ្ញុំ​ធ្វើ​ការ​នេះ​ទាល់​តែ​ហើយ​ទើប​ទៅ​ផ្ទះ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០៨៧</text:p>
          </table:table-cell>
          <table:table-cell table:style-name="តារាង1.A2" office:value-type="string">
            <text:p text:style-name="P9">ទាស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ខ្ទាត​ចេញ, ងាក​បែរ​ពី​ផ្លូវ, ពី​គន្លង, ពី​លំអាន, ពី​កន្លែង : ទាស​ចេញ​ពី​ផ្លូវ, ចិត្ត​ទាស, ទាស​ចិត្ត, ទាស​គំនិ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ាស​ចិត្ត</text:p>
            <text:p text:style-name="P5"><text:s/>ទាស​គំនិត</text:p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វល្លិ​ព្រៃ​មួយ​ប្រភេទ សន្ដាន​ពពាយ​ជ្រុង ប៉ុន្តែ​ប្រើ​ការ​ដូច​ពពាយ​ជ្រុង​ពុំ​កើត​ទេ : ឃើញ​សេះ​ជា​លា ក្ងាន​ជា​ទា ពពាយ​ជា​ទាស សំណ​ជា​ប្រាក់ ស្ពាន់​ឆ្លាក់​ជា​មាស បង្កួយ​ជា​ជាស កប្បាស​ជា-គ ។ (ច្បាប់ <text:s/>រាជនេតិ <text:s text:c="2"/>ជា​ព្រះ​និពន្ធ​នៃ​ព្រះ​រាជ​សម្ភារ) ។ ឈ្មោះ​ពន្ធ​ដែល​ទារ​យក​តាម​មុខ​ដំណាំ (ពន្ធ​ដំណាំ) : ពន្ធ​ទាស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៣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ាស) ខ្ញុំ​ប្រុស, បាវ​ប្រុស ។ ទាសកម្មករ <text:s/>(ទាសៈក័ម-ម៉ៈក) ន. (បា.) ពួក​ខ្ញុំ​កំដរ​និង​អ្នក​ធ្វើ​ការ​ស៊ី​ឈ្នួល ។ ទាសទាន <text:s/>(ទាសៈ--) ន. (សំ. បា.) ទាន​យ៉ាង​ថោកថយ, ទាន​ដែល​ឲ្យ​ដោយ​ខ្ជីខ្ជា ។ ទាសភាព <text:span text:style-name="T8">(ទាសៈ--) ន. (បា.--ភាវ) ភាព​នៃ​មនុស្ស​ដែល​ជា​ខ្ញុំ​កំដរ, ជា​បាវព្រាវ; ដំណើរ​ដែល​នៅ​ជា​ខ្ញុំ​កញ្ជះ​គេ : មនុស្ស​ខ្សត់​ទ្រព្យ​សម្បត្តិ ឬ ខ្សត់​ប្រាជ្ញា ច្រើន​តែ​ធ្លាក់​ខ្លួន​ក្នុង​ទាសភាព ។ ទាសា <text:s/>ន. (បា.) ខ្ញុំ​ប្រុស​ទាំងឡាយ​ឬ​ពួក​ខ្ញុំ​ប្រុស : ទាសាទាសី <text:s/>ឬ ទាសីទាសា <text:s/>គឺ​ពួក​ខ្ញុំ​ប្រុស​ខ្ញុំ​ស្រី ឬ​ខ្ញុំ​ស្រី​ខ្ញុំ​ប្រុស​ទាំងឡាយ ។</text:span></text:p>
          </table:table-cell>
          <table:table-cell table:style-name="តារាង1.D2" office:value-type="string">
            <text:p text:style-name="P4">ទាសៈ</text:p>
          </table:table-cell>
          <table:table-cell table:style-name="តារាង1.I2" office:value-type="string">
            <text:p text:style-name="P5">ទាសកម្មករ ទាស​ទាន ទាសភាព <text:s text:c="6"/></text:p>
            <text:p text:style-name="P7"><text:s/>ទាសា </text:p>
            <text:p text:style-name="P7">ទាសា​ទាសី <text:s/>ទាសី​ទាសា</text:p>
          </table:table-cell>
        </table:table-row>
        <table:table-row>
          <table:table-cell table:style-name="តារាង1.A2" office:value-type="string">
            <text:p text:style-name="P15">៥០៨៨</text:p>
          </table:table-cell>
          <table:table-cell table:style-name="តារាង1.A2" office:value-type="string">
            <text:p text:style-name="P9">ទាស់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ឬ គុ.</text:p>
          </table:table-cell>
          <table:table-cell table:style-name="តារាង1.D2" office:value-type="string">
            <text:p text:style-name="P5">ទទឹង, មិន​របប​គ្នា, ខុស​គ្នា, ឈ្លោះ​គ្នា; មិន​ស្រួល; លាប់​ព្រោះ​អាហារ​ចំណី...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០៨៩</text:p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រោគ​កើត​ដោយ​អាហារ​ចំណី ឬ​ដោយ​ធ្វើ​ការ​អ្វី​ធ្ងន់ ក្នុង​វេលា​ដែល​ខ្លួន​មិន​ទាន់​ជា​ស្រឡះ​អំពី​អំណាច​សម្រាល​កូន​ឬ​អំពី​ជំងឺ​ណា​មួ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០៩០</text:p>
          </table:table-cell>
          <table:table-cell table:style-name="តារាង1.A2" office:value-type="string">
            <text:p text:style-name="P9">ទាសី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ខ្ញុំ​ស្រី ។ ទាសីធីតា <text:s/>(--ធីដា) ន. (បា.; សំ. ទាសីទុហិត្ឫ) កូន​ស្រី​នៃ​ទាសី, កូន​ស្រី​ដែល​កើត​អំពី​ទាសី ។ ទាសីបុត្រ (--បុត) ន. (សំ.; បា. ទាសីបុត្ត) កូន​ប្រុស​នៃ​ទាសី, កូន​ប្រុស​ដែល​កើត​អំពី​ទាសី ។ ទាសីបុត្រី <text:s/>ន. (សំ.) ដូច​គ្នា​នឹង <text:s/>ទាសីធីតា <text:s/>(ម. ព. នោះ) ។ ទាសីភរិយា <text:s/>ន. (បា.; សំ. ទាសីភាយ៌ា) ស្រី​ដែល​ប្រុស​ជា​ម្ចាស់​ទ្រព្យ ប្រើប្រាស់​ជា​ទាសី​ផង យក​ជា​ភរិយា​ផង (មេខា); ភរិយា​ដូច​ជា​ទាសី​គឺ​ភរិយា​ដែល​យក​ចិត្ត​ទុក​ដាក់​បម្រើ​ស្វាមី​ដូច​ជា​ទាសី ។ ទាសីភោគ <text:s/>ឬ ទាសីភោគៈ <text:s/>ន. (សំ. បា.) ការ​ប្រើ​ប្រាស់​ដូច​ជា​ទាសី គឺ​ការ​ប្រើប្រាស់​ស្ត្រី​ដែល​មិនមែន​ជា​ទាសី ឲ្យ​ធ្វើ​ការងារ​ញក់ញី​ដូច​ជា​ទាសី ។ ទាសីភោគកម្ម <text:s/>(--ភោគៈក័ម) ន. (បា.) ដូច​គ្នា​នឹង ទាសីភោគ ដែ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ាសី​ធីតា ទាសី​បុត្រ</text:p>
            <text:p text:style-name="P5">ទាសី​បុត្រី </text:p>
            <text:p text:style-name="P5">ទាសី​ភរិយា ទាសី​ភោគ</text:p>
            <text:p text:style-name="P5">ទាសីភោគកម្ម </text:p>
          </table:table-cell>
        </table:table-row>
        <table:table-row>
          <table:table-cell table:style-name="តារាង1.A2" office:value-type="string">
            <text:p text:style-name="P15">៥០៩១</text:p>
          </table:table-cell>
          <table:table-cell table:style-name="តារាង1.A2" office:value-type="string">
            <text:p text:style-name="P9">ទាហាន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>--ហ៊ាន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ហ៊ាន, ហានក្លា, មិន​ខ្លាច : មាណព​នោះ​ទាហាន​ណាស់ ។ <text:s/>ប្រើ​ជា គុ. ក៏​មាន : មនុស្ស​ទាហាន, ក្មេង​ទាហ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អ្នក​ហានក្លា, អ្នក​មិន​ខ្លាច, អ្នក​ច្បាំង, យោធា, សេនា​ក្នុង​ក្រុម​យុទ្ធនា : ទាហាន​ជើង​គោក, ទាហាន​ជើង​ទឹក, ទាហាន​ជើង​អាកាស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០៩២</text:p>
          </table:table-cell>
          <table:table-cell table:style-name="តារាង1.A2" office:value-type="string">
            <text:p text:style-name="P9">ទិគម្ព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គ័ម-ព</text:p>
          </table:table-cell>
          <table:table-cell table:style-name="តារាង1.D2" office:value-type="string">
            <text:p text:style-name="P12">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ិឝ <text:s/>“ទិស” + អម្ពរ <text:s/>“សំពត់; សម្លៀក”, ដោយ​មាន​ស្រៈ អ នៅ​ខាង​ចុង ឝ &gt; គ <text:s/>ផ្សំ​ជា <text:s/>ទិគម្ពរ <text:s/>“អ្នក​ស្លៀក​ទិស”; ធៀប បា. ជា ទិសាម្ពរ) អ្នក​យក​ទិស​ជា​សម្លៀក គឺ​អ្នក​បួស​ដែល​កាន់​លិទ្ធិ​អាក្រាត​មិន​ស្លៀក​សំពត់ ។ វេវ. អចេលកៈ <text:s/>ឬ អចេលក៍ ។ ទិគម្ពរ <text:s/>នេះ, ក្នុង​ប្រទេស​ឥណ្ឌា, មាន​តាំង​ពី​ក្នុង​បុរាណ​សម័យ​រហូត​មក​ដល់​បច្ចុប្បន្ន​សម័យ, សម័យ​បច្ចុប្បន្ន​នេះ អ្នក​កាន់​តាម​លទ្ធិ ជេន នៅ​តែ​ប្រកាន់​តាម​លទ្ធិ​នេះ មាន​ឈ្មោះ​ប្រាកដ​ថា <text:s/>ពួក​ទិគម្ពរ ឬ លទ្ធិទិគម្ព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០៩៣</text:p>
          </table:table-cell>
          <table:table-cell table:style-name="តារាង1.A2" office:value-type="string">
            <text:p text:style-name="P9">ទិងទាំ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 ព. ទីងទាំ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០៩៤</text:p>
          </table:table-cell>
          <table:table-cell table:style-name="តារាង1.A2" office:value-type="string">
            <text:p text:style-name="P9">ទិច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ចុច​បាក់​​​ដោយ​ទ្រនិច : ឃ្មុំ​ទិច, ខ្ទួយ​ទិច, ឪម៉ាល់​ទិច, ស្រាំង​ទិ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០៩៥</text:p>
          </table:table-cell>
          <table:table-cell table:style-name="តារាង1.A2" office:value-type="string">
            <text:p text:style-name="P9">ទិញ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បាន​អ្វី​ៗ មក​ជា​របស់​ខ្លួន​ដោយ​ឲ្យ​ថ្លៃ​ជា​ប្រាក់​ទៅ​អ្នក​លក់ : ទិញ​សំពត់, ទិញ​សៀវភៅ ។ ទិញ​ជឿ <text:s/>យក​របស់​គេ​មុន​ដោយ​ទិញ​មិន​ទាន់​សង​ថ្លៃ ព្រោះ​អ្នក​លក់​ជឿ​ថា​អ្នក​ទិញ​មុខ​ជា​នឹង​សង​ថ្លៃ​ពុំ​ខ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ិញ​ជឿ </text:p>
          </table:table-cell>
        </table:table-row>
        <table:table-row>
          <table:table-cell table:style-name="តារាង1.A2" office:value-type="string">
            <text:p text:style-name="P15">៥០៩៦</text:p>
          </table:table-cell>
          <table:table-cell table:style-name="តារាង1.A2" office:value-type="string">
            <text:p text:style-name="P9">ទិដ្ឋ​ធម្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ត-ឋៈធ័ម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្ឫស្ដ + ធម៌) ធម៌​ដែល​ឃើញ​ទាន់​ភ្នែក គឺ​បច្ចុប្បន្ន​នេះ, ជាតិ​នេះ, ភព​នេះ : អំពើ​អាក្រក់​ល្អ ឲ្យ​ផល​ឃើញ​ស្ដែង ក្នុង​ទិដ្ឋធម្ម (ឲ្យ​ផល​ឃើញ​ជាក់ស្ដែង​ទាន់​ភ្នែក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០៩៧</text:p>
          </table:table-cell>
          <table:table-cell table:style-name="តារាង1.A2" office:value-type="string">
            <text:p text:style-name="P9">ទិដ្ឋ​ធម្មិ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ត-ឋៈធ័ម មិក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(ទ្ឫស្ដ + ធម៌ + ឥក) ដែល​មាន​ក្នុង​បច្ចុប្បន្ន​នេះ, ក្នុង​ជាតិ​នេះ, ភព​នេះ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០៩៨</text:p>
          </table:table-cell>
          <table:table-cell table:style-name="តារាង1.A2" office:value-type="string">
            <text:p text:style-name="P9">ទិដ្ឋ​ធម្មិក​ប្រយោជន៍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ត-ឋៈធ័ម មិកៈ ប្រយ៉ោច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ិដ្ឋធម្មិក + បយោជន ឬ ទិដ្ឋធម្មិកត្ថ; ទ្ឫស្ដ + ធរ្មិក + ប្រយោជន ឬ ទ្ឫស្ដ + ធរិ្មកថ៌ ) ប្រយោជន៍​ក្នុង​បច្ចុប្បន្ន​នេះ គឺ​ប្រយោជន៍​ដែល​គួរ​បាន​ក្នុង​ជាតិ​នេះ, ភព​នេះ​ពុំសូវ​ដែល​ខាន : ទិដ្ឋធម្មិកប្រយោជន៍ យ៉ាង​ហោច​ក៏​គង់​ញ៉ាំង​ចិត្ត​ឲ្យ​រីករាយ​សប្បាយ​ម្នាក់​ឯង​ក្នុង​ជាតិ​នេះ​ដែ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០៩៩</text:p>
          </table:table-cell>
          <table:table-cell table:style-name="តារាង1.A2" office:value-type="string">
            <text:p text:style-name="P9">ទិដ្ឋ​ធម៌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ត-ឋៈធ័រ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មាន​ន័យ​ដូច​គ្នា​នឹង ទិដ្ឋធម្ម <text:s/>(ម. ព. នោះ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០០</text:p>
          </table:table-cell>
          <table:table-cell table:style-name="តារាង1.A2" office:value-type="string">
            <text:p text:style-name="P9">ទិដ្ឋ​ភាព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ត-ឋៈ--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ភាព​នៃ​អ្វី​ៗ​ដែល​គេ​បាន​ឃើញ, បាន​ចួប​ប្រទះ​មក​ហើយ; បែប​ភាព ឬ​ដំណើរ​ទំនង​នៃ​វត្ថុ​ដែល​ហុច​ហេតុ​ផល​មក​ឲ្យ​ឃើញ : រឿង​នេះ​មាន​ទិដ្ឋភាព​ល្អ​ណាស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០១</text:p>
          </table:table-cell>
          <table:table-cell table:style-name="តារាង1.A2" office:value-type="string">
            <text:p text:style-name="P9">ទិដ្ឋ​មត្ត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ត-ឋៈមុ័ត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ឬ—មត្តក; ទ្ឫស្ដ + មាត្រ ឬ មាត្រក) អ្នក​ដែល​ទើប​ជួប​ឃើញ​ស្គាល់​រាប់​រក​គ្នា​ជា​មិត្រ ក្នុង​គ្រា​ដំបូង​បំផុត; អ្វី​ៗ ដែល​ទើប​បាន​ឃើញ​ម្ដង​ដំបូង : មនុស្ស​ហ្នឹង​ជា​ទិដ្ឋមត្តក៍​របស់​យើង​សោះ​ទេ​ប៉ុន្តែ​មើល​ទៅ​អាការ​កិរិយា​របស់​គាត់​គួរ​ឲ្យ​យើង​ទុក​ចិត្ត​បាន; របស់​ហ្នឹង​ប្លែក​ណាស់​ជា​ទិដ្ឋមត្ត​របស់​ខ្ញុំ ។ (ព. កា.) : គួរ​តែ​ប្រយ័ត្ន កុំ​ជឿ​ទិដ្ឋមត្តក៍ ដោយ​ឥត​ទំនង ត្រូវ​តែ​ពិនិត្យ សិន​សឹម​ទាក់ទង ជា​មិត្ត​ភ័ក្តិ​ផង តាម​ហេតុ​ហុច​ឲ្យ ។</text:p>
          </table:table-cell>
          <table:table-cell table:style-name="តារាង1.D2" office:value-type="string">
            <text:p text:style-name="P4">ទិដ្ឋមត្តក៍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០២</text:p>
          </table:table-cell>
          <table:table-cell table:style-name="តារាង1.A2" office:value-type="string">
            <text:p text:style-name="P9">ទិដ្ឋាកា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ត-ឋាកា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ិដ្ឋ + អាការ) អាការ​ដែល​បាន​ឃើញ, បាន​ចួប​ប្រទះ​មក​ហើយ ។ សព្វ​ថ្ងៃ​ពាក្យ​នេះ​ប្រើ​សំដៅ​យក​ហត្ថលេខា​ជា​ចាំបាច់ នៃ​អ្នក​រាជការ​មាន​សម្ថកិច្ច​ដែល​ត្រូវ​ចុះ​លើ​លិខិត​ផ្សេង​ៗ មាន​លិខិត​ឆ្លង​ដែន​​និង​អាណត្តិ​បើក​ប្រាក់​ជាដើម ជា​ការ​បញ្ជាក់​ថា​ខ្លួន​បាន​ពិនិត្យ​ឃើញ​ត្រឹមត្រូវ​ហើយ : លិខិត​នេះ មាន​ទិដ្ឋាការ​ពី​ក្រុម​សន្តិសុខ​ជាតិ​ហើយ​ឬ​នៅ ?; អាណត្តិ​បើក​ប្រាក់​នេះ ក្រុម​អភិបាល​ប្រាក់​ចំណាយ​មិន​ទាន់​ចុះ​ទិដ្ឋាការ​នៅ​ឡើយ​ទេ ព្រោះ​មាន​ការ​ទាស់​ខុស... (បារ. Visa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០៣</text:p>
          </table:table-cell>
          <table:table-cell table:style-name="តារាង1.A2" office:value-type="string">
            <text:p text:style-name="P9">ទិដ្ឋានុគតិ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ត-ឋានុគៈ តិ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ិដ្ឋ “ដែល​គេ​ឃើញ​ហើយ” + អនុគតិ “ការ​ដើរ​តាម, ការ​ប្រព្រឹត្ត​តាម”) ការ​ប្រព្រឹត្ត​តាម, ការ​យក​តម្រាប់​តាម; <text:s/>បែបបទ, បែប​យ៉ាង, តម្រាប់​ឬ​សណ្ដាប់​ធ្នាប់ ដែល​ទុក​ជា​បែប​ឲ្យ​គេ​ធ្វើ​តាម : សណ្ដាប់ធ្នាប់​របស់​បុព្វបុរស រមែង​បាន​ជា​ទិដ្ឋានុគតិ​របស់​បច្ឆិមជនត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០៤</text:p>
          </table:table-cell>
          <table:table-cell table:style-name="តារាង1.A2" office:value-type="string">
            <text:p text:style-name="P9">ទិដ្ឋិ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ត-ឋិ</text:p>
          </table:table-cell>
          <table:table-cell table:style-name="តារាង1.D2" office:value-type="string">
            <text:p text:style-name="P12">បា.; 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្ឫស្ដិ, ឫ &gt; រឹ = ទ្រឹស្ដិ) ដំណើរ​យល់​ឃើញ, សេចក្ដី​ប្រកាន់​តាម​ការ​យល់​ឃើញ; ដំណើរ​យល់​ឃើញ​ខុស ហៅ​ថា <text:s/>មិច្ឆាទិដ្ឋិ, <text:s/>ដំណើរ​យល់​ឃើញ​ត្រូវ ហៅ​ថា <text:s/>សម្មាទិដ្ឋិ <text:s/>(ម. ព. ទាំង ២ នោះ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០៥</text:p>
          </table:table-cell>
          <table:table-cell table:style-name="តារាង1.A2" office:value-type="string">
            <text:p text:style-name="P9">ទិដ្ឋិ​វិបត្តិ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ត-ឋិវិប័ត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ការ​ខូច​ដំណើរ​យល់​ឃើញ គឺ​ការ​ភ្លាត់​គំនិត​យល់​ឆ្វេង ខុស​ពី​ផ្លូវ​ត្រូវ, ខុស​ពី​ផ្លូវ​ធម៌​វិន័យ : ទិដ្ឋិវិបត្តិ ជា​ធម្មជាតិ​គួរ​ខ្លាច ព្រោះ​តែងតែ​ផ្ដល់​ផល​ប្រយោជន៍​អាក្រក់​មក​ឲ្យ​ក្នុង​លោក​នេះ ឬ​ក្នុង​លោក​ខាង​មុខ​ពុំ​ដែល​ខាន ។ ព. ផ្ទ. ទិដ្ឋិសម្បត្តិ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០៦</text:p>
          </table:table-cell>
          <table:table-cell table:style-name="តារាង1.A2" office:value-type="string">
            <text:p text:style-name="P9">ទិដ្ឋិ​សម្បត្តិ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<text:span text:style-name="T5">ទិត-ឋិស័ម-ប័ត ឬ</text:span>-- សំប័ត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ការ​បរិបូណ៌​ដោយ​ដំណើរ​យល់​ឃើញ គឺ​ការ​បរិបូណ៌​ដោយ​ដំណើរ​យល់​ឃើញ​ត្រូវ​តាម​ច្បាប់​ឬ​តាម​ធម៌​វិន័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០៧</text:p>
          </table:table-cell>
          <table:table-cell table:style-name="តារាង1.A2" office:value-type="string">
            <text:p text:style-name="P9">ទិដ្ឋុជុ​កម្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ត-ឋុជុក័ម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ិដ្ឋិ “ដំណើរ​យល់​ឃើញ” + ឧជុ “ត្រង់” + កម្ម “ការ, អំពើ” &gt; ទិដ្ឋុជុកម្ម) ការ​ធ្វើ​ដំណើរ​យល់​ឃើញ​ឲ្យ​ត្រង់​តាម​សេចក្ដី​ពិត​គឺ​ការ​តម្រង់​ចិត្ត​គំនិត​ខ្លួន​ដោយ​យល់​ឃើញ​ខុស ឲ្យ​ងាក​បែរ​មក​រក​ផ្លូវ​ត្រូវ​តាម​ធម៌​ពិត​វិញ (ម. ព. បុញ្ញកិរិយាវត្ថុ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០៨</text:p>
          </table:table-cell>
          <table:table-cell table:style-name="តារាង1.A2" office:value-type="string">
            <text:p text:style-name="P9">ទិតៀន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 ព. តិះ, តំណិះ, ដំណៀល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០៩</text:p>
          </table:table-cell>
          <table:table-cell table:style-name="តារាង1.A2" office:value-type="string">
            <text:p text:style-name="P9">ទិន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ថ្ងៃ ។ ប្រក្រតិទិន <text:s/>គឺ​បញ្ជី​មាន​តារាង​ចុះ​រៀង​របៀប​ថ្ងៃ​ក្នុង​ខែ​មួយ​ៗ​ក្នុង​មួយ​ឆ្នាំ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១០</text:p>
          </table:table-cell>
          <table:table-cell table:style-name="តារាង1.A2" office:value-type="string">
            <text:p text:style-name="P9">ទិនក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នៈក</text:p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អ្នក​ធ្វើ​នូវ​ថ្ងៃ (ព្រះ​អាទិត្យ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១១</text:p>
          </table:table-cell>
          <table:table-cell table:style-name="តារាង1.A2" office:value-type="string">
            <text:p text:style-name="P9">ទិនក្ស័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ន័កក្សៃ</text:p>
          </table:table-cell>
          <table:table-cell table:style-name="តារាង1.D2" office:value-type="string">
            <text:p text:style-name="P12">សំ.;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ិន + ក្សយ; ទិន + ខយ &gt; ទិនក្ខយ) វេលា​អស់​នៃ​ថ្ងៃ គឺ​វេលា​ថ្ងៃ​លិ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១២</text:p>
          </table:table-cell>
          <table:table-cell table:style-name="តារាង1.A2" office:value-type="string">
            <text:p text:style-name="P9">ទិនបតី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នៈប៉ៈដី</text:p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ិន + បតិ) ម្ចាស់​នៃ​ថ្ងៃ (ព្រះ​អាទិត្យ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១៣</text:p>
          </table:table-cell>
          <table:table-cell table:style-name="តារាង1.A2" office:value-type="string">
            <text:p text:style-name="P9">ទិនប្រភ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នៈប្រៈភា</text:p>
          </table:table-cell>
          <table:table-cell table:style-name="តារាង1.D2" office:value-type="string">
            <text:p text:style-name="P12">សំ.;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ិនប្បភា) ពន្លឺ​ថ្ងៃ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១៤</text:p>
          </table:table-cell>
          <table:table-cell table:style-name="តារាង1.A2" office:value-type="string">
            <text:p text:style-name="P9">ទិនមណី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នៈមៈនី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ិនមណិ) កែវ​មណី​នៃ​ថ្ងៃ (ព្រះ​អាទិត្យ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១៥</text:p>
          </table:table-cell>
          <table:table-cell table:style-name="តារាង1.A2" office:value-type="string">
            <text:p text:style-name="P9">ទិនមុខ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នៈមុក</text:p>
          </table:table-cell>
          <table:table-cell table:style-name="តារាង1.D2" office:value-type="string">
            <text:p text:style-name="P12">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មុខ​នៃ​ថ្ងៃ គឺ​វេលា​បំព្រាង, ព្រឹក​ព្រា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១៦</text:p>
          </table:table-cell>
          <table:table-cell table:style-name="តារាង1.A2" office:value-type="string">
            <text:p text:style-name="P9">ទិនរត្ន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នៈ រ័ត</text:p>
          </table:table-cell>
          <table:table-cell table:style-name="តារាង1.D2" office:value-type="string">
            <text:p text:style-name="P12">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ិនរត្ន) កែវ​នៃ​ថ្ងៃ (ព្រះ​អាទិត្យ) ។</text:p>
          </table:table-cell>
          <table:table-cell table:style-name="តារាង1.D2" office:value-type="string">
            <text:p text:style-name="P4">ទិនរ័ត្ន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១៧</text:p>
          </table:table-cell>
          <table:table-cell table:style-name="តារាង1.A2" office:value-type="string">
            <text:p text:style-name="P9">ទិនានុប្បវត្តិ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នានុប-ប៉ៈ វ័ត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ិន <text:s/>“ថ្ងៃ” + អនុ “តាម, លំដាប់, ហូរហែ...” + បវត្តិ <text:s text:c="2"/>“ដំណឹង” &gt; ទិនានុប្បវត្តិ) ដំណឹង​ដែល​មាន​រាល់​ថ្ងៃ; សំបុត្រ​ឲ្យ​ដំណឹង​តាម​លំដាប់​ថ្ងៃ គឺ​សំបុត្រ​ចេញ​ប្រាប់​ដំណឹង​ផ្សេង​ៗ រាល់​ថ្ងៃ​ឲ្យ​អ្នក​ទាំងពួង​ដឹង (កាសែត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១៨</text:p>
          </table:table-cell>
          <table:table-cell table:style-name="តារាង1.A2" office:value-type="string">
            <text:p text:style-name="P9">ទិនានុប្រព្រឹត្តិ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ប្រៈព្រឹត</text:p>
          </table:table-cell>
          <table:table-cell table:style-name="តារាង1.D2" office:value-type="string">
            <text:p text:style-name="P12">សំ. 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ិន + អនុ + ប្រវ្ឫត្តិ ) ដូច​គ្នា​នឹង <text:s/>ទិនានុប្បវត្តិ <text:s/>(ម. ព. ប្រព្រឹត្តិ​ <text:s/>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១៩</text:p>
          </table:table-cell>
          <table:table-cell table:style-name="តារាង1.A2" office:value-type="string">
            <text:p text:style-name="P9">ទិនានុលេខន៍ 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-នា-នុ-លេក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កំណត់​តូច ឬ​កូន​សៀវភៅ​សម្រាប់​កត់ត្រា​កិច្ចការ ដែល​ត្រូវ​ធ្វើ​រៀងរាល់​ថ្ងៃ : ទិនានុលេខន៍​ជា​វត្ថុ​មាន​ប្រយោជន៍​សំខាន់​មួយ​ក្នុង​ការ​កត់ត្រា​ចំណាំ​នូវ​កិច្ចការ​ផ្សេង​ៗ​រៀងរាល់​ថ្ងៃ​ដើម្បី​កុំ​ឲ្យ​ភ្លេច ឬ​ភ័ន្ត​ច្រឡំ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២០</text:p>
          </table:table-cell>
          <table:table-cell table:style-name="តារាង1.A2" office:value-type="string">
            <text:p text:style-name="P9">ទិនាវសាន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វៈ--</text:p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ិន <text:s/>“ថ្ងៃ” + អវសាន “ទី​បំផុត, ទី​បង្អស់” &gt; ទិនាវសាន) ទី​បំផុត​នៃ​ថ្ងៃ គឺ​វេលា​ថ្ងៃ​អស្ដង្គត (ពេល​ថ្ងៃ​លិច) ។ ដូច​គ្នា​នឹង ទិនក្ស័យ <text:s/>ដែ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២១</text:p>
          </table:table-cell>
          <table:table-cell table:style-name="តារាង1.A2" office:value-type="string">
            <text:p text:style-name="P9">ទិន្នន័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ន-នៈ នៃ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ិន្ន+នយ) ន័យ​ឬ​សេចក្ដី​ពន្យល់​ដែល​គេ​បាន​ឲ្យ​ហើយ, ចំណុច​សំខាន់​យ៉ាង​ពិត​ប្រាកដ​ដែល​បាន​ពន្យល់​រួច​ហើយ : គប្បី​ធ្វើ​តាម​ទិន្នន័យ​នេះ​ចុះ​មិន​ខុស​ទេ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២២</text:p>
          </table:table-cell>
          <table:table-cell table:style-name="តារាង1.A2" office:value-type="string">
            <text:p text:style-name="P9">ទិន្នភណ្ឌ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ន-នៈ ភ័ន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ិន្ន <text:s/>“ដែល​គេ​ឲ្យ​ហើយ” + ភណ្ឌ <text:s/>“របស់” ) របស់​ដែល​គេ​ឲ្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២៣</text:p>
          </table:table-cell>
          <table:table-cell table:style-name="តារាង1.A2" office:value-type="string">
            <text:p text:style-name="P9">ទិន្នវត្ថុ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ន-នៈវ័ត-ថុ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វត្ថុ​ដែល​គេ​ឲ្យ (ម. ព. វត្ថុ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២៤</text:p>
          </table:table-cell>
          <table:table-cell table:style-name="តារាង1.A2" office:value-type="string">
            <text:p text:style-name="P9">ទិន្នាទាយី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ន-នា--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ិន្ន <text:s/>“ដែល​គេ​ឲ្យ​ហើយ” + អាទាយី <text:s/>“អ្នក​កាន់​យក, អ្នក​យក” &gt; ទិន្នាទាយី) អ្នក​យក​តែ​របស់​ដែល​គេ​ឲ្យ គឺ​អ្នក​ដែល​មិន​លួច​គេ បើ​ស្រ្តី​ជា <text:s/>ទិន្នាទាយិនី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២៥</text:p>
          </table:table-cell>
          <table:table-cell table:style-name="តារាង1.A2" office:value-type="string">
            <text:p text:style-name="P9">ទិន្នាទាយិនី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 ព. ទិន្នាទាយី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២៦</text:p>
          </table:table-cell>
          <table:table-cell table:style-name="តារាង1.A2" office:value-type="string">
            <text:p text:style-name="P9">ទិនិកជន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-និកៈជន់</text:p>
          </table:table-cell>
          <table:table-cell table:style-name="តារាង1.D2" office:value-type="string">
            <text:p text:style-name="P12">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ិនិកា + ជន &gt; ទិនិកជន) មនុស្ស​អ្នក​ស៊ី​ឈ្នួល​ថ្ងៃ គឺ​អ្នក​ធ្វើ​ការ​យក​ឈ្នួល​តាម​កំណត់​ថ្ងៃ​ដែល​បាន​ធ្វើ​ការ (ម. ព. ទិនិកា ផង) ។ ព. ផ្ទ. មាសិកជ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២៧</text:p>
          </table:table-cell>
          <table:table-cell table:style-name="តារាង1.A2" office:value-type="string">
            <text:p text:style-name="P9">ទិនិក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ថ្លៃ​ឈ្នួល​ដែល​អ្នក​ជួល​ឲ្យ​ដល់​អ្នក​ស៊ី​ឈ្នួល​តាម​កំណត់​ថ្ងៃ​ដែល​បាន​ធ្វើ​ការ (ឈ្នួល​ថ្ងៃ​ឬ​ប្រាក់​ប្រចាំ​ថ្ងៃ) ព. ផ្ទ. មាសិក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២៨</text:p>
          </table:table-cell>
          <table:table-cell table:style-name="តារាង1.A2" office:value-type="string">
            <text:p text:style-name="P9">ទិព្វ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ប ឬ ទឹប</text:p>
          </table:table-cell>
          <table:table-cell table:style-name="តារាង1.D2" office:value-type="string">
            <text:p text:style-name="P12">បា.; សំ.</text:p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(ទិវ, ទិព្យ) ដែល​ជា​របស់​ទេវតា, ដែល​ទាក់ទង​គ្នា​នឹង​ពួក​ទេវតា, ដែល​មាន​នៅ​ក្នុង​ទេវលោក : ញាណទិព្វ, ត្រចៀក​ទិព្វ, ភ្នែក​ទិព្វ, វិមានទិព្វ ។ល។ ព. ប្រ. ដែល​ប្រហែល​នឹង​របស់​ទេវតា : ភ្នែក​ទិព្វ, មាត់​ទិព្វ ។ល។ ប្រើ​ជា​បទ​សមាស​រៀង​ភ្ជាប់​ពី​ខាង​ដើម​សព្ទ​ឯ​ទៀត អ. ថ. ទិព្វៈ ដូច​ជា ទិព្វចក្ខុ (--ច័កខុ ឬ--ច័ក) ន. (បា.; សំ. ទិវ្យចក្សុស៑ ឬ ទិព្យ--) ភ្នែក​ទិព្យ ។ ព. ប្រ. ភ្នែក​ដូច​ជា​ទិព្វ ។ ទិព្វជង្គត (--ជង់គត់) កិ. ឬ គុ. (បា. ច្រើន​ឃើញ​ប្រើ​ជា ទិវង្គត (ម. ព. នោះ), ទិព្វជង្គត <text:s/>នេះ​ជា​ពាក្យ​ផ្សំ​ប្រើ, មក​ពី បា. ទិវ &gt; ទិព្វ + ជង្គម <text:s/>“ដំណើរ​ទៅ” ឬ ជង្គត <text:s/>“ទៅ​ហើយ, ដែល​ទៅ​ហើយ”) ទៅ​កាន់​ទេវលោក​ហើយ (ស្លាប់); ដែល​ទៅ​កើត​ជា​ទេវតា​ហើយ (ដែល​ស្លាប់​ហើយ); ខ្មែរ​យើង​ប្រើ​ជា​រាជសព្ទ : ទ្រង់​សោយ​ទិព្វជង្គត...។ ទិព្វញ្ញាណ (ទិបព័ញ-ញាន) ន. (បា. ទិព្វញ្ញាណ; សំ. ទិវ្យ + ជ្ញាន) ញាណទិព្វ ។ ព. ប្រ. ញាណ​ដូច​ជា​ទិព្វ ។ ទិព្វនារី <text:s/>(--នារី) ន. (សំ. <text:s/>ទិវ្យ + នារី ឬ ទេវនារី) ស្រី​សួគ៌, ស្រី​អប្សរ ។ ទិព្វនេត្រ (--នេត) ន. (សំ. ទិវ្យ + នេត្រ) ដូច​គ្នា​នឹង ទិព្វចក្ខុ ។ ទិព្វមន្ត (--មន់) ន. (បា. ទិព្វ + មន្ត; សំ. ទិវ្យ + មន្ត្រ) មន្តទិព្វ ។ ព. ប្រ. មន្ត​ដ៏​វិសេស​ដូច​ជា​ទិព្វ; ខាង​សាសនា​ព្រាហ្មណ៍​ច្រើន​ហៅ​ពាក្យ ឱម ! ថា ទិព្វមន្ត (ម. ព. ឱម !) ។ ទិព្វរស (--រស់) ន. (សំ.ទិព្យរស) ទឹក​ទិព្វ; បរទ ។ ទិព្វវ័ន <text:s/>ន. (បា. ទិព្វវន) ព្រៃ​ទិព្វ​គឺ​សួន​ឬ ឧទ្យាន​ទិព្វ ។ ព. ប្រ. សួន​ឬ​ឧទ្យាន​ដែល​មាន​លំអ ប្រៀប​ប្រដូច​នឹង​សួន​ឬ​ឧទ្យាន​របស់​ទេវតា ។ ទិព្វ​វាចា ន. (បា. ទិព្វ + វាចា) សំដី​ទិព្វ ។ ព. ប្រ. សំដី​ដូច​ជា​ទិព្វ គឺ​សំដី​ដែល​ថា​ឲ្យ​កើត​អ្វី​ក៏​កើត​ដូច​ថា ។ ទិព្វវាទ (--វាត) ន. (បា. ទិព្វ + វាទ) ដូច​គ្នា​នឹង ទិព្វវាចា <text:s/>។ ទិព្វវិមាន <text:s/>(--វិមាន) ន. (បា.; សំ. ទិវ្យវិមាន) វិមានទិព្វ ។ ព. ប្រ. ប្រាសាទ​ដែល​មាន​លំអ​ប្រៀប​ដូច​វិមាន​ទិព្វ ។ ទិព្វសព្ទ (--ស័ប) ន. (សំ. ទិវ្យសព្ទ ឬ ទិព្យ--; បា. ទិព្វសទ្ទ) សំឡេង​ទិព្វ, សូរ​សព្ទ​ជា​ទិព្វ ។ ព. ប្រ. សំឡេង​ឬ​សូរ​សព្ទ​ដែល​ពីរោះ​ប្រៀប​ស្មើ​នឹង​សំឡេង​សូរ​សព្ទ​ជា​ទិព្វ ។ ទិព្វសាក្សី <text:s/>(--សាកសី) ន. (សំ. ទិវ្យ + ទិព្យ + សាក្សិន៑; បា. ទិព្វ + សក្ខី) សាក្សី​ទិព្វ ។ ព. ប្រ. សាក្សី​ដែល​ឆ្លើយ​តាម​សេចក្ដី​ពិត​ឥត​មាន​ល្អៀង បំភ្លឺ​ដំណើរ​ក្ដី ដែល​កំបាំង​ដែល​ចង្អៀត​ឲ្យ​ទូលាយ​ងាយ​យល់​ហាក់​ដូច​ជា​ទេវតា មក​បំភ្លឺ​ចៅក្រម​ឲ្យ​ឃើញ​សេចក្ដី​ពិត ។ ទិព្វសោត <text:s/>ឬ ទិព្វស្រោត (--សោត ឬ-ស្រោត) ន. (បា. ទិព្វសោត; <text:s/>សំ. ទិវ្យ + ស្រោត <text:s/>ឬ ទិព្យ--) ត្រចៀក​ទិព្វ ។ ព. ប្រ. ត្រចៀក​ដូច​ជា​ទិព្វ ។ ទិព្វស្រោត្រ <text:s/>ដូច​គ្នា​នឹង <text:s/>ទិព្វសោត <text:s/>។ ទិព្វារម្មណ៍ (ទិប-ពារ៉ម់) ន. (បា. ទិព្វ + អារម្មណ &gt; ទិព្វារម្មណ) អារម្មណ៍​ទិព្វ ។ ព. ប្រ. អារម្មណ៍​ដូច​ជា​ទិព្វ ។</text:p>
          </table:table-cell>
          <table:table-cell table:style-name="តារាង1.D2" office:value-type="string">
            <text:p text:style-name="P4">ទិព្យ</text:p>
          </table:table-cell>
          <table:table-cell table:style-name="តារាង1.I2" office:value-type="string">
            <text:p text:style-name="P5">ទិព្វចក្ខុ</text:p>
            <text:p text:style-name="P5">ទិព្វជង្គត</text:p>
            <text:p text:style-name="P5">ទិព្វញ្ញាណ</text:p>
            <text:p text:style-name="P5">ទិព្វនារី <text:s/></text:p>
            <text:p text:style-name="P5">ទិព្វនេត្រ </text:p>
            <text:p text:style-name="P5">ទិព្វមន្ត</text:p>
            <text:p text:style-name="P5">ទិព្វរស</text:p>
            <text:p text:style-name="P5">ទិព្វវ័ន</text:p>
            <text:p text:style-name="P5">ទិព្វវាចា</text:p>
            <text:p text:style-name="P5">ទិព្វវាទ</text:p>
            <text:p text:style-name="P5">ទិព្វវិមាន</text:p>
            <text:p text:style-name="P5">ទិព្វសព្ទ</text:p>
            <text:p text:style-name="P5">ទិព្វសាក្សី </text:p>
            <text:p text:style-name="P5">ទិព្វសោត</text:p>
            <text:p text:style-name="P5">ទិព្វារម្មណ៍</text:p>
          </table:table-cell>
        </table:table-row>
        <table:table-row>
          <table:table-cell table:style-name="តារាង1.A2" office:value-type="string">
            <text:p text:style-name="P15">៥១២៩</text:p>
          </table:table-cell>
          <table:table-cell table:style-name="តារាង1.A2" office:value-type="string">
            <text:p text:style-name="P9">ទិព្វ--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ើល​ក្នុង​ពាក្យ ទិព្វ)</text:p>
          </table:table-cell>
          <table:table-cell table:style-name="តារាង1.D2" office:value-type="string">
            <text:p text:style-name="P4">ទិព្វា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៣០</text:p>
          </table:table-cell>
          <table:table-cell table:style-name="តារាង1.A2" office:value-type="string">
            <text:p text:style-name="P9">ទិព្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ប ឬ ទឹប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ដូច​គ្នា​នឹង ទិព្វ <text:s/>(ម. ព. នោះ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៣១</text:p>
          </table:table-cell>
          <table:table-cell table:style-name="តារាង1.A2" office:value-type="string">
            <text:p text:style-name="P9">ទិ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ស្មៅ​មួយ​ប្រភេទ​ពួក​ប្រទាល មាន​មើម​បរិភោគ​ឆៅ​បាន, ដុះ​តែ​នៅ​ដី​លាយ​ខ្សាច់ ។</text:p>
          </table:table-cell>
          <table:table-cell table:style-name="តារាង1.D2" office:value-type="string">
            <text:p text:style-name="P4">ទឹល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៣២</text:p>
          </table:table-cell>
          <table:table-cell table:style-name="តារាង1.A2" office:value-type="string">
            <text:p text:style-name="P9">ទិវង្គត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វង់គត់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កិ. ឬ គុ.</text:p>
          </table:table-cell>
          <table:table-cell table:style-name="តារាង1.D2" office:value-type="string">
            <text:p text:style-name="P5">ទៅ​កាន់​ទេវលោក​ហើយ (ស្លាប់); ដែល​ទៅ​កើត​ជា​ទេវតា​ហើយ (ដែល​ស្លាប់​ហើយ) ខ្មែរ​យើង​ប្រើ​ជា​រាជសព្ទ : ទ្រង់​សោយ​ព្រះ​ទិវង្គត...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៣៣</text:p>
          </table:table-cell>
          <table:table-cell table:style-name="តារាង1.A2" office:value-type="string">
            <text:p text:style-name="P9">ទិវ័ន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ិវន៑) ថ្ងៃ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៣៤</text:p>
          </table:table-cell>
          <table:table-cell table:style-name="តារាង1.A2" office:value-type="string">
            <text:p text:style-name="P9">ទិវសភាគ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វៈសៈភាក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ចំណែក​នៃ​ថ្ងៃ គឺ​ពេញ​មួយ​ថ្ងៃ​តាំង​ពី​ព្រឹក​ទាល់​ល្ងាច ។ ព. ផ្ទ. រត្តិភាគ, រាត្រីភាគ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៣៥</text:p>
          </table:table-cell>
          <table:table-cell table:style-name="តារាង1.A2" office:value-type="string">
            <text:p text:style-name="P9">ទិវ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ថ្ងៃ ។ (សំ. បា. និ.) ក្នុង​វេលា​ថ្ងៃ, នៅ​វេលា​ថ្ងៃ ។ ខ្មែរ​យើង​ច្រើន​និយាយ​ថា <text:s/>ទិវា​រាត្រី <text:s/>គឺ​ទាំង​ថ្ងៃ ទាំង​យប់ (ព. ទេ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ិវា​រាត្រី </text:p>
          </table:table-cell>
        </table:table-row>
        <table:table-row>
          <table:table-cell table:style-name="តារាង1.A2" office:value-type="string">
            <text:p text:style-name="P15">៥១៣៦</text:p>
          </table:table-cell>
          <table:table-cell table:style-name="តារាង1.A2" office:value-type="string">
            <text:p text:style-name="P9">ទិវាក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អ្នក​ធ្វើ​នូវ​ថ្ងៃ (ព្រះ​អាទិត្យ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៣៧</text:p>
          </table:table-cell>
          <table:table-cell table:style-name="តារាង1.A2" office:value-type="string">
            <text:p text:style-name="P9">ទិវាច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គុ. ឬ ន.</text:p>
          </table:table-cell>
          <table:table-cell table:style-name="តារាង1.D2" office:value-type="string">
            <text:p text:style-name="P5">(ទិវា + ចរ) ដែល​ចរ​តែ​ក្នុង​វេលា​ថ្ងៃ, ដែល​ចេញ​រក​ស៊ី​តែ​ក្នុង​វេលា​ថ្ងៃ; សត្វ​ដែល​ចេញ​រក​ស៊ី​តែ​ក្នុង​វេលា​ថ្ងៃ វេលា​យប់​ឈប់​ដេក : សេក, លលក, តាវៅ... ជា​សត្វ​ទិវាចរ ។ ព. ផ្ទ. និ. សាចរ, <text:s/>រត្តិចរ, រាត្រីច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៣៨</text:p>
          </table:table-cell>
          <table:table-cell table:style-name="តារាង1.A2" office:value-type="string">
            <text:p text:style-name="P9">ទិវោក័ស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ា.; 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ិវោក; ទិវៅកស៑) ទេវតា, ពួក​ទេវតា​សាមញ្ញ ។</text:p>
          </table:table-cell>
          <table:table-cell table:style-name="តារាង1.D2" office:value-type="string">
            <text:p text:style-name="P4">ទិវៅក័ស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៣៩</text:p>
          </table:table-cell>
          <table:table-cell table:style-name="តារាង1.A2" office:value-type="string">
            <text:p text:style-name="P9">ទិស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ឹស</text:p>
          </table:table-cell>
          <table:table-cell table:style-name="តារាង1.D2" office:value-type="string">
            <text:p text:style-name="P12">សំ.;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ិឝ; ទិសា) ភាគ, ចំណែក​មុខ​ក្រោយ​ឆ្វេង​ស្ដាំ​ព្រម​ទាំង​ជ្រុង​ជា​ចន្លោះ​ទាំង ៤ និង​ខាង​លើ​ខាង​ក្រោម ឬ​ត្រង់​កណ្ដាល រួម​ជា ១០ គឺ បូព៌, អាគ្នេយ៍, ទក្សិណ, និរតី, បស្ចិម, ពាយ័ព្យ, ឧត្តរ, ឦសាន, ក្រោម, លើ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៤០</text:p>
          </table:table-cell>
          <table:table-cell table:style-name="តារាង1.A2" office:value-type="string">
            <text:p text:style-name="P9">ទិស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ម. ព. ទិស) <text:s/>ពាក្យ​សម្រាប់​ប្រើ​ក្នុង​កាព្យ, ប្រើ​ជា​ឯកវចនៈ​ឬ​ជា​ពហុវចនៈ​បាន​ទាំង ២ យ៉ាង : ស្ដេច​គង់​នៅ​នា​ទក្សិណ​ទិសា...; អស់​ពួក​ទេព្ដា​នៅ​សព្វ​ទិសា​មូល​មក​ចួប​ជុំ...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៤១</text:p>
          </table:table-cell>
          <table:table-cell table:style-name="តារាង1.A2" office:value-type="string">
            <text:p text:style-name="P9">ទិសានុទិស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នុទឹស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ិសា “ទិស​ធំ” + អនុទិសា <text:s/>“ទិស​តូច” &gt; ទិសានុទិស) ទិស​ធំ​និង​ទិស​តូច : បូព៌, ទក្សិណ, បស្ចិម, ឧត្តរ <text:s/>បួន​នេះ​ហៅ​ថា ទិស​ធំ; អាគ្នេយ៍, និរតី, ពាយ័ណ្យ, ឦសាន <text:s/>បួន នេះ​ហៅ​ថា ទិស​តូច ឬ​ហៅ ទិស​បន្ទាប់ <text:s/>ក៏​បាន; ក្រោម, លើ <text:s/>ពីរ​នេះ​ហៅ​ថា ទិស​កណ្ដាល <text:s/>(ម. ព. ទិស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៤២</text:p>
          </table:table-cell>
          <table:table-cell table:style-name="តារាង1.A2" office:value-type="string">
            <text:p text:style-name="P9">ទិសាបាមោក្ខ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ិសាប៉ាម៉ោក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អាចារ្យ​ជា​ប្រធាន​ក្នុង​ទិស ឬ​អាចារ្យ​ជា​ប្រធាន​នៃ​សិស្ស​គ្រប់​ទិស​ គឺ​អាចារ្យ​ធំ​ដែល​ចេះ​វិជ្ជា​ច្រើន​ប្រភេទ សម្រាប់​ប្រើ​តាម​ជាន់ តាម​សម័យ, ជា​អ្នក​អាច​បង្ហាត់​បង្រៀន​ពួក​សិស្ស​ដែល​កាត់​មក​ពី​គ្រប់​ទិស (គ្រប់​ប្រទេស) បាន​មិន​ទើស​ទាក់ : អាចារ្យ​ទិសាបាមោក្ខ <text:s/>។ រោង​រៀន​របស់​អាចារ្យ​ធំ​នោះ​ហៅ​ថា សាលា​ទិសាបាមោក្ខ <text:s/>ឬ រោង​រៀន​ទិសាបាមោក្ខ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៤៣</text:p>
          </table:table-cell>
          <table:table-cell table:style-name="តារាង1.A2" office:value-type="string">
            <text:p text:style-name="P9">ទិសាភាគ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ភាក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ចំណែក, ប៉ែក​នៃ​ទិស (មួយ​ៗ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៤៤</text:p>
          </table:table-cell>
          <table:table-cell table:style-name="តារាង1.A2" office:value-type="string">
            <text:p text:style-name="P9">ទី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កន្លែង, តំបន់ : ទី​ណា ?, ទី​នេះ, ទី​នុ៎ះ, ទី​នោះ, ទី​ឯណោះ ។ ក្រសួង, មុខងារ : ទី​សេនាបតី, ស្ដីទី​ចាងហ្វាង ។ ទីពឹង​អ្នក​ពំនឹង, អ្នក​ជួយ​ទំនុកបម្រុង ។ ទី​ពំនាក់ <text:s/>អ្នក​ឲ្យ​ពឹងពាក់ ។ ទី​ស្រឡាញ់ <text:s/>គ្រឿង​ដែល​នាំ​ឲ្យ​ស្រឡាញ់, អ្នក​ដែល​ខ្លួន​ស្រឡាញ់, អ្វី​ៗ​ដែល​ខ្លួន​ស្រឡាញ់ : មនុស្ស​ជា​ទី​ស្រឡាញ់, ទ្រព្យ​ជាទី​ស្រឡាញ់ ។ ទី​រឭក <text:s/>ឬ --រលឹក <text:s/>គ្រឿង​រឭក, មនុស្ស​ឬ​គុណជាតិ​អ្វី​មួយ ឬ​វត្ថុ​អ្វី​ដែល​គួរ​នឹក​គួរ​រឭក​ដល់ : យក​ព្រះ​រត្នត្រ័យ​ជា​ទី​រឭក; គុណ​មាតា​បិតា​ជា​ទី​រឭក​របស់​កូន; របស់​នេះ​ខ្ញុំ​ជូន​អ្នក​ទុក​គ្រាន់​ជា​ទី​រឭក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ី​ពឹង</text:p>
            <text:p text:style-name="P5">ទី​ពំនាក់ </text:p>
            <text:p text:style-name="P5">ទី​ស្រឡាញ់</text:p>
            <text:p text:style-name="P5">ទី​រឭក </text:p>
          </table:table-cell>
        </table:table-row>
        <table:table-row>
          <table:table-cell table:style-name="តារាង1.A2" office:value-type="string">
            <text:p text:style-name="P15">៥១៤៥</text:p>
          </table:table-cell>
          <table:table-cell table:style-name="តារាង1.A2" office:value-type="string">
            <text:p text:style-name="P9">ទីក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ប្រដាប់​សម្រាប់​ដាក់​ទឹក មាន​សណ្ឋាន​ស្រដៀង​នឹង​កំសៀវ : ទីកោ​ទឹក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៤៦</text:p>
          </table:table-cell>
          <table:table-cell table:style-name="តារាង1.A2" office:value-type="string">
            <text:p text:style-name="P9">ទីក្ស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ី-ក្សា</text:p>
          </table:table-cell>
          <table:table-cell table:style-name="តារាង1.D2" office:value-type="string">
            <text:p text:style-name="P12">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ការ​បូជា​យញ្ញ, របៀប​ពលីការ​ប្រសិទ្ធី​ផ្សេង​ៗ, ការ​សែន​ព្រេន (តាម​លទ្ធិ​ព្រាហ្មណ៍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៤៧</text:p>
          </table:table-cell>
          <table:table-cell table:style-name="តារាង1.A2" office:value-type="string">
            <text:p text:style-name="P9">ទីឃ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ឃៈ ដូច​គ្នា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(ទីឃ; ទីឃ៌) វែង, អង្វែង, ដែល​ស្ថិត​នៅ​បាន​យូរ ។ ន. ស្រៈ​មាន​សំឡេង​វែង, សម្រាប់​ប្រើ​ខាង​ភាសា​បាលី មាន៥ តួ គឺ អា, ឦ, ឩ, ឯ, ឱ; សម្រាប់​ប្រើ​ខាង​ភាសា​សំស្ក្រឹត​មាន ៩ តួ​គឺ អា, ឦ, ឩ, ឬ, ឮ, ឯ, ឰ, ឱ, ឪ; សម្រាប់​ប្រើ​ខាង​ភាសា​ខ្មែរ​មាន ១៣ តួ​គឺ អា, អី, អឺ, អូ, អួ, អើ, អឿ, អៀ, អេ, អែ, អៃ, អោ, អៅ; ស្រៈ​ទាំង​ប៉ុណ្ណោះ​ហៅ​ថា ស្រ ទីឃៈ <text:s/>ឬ ទីឃសរៈ <text:s/>។ ព. ផ្ទ. រស្ស <text:s/>ឬ រស្សៈ <text:s/>ឬ​ក៏ <text:s/>រស្សសរៈ <text:s/>។ ទីឃកាល <text:s/>(ទីឃៈ--) <text:s/>ន. (បា.; សំ. ទីឃ៌កាល) កាល​វែង, កាល​អង្វែង ។ ទីឃជាតិ <text:s/>(ទីឃៈជាត) ន. (បា.; សំ. ទីឃ៌ជាតិ) សត្វ​មាន​ដង​ខ្លួន​វែង (ពស់); ពួក​សត្វ​គោក​ក្ដី ទឹក​ក្ដី ដែល​មាន​ដង​ខ្លួន​វែង​ឥត​ជើង ជា​សត្វ​លូន​ទាំង​ប៉ុន្មាន​ហៅ​ដោយ​រួបរួម​ថា ទីឃជាតិ ដូច​គ្នា ។ ទីឃទស្សី <text:s/>(ទីឃៈទ័ស-សី) ន. ឬ គុ. (ទីឃទរ្សិន៑) អ្នក​ឃើញ​ហេតុ​វែង, អ្នក​ឃើញ​កាល​វែង គឺ​អ្នក​ដែល​មាន​ញាណ​ដ៏​វិសេស​អាច​ឃើញ​ហេតុ, ឃើញ​ដំណើរ​ដែល​នឹង​មាន​ក្នុង​អនាគត : ព្រះ​សម្មាសម្ពុទ្ធ​ទ្រង់​ជា​ទីឃទស្សី ។ បើ​ស្រ្តី​ជា ទីឃទស្សិនី ។ ទីឃនិកាយ (ទីឃៈ--) ន. (បា.) ឈ្មោះ​គម្ពីរ​ដើម​បង្អស់​នៃ​ព្រះ​សុត្តន្តបិដក ។ ទីឃនិទ្រា <text:s/>(ទីឃៈនិត-ទ្រា) ន. (សំ. ទីឃ៌និទ្រា; បា. ទីឃនិទ្ទា) ដំណើរ​ដេក​អង្វែង (ដេក​លែង​ក្រោក) គឺ​មរណៈ​ឬ​រូប​ដែល​ស្លាប់​ហើយ ។ ទីឃមទ្ធាន <text:s/>(ទីឃៈម័តធាន) ន. (បា. ទីឃ + អទ្ធាន) កាល​វែង, កាល​អង្វែង (ជា​វេវចនៈ​នៃ ទីឃកាល) ។ ទីឃរោគី <text:s/>(ទីឃៈ--) ន. ឬ​គុ. (បា.; សំ. ទីឃ៌រោគិន៑) <text:s/>អ្នក​មាន​រោគ​យូរ​អង្វែង គឺ​អ្នក​ដែល​មាន​ជំងឺ​ទំ​ជាប់​តត្រំតត្រើយ​មើល​មិន​ជា (ព. សា. ហៅ​ថា <text:s/>មនុស្ស​មាន​ជំងឺ​សង់​ផ្ទះ) ។ បើ​ស្ត្រី​ជា ទីឃរោគិនី ។ ទីឃសរ <text:s/>ឬ <text:s/>ទីឃសរៈ <text:s/>(ទីឃសៈរ៉ៈ ដូច​គ្នា) ន. (បា. ទីឃស្សរ, សំ. ទីឃ៌ស្វរ) ស្រៈ​មាន​សំឡេង​វែង ។ ទីឃាយុ <text:s/>ន. ឬ គុ. (បា.; សំ. ទីឃ៌ាយុស៑) អាយុ​វែង; ដែល​មាន​អាយុ​យឺន ។ ទីឃាវុធ <text:s/>(--វុត) ន. (បា.; សំ. ទីឃ៌ាយុធ &lt; ទីឃ៌ + អាយុធ) អាវុធ​វែង​ឬ​អាវុធ​មាន​ផ្លែ​វែង (ដាវ) ។ បើ​ប្រើ​តាម​អំណាច​រូប​សព្ទ​ដែល​ប្រែ​ថា អាវុធ​វែង, ទោះ​បី​កាំភ្លើង ក៏​ហៅ​ថា ទីឃាវុធ បាន​ដែរ ។</text:p>
          </table:table-cell>
          <table:table-cell table:style-name="តារាង1.D2" office:value-type="string">
            <text:p text:style-name="P4">ទីឃៈ</text:p>
          </table:table-cell>
          <table:table-cell table:style-name="តារាង1.I2" office:value-type="string">
            <text:p text:style-name="P5">ទីឃកាល </text:p>
            <text:p text:style-name="P5">ទីឃជាតិ</text:p>
            <text:p text:style-name="P5">ទីឃទស្សី</text:p>
            <text:p text:style-name="P5">ទីឃនិកាយ</text:p>
            <text:p text:style-name="P5">ទីឃនិទ្រា</text:p>
            <text:p text:style-name="P5">ទីឃមទ្ធាន</text:p>
            <text:p text:style-name="P5">ទីឃរោគី</text:p>
            <text:p text:style-name="P5">ទីឃសរ</text:p>
            <text:p text:style-name="P5">ទីឃាយុ</text:p>
            <text:p text:style-name="P5">ទីឃាវុធ</text:p>
            <text:p text:style-name="P5"/>
          </table:table-cell>
        </table:table-row>
        <table:table-row>
          <table:table-cell table:style-name="តារាង1.A2" office:value-type="string">
            <text:p text:style-name="P15">៥១៤៨</text:p>
          </table:table-cell>
          <table:table-cell table:style-name="តារាង1.A2" office:value-type="string">
            <text:p text:style-name="P9">ទីឃ --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ើល​ក្នុង​ពាក្យ ទីឃៈ) </text:p>
          </table:table-cell>
          <table:table-cell table:style-name="តារាង1.D2" office:value-type="string">
            <text:p text:style-name="P4">ទីឃា --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៤៩</text:p>
          </table:table-cell>
          <table:table-cell table:style-name="តារាង1.A2" office:value-type="string">
            <text:p text:style-name="P9">ទី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ឧ.</text:p>
          </table:table-cell>
          <table:table-cell table:style-name="តារាង1.D2" office:value-type="string">
            <text:p text:style-name="P5">សូរ​ស្គរ​ធំ​ដែល​ពាស​ស្បែក​រឹត​តឹង​ជាង​ស្គរ​ធំ​ដែល​ឮ​សូរ​ទូង​ៗ ។ ន. ឈ្មោះ​ស្គរ​ធំ​ដែល​ឮ​សូរ​ទីង​ៗ ជា​គូ​គ្នា​នឹង​ស្គរ​ទូង​ៗ : ស្គរ​ទីង​ស្គរ​ទូង ។</text:p>
          </table:table-cell>
          <table:table-cell table:style-name="តារាង1.D2" office:value-type="string">
            <text:p text:style-name="P4">ទីង​ៗ</text:p>
          </table:table-cell>
          <table:table-cell table:style-name="តារាង1.I2" office:value-type="string">
            <text:p text:style-name="P5">ស្គរ​ទីង​ស្គរ​ទូង​</text:p>
          </table:table-cell>
        </table:table-row>
        <table:table-row>
          <table:table-cell table:style-name="តារាង1.A2" office:value-type="string">
            <text:p text:style-name="P15">៥១៥០</text:p>
          </table:table-cell>
          <table:table-cell table:style-name="តារាង1.A2" office:value-type="string">
            <text:p text:style-name="P9">ទីងទា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 ឬ កិ. វិ.</text:p>
          </table:table-cell>
          <table:table-cell table:style-name="តារាង1.D2" office:value-type="string">
            <text:p text:style-name="P5">ដែល​មាន​ដំណើរ​ឬ​លំនាំ​គាយ​ងីសងាស : ដំណើរ​ទីងទាង, ដើរ​ទីងទាង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៥១</text:p>
          </table:table-cell>
          <table:table-cell table:style-name="តារាង1.A2" office:value-type="string">
            <text:p text:style-name="P9">ទីងទាំ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 ឬ កិ. វិ.</text:p>
          </table:table-cell>
          <table:table-cell table:style-name="តារាង1.D2" office:value-type="string">
            <text:p text:style-name="P5">ដែល​មាន​ដំណើរ​ឬ​លំនាំ​កន្ធាំង​អ៊‌ីកអ៊ាក : ដំណើរ​ទីងទាំង; ដើរ​ទីងទាំង (ជា​វេវចនៈ​នៃ​ពាក្យ ទីងទាង) ។</text:p>
          </table:table-cell>
          <table:table-cell table:style-name="តារាង1.D2" office:value-type="string">
            <text:p text:style-name="P4">ទិងទាំង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៥២</text:p>
          </table:table-cell>
          <table:table-cell table:style-name="តារាង1.A2" office:value-type="string">
            <text:p text:style-name="P9">ទីងមោ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 ព. តាមោ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៥៣</text:p>
          </table:table-cell>
          <table:table-cell table:style-name="តារាង1.A2" office:value-type="string">
            <text:p text:style-name="P9">ទីទុ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សត្វ​បក្សី​រត្តិចរ​មួយ​ប្រភេទ មាន​ភ្នែក​ធំ មាន​រោម​នៅ​ក្បាល​សណ្ឋាន​ស្រដៀង​នឹង​ស្នែង គេ​ឲ្យ​ឈ្មោះ​តាម​សំឡេង​ដែល​វា​យំ ។ ស្នែង​ទីទុយ <text:s/>សក់​កូន​ក្មេង​តូច​គេ​កោរ​ទុក​ត្រង់​ចំហៀង​ក្បាល​ខាង​ស្ដាំ​មួយ ខាង​ឆ្វេង​មួយ ហៅ​ថា កោរ​ទុក​ស្នែង​ទីទុ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ស្នែង​ទីទុយ</text:p>
          </table:table-cell>
        </table:table-row>
        <table:table-row>
          <table:table-cell table:style-name="តារាង1.A2" office:value-type="string">
            <text:p text:style-name="P15">៥១៥៤</text:p>
          </table:table-cell>
          <table:table-cell table:style-name="តារាង1.A2" office:value-type="string">
            <text:p text:style-name="P9">ទីទុយ​ពើតពើ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បទ​ភ្លេង​ខ្មែរ​បុរាណ​មួយ​មេ ជា​បទ​ភ្លេង​រាយ​រង​សម្រាប់​លេង​កំសាន្ត​ក្នុង​ពេល​ក្រៅ​ពី​មង្គល​ការ​អាពាហ៍ពិពាហ៍ អ្នក​ច្រៀង​ចេញ​សំដី​ផ្ដើម​ថា ទីទុយ​ពើតពើង ផ្ទួន​ៗ គ្រប់​រយៈ​បទ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៥៥</text:p>
          </table:table-cell>
          <table:table-cell table:style-name="តារាង1.A2" office:value-type="string">
            <text:p text:style-name="P9">ទីទើ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រួញរា, អល់អែក, ញញើត​ញញើម, ស្ទាក់ស្ទើរ, ស្ទើរ​ទៅ​ស្ទើរ​ទេ : ខ្ញុំ​នៅ​ទី​ទើរ ពុំ​ទាន់​ហ៊ាន​សម្រេច​ថា​ជា​យ៉ាង​ណា​នៅ​ឡើយ ។</text:p>
          </table:table-cell>
          <table:table-cell table:style-name="តារាង1.D2" office:value-type="string">
            <text:p text:style-name="P4">ទេទើរ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៥៦</text:p>
          </table:table-cell>
          <table:table-cell table:style-name="តារាង1.A2" office:value-type="string">
            <text:p text:style-name="P9">ទីទៃ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ព្វ. ឬ គុ.</text:p>
          </table:table-cell>
          <table:table-cell table:style-name="តារាង1.D2" office:value-type="string">
            <text:p text:style-name="P5">ដទៃ; ផ្សេង, ដោយ​ខ្លួន : ផ្ទះ​ទីទៃ, ភូមិ​ទីទៃ, មុខ​របរ​ទទៃ​ពី​គ្នា ។ ម្ដាយ​ទីទៃ ឬ ឪពុក​ទីទៃ បង​ប្អូន​បង្កើត ដែល​មាន​ឪពុក​ជា​មួយ​ ម្ដាយ​ផ្សេង​គ្នា ឬ​ដែល​មាន​ម្ដាយ​ជាមួយ ឪពុក​ផ្សេង​គ្នា, ដោយ​បរិយាយ​ថា ឥត​ពី​ម្ដាយ​ទៅ​ឪពុក​មាន​ប្រពន្ធ​ទៀត ក៏​មាន​កូន, ឬ​ម្ដាយ​នៅ ប៉ុន្តែ​ឪពុក​មាន​ប្រពន្ធ​ផ្សេង​ទៀត ក៏​មាន​កូន, កូន​ទាំង​នោះ​ហៅ​ថា បង​ប្អូន​ម្ដាយ​ទីទៃ; បើ​ឪពុក​លះ​លែង​ម្ដាយ ឬ​ឪពុក​ស្លាប់​ទៅ​ម្ដាយ​មាន​ប្ដី​ទៀត​ហើយ​មាន​កូន, កូន​មុន​និង​កូន​ក្រោយ​ហៅ​ថា បង​ប្អូន​ឪពុក​ទីទៃ ។ ព. ទ. បុ. ថា នៅ​ផ្ទះ​ម្ដាយ​ទីទៃ ទៅ​ព្រៃ​ម្ដាយ​ជាមួយ <text:s/>មាន​អត្ថន័យ​ថា កាល​បើ​មាន​ដំណើរ​ទៅ​កាន់​ទីណា​មួយ​ជា​មួយ​គ្នា, ត្រូវ​សង្គ្រោះ​គ្នា​ដូច​បង​ប្អូន​បង្កើ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៥៧</text:p>
          </table:table-cell>
          <table:table-cell table:style-name="តារាង1.A2" office:value-type="string">
            <text:p text:style-name="P9">ទីន័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ីន័ង អ.ថ. ធីណ័ង) “ទី​អង្គុយ ឬ​ទី​សម្រាប់​ក្សត្រិយ៍​ទ្រង់​ប្រថាប់”) យាន​ជំនិះ​ឬ​ប្រាសាទ ដំណាក់​សម្រាប់​ក្សត្រិយ៍ : ព្រះ​ទីន័ង​អស្សតរ (សេះ​ជំនិះ​ក្សត្រិយ៍); ព្រះ​ទីន័ង​គជេន្ទ្រ <text:s/>(ដំរី​ជំនិះ​ក្សត្រិយ៍); ព្រះ​ទីន័ង​នាវា (ទូក​ឬ​កប៉ាល់​សម្រាប់​ក្សត្រិយ៍​ទ្រង់​គង់) ។ល។</text:p>
          </table:table-cell>
          <table:table-cell table:style-name="តារាង1.D2" office:value-type="string">
            <text:p text:style-name="P4">ទីនាំង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៥៨</text:p>
          </table:table-cell>
          <table:table-cell table:style-name="តារាង1.A2" office:value-type="string">
            <text:p text:style-name="P9">ទីព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ត្រី​រំអិល​ពួក​ត្រី​ប្រា, ច្រើន​ហៅ​ក្លាយ​មក​ជា ត្រី​ពោ; មាន ២ ប្រភេទ​គឺ <text:s/>ត្រី​ពោ​ព្រុយ, ត្រី​ពោ​ខ្មៅ​ត្រចៀ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ត្រី​ពោ​ព្រុយ</text:p>
            <text:p text:style-name="P5">ត្រី​ពោ​ខ្មៅ​ត្រចៀក</text:p>
          </table:table-cell>
        </table:table-row>
        <table:table-row>
          <table:table-cell table:style-name="តារាង1.A2" office:value-type="string">
            <text:p text:style-name="P15">៥១៥៩</text:p>
          </table:table-cell>
          <table:table-cell table:style-name="តារាង1.A2" office:value-type="string">
            <text:p text:style-name="P9">ទីមទា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 ឬ កិ. វិ.</text:p>
          </table:table-cell>
          <table:table-cell table:style-name="តារាង1.D2" office:value-type="string">
            <text:p text:style-name="P5">ដែល​ស្ទាក់ស្ទើរ​ដំណើរ, ដែល​មិន​ទាន់​ស្រេច​ជា​ត្រូវ​ធ្វើ​ដូចម្ដេច​ឬ​ត្រូវ​ទៅ​ផ្លូវ​ណ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៦០</text:p>
          </table:table-cell>
          <table:table-cell table:style-name="តារាង1.A2" office:value-type="string">
            <text:p text:style-name="P9">ទីវ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ចិ.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ស្លាក​សម្រាប់​រាប់​ចំនួន​ស្រូវ​ដែល​វាល់, តាម​ធម្មតា​ច្រើន​ធ្វើ​ដោយ​ឫស្សី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៦១</text:p>
          </table:table-cell>
          <table:table-cell table:style-name="តារាង1.A2" office:value-type="string">
            <text:p text:style-name="P9">ទឹ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ក) ធាតុ​រាវ, តាម​កំណើត​ដើម​ឥត​ព័ណ៌ ឥត​ក្លិន, ជា​របស់​មាន​ប្រយោជន៍​ដ៏​សំខាន់ សម្រាប់​ពួក​មនុស្ស​សត្វ, មាន​ត្រូវ​ផឹក, ងូត​ជាដើម ។ ទឹក​កក <text:s/>ន. ដុំ​ទឹក​ដែល​កក​ដោយ​អាកាស​ត្រជាក់​ខ្លាំង ឬ​ដោយ​គ្រឿង​ម៉ាស៊ីន​ធ្វើ​ឲ្យ​កក ។ ទឹក​កាម <text:s/>ទឹក​ខាប់​អន្លាយ​ស្អិត​ដែល​ឃ្លាត​ចេញ​ចាក​កាយ​តាម​បស្សាវមគ្គ ... (ព. ព. ។ ព. គ. ទឹក​អសុចិ <text:s/>ឬ ទឹក​សុក្កៈ; ព. ខ្ព. អសុចិ <text:s/>ឬ សុក្កៈ ) ។ ទឹក​ក្រុត <text:s/>ថ្នាំ​រាវ​សម្រាប់​បង្កាត់​លោហ​ជាតិ ។ ទឹក​ក្លស់​ទឹក​ស័ង្ខ <text:s/>ទឹក​មង្គល​ដែល​ស្រោច​លើ​ព្រះ​សិរ​ព្រះ​រាជា ក្នុង​កាល​ដែល​អភិសេក​ឲ្យ​ពេញ​ទី​ស៊ប់​ជា​ព្រះ​មហា​ក្សត្រ​ទ្រង់​រាជ្យ (ហៅ​មុទ្ធា​ភិសិត្តរាជ្យ) ។ ទឹក​ខ្មេះ <text:s/>ទឹក​ជូរ​ដែល​កើត​អំពី​បាយ​ស្រា​ជាដើម ។ ទឹក​ខ្មៅ <text:s/>ទឹក​មាន​ព័ណ៌​ខ្មៅ ឬ​មាន​ព័ណ៌​ដោយ​យ៉ាង​ៗ​សម្រាប់​សរសេរ (ម. ព. ទឹក​សរសេរ) ។ ទឹក​គ្រឿង <text:s/>ទឹក​ជ្រលក់​អន្លក់​ធ្វើ​ដោយ​ត្រី​សាប​ឬ ត្រី​ឆ្អើរ​លាយ​នឹង​ព្រហក់​ឬ​កាពិ​និង​គ្រឿង​ច្រើន​មុខ​មាន​ម្ជូរ​និង​ស្លឹក​ជីរ​ខ្ទឹម​ជាដើម ។ ទឹក​ឃ្មុំ <text:s/>ទឹក​ផ្អែម​ដែល​ឃ្មុំ​បង្កើត​ក្នុង​សំបុក ។ ទឹក​ច័ណ្ឌ (ម. ព. ចណ្ឌ <text:s/>ឬ ច័ណ្ឌ) ។ ទឹក​ចត់ <text:s/>ឬ ទឹក​អម្ចត់ <text:s/>ទឹក​មាន​រស​ចត់ គឺ​ទឹក​ជ្រលក់​ចីវរ​របស់​ពួក​បព្វជិត​ក្នុង​ព្រះ​ពុទ្ធ​សាសនា ។ ទឹក​ចិត្ត <text:s/>(--ចិត) ទឹក​រក្សា​ចិត្ត គឺ​ទឹក​ដែល​នៅ​ក្នុង​បេះ​ដូង, ចិត្ត ។ ទឹក​ឆា ឈ្មោះ​កន្លែង​ទឹក​ជ្រោះ​ជា​ទី​កំសាន្ត​មួយ មាន​ទឹក​ថ្លា​ស្អាត​ហូរ​ជានិច្ច នៅ​ក្នុង​ស្រុក​ព្រៃ​ឈរ​ខេត្ត​កំពង់ចាម <text:s/>។ ទឹក​ឈូ <text:s/>ឈ្មោះ​កន្លែង​ទឹក​ជ្រោះ​ជា​ទី​កំសាន្ត​មួយ​មាន​ទឹក​ថ្លា​ស្អាត​ហូរ​ជានិច្ច​នៅ​ក្នុង​ខេត្ត​កំពត ។ ទឹក​ដប់ <text:s/>ឈ្មោះ​មាស​មួយ​ប្រភេទ ដែល​ល្អ​វិសេស​ជាង​មាស​ទាំងពួង : មាស​ទឹក​ដប់ ។ ទឹក​ដម <text:s/>(ម. ព. ដម) ។ ទឹក​ដូង <text:s/>ទឹក​ដែល​កើត​នៅ​ក្នុង​ផ្លែ​ដូង (ម. ព. ចាក់​ទឹក​ដូង) ។ ទឹក​ដោះ <text:s/>ទឹក​ដែល​ចេញ​ពី​ដោះ មាន​ពណ៌​ស​មាន​រស​ផ្អែម : ទឹក​ដោះ​មនុស្ស, ទឹក​ដោះ​គោ, ទឹក​ដោះ​ពពែ...។ ទឹក​ដោះ​ខាប់ <text:s/>ទឹក​ដោះ​គោ​ដែល​គេ​រំងាស់​ឲ្យ​ខាប់ (ម. ព. គោរស ផង) ។ ទឹក​ដោះ​ខ្លា <text:s/>ឈ្មោះ​ស្មៅ​មួយ​ប្រភេទ ។ ទឹក​ដោះ​ជូរ <text:s/>ទឹក​ដោះ​គោ​ដែល​គេ​ទុក​ឲ្យ​ជូរ (ម. ព. គោ​រស ផង) ។ ទឹក​ដោះ​ជូរ​ឡើង​ពពុះ <text:s/>ទឹក​ដោះ​គោ​ដែល​គេ​ទុក​ឲ្យ​ឡើង​ពពុះ (ម. ព. គោរស ផង) ។ ទឹក​ដោះ​ថ្លា <text:s/>ទឹក​ដោះ​គោ​ដែល​គេ​រំងាស់​ទាល់​តែ​ឡើង​ថ្លា (ម. ព. គោរស ផង)។ ទឹក​ដោះ​រាជសីហ៍ (--រាជៈសី) ឈ្មោះ​ស្មៅ​មួយ​ប្រភេទ ។ ឈ្មោះ​ចេក​មួយ​ប្រភេទ ។ ទឹក​ដោះ​ស្រស់ <text:s/>ទឹក​ដោះ​ដែល​នៅ​ស្រស់ (ម. ព. គោរស ផង) ។ ទឹក​ត្នោត <text:s/>ទឹក​ដែល​ស្រក់​អំពី​មុខ​ផ្កា​ត្នោត​គាប ។ ទឹក​ត្រី <text:s/>ទឹក​ប្រៃ​មាន​ពណ៌​លឿង​ឬ​ក្រហម ធ្វើ​ពី​មច្ឆជាតិ​ស្អុយ​ប្រឡាក់​អំបិល ។ ទឹក​នោម <text:s/>ទឹក​មាន​ក្លិន​ឆ្អេះ ដែល​មនុស្ស​ឬ​សត្វ​បញ្ចេញ​ពី​ក្នុង​កាយ​តាម​បស្សាវមគ្គ (ព. រ. ហៅ​ទឹក​មូត្រ; ព. ខ្ព. ហៅ បស្សាវៈ <text:s/>ឬ ទឹក​បស្សាវៈ ។ ទឹក​បន្សារ <text:s/>គ្រឿង​លាយ​សម្រាប់​ផ្សារ​លោហ​ជាតិ​ឲ្យ​ជាប់​គ្នា ។ ទឹក​បស្សាវៈ (ម. ព. បស្សាវៈ) ។ ទឹក​បាន <text:s/>(សំ. បា. បាន <text:s/>“ទឹក​ដែល​គួរ​ផឹក​បាន, ទឹក​សម្រាប់​ផឹក”) ទឹក​ដែល​មាន​ពុទ្ធានុញ្ញាត​ឲ្យ​ពួក​បព្វជិត​ក្នុង​ពុទ្ធ​សាសនា​ប្រើ​ជា​ភេសជ្ជៈ​បាន (ម. ព. អដ្ឋបាន) ។ ទឹក​បាយ <text:s/>ទឹក​ដែល​ផាត់​សម្រេង​ចេញ​ពី​អង្ករ​ស្ងោរ ដើម្បី​នឹង​ផ្ងំ​អង្ករ​នោះ​ឲ្យ​ងំ​កើត​បាន​ជា​បាយ ។ ទឹក​ផុស <text:s/>ឈ្មោះ​ស្រុក​មួយ​ក្នុង​ខេត្ត​កំពង់ឆ្នាំង​ ។ ទឹក​ពិភទ្ទសច្ចា <text:s/>(ម. ព. ពិពឌ្ឍនសច្ចា) ។ ទឹក​ភ្នែក <text:s/>ទឹក​ដែល​ចេញ​ពី​ភ្នែក​ដោយ​មាន​អ្វី​ចូល, ដោយ​ប៉ះ​ទង្គិច ឬ​ដោយ​យំ​ជាដើម ។ ទឹក​ភ្លៀង <text:s/>ទឹក​ដែល​ធ្លាក់​ចុះ​ពី​អាកាស មិន​ទាន់​ប្រែ​ឈ្មោះ​ដើម​នៅ​ឡើយ : ងូត​ទឹក​ភ្លៀង, ត្រូវ​ទឹក​ភ្លៀង <text:s/>។ ទឹក​ភ្លោះ <text:s/>ទឹក​ដែល​ហៀរ​ចេញ​ពី​ទ្វារ​មាស​មាតា ក្នុង​ពេល​មុន​ដែល​ទារក​នឹង​សម្រាល​ចេញ​មក; កាល​ដែល​ទឹក​នេះ​ចេញ​មក​គេ​ហៅ​ថា <text:s/>បែក​ទឹក​ភ្លោះ ។ ទឹក​មន្ត <text:s/>(--មន់) ទឹក​មង្គល​ដែល​ព្រះ​សង្ឃ​សូត្រ​ចម្រើន​ពុទ្ធ​មន្ត ឬ​ទឹក​ដែល​អ្នក​ចេះ​មន្ត​អាគម​សូត្រ​កូរ​ផ្លុំ សម្រាប់​ស្រោច, ងូត បង្ការ​ខ្លួន ឬ​ជម្រះ​ចង្រៃ (តាម​ទម្លាប់​អ្នក​ជឿ) ។ ទឹក​មាត់ <text:s/>ធាតុ​ទឹក​ខាប់​បន្តិច​ដែល​កើត​ក្នុង​មាត់​ជា​ធាតុ​ផ្សើម​មាត់​ឲ្យ​សើម​ជានិច្ច ។ ទឹក​មាស <text:s/>ប្រេង​រាវ​ស្អិត​លាយ​កម្ទេច​ផង់​មាស​ឬ​ស្ពាន់ សម្រាប់​លាប​គ្រឿង​រចនា​ផ្សេង​ៗ ។ ទឹក​មូត្រ <text:s/>(ម. ព. មូត្រ) ។ ទឹក​រងៃ <text:s/>ន. ទឹក​ដែល​ហូរ​ចេញ​អំពី​សាច់​ត្រូវ​របួស​ជិត​​នឹង​ពង​ខ្ទុះ ។ ទឹក​សរសេរ <text:s/>ទឹក​មាន​ព័ណ៌​ផ្សេង​ៗ សម្រាប់​ប្រើ​សរសេរ : ទឹក​សរសេរ​ខ្មៅ, ទឹក​សរសេរ​ក្រហម, ទឹក​សរសេរ​ស្វាយ, ទឹក​សរសេរ​ខៀវ...; ខ្មែរ​យើង​ហៅ​តាម​ទម្លាប់​ថា ទឹក​ខ្មៅ <text:s/>ទាំងអស់ : ទឹក​ខ្មៅ​ខ្មៅ, ទឹក​ខ្មៅ​ក្រហម, ទឹក​ខ្មៅ​ស្វាយ, ទឹក​ខ្មៅ​ខៀវ... (ហៅ​ទឹក​សរសេរ ទើប​សម) ។ ទឹក​ស៊ីអ៊ីវ <text:s/>(ចិន) ទឹក​សម្បុរ​ក្រមៅ​ធ្វើ​ពី​គ្រាប់​សណ្ដែក​សៀង សម្រាប់​ប្រើ​ការ​ផ្សំ​នឹង​ម្ហូប​អាហារ​ណា​មួយ ដែល​គួរ​ប្រកប ។ ទឹក​សំបថ <text:s/>(--បត់) ទឹក​ដែល​ពួក​មនុស្ស​តាំង​សច្ចា​ប្រណិធាន​ស្បថ ទៅ​វិញ​ទៅ​មក ហើយ​ផឹក​ដោយ​សេចក្ដី​ប្ដេជ្ញា​គ្នា​យ៉ាង​តឹង ក្នុង​កិច្ច​ការ​ណា​មួយ ដែល​ជា​អំពើ​ទាស់​ខុស​នឹង​ច្បាប់​សម្រាប់​ប្រទេស​ដែល​ខ្លួន​នៅ ។ ទឹក​សំបួរ <text:s/>ទឹក​ដែល​គេ​អប់​ដោយ​ផ្សែង​ទៀន​ក្រមួន​ឃ្មុំ ហើយ​ដាក់​ផ្លែ​សំបួរ​ទុំ ឬ​ដាក់​ចំណិត​ផ្លែ​ក្រូច​សើច​លាយ​ខ្លះ​ផង​ក៏​មាន សន្មត​ថា​ជា​ទឹក​មង្គល​ក្នុង​ការ​និមន្ត​ភិក្ខុ​សង្ឃ​សូត្រ​ព្រះ​បរិត្ត​ឲ្យ​កើត​ស្រី​សួស្ដី...។ ទឹក​សំឡេង <text:s/>សូរ​ស័ព្ទ​សំឡេង​ពីរោះ​ឬ​មិន​សូវ​ពីរោះ​ក៏​ហៅ ទឹក​សំឡេង បាន ។ ទឹក​អប់ <text:s/>ទឹក​ក្រអូប​កើត​ដោយ​អប់, ដោយ​ចំហុយ​ជាមួយ​នឹង​គ្រឿង​ក្រអូប​ផ្សេង​ៗ មាន​ផ្កា​ជាដើម ។ ទឹក​អម្ចត់ (--អំម្ចត់) (ម. ព. ទឹក​ចត់) ។ ទឹក​អម្រឹត (ម. ព. អម្រឹត) ។ ទឹក​អំពៅ <text:s/>ទឹក​ផ្អែម​ដែល​គាប​យក​ពី​ដើម​អំពៅ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ឹក​កក</text:p>
            <text:p text:style-name="P5">ទឹក​កាម</text:p>
            <text:p text:style-name="P5">ទឹក​ក្រុត</text:p>
            <text:p text:style-name="P5">ទឹក​ក្លស់</text:p>
            <text:p text:style-name="P5">ទឹក​ស័ង្ខ</text:p>
            <text:p text:style-name="P5">ទឹក​ខ្មេះ</text:p>
            <text:p text:style-name="P5">ទឹក​ខ្មៅ</text:p>
            <text:p text:style-name="P5">ទឹក​គ្រឿង</text:p>
            <text:p text:style-name="P5">ទឹក​ឃ្មុំ</text:p>
            <text:p text:style-name="P5">ទឹក​ច័ណ្ឌ</text:p>
            <text:p text:style-name="P5">ទឹក​ចត់</text:p>
            <text:p text:style-name="P5">ទឹក​ចិត្ត</text:p>
            <text:p text:style-name="P5">ទឹក​ឆា</text:p>
            <text:p text:style-name="P5">ទឹក​ឈូ</text:p>
            <text:p text:style-name="P5">ទឹក​ដម</text:p>
            <text:p text:style-name="P5">ទឹក​ដូង</text:p>
            <text:p text:style-name="P5">ទឹក​ដោះ</text:p>
            <text:p text:style-name="P5">ទឹក​ដោះ​ខាប់</text:p>
            <text:p text:style-name="P5">ទឹក​ដោះ​ខ្លា</text:p>
            <text:p text:style-name="P5">ទឹក​ដោះ​ជូរ</text:p>
            <text:p text:style-name="P5">ទឹក​ដោះ​ថ្លា</text:p>
            <text:p text:style-name="P5">ទឹក​ដោះ</text:p>
            <text:p text:style-name="P5">រាជសីហ៍</text:p>
            <text:p text:style-name="P5">ទឹក​ដោះ​ស្រស់</text:p>
            <text:p text:style-name="P5">ទឹក​ត្នោត</text:p>
            <text:p text:style-name="P5">ទឹក​ត្រី</text:p>
            <text:p text:style-name="P5">ទឹក​នោម</text:p>
            <text:p text:style-name="P5">ទឹក​បន្សារ</text:p>
            <text:p text:style-name="P5">ទឹក​បស្សាវៈ</text:p>
            <text:p text:style-name="P5">ទឹក​បាន</text:p>
            <text:p text:style-name="P5">ទឹក​បាយ</text:p>
            <text:p text:style-name="P5">ទឹក​ផុស</text:p>
            <text:p text:style-name="P5">ទឹក​ពិភទ្ទសច្ចា</text:p>
            <text:p text:style-name="P5">ទឹក​ភ្នែក</text:p>
            <text:p text:style-name="P5">ទឹក​ភ្លៀង</text:p>
            <text:p text:style-name="P5">ទឹក​ភ្លោះ</text:p>
            <text:p text:style-name="P5">ទឹក​មន្ត</text:p>
            <text:p text:style-name="P5">ទឹក​មាត់</text:p>
            <text:p text:style-name="P5">ទឹក​មាស</text:p>
            <text:p text:style-name="P5">ទឹក​មូត្រ</text:p>
            <text:p text:style-name="P5">ទឹក​រងៃ</text:p>
            <text:p text:style-name="P5">ទឹក​សរសេរ</text:p>
            <text:p text:style-name="P5">ទឹក​ស៊ីអ៊ីវ</text:p>
            <text:p text:style-name="P5">ទឹកសំបថ</text:p>
            <text:p text:style-name="P5">ទឹក​សំបួរ</text:p>
            <text:p text:style-name="P5">ទឹក​សំឡេង</text:p>
            <text:p text:style-name="P5">ទឹក​អប់</text:p>
            <text:p text:style-name="P5">ទឹក​អម្ចត់</text:p>
            <text:p text:style-name="P5">ទឹក​អម្រឹត</text:p>
            <text:p text:style-name="P5">ទឹក​អំពៅ</text:p>
          </table:table-cell>
        </table:table-row>
        <table:table-row>
          <table:table-cell table:style-name="តារាង1.A2" office:value-type="string">
            <text:p text:style-name="P15">៥១៦២</text:p>
          </table:table-cell>
          <table:table-cell table:style-name="តារាង1.A2" office:value-type="string">
            <text:p text:style-name="P9">ទឹក--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ើល​ក្នុង​ពាក្យ ទឹក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៦៣</text:p>
          </table:table-cell>
          <table:table-cell table:style-name="តារាង1.A2" office:value-type="string">
            <text:p text:style-name="P9">ទឹក​ធ្លាក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ទឹក​ដែល​ជ្រាប​ចេញ​ពី​ផ្ទៃ​ភ្នំ ហូរ​ធ្លាក់​ចុះ​មក​ជានិច្ច, ជួន​មាន​កន្លែង​ខ្លះ​ជា​ប្រភព​នៃ​ស្ទឹង​ដែល​ហៅ​ថា ក្បាល​ស្ទឹង ក៏​បាន, ដូច​ជា​ក្បាល​ស្ទឹង​ព្រែក​ត្នោត​ជាដើម; បើ​ទឹក​ធ្លាក់​នោះ​ធំ​ច្រើន ហូរ​ចេញ​មក​ខ្លាំង ជា​ប្រភព​នៃ​ទន្លេ​ក៏​ម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៦៤</text:p>
          </table:table-cell>
          <table:table-cell table:style-name="តារាង1.A2" office:value-type="string">
            <text:p text:style-name="P9">ទឹក​បាក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ទឹក​ដែល​ហូរ​ខ្លាំង​ពី​ទី​ខ្ពស់​ចុះ​មក​កាន់​ទី​ទាប : ពីរ​បី​ថ្ងៃ​នេះ​មាន​ភ្លៀង​ធំ​ទាំង​ថ្ងៃ​ទាំង​យប់​ឥត​ឈប់​ឥត​ស្រាក មាន​ទឹក​បាក់​ពី​ទួល​សាយ​ពេញ​វាល​ហូរ​ចុះ​ទៅ​ក្នុង​ស្ទឹង ។ <text:s/>(ព. កា.) : ទឹក​បាក់​ទៅ​ទាប បុណ្យ​បាត់​ដ្បិត​បាប លាភ​បាត់​ដ្បិត​ឃោរ ទឹក​ថ្លា​ដ្បិត​​​រលក ពុំ​យល់​ស្រមោល ទោស​កើត​ដ្បិត​ពោល ល្មម​មាត់​ឈ្លានពាន <text:s/>(សាស្រ្តា​ច្បាប់ រាជនេតិ <text:s/>ជា​ព្រះ​និពន្ធ​នៃ​ព្រះ​រាជ​សម្ភារ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៦៥</text:p>
          </table:table-cell>
          <table:table-cell table:style-name="តារាង1.A2" office:value-type="string">
            <text:p text:style-name="P9">ទឹ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ឧ.</text:p>
          </table:table-cell>
          <table:table-cell table:style-name="តារាង1.D2" office:value-type="string">
            <text:p text:style-name="P5">សូរ​ឮ​ដោយ​ធ្លាក់​ឬ​ដោយ​សំពង​អ្វី​ៗ ឮ​ណែន​ធ្ងន់ ។</text:p>
          </table:table-cell>
          <table:table-cell table:style-name="តារាង1.D2" office:value-type="string">
            <text:p text:style-name="P4">ទឹង​ៗ</text:p>
            <text:p text:style-name="P4"><text:s/>ទឺង</text:p>
            <text:p text:style-name="P4">ទឺង​ៗ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៦៦</text:p>
          </table:table-cell>
          <table:table-cell table:style-name="តារាង1.A2" office:value-type="string">
            <text:p text:style-name="P9">ទឹងទាំ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ឧ.</text:p>
          </table:table-cell>
          <table:table-cell table:style-name="តារាង1.D2" office:value-type="string">
            <text:p text:style-name="P5">សូរ​ឮ​ទឹង​ៗ​ទាំង​ៗ ។ កិ. វិ. ដើរ ទឹងទាំង គឺ​ដើរ​ឮ​សូរ​ទឹង​ៗទាំង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៦៧</text:p>
          </table:table-cell>
          <table:table-cell table:style-name="តារាង1.A2" office:value-type="string">
            <text:p text:style-name="P9">ទឹងមឹ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ដែល​មាន​អាការ​ធ្មឹង​ក្រ​ស្ដី​ក្រ​និយាយ : មនុស្ស​ទឹងមឹង ឬ ទឹង​មមឹង ។</text:p>
          </table:table-cell>
          <table:table-cell table:style-name="តារាង1.D2" office:value-type="string">
            <text:p text:style-name="P4">ទឹងមមឹង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៦៨</text:p>
          </table:table-cell>
          <table:table-cell table:style-name="តារាង1.A2" office:value-type="string">
            <text:p text:style-name="P9">ទឹប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បិទ​សន្លឹក​ដំបារ​មាស​ស្ដើង​ៗ ភ្ជាប់​នឹង​អ្វី​មួយ : ទឹប​ព្រះ​ពុទ្ធ​រូប, ទឹប​សាស្ត្រា ។ ទឹប​មាស គឺ​យក​មាស​សន្លឹក​ដាក់​ផ្ដិត​ភ្ជាប់​នឹង​វត្ថុ​នោះ​ៗ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៦៩</text:p>
          </table:table-cell>
          <table:table-cell table:style-name="តារាង1.A2" office:value-type="string">
            <text:p text:style-name="P9">ទឹម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</text:p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(ទិម្ភ “រួបរួម, ផ្គុំ​គ្នា; បង្គាប់...”) ដាក់​នឹម​លើ-ក​ឬ​ពាក់​គ្រឿង​ប្រដាប់​សត្វ​ពាហនៈ​ឲ្យ​ទាញ, ឲ្យ​អូស​រទេះ, រថ, ន័ង្គល, រនាស់, គាវ...។ ចម្អិន​ម្ហូប​ដែល​ហៅ​ថា ទឹ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ម្ហូប​ដែល​ចម្អិន​ដោយ​គ្រឿង​ទឹម : ទា​ទឹម, មាន់​ទឹម...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៧០</text:p>
          </table:table-cell>
          <table:table-cell table:style-name="តារាង1.A2" office:value-type="string">
            <text:p text:style-name="P9">ទឹ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ឧ.</text:p>
          </table:table-cell>
          <table:table-cell table:style-name="តារាង1.D2" office:value-type="string">
            <text:p text:style-name="P5">គឹល : ផ្អើល​ទឹល (ប្រើ​តាម​ទម្លាប់​ស្រុក ឬ​តាម​ស្រួល​មាត់, អ្នក​ខ្លះ​ថា ផ្អើល​គឹល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៧១</text:p>
          </table:table-cell>
          <table:table-cell table:style-name="តារាង1.A2" office:value-type="string">
            <text:p text:style-name="P9">ទឹ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 ព. ទិល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៧២</text:p>
          </table:table-cell>
          <table:table-cell table:style-name="តារាង1.A2" office:value-type="string">
            <text:p text:style-name="P9">ទឺ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 ព. ទឹង ឬ ទឹង​ៗ) ។</text:p>
          </table:table-cell>
          <table:table-cell table:style-name="តារាង1.D2" office:value-type="string">
            <text:p text:style-name="P4">ទឺង​ៗ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៧៣</text:p>
          </table:table-cell>
          <table:table-cell table:style-name="តារាង1.A2" office:value-type="string">
            <text:p text:style-name="P9">ទឺទែ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ឬ គុ.</text:p>
          </table:table-cell>
          <table:table-cell table:style-name="តារាង1.D2" office:value-type="string">
            <text:p text:style-name="P5">ស្ទាក់ស្ទើរ, អង្គឺ​អង្គែ, អល់អែក, រារែក, មិន​ទាន់​ដាច់​ស្រេច : ខ្ញុំ​នៅ​ទឺទែ​នៅ​ឡើយ​មិន​ទាន់​ដាច់​ស្រេច​ថា​នឹង​ទៅ​ទេ; សំដី​ទឺទែ; នៅ​ទឺទែ មិន​ទាន់​ថា​អើ​ថា​ទេ <text:s/>(ព. សា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៧៤</text:p>
          </table:table-cell>
          <table:table-cell table:style-name="តារាង1.A2" office:value-type="string">
            <text:p text:style-name="P9">ទឺះ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ឧ.</text:p>
          </table:table-cell>
          <table:table-cell table:style-name="តារាង1.D2" office:value-type="string">
            <text:p text:style-name="P5">សូរ​ឮ​ដោយ​បុក, ដោយ​ធាក់ ឬ​ដោយ​ធ្លាក់​អ្វី​ៗ​ដែល​ណែន​ធ្ងន់​ឬ​ដែល​ស្ពោត ។</text:p>
          </table:table-cell>
          <table:table-cell table:style-name="តារាង1.D2" office:value-type="string">
            <text:p text:style-name="P4">ទឺះ​ៗ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៧៥</text:p>
          </table:table-cell>
          <table:table-cell table:style-name="តារាង1.A2" office:value-type="string">
            <text:p text:style-name="P9">ទុ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ដាក់​វត្ថុ​អ្វី​ក្នុង​ទីណា​មួយ​ដើម្បី​ឲ្យ​គង់​នៅ ឬ​រក្សា​អ្វី​ៗ​ឲ្យ​គង់ <text:s/>: ទុក​ទ្រព្យ ។ បម្រុង​ឲ្យ, ផ្គង​ឲ្យ : ទុក​បាយ​ឲ្យ, ទុក​ប្រាក់​ឲ្យ ។ ទុក​ដាក់ <text:s/>ទុក​អីវ៉ាន់​មាន​របៀប, ទុក​ដោយ​ប្រយ័ត្ន ។ ទុក​ដាក់​កូន​ចៅ <text:s/>រៀប​ចំ​ឲ្យ​កូន​ឬ​ចៅ​មាន​គូ​ស្រករ ។ ព. ទ. បុ. ថា : ធ្វើ​ស្រែ​មើល​ស្មៅ <text:s/>ទុក​ដាក់​កូន​ចៅ មើល​ផៅ​សន្ដាន <text:s/>(មាន​អត្ថន័យ​រាក់​ដែរ​ទេ) ។ មួយ​យ៉ាង​ថា ទុក​ដាក់​កូន​ចៅ ត្រូវ​ពិនិត្យ​ផៅពង្ស; មួយ​យ៉ាង​ទៀត​ថា : មុន​នឹង​ទុក​ដាក់​កូន ត្រូវ​សួរ​បង​ប្អូន​និង​ចិត្ត​កូន​សិន <text:s/>(នេះ​ក៏​មាន​អត្ថន័យ​រាក់​ៗ​ដែរ) ។ យក​ចិត្ត​ទុក​ដាក់ <text:s/>ផ្ចង់​ចិត្ត​ប្រុង​ប្រយ័ត្ន​ជានិច្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ុក​ដាក់</text:p>
            <text:p text:style-name="P5">ទុក​ដាក់​កូន</text:p>
          </table:table-cell>
        </table:table-row>
        <table:table-row>
          <table:table-cell table:style-name="តារាង1.A2" office:value-type="string">
            <text:p text:style-name="P15">៥១៧៦</text:p>
          </table:table-cell>
          <table:table-cell table:style-name="តារាង1.A2" office:value-type="string">
            <text:p text:style-name="P9">ទុក​ចិត្ត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ភ្ជាប់​ជំនឿ​ទៅ​លើ​រូប​អ្នក​ណា​មួយ, សង្ឃឹម, ជឿ​ជាក់​ថា​នឹង​បាន​កើត​ការ : ខ្ញុំ​ទុក​ចិត្ត​ថា​អ្នក​នឹង​ធ្វើ​ការ​នេះ​កើ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៧៧</text:p>
          </table:table-cell>
          <table:table-cell table:style-name="តារាង1.A2" office:value-type="string">
            <text:p text:style-name="P9">ទុកជ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ទោះជា, ទោះបី, សូម្បី, ទោះបី​បើ : ការ​នេះ​ទុក​ជា​ជាង​ណា ក៏​ធ្វើ​មិន​កើត, មនុស្ស​នុ៎ះ​ទុក​ជា​ព្រះ​ពុទ្ធ ក៏​ប្រដៅ​មិន​កើត, ធម្មតា​មនុស្ស​អកតញ្ញូ បើ​ទុក​ជា​លើក​ផែន​ដី​ទាំងមូល​ឲ្យ​ក៏​នៅ​តែ​មិន​លែង​រក​រឿង​អ្នក​មាន​គុណ​វិញ ។</text:p>
          </table:table-cell>
          <table:table-cell table:style-name="តារាង1.D2" office:value-type="string">
            <text:p text:style-name="P4">បើ​ទុក​ជា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៧៨</text:p>
          </table:table-cell>
          <table:table-cell table:style-name="តារាង1.A2" office:value-type="string">
            <text:p text:style-name="P9">ទុក​ដាក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(មើល​ក្នុង​ពាក្យ ទុក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៧៩</text:p>
          </table:table-cell>
          <table:table-cell table:style-name="តារាង1.A2" office:value-type="string">
            <text:p text:style-name="P9">ទុកទ្រូ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បក្សី​មួយ​ប្រភេទ​យំ​ឮ​សូរ ទុកទ្រូ​ៗ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៨០</text:p>
          </table:table-cell>
          <table:table-cell table:style-name="តារាង1.A2" office:value-type="string">
            <text:p text:style-name="P9">ទុក​បាត្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ដាក់​ចង្ហាន់​ក្នុង​បាត្រ​ភិក្ខុ​ឬ​សាមណេរ ដែល​និមន្ត​បិណ្ឌបាត (ព. បុ.); សម័យ​សព្វ​ថ្ងៃ​នេះ​ច្រើន​ហៅ​ថា ដាក់​បាត្រ <text:s/>ឬ ដាក់​បាត្រ​លោ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៨១</text:p>
          </table:table-cell>
          <table:table-cell table:style-name="តារាង1.A2" office:value-type="string">
            <text:p text:style-name="P9">ទុកូលពស្រ្ដ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ល៉ៈព័ស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ម. ព. ទុកូលភស្រ្ដ ឬ --ភ័ស្រ្ដ) ។</text:p>
          </table:table-cell>
          <table:table-cell table:style-name="តារាង1.D2" office:value-type="string">
            <text:p text:style-name="P4">--ព័ស្រ្ដ 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៨២</text:p>
          </table:table-cell>
          <table:table-cell table:style-name="តារាង1.A2" office:value-type="string">
            <text:p text:style-name="P9">ទុកូលភស្ត្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ល៉ៈភ័ស</text:p>
          </table:table-cell>
          <table:table-cell table:style-name="តារាង1.D2" office:value-type="string">
            <text:p text:style-name="P12">បា.; 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ុកូល ឬ ទុកូលវត្ថ; ទុកូល ឬ ទុកូលវស្ត្រ, ក្លាយ​មក​ជា ទុកូល​ពស្ត្រ, ក្លាយ​មក​ទៀត​ជា ទុកូលភស្ត្រ) ឈ្មោះ​សំពត់​មួយ​ប្រភេទ​ត្បាញ​ដោយ​សំបក​ឈើ ជា​សំពត់​យ៉ាង​ល្អ (ច្រើន​មាន​និយាយ​តែ​ក្នុង​គម្ពីរ​ព្រះ​ពុទ្ធ​សាសនា) ។</text:p>
          </table:table-cell>
          <table:table-cell table:style-name="តារាង1.D2" office:value-type="string">
            <text:p text:style-name="P4">--ភ័ស្រ្ដ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៨៣</text:p>
          </table:table-cell>
          <table:table-cell table:style-name="តារាង1.A2" office:value-type="string">
            <text:p text:style-name="P9">ទុក្កដ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ក-កត់</text:p>
          </table:table-cell>
          <table:table-cell table:style-name="តារាង1.D2" office:value-type="string">
            <text:p text:style-name="P12">បា.; 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ុស្ក្ឫត, ឫ &gt; រឹ = ទុស្ក្រឹត) អំពើ​អាក្រក់, បាប ។ ឈ្មោះ​អាបត្តិ​ពួក​មួយ (ក្នុង​អាបត្តិ ៧ កង) ជា​ទោស​សម្រាប់​ភិក្ខុ​ឬ​ភិក្ខុនី​ក្នុង​ព្រះ​ពុទ្ធ​សាសនា : ភិក្ខុ​ទុក​សក់ មិន​កោរ​ឲ្យ​យូរ​ជាង ២ ខែ ឬ ទុក​ឲ្យ​ដុះ​វែង​ជាង ២ ធ្នាប់ <text:s/>(ទទឹង​ម្រាម​ដៃ) ត្រូវ​អាបត្តិ​ទុក្កដ <text:s/>ឬ ត្រូវ​ទុក្កដាបត្តិ <text:s/>(រាប់​តាម​សរសៃ​សក់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៨៤</text:p>
          </table:table-cell>
          <table:table-cell table:style-name="តារាង1.A2" office:value-type="string">
            <text:p text:style-name="P9">ទុក្ករៈ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5">ទុក-កៈរ៉ៈ</text:p>
          </table:table-cell>
          <table:table-cell table:style-name="តារាង1.D2" office:value-type="string">
            <text:p text:style-name="P12">បា.; សំ.</text:p>
          </table:table-cell>
          <table:table-cell table:style-name="តារាង1.D2" office:value-type="string">
            <text:p text:style-name="P12">គុ. ឬ ន.</text:p>
          </table:table-cell>
          <table:table-cell table:style-name="តារាង1.D2" office:value-type="string">
            <text:p text:style-name="P5">(ទុក្ករ; ទុស្ករ) ដែល​កម្រ​ធ្វើ​បាន, ដែល​ធ្វើ​បាន​ដោយ​កម្រ, ដែល​ពិបាក​ធ្វើ, ដែល​មិន​ងាយ​នឹង​ធ្វើ​កើត; ការ​ធ្វើ​បាន​ដោយ​កម្រ, ការ​កម្រ​ធ្វើ​បាន, អំពើ​ដែល​គេ​ពិបាក​ធ្វើ ។ ទុក្ករកម្ម (ទុកក៉ៈរ៉ៈ ក័ម) ន. (បា.; សំ. ទុស្ករកម៌ន៑) អំពើ​កម្រ គឺ​ការ​អ្វី​មួយ​ដែល​កម្រ​អ្នក​ណា​ធ្វើ​បាន ។ ទុក្ករការណ៍ <text:s/>(ទុក-កៈរ៉ៈកា) ន. (បា. ទុក្ករការណ; សំ. ទុស្ករការណ) ហេតុ​ដ៏​កម្រ, ដំណើរ​យ៉ាង​ក្រ ។ ទុក្ករកិច្ច <text:s/>(ទុក-កៈរ៉ៈកិច) ន. (បា.; សំ. ទុស្ករក្ឫត្យ, ឫ &gt; រឹ = ទុស្ករក្រឹត្យ, ក្ល. ម. <text:s/>ទុក្ករក្រឹត្យ) កិច្ច​ដ៏​កម្រ គឺ​កិច្ច​ដែល​កម្រ​អ្នក​ណា​មួយ​ធ្វើ​កើត; ក្រឹត្យ​វិន័យ​ដែល​តឹង​ចង្អៀត​កម្រ​អ្នក​ណា​មួយ​នឹង​ប្រព្រឹត្ត, កាន់​ឲ្យ​ត្រឹម​ត្រូវ​សព្វ​គ្រប់​បាន ។ ទុក្ករកិរិយា (ទុក-កៈរ៉ៈកិរ៉ិយ៉ា) ន. (បា.; សំ. ទុស្ករក្រិយា) អំពើ​យ៉ាង​កម្រ, ដំណើរ​ធ្វើ​កិច្ច​ដែល​អ្នក​ទាំងពួង​ធ្វើ​បាន​ដោយ​កម្រ; <text:s/>បាន​ខាង​ឯ​ការ​បំពេញ​ព្យាយាម​ដើម្បី​ឲ្យ​បាន​សម្រេច​ពោធិញ្ញាណ : ព្រះ​មហា​សត្វ <text:s/>(ទ្រង់​ព្រះ​នាម​សិទ្ធត្ថ) ទ្រង់​ធ្វើ​ទុក្ករកិរិយា​អស់ ៦ ឆ្នាំ ទើប​បាន​ត្រាស់​ជា​ព្រះ​សព្វញ្ញុពុទ្ធ ។ ទុក្ករក្រិត្យ (ទុក-កៈរ៉ៈក្រឹត) ន. (បា. និង សំ. ក្ល.) ដូច​គ្នា​នឹង ទុក្ករកិច្ច (ម. ព. នោះ) ។ ទុក្ករចរិយា (--ចៈរ៉ិយ៉ា) ន. (បា.) ការ​ប្រព្រឹត្ត​ដែល​គេ​ធ្វើ​បាន​ដោយ​កម្រ, សេចក្ដី​ប្រព្រឹត្ត​តឹង, ការ​កាន់​តឹង ។ ទុក្ករប្បធាន <text:s/>(ទុក-កៈរ៉ាប់-ប៉ៈធាន) ន. (បា.) ព្យាយាម​តឹង, ព្យាយាម​ម៉ឺងម៉ាត់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ុក្ករកម្ម</text:p>
            <text:p text:style-name="P5">ទុក្ករការណ៍ </text:p>
            <text:p text:style-name="P5">ទុក្ករកិច្ច</text:p>
            <text:p text:style-name="P5">ទុក្ករកិរិយា </text:p>
            <text:p text:style-name="P5">ទុក្ករក្រិត្យ</text:p>
            <text:p text:style-name="P5">ទុក្ករប្បធាន</text:p>
          </table:table-cell>
        </table:table-row>
        <table:table-row>
          <table:table-cell table:style-name="តារាង1.A2" office:value-type="string">
            <text:p text:style-name="P15">៥១៨៥</text:p>
          </table:table-cell>
          <table:table-cell table:style-name="តារាង1.A2" office:value-type="string">
            <text:p text:style-name="P9">ទុក្ខ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ក</text:p>
          </table:table-cell>
          <table:table-cell table:style-name="តារាង1.D2" office:value-type="string">
            <text:p text:style-name="P12">បា.; 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ុះខ) សេចក្ដី​ព្រួយ, សេចក្ដី​លំបាក (កាយ​និង​ចិត្ត) : កើត​ទុក្ខ, មាន​ទុក្ខ <text:s/>។ ពាក្យ​ផ្ទុយ : សុខ ។ ឈ្មោះ​អរិយសច្ច​ទី ១ (ក្នុង​អរិយសច្ច​ទាំង ៤) បាន​ខាង​សេចក្ដី​ទុក្ខ ដែល​កើត​អំពី ជាតិ, ជរា, ព្យាធិ, មរណៈ, សេចក្ដី​សោក​ស្ដាយ, ខ្សឹកខ្សួល, លំបាក​កាយ, តូច​ចិត្ត, ទង្គឹះ​តានតឹង​ចិត្ត; ហៅ​ឲ្យ​ពេញ​ថា ទុក្ខអរិយសច្ច ឬ ទុក្ខសច្ច (ម. ព. ចតុរារិយសច្ច ផង) ។ ទុក្ខក្ខន្ធ <text:s/>(ទុក-ខ័ក-ខ័ន) ន. (បា.; សំ. ទុះខស្កន្ធ) គំនរ​ទុក្ខ, កង​ទុក្ខ គឺ​ប្រជុំ​នៃ​សេចក្ដី​ទុក្ខ​គ្រប់​យ៉ាង ។ ទុក្ខក្ស័យ (ទុក-ខ័ក ក្សៃ) ន. (បា. ទុក្ខក្ខយ; <text:s/>សំ. ទុះខក្សយ) ដំណើរ​អស់​ទុក្ខ, ទី​អស់​ទុក្ខ (ព្រះ​និព្វាន) : ព្រះ​អរហន្ត​ទាំងឡាយ លោក​បាន​ដល់​នូវ​ទុក្ខ​ក្ស័យ​ហើយ; <text:s/>ព្រះ​និព្វាន​ជា​ទុក្ខ​ក្ស័យ <text:s/>។ ទុក្ខនិរោធ <text:s/>(ទុកខៈនិរោត) ន. (បា.) សេចក្ដី​រំលត់​ទុក្ខ; ទី​រំលត់​ទុក្ខ (ព្រះ​និព្វាន), ជា​ឈ្មោះ​នៃ​អរិយសច្ច​ទី ៣ (ក្នុង​អរិយសច្ច​ទាំង ៤) បាន​ខាង​ដំណើរ​រំលត់​តណ្ហា​អស់ មិន​មាន​សល់; ហៅ​ឲ្យ​ពេញ​ថា ទុក្ខនិរោធអរិយសច្ច ឬ ទុក្ខនិរោធសច្ច (ម. ព. ចតុរារិយសច្ច ផង) ។ ទុក្ខនិរោធគាមិនី <text:s/>(ទុក-ខៈនិរោធៈ--) ន. (បា.) សេចក្ដី​ប្រតិបត្តិ​ជា​ផ្លូវ​ឬ​ជា​ឧបាយ​ឲ្យ​រលត់​ទុក្ខ (អដ្ឋង្គិកមគ្គ), ជា​ឈ្មោះ​នៃ​អរិយសច្ច​ទី ៤ (ក្នុង​អរិយសច្ច​ទាំង ៤) បាន​ខាង​ផ្លូវ​មាន​អង្គ ៨ គឺ សេចក្ដី​យល់​ត្រូវ, តម្រិះ​ត្រូវ, ការ​ស្ដី​និយាយ​ត្រឹមត្រូវ, ការងារ​ត្រឹមត្រូវ, ការ​ចិញ្ចឹម​ជីវិត​ត្រឹមត្រូវ, ព្យាយាម​ត្រូវ, ការ​រឭក​ត្រូវ, ដំណើរ​តាំង​ចិត្ត​ខ្ជាប់ខ្ជួន​ត្រូវ <text:s/>ហៅ​ឲ្យ​ពេញ​ថា ទុក្ខនិរោធគាមិនីបដិបទាអរិយសច្ច <text:s/>ឬ​ហៅ​ថា <text:s/>មគ្គសច្ច <text:s/>ក៏​បាន (ម. ព. ចតុរារិយសច្ច ផ) ។ ទុក្ខនិរោធសច្ច (ទុក-ខៈនិរោធៈស័ច) ន. (បា.) សេចក្ដី​រលត់​ទុក្ខ​ជា​ធម៌​មាន​ពិត (ម. ព. ទុក្ខនិរោធ) ។ ទុក្ខបរិញ្ញា (ទុ-ខៈប៉ៈរ៉ិញ-ញ៉ា) ន. (បា.) កំណត់​ដឹង​ច្បាស់​នូវ​ទុក្ខ, កំណត់​បាន​ថា​ជា​ទុក្ខ, ប្រាជ្ញា​ដែល​កត់​សម្គាល់​យល់​ថា​ជា​ទុក្ខ ។ ទុក្ខប្បទាន <text:s/>(ទុក-ខ័ប-ប៉ៈ--) ន. (បា.) ការ​លើក​ទុក្ខ​ធុរៈ​ទម្លាក់​ទៅ​លើ​គេ, ការ​ផ្ដេក​វេរ​ទុក្ខ​ធុរៈ​ឲ្យ​គេ ។ ទុក្ខប្បហាន <text:s/>(ទុក-ខ័ប-ប៉ៈ--) ន. (បា.) ការ​លះ​សេចក្ដី​ទុក្ខ គឺ​ការ​រលាស់​សេចក្ដី​ទុក្ខ​ចោល​មិន​ឲ្យ​ទំនៅ​ក្នុង​ចិត្ត : ទុក្ខប្បហាន​ជា​ហេតុ​នាំ​ឲ្យ​បាន​សេចក្ដី​សុខ ។ ទុក្ខវេទនា <text:s/>(ទុក-ខៈវេទៈនា) ន. (បា.) ដំណើរ​ដឹង​នូវ​សេចក្ដី​ព្រួយ, លំបាក; ដំណើរ​រង​អារម្មណ៍ ឬ​ទទួល​អារម្មណ៍​ជា​ទុក្ខ, សេចក្ដី​សោយ​ទុក្ខ​ ។ ហៅ​ត្រឹមតែ <text:s/>វេទនា <text:s/>ប៉ុណ្ណេះ ក៏​គង់​សំដៅ​សេចក្ដី​ថា ទទួល​រង​អារម្មណ៍​ជា​ទុក្ខ​ដែរ : រង​វេទនា ។ <text:s/>ខ្មែរ​យើង​ប្រើ​ជា កិ. ក៏​មាន : វេទនា​ណាស់ !, វេទនា​អ្វី​ម៉្លេះ​ទេ! ឬ វេទនា​អ្វី​ម្ល៉េះ​ហ៎្ន ! ។ ទុក្ខសច្ច (ទុក-ខៈ ស័ច) ន. (បា.) សេចក្ដី​ទុក្ខ​ជា​ធម៌​មាន​ពិត (ម. ព. ទុក្ខ) ។ ទុក្ខសមុទយ <text:s/>(ទុក-ខៈសៈមុទៈយៈ) ន. (បា.) ហេតុ​ដែល​នាំ​ឲ្យ​កើត​ទុក្ខ (តណ្ហា), ជា​ឈ្មោះ​នៃ​អរិយសច្ច​ទី ២ (ក្នុង​អរិយសច្ច​ទាំង​៤) បាន​ខាង​តណ្ហា​ដែល​ជា​ហេតុ​នាំ​បណ្ដាល​ឲ្យ​កើត​ទុក្ខ; ហៅ​ឲ្យ​ពេញ​ថា ទុក្ខសមុទយអរិយសច្ច <text:s/>ឬ ទុក្ខសមុទយសច្ច (ម. ព. ចតុរារិយសច្ច ផង) ។ ទុក្ខសមុទយសច្ច (ទុក-ខៈសៈមុទៈ យៈស័ច) ន. (បា.) ហេតុ​ដែល​នាំ​បណ្ដាល​ឲ្យ​កើត​ទុក្ខ​ជា​ធម៌​មាន​ពិត (ម. ព. ទុក្ខសមុទយ)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ុក្ខក្ខន្ធ </text:p>
            <text:p text:style-name="P5">ទុក្ខក្ស័យ</text:p>
            <text:p text:style-name="P5">ទុក្ខនិរោធ</text:p>
            <text:p text:style-name="P5">ទុក្ខនិរោធ​គាមិនី </text:p>
            <text:p text:style-name="P5">ទុក្ខនិរោធសច្ច</text:p>
            <text:p text:style-name="P5">ទុក្ខបរិញ្ញា</text:p>
            <text:p text:style-name="P5">ទុក្ខប្បទាន</text:p>
            <text:p text:style-name="P5">ទុក្ខវេទនា</text:p>
            <text:p text:style-name="P5">ទុក្ខសច្ច</text:p>
            <text:p text:style-name="P5">ទុក្ខសមុទយ</text:p>
            <text:p text:style-name="P5">ទុក្ខសមុទយ​<text:span text:style-name="T2">សច្ច</text:span></text:p>
            <text:p text:style-name="P5"/>
            <text:p text:style-name="P5"/>
          </table:table-cell>
        </table:table-row>
        <table:table-row>
          <table:table-cell table:style-name="តារាង1.A2" office:value-type="string">
            <text:p text:style-name="P15">៥១៨៦</text:p>
          </table:table-cell>
          <table:table-cell table:style-name="តារាង1.A2" office:value-type="string">
            <text:p text:style-name="P9">ទុក្ខ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ើល​ក្នុង​ពាក្យ ទុក្ខ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៨៧</text:p>
          </table:table-cell>
          <table:table-cell table:style-name="តារាង1.A2" office:value-type="string">
            <text:p text:style-name="P9">ទុក្ខំ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ក-ខ័ង</text:p>
          </table:table-cell>
          <table:table-cell table:style-name="តារាង1.D2" office:value-type="string">
            <text:p text:style-name="P12">បា.; សំ. 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ុះខំ <text:s/>“រី​សេចក្ដី​ទុក្ខ, សេចក្ដី​លំបាក”) ពាក្យ​សម្រាប់​ប្រើ​ក្នុង​ត្រៃ​លក្ខណ៍ ច្រើន​និយាយ​រួម​ទាំង ៣ ម៉ាត់​ថា អនិច្ចំ, ទុក្ខំ, អនត្តា គឺ​សេចក្ដី​មិន​ទៀង (ព្រោះ​មាន​ការ​ប្រែប្រួល​ជា​ធម្មតា), <text:s/>ជា​ទុក្ខ ឬ​នាំ​មក​នូវ​ទុក្ខ (ព្រោះ​មាន​ការ​ព្រួយ​លំបាក​មិន​ចេះ​អស់​មិន​ចេះ​ហើយ), មិនមែន​ជា​របស់​ខ្លួន (ព្រោះ​មិន​ស្ដាប់​បង្គាប់, មិន​លុះ​ក្នុង​អំណាច​ចិត្ត ឬ​ព្រោះ​មិន​មាន​ខ្លឹម​សារ) ។ ប្រើ​ជា​ឧទាន​វាចា ពាក្យ​បន្លឺ ដោយ​សេចក្ដី​ព្រួយ​ខ្លាំង ឬ​ដោយ​សេចក្ដី​សំវេគ​ក៏​មាន ឱ ទុក្ខំ ! “ឱ​សេចក្ដី​ព្រួយ​លំបាក !”; ចួន​កាល​ថា អហោ ទុក្ខំ ! “ឱ​សេចក្ដី​ទុក្ខ​ព្រួយ !”; ឬ​ថា អហោ ទុក្ខំ ទុក្ខំ ! <text:s/>“ឱ​ទុក្ខ​ព្រួយ​ណាស់​ហ្ន៎” (ច្រើន​មាន​ប្រើ​តែ​ក្នុង​សាស្ត្រា​ទេសន៍ ប្រែរយ​បុរាណ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៨៨</text:p>
          </table:table-cell>
          <table:table-cell table:style-name="តារាង1.A2" office:value-type="string">
            <text:p text:style-name="P9">ទុគ្គត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ក-គត់ ឬ ទុក-គៈ តៈ</text:p>
          </table:table-cell>
          <table:table-cell table:style-name="តារាង1.D2" office:value-type="string">
            <text:p text:style-name="P12">បា.; សំ. 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ុគ្គត; ទុគ៌ត) ដែល​ដល់​នូវ​សេចក្ដី​លំបាក គឺ​ដែល​ទ័ល​ក្រ, ដែល​ក្រីក្រ​ទ្រព្យ, ដែល​ខ្សត់​ទ្រព្យ : មនុស្ស​ទុគ្គត ។ ទុគ្គត​បណ្ណាការ (ទុក-គៈតៈប៉័ន-ណា-កា) ន. (បា.; សំ. ទុគ៌ត + បណ៌ាការ) បណ្ណាការ, ភ័ស្ដុភារ (តង្វាយ, ជំនូន) របស់​អ្នក​ក្រីក្រ : វត្ថុ​ទាំង​នេះ​ជា​ទុគ្គត​បណ្ណាការ​របស់​យើង​ខ្ញុំ...។ ទុគ្គតបុរស (ទុក-គៈតៈ បុរ៉ស់) ន. (បា. ក្ល.; បា. ទុគ្គតបុរិស; <text:s/>សំ. ទុគ៌ត + បុរុឞ) បុរស​ខ្សត់​ទ្រព្យ : ធ្វើ​ម្ដេច ខ្លួន​ខ្ញុំ​ជា​ទុគ្គត​បុរស...។ ទុគ្គតភាព (ទុក-គៈតៈភាប) ន. (បា. ក្ល.; បា. ទុគ្គតភាវ; <text:s/>សំ. ទុគ៌ត + ភាវ) ភាព, បែបបទ, សណ្ដាប់, សណ្ដាប់ធ្នាប់​នៃ​អ្នក​កម្សត់, សេចក្ដី​ក្រីក្រ : រក​ស៊ី​តាម​ទុគ្គតភាព, ចេះ​ប្រើ​ឫកពា​សម​គួរ​តាម​ទុគ្គតភាព ។ ទុគ្គតមនុស្ស (ទុក-គៈតៈមៈនុស) ន. (បា.; សំ. ទុគ៌ត + មនុឞ្យ) : មនុស្ស​ខ្សត់​ទ្រព្យ : ខ្ញុំ​ក្រឡេក​ទៅ​ឃើញ​ពួក​ទុគ្គត​មនុស្ស លើក​ដៃ​ច្រូង​ស្រែក​សុំ​ទាន ក៏​កើត​មាន​សេចក្ដី​អាណិត​ទន់​ចិត្ត...។ ទុគ្គតា <text:s/>(ទុក-គៈតា) ន. ស្រ្តី​ទុគ៌ត, ស្រ្តី​ទ័ល​ក្រ ។ ទុគ្គតាហារ (ទុក-គៈ--) ន. (បា. ទុគ្គត + អាហារ; <text:s/>សំ. ទុគ៌ត + អាហារ) អាហារ​របស់​អ្នក​ខ្សត់​ទ្រព្យ ឬ​អាហារ​សម្រាប់​អ្នក​ក្រីក្រ : ភោជន​នេះ​ជា​ទុគ្គតាហារ, យើង​ជា​អ្នក​ទ័ល​ក្រ​លំបាក, កុំ​រើស​អើង​ពេក, ត្រូវ​បរិភោគ​តែ​ទុគ្គាហារ​ទៅ ! ...។</text:p>
          </table:table-cell>
          <table:table-cell table:style-name="តារាង1.D2" office:value-type="string">
            <text:p text:style-name="P4">ទុគ្គតៈ</text:p>
          </table:table-cell>
          <table:table-cell table:style-name="តារាង1.I2" office:value-type="string">
            <text:p text:style-name="P5">ទុគ្គត​បណ្ណាការ </text:p>
            <text:p text:style-name="P5">ទុគ្គត​បុរស </text:p>
            <text:p text:style-name="P5">ទុគ្គតភាព </text:p>
            <text:p text:style-name="P5">ទុគ្គត​មនុស្ស</text:p>
            <text:p text:style-name="P5">ទុគ្គតា </text:p>
            <text:p text:style-name="P5">ទុគ្គតាហារ </text:p>
          </table:table-cell>
        </table:table-row>
        <table:table-row>
          <table:table-cell table:style-name="តារាង1.A2" office:value-type="string">
            <text:p text:style-name="P15">៥១៨៩</text:p>
          </table:table-cell>
          <table:table-cell table:style-name="តារាង1.A2" office:value-type="string">
            <text:p text:style-name="P9">ទុគ្គត --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ើលក្នុង​ពាក្យ ទុគ្គត) ។</text:p>
          </table:table-cell>
          <table:table-cell table:style-name="តារាង1.D2" office:value-type="string">
            <text:p text:style-name="P4">ទុគ្គតា--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៩០</text:p>
          </table:table-cell>
          <table:table-cell table:style-name="តារាង1.A2" office:value-type="string">
            <text:p text:style-name="P9">ទុគ្គតិ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ក-គៈតិ</text:p>
          </table:table-cell>
          <table:table-cell table:style-name="តារាង1.D2" office:value-type="string">
            <text:p text:style-name="P12">បា.; សំ. 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ុគ៌តិ) ដំណើរ​ទៅ​អាក្រក់; ផ្លូវ​ជាទី​ទៅ​កាន់​កំណើត​អាក្រក់, កំណើត​អាក្រក់; បាន​ខាង​កំណើត​ក្នុង​អបាយភូមិ ៤ នរក, ប្រេត, អសុរកាយ, តិរច្ឆាន ។ ព. ផ្ទ. សុគតិ ។ ទុគ្គតិគាមី <text:s/>(ទុក-គៈ--) ន. (បា.) អ្នក​ដែល​ទៅ​កាន់​ទុគ្គតិ, អ្នក​ដែល​បម្រុង​នឹង​ទៅ​កាន់​ទុគ្គតិ​ ឬ​អកុសល​ធម៌​ដែល​នាំ​សត្វ​ទៅ​កាន់​ទុគ្គតិ ។ បើ​ស្ត្រី​ឬ​ធម្ម​ជាតិ​ជា​ទុគ្គតិគាមិនី ។ ព. ផ្ទ. សុគតិគាមី, សុគតិគាមិនី ។ ទុគតិភព (ទុក-គៈ-តិភប់) ន. (បា. ក្ល.; បា. ទុគ្គតិភវ) កន្លែង​កើត​នៃ​សត្វ​ដែល​មាន​គតិ​អាក្រក់ គឺ​អបាយ​ភូមិ ៤ : អំពើ​អាក្រក់​តែង​នាំ​សត្វ​ឲ្យ​ទៅ​កើត​ក្នុង​ទុគ្គតិភព ។ ទុគ្គតិភូមិ (ទុក-គៈ-តិភូមិ) ន. (បា.) ដូច​គ្នា​នឹង ទុគ្គតិភព (ម. ព. នោះ)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ុគ្គតិគាមី</text:p>
            <text:p text:style-name="P5">ទុគតិភព</text:p>
            <text:p text:style-name="P5">ទុគ្គតិភូមិ </text:p>
          </table:table-cell>
        </table:table-row>
        <table:table-row>
          <table:table-cell table:style-name="តារាង1.A2" office:value-type="string">
            <text:p text:style-name="P15">៥១៩១</text:p>
          </table:table-cell>
          <table:table-cell table:style-name="តារាង1.A2" office:value-type="string">
            <text:p text:style-name="P9">ទុគ្គតិ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ើល​ក្នុង​ពាក្យ ទុគ្គតិ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៩២</text:p>
          </table:table-cell>
          <table:table-cell table:style-name="តារាង1.A2" office:value-type="string">
            <text:p text:style-name="P9">ទុង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បក្សី​ពួក​មួយ មាន​រូប​សណ្ឋាន​ជម​ពី​មុខ​ពី​ក្រោយ, ក​វែង, ចំពុះ​វែង​សំប៉ាត, មាន​ចុង​ក្ងិច មាន​ស្បែក​ពី​ខាង​ក្រោម សណ្ឋាន​ថង់, ជើង​ខ្លី ម្រាម​ជាប់​ដូច​ជើង​ទា, ហែល​ទឹក​មុជ​ទឹក​បាន, ហើរ​បាន​ខ្ពស់; ទុង​មាន ២ ប្រភេទ គឺ ទុង​សំពៅ មាន​សម្បុរ-ស​លាយ​សម្បុរ​ជម្ពូ (ស-លាយ​ក្រហម​ស្រគាំ), ទុង​ផេះ <text:s/>មាន​សម្បុរ​ប្រផេះ, ទុង​ទាំង ២ ប្រភេទ​នេះ សុទ្ធ​តែ​មាន​មច្ឆជាតិ​ជា​អាហារ​ដូច​គ្នា ។ ទុង​លយ​សំពៅ <text:s/>“ទុង​បណ្ដែត​សំពៅ” គឺ​ទុង​ហែល​ទឹក​តម្រៀប​គ្នា ។ ទុង​ហើរ <text:s/>ឈ្មោះ​បទ​សរភញ្ញ​មួយ​បែប​មាន​សូរ​ស័ព្ទ​អណ្ដែត​ៗ បែប​ទុង​ហើរ : បទ​ទុង​ហើរ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ុង​សំពៅ </text:p>
            <text:p text:style-name="P5">ទុង​ផេះ </text:p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ឧ.</text:p>
          </table:table-cell>
          <table:table-cell table:style-name="តារាង1.D2" office:value-type="string">
            <text:p text:style-name="P5">សូរ​កាំភ្លើង​ធំ​ឬ​សូរ​អ្វី​ៗ ឯ​ទៀត​បែក, ផ្ទុះ : បាញ់​កាំភ្លើង​ទុង ! </text:p>
          </table:table-cell>
          <table:table-cell table:style-name="តារាង1.D2" office:value-type="string">
            <text:p text:style-name="P4">ទូង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៩៣</text:p>
          </table:table-cell>
          <table:table-cell table:style-name="តារាង1.A2" office:value-type="string">
            <text:p text:style-name="P9">ទុង​ៗ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ឧ.</text:p>
          </table:table-cell>
          <table:table-cell table:style-name="តារាង1.D2" office:value-type="string">
            <text:p text:style-name="P5">សូរ​សំឡេង​ស្គរ​ធំ ។</text:p>
          </table:table-cell>
          <table:table-cell table:style-name="តារាង1.D2" office:value-type="string">
            <text:p text:style-name="P4">ទូង​ៗ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៩៤</text:p>
          </table:table-cell>
          <table:table-cell table:style-name="តារាង1.A2" office:value-type="string">
            <text:p text:style-name="P9">ទុច្ចរិត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ច-ចៈរ៉ិត</text:p>
          </table:table-cell>
          <table:table-cell table:style-name="តារាង1.D2" office:value-type="string">
            <text:p text:style-name="P12">បា.; សំ. 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ុឝ្ចរិត) ដំណើរ​ប្រព្រឹត្ត​អាក្រក់​ដោយ​កាយ, វាចា, ចិត្ត, (អកុសល) : គប្បី​វៀរចាក​ទុច្ចរិត, ទុច្ចរិត​ជា​អំពើ​ដែល​បណ្ឌិត​ត្រូវ​តែ​ចៀសវាង ។ ព. ផ្ទ. សុចរិ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៩៥</text:p>
          </table:table-cell>
          <table:table-cell table:style-name="តារាង1.A2" office:value-type="string">
            <text:p text:style-name="P9">ទុច្ឆន្ទៈ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ច-ឆ័ន-ទៈ ឬ -ឆ័ន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ុច្ឆន្ទ) ឆន្ទៈ​អាក្រក់, បំណង​ឬ​គំនិត​អាក្រក់ : មនុស្ស​មាន​ទុច្ឆន្ទៈ ។ <text:s/>ព. ផ្ទ. សុច្ឆន្ទៈ <text:s/>ឬ សុច្ឆន្ទ ។</text:p>
          </table:table-cell>
          <table:table-cell table:style-name="តារាង1.D2" office:value-type="string">
            <text:p text:style-name="P4">ទុច្ឆន្ទ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៩៦</text:p>
          </table:table-cell>
          <table:table-cell table:style-name="តារាង1.A2" office:value-type="string">
            <text:p text:style-name="P9">ទុតិ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យ៉ៈ</text:p>
          </table:table-cell>
          <table:table-cell table:style-name="តារាង1.D2" office:value-type="string">
            <text:p text:style-name="P12">បា.; សំ. 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្វិតីយ) ប្រុស​ជា​គម្រប់​ពីរ គឺ​កូន​ប្រុស​ឬ​សំឡាញ់ ។ បូ. សំ. <text:s/>គម្រប់​ពីរ, ទី​ពីរ ។ ខ្មែរ​យើង​មិន​សូវ​ប្រើ, មាន​ប្រើ​ខ្លះ​តែ​រួម​ចូល​នឹង​សព្ទ​ឯ​ទៀត​ឲ្យ​ជា​បទ​សមាស ដូច​ជា <text:s/>ទុតិយជវ័ន <text:s/>ជវ័នទី ២ ។ ទុតិយបាទ <text:s/>បាទ​ទីពីរ <text:s/>(ឃ្លា​ទី​ពីរ​នៃ​ពាក្យ​កាព្យ); ជំហាន​ទីពីរ; ទុតិយភាគ <text:s/>ភាគ​ទីពីរ; ទុតិយវគ្គ <text:s/>វគ្គ​ទី​ពីរ ជាដើ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ុតិយជវ័ន</text:p>
            <text:p text:style-name="P5">ទុតិយបាទ</text:p>
            <text:p text:style-name="P5">ទុតិយភាគ <text:s text:c="2"/>ទុតិយវគ្គ </text:p>
          </table:table-cell>
        </table:table-row>
        <table:table-row>
          <table:table-cell table:style-name="តារាង1.A2" office:value-type="string">
            <text:p text:style-name="P15">៥១៩៧</text:p>
          </table:table-cell>
          <table:table-cell table:style-name="តារាង1.A2" office:value-type="string">
            <text:p text:style-name="P9">ទុតិយ​សង្គាយន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តិយ៉ៈសង់គាយៈនា ឬ --សង់គីតិ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ការ​លើក​សង្គាយនា​គ្រា​ទី ២ ក្នុង​ព្រះ​ពុទ្ធ​សាសនា (ម. ព. សង្គាយនា <text:s/>និង សង្គីតិ) ។</text:p>
          </table:table-cell>
          <table:table-cell table:style-name="តារាង1.D2" office:value-type="string">
            <text:p text:style-name="P4">ទុតិយសង្គីតិ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៩៨</text:p>
          </table:table-cell>
          <table:table-cell table:style-name="តារាង1.A2" office:value-type="string">
            <text:p text:style-name="P9">ទុតិយ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យ៉ា</text:p>
          </table:table-cell>
          <table:table-cell table:style-name="តារាង1.D2" office:value-type="string">
            <text:p text:style-name="P12">បា.; សំ. 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្វិតីយា) ឈ្មោះ​វិភត្តិ​នាម​ទី​ពីរ; ហៅ​ឲ្យ​ពេញ​ថា <text:s/>ទុតិយាវិភត្តិ <text:s/>(ឧបយោគ); សំ. ទ្វិតីយាវិភត្តិ <text:s/>(ព. វ.) ។ តិថី​ទី​ពីរ គឺ​ត្រង់​ថ្ងៃ ២ កើត​ ឬ ២ រោ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១៩៩</text:p>
          </table:table-cell>
          <table:table-cell table:style-name="តារាង1.A2" office:value-type="string">
            <text:p text:style-name="P9">ទុតិយ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ា.; សំ. 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្វិតីយា <text:s/>ឬ ទ្វិតីយកា) ស្ត្រី​ជា​គម្រប់​ពីរ គឺ​ប្រពន្ធ (សម្រាប់​ប្រើ​តែ​ក្នុង​កាព្យ) ។</text:p>
          </table:table-cell>
          <table:table-cell table:style-name="តារាង1.D2" office:value-type="string">
            <text:p text:style-name="P4">ទុតិយិកា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០០</text:p>
          </table:table-cell>
          <table:table-cell table:style-name="តារាង1.A2" office:value-type="string">
            <text:p text:style-name="P9">ទុតិយាសាឍ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យ៉ាសាត</text:p>
          </table:table-cell>
          <table:table-cell table:style-name="តារាង1.D2" office:value-type="string">
            <text:p text:style-name="P12">បា.; សំ. 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ុតិយាសាឡ្ហ; ទ្វិតីយាសាឍ) ឈ្មោះ​ខែ​អាសាឍ​ទី ២ គឺ​ខែ​អាសាឍ​ក្រោយ ជា​គូ​គ្នា​នឹង​ខែ​អាសាឍ​ទី ១ គឺ​ខែ​អាសាឍ​មុន​ដែល​ហៅ​ថា បឋមាសាឍ <text:s/>(មាន​តែ​ក្នុង​ឆ្នាំ​ណា​ដែល​មាន​អធិកមាស គឺ​ឆ្នាំ​ដែល​ត្រូវ​លើក​ខែ​អាសាឍ ២ ដង​បំពេញ​តាម​ចន្ទគតិ) : ខែ​ទុតិយាសាឍ <text:s/>។</text:p>
          </table:table-cell>
          <table:table-cell table:style-name="តារាង1.D2" office:value-type="string">
            <text:p text:style-name="P4">ទុតិយាសាធ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០១</text:p>
          </table:table-cell>
          <table:table-cell table:style-name="តារាង1.A2" office:value-type="string">
            <text:p text:style-name="P9">ទុទ្ទិដ្ឋិ​និយ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ត-ទិ-ឋិ-និយំ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និយម​ចំពោះ​ទុទ្ទិដ្ឋិ, សេចក្ដី​ចូល​ចិត្ត​ក្នុង​ទ្រឹស្ដី​ថា​អាក្រក់, សេចក្ដី​ប្រកាន់​ខ្ជាប់​ក្នុង​ទ្រឹស្ដី​ថា​លំបាក, ការ​យល់​ឃើញ​ថា​របស់​អ្វី​ទាំង​អស់​ក្នុង​លោក​សុទ្ធ​តែ​មិន​ល្អ, សុទ្ធ​តែ​ប្រកប​ដោយ​ទុក្ខ​លំបាក,... : មនុស្ស​ប្រកាន់​ទុទ្ទិដ្ឋិ​និយម, លះ​បង់​ចោល​នូវ​ទុទ្ទិដ្ឋិ​និយម ។ <text:s/>ព. ផ្ទ. <text:s/>សុទិដ្ឋិ​និយ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០២</text:p>
          </table:table-cell>
          <table:table-cell table:style-name="តារាង1.A2" office:value-type="string">
            <text:p text:style-name="P9">ទុន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ប្រាក់​ដើម, របស់​ដើម គឺ​ប្រាក់​ឬ​របស់​សម្រាប់​ចាយ, សម្រាប់​ប្រើ​ប្រកប​កិច្ចការ ឲ្យ​ចម្រើន​ប្រយោជន៍​ឡើង : ដើម​ទុន, ខាត​ទុន ។ ខាត​ទុន ខាត​ដើ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០៣</text:p>
          </table:table-cell>
          <table:table-cell table:style-name="តារាង1.A2" office:value-type="string">
            <text:p text:style-name="P9">ទុព្វច​បុគ្គ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ប-ពៈចៈបុក-គល់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បុគ្គល​ដែល​គេ​ស្ដី​ថា​បាន​ដោយ​កម្រ, បុគ្គល​ដែល​គេ​ពិបាក​ប្រដៅ ឬ​ពិបាក​ទូន្មាន, បុគ្គល​ចចេស​មុខ​រឹង : ទុព្វច​បុគ្គល​ច្រើន​តែ​ធ្លាក់​ខ្លួន​ទៅ​ជា​មនុស្ស​ឯក​ឯ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០៤</text:p>
          </table:table-cell>
          <table:table-cell table:style-name="តារាង1.A2" office:value-type="string">
            <text:p text:style-name="P9">ទុព្វ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ប-ពល់</text:p>
          </table:table-cell>
          <table:table-cell table:style-name="តារាង1.D2" office:value-type="string">
            <text:p text:style-name="P12">បា.; សំ. </text:p>
          </table:table-cell>
          <table:table-cell table:style-name="តារាង1.D2" office:value-type="string">
            <text:p text:style-name="P12">ន. ឬ គុ.</text:p>
          </table:table-cell>
          <table:table-cell table:style-name="តារាង1.D2" office:value-type="string">
            <text:p text:style-name="P5">(ទុស៑ + ពល, ស៑ ជា​រេផៈ <text:span text:style-name="T1">( ៌ )</text:span> នេះ &gt; ទុព៌ល) កម្លាំង​ថយ, កម្លាំង​ថមថយ, ខ្សោយ ឬ​ដែល​មាន​កម្លាំង​ថយ, ខ្សោយ : ចាស់​ទុព្វល ។ ប្រើ​ជា <text:s/>ទុព៌ល <text:s/>ក៏​បាន; ព. កា. ច្រើន​ប្រើ​ជា ទុរពល ឬ ទូរពល <text:s/>សម្រួល​តាម​សម្ផស្ស​កាព្យ​ក៏​បាន : រី​ចាស់​ទុរពល ច្រើន​ភ្លេច​ពុំ​យល់ ពុំ​ចាំ​សព្វ​គ្រប់ កម្លាំង​ថមថយ ទាំង​ថ្ងៃ​ទាំង​យប់​ ដំណើរ​ជ្រុលជ្រប់ ទប់​ដោយ​ឈើ​ច្រត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០៥</text:p>
          </table:table-cell>
          <table:table-cell table:style-name="តារាង1.A2" office:value-type="string">
            <text:p text:style-name="P9">ទុព្វល​ភាព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ប-ពៈលៈភាប, ឬ ត. ទ. ស្រ. ទុប-ពល់លៈភាប</text:p>
          </table:table-cell>
          <table:table-cell table:style-name="តារាង1.D2" office:value-type="string">
            <text:p text:style-name="P12">បា.; សំ. 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ុព្វភាវ; ទុព៌ល + ភាវ) ភាព​ទុព្វល ឬ ភាព​ទុព៌ល <text:s/>គឺ​ភាព​នៃ​បុគ្គល​មាន​កម្លាំង​ខ្សោយ, ភាព​ជា​អ្នក​ថយ​កម្លាំង, ការ​ទ្រម​ថយ​កម្លាំង, ដុនដាប : ជរា​តែង​ញ៉ាំង​រូប​កាយ​ឲ្យ​ធ្លាក់​ចុះ​ក្នុង​ទុព្វលភាព, ទុព្វលភាព​តែង​កើត​មាន​ជា​ធម្មតា ដល់​រូប​កាយ​ក្នុង​បច្ឆិមវ័យ, ខំ​ប្រឹង​ធ្វើ​ការ​ទាំង​ទុព្វលភាព ។ <text:s/>តាម​ទម្លាប់​មក​ច្រើន​ប្រើ​ជា គុ. : មនុស្ស​ទុព្វលភាព, ជំងឺ​ទុព្វលភាព <text:s/>។ ដែល​ចាស់​គ្រាំគ្រា​ដាចដាច (សំពត់) : ត្រៃ​ចីវរ​ទុព្វលភាព គឺ​ត្រៃ​ចីវរ​ដែល​ចាស់​គ្រាំគ្រា​ដាចដាច ។ ដែល​ទ្រុឌទ្រោម​ខ្លាំង : ផ្ទះ​ទុព្វលភាព <text:s/>។ល។ ប្រើ​ជា <text:s/>ទុព៌លភាព <text:s/>ក៏​បាន (បើ​ត្រូវ​ការ​ប្រើ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០៦</text:p>
          </table:table-cell>
          <table:table-cell table:style-name="តារាង1.A2" office:value-type="string">
            <text:p text:style-name="P9">ទុព្វិជ្ជ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ប-ពិច-ជា</text:p>
          </table:table-cell>
          <table:table-cell table:style-name="តារាង1.D2" office:value-type="string">
            <text:p text:style-name="P12">បា.; សំ. 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ុ “អាក្រក់” + វិជ្ជា “ចំណេះ”, វ &gt; ព តម្រួត​ជា ព្វ &gt; ទុព្វិជ្ជា; <text:s text:c="2"/>ទុស៑, ស៑ &gt; រេផៈ <text:span text:style-name="T1">( ៌ )</text:span><text:span text:style-name="T6"> </text:span>+ វិទ្យា &gt; ទុរ្វិទ្យា) វិជ្ជា​អាក្រក់ គឺ​វិជ្ជា​ដែល​ញ៉ាំង​អ្នក​ចេះ​ឲ្យ​ហិនហោច, ឲ្យ​វិនាស ទាំង​ឲ្យ​មាន​វិប្បដិស្សារៈ​នឹក​តូច​ចិត្ត​ស្ដាយ​ក្រោយ​ផង​ទៀត, ជា​វិជ្ជា​រាប់​បញ្ចូល​ក្នុង​អកុសល​កម្ម ពុំ​គួរ​មនុស្ស​ត្រូវ​ការ​រៀន​ឡើយ (ព. កា.) : <text:s/>ធ្មប់​អាប​និង​ស្នេហ៍ ទាំង​នេះ​សុទ្ធ​តែ ជា​ទុព្វិជ្ជា កូន​ចៅ​កុំ​រៀន របៀន​ពាលា អ្នក​រៀន​តែង​ជា មនុស្ស​នឹក​ស្ដាយ​ក្រោយ ។ <text:s/>ព. ផ្ទ. <text:s/>សុវិជ្ជា, សុវិទ្យ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០៧</text:p>
          </table:table-cell>
          <table:table-cell table:style-name="តារាង1.A2" office:value-type="string">
            <text:p text:style-name="P9">ទុព្ភាសិត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ប-ភា--</text:p>
          </table:table-cell>
          <table:table-cell table:style-name="តារាង1.D2" office:value-type="string">
            <text:p text:style-name="P12">បា.; សំ. </text:p>
          </table:table-cell>
          <table:table-cell table:style-name="តារាង1.D2" office:value-type="string">
            <text:p text:style-name="P12">ន. ឬ គុ.</text:p>
          </table:table-cell>
          <table:table-cell table:style-name="តារាង1.D2" office:value-type="string">
            <text:p text:style-name="P5">(ទុភ៌ាសិត) សំដី​អាក្រក់, ពាក្យ​គំរោះគំរើយ : កុំ​គប្បី​ពោល​នូវ​ទុព្ភាសិត; កុំ​ថា​ឡើយ​ដល់​មនុស្ស សូម្បី​តែ​តិរច្ឆាន​ក៏​រមែង​មិន​គាប់​ចិត្ត​ចំពោះ​ទុព្ភាសិត​ដែរ ។ ឈ្មោះ​អាបត្តិ​ពួក​មួយ (ក្នុង​អាបត្តិ ៧ កង) ជា​ទោស​សម្រាប់​បព្វជិត​ក្នុង​ព្រះ​ពុទ្ធ​សាសនា : អាបត្តិ​ទុព្ភាសិត <text:s/>ឬ ទុព្ភាសិតាបត្តិ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០៨</text:p>
          </table:table-cell>
          <table:table-cell table:style-name="តារាង1.A2" office:value-type="string">
            <text:p text:style-name="P9">ទុព្ភិក្ខ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ប-ភិក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ម. ព. ទុរ្ភិក្ស)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០៩</text:p>
          </table:table-cell>
          <table:table-cell table:style-name="តារាង1.A2" office:value-type="string">
            <text:p text:style-name="P9">ទុព្ភិក្ខ​កា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ប-ភិក-ខៈ-</text:p>
          </table:table-cell>
          <table:table-cell table:style-name="តារាង1.D2" office:value-type="string">
            <text:p text:style-name="P12">បា.; សំ. 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ុរ្ភិភ្ស + កាល) គ្រា​ក្របាយ, គ្រា​អត់​បាយ, គ្រា​អំណត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១០</text:p>
          </table:table-cell>
          <table:table-cell table:style-name="តារាង1.A2" office:value-type="string">
            <text:p text:style-name="P9">ទុព្ភិក្ខ​ភ័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ក-ភិក-ខៈភៃ</text:p>
          </table:table-cell>
          <table:table-cell table:style-name="តារាង1.D2" office:value-type="string">
            <text:p text:style-name="P12">បា.; សំ. 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--ភយ; ទុរិ្ភក្ស + ភយ) ភ័យ​ព្រោះ​ដំណើរ​ក្រ​បាយ, ភ័យ​កើត​អំពី​ដំណើរ​អត់​ឃ្ល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១១</text:p>
          </table:table-cell>
          <table:table-cell table:style-name="តារាង1.A2" office:value-type="string">
            <text:p text:style-name="P9">ទុព្ភិក្ខ​សម័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ប-ភិក-ខៈសៈម៉ៃ</text:p>
          </table:table-cell>
          <table:table-cell table:style-name="តារាង1.D2" office:value-type="string">
            <text:p text:style-name="P12">បា.; សំ. 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--សមយ; ទុរ្ភិក្ស + សមយ) ដូច​គ្នា​នឹង <text:s/>ទុព្ភិក្ខកាល <text:s/>(ម. ព. នោះ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១២</text:p>
          </table:table-cell>
          <table:table-cell table:style-name="តារាង1.A2" office:value-type="string">
            <text:p text:style-name="P9">ទុយមុ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ដែល​មុយ​ៗ យឺត​ៗ ភ្លឹះ​ៗ មិន​សូវ​និយាយ​ស្ដី : មនុស្ស​ទុយមុយ, ឫកពា​ទុយមុយ ។ </text:p>
          </table:table-cell>
          <table:table-cell table:style-name="តារាង1.D2" office:value-type="string">
            <text:p text:style-name="P4">ទុយមមុយ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១៣</text:p>
          </table:table-cell>
          <table:table-cell table:style-name="តារាង1.A2" office:value-type="string">
            <text:p text:style-name="P9">ទុរគត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រៈគត់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(ម. ព. ទុគ៌ត និង ទុគ្គត ឬ ទុគ្គតៈ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១៤</text:p>
          </table:table-cell>
          <table:table-cell table:style-name="តារាង1.A2" office:value-type="string">
            <text:p text:style-name="P10">ទុរគ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រៈគំ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(ម. ព. ទុគ៌ម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១៥</text:p>
          </table:table-cell>
          <table:table-cell table:style-name="តារាង1.A2" office:value-type="string">
            <text:p text:style-name="P9">ទុរជន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រៈជន់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ម. ព. ទុជ៌ន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១៦</text:p>
          </table:table-cell>
          <table:table-cell table:style-name="តារាង1.A2" office:value-type="string">
            <text:p text:style-name="P9">ទុរន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(ទុរន្វយ <text:s/>“ដែល​គេ​ពិបាក​ដឹក​នាំ <text:span text:style-name="T2">គាំពារ”) ដែល​គ្រាំគ្រា, ដុនដាប, ត្រដាបត្រដួស : មនុស្ស​ទុរន់; សរសេរ​ជា ទូរន់ <text:s/>ក៏​មាន (ព. កា.)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១៧</text:p>
          </table:table-cell>
          <table:table-cell table:style-name="តារាង1.A2" office:value-type="string">
            <text:p text:style-name="P9">ទុរព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រៈពល់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 ឬ គុ.</text:p>
          </table:table-cell>
          <table:table-cell table:style-name="តារាង1.D2" office:value-type="string">
            <text:p text:style-name="P21">(ម. ព. ទុព៌ល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1"/>
          </table:table-cell>
        </table:table-row>
        <table:table-row>
          <table:table-cell table:style-name="តារាង1.A2" office:value-type="string">
            <text:p text:style-name="P15">៥២១៨</text:p>
          </table:table-cell>
          <table:table-cell table:style-name="តារាង1.A2" office:value-type="string">
            <text:p text:style-name="P9">ទុរភិក្ស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រៈភិក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ម. ព. ទុរ្ភិក្ស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១៩</text:p>
          </table:table-cell>
          <table:table-cell table:style-name="តារាង1.A2" office:value-type="string">
            <text:p text:style-name="P9">ទុរយស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រៈយស់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 ឬ គុ.</text:p>
          </table:table-cell>
          <table:table-cell table:style-name="តារាង1.D2" office:value-type="string">
            <text:p text:style-name="P5">(ម. ព. ទុយ៌ស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២០</text:p>
          </table:table-cell>
          <table:table-cell table:style-name="តារាង1.A2" office:value-type="string">
            <text:p text:style-name="P9">ទុរ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.</text:p>
          </table:table-cell>
          <table:table-cell table:style-name="តារាង1.D2" office:value-type="string">
            <text:p text:style-name="P5">ពាក្យ​សម្រាប់​និយាយ​ផ្សំ​នឹង​ពាក្យ ទុរន់ : ទុរន់ទុរា <text:s/>គឺ​ទុរន់​ខ្លាំ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ុរន់ទុរា </text:p>
          </table:table-cell>
        </table:table-row>
        <table:table-row>
          <table:table-cell table:style-name="តារាង1.A2" office:value-type="string">
            <text:p text:style-name="P15">៥២២១</text:p>
          </table:table-cell>
          <table:table-cell table:style-name="តារាង1.A2" office:value-type="string">
            <text:p text:style-name="P9">ទុរាគមន៍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គំ</text:p>
          </table:table-cell>
          <table:table-cell table:style-name="តារាង1.D2" office:value-type="string">
            <text:p text:style-name="P12">សំ.;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ុស៑ + អាគមន &gt; ទុរាគមន; ទុ + អាគមន &gt; ទុរាគមន) ការ​មក​ដល់​មិន​ស្រួល, ដំណើរ​មក​ដល់​ប្រកប​ដោយ​ទុក្ខ​លំបាក ។ ព. ផ្ទ. ស្វាគមន៍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២២</text:p>
          </table:table-cell>
          <table:table-cell table:style-name="តារាង1.A2" office:value-type="string">
            <text:p text:style-name="P9">ទុរាចា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ដំណើរ​ប្រព្រឹត្ត​អាក្រក់, មារយាទ​អាក្រក់, សណ្ដាប់ធ្នាប់​អាក្រក់, ទំនៀមទម្លាប់​អាក្រក់ ។ ប្រើ​ដូច​ជា <text:s/>គុ. <text:s/>ក៏​បាន : មនុស្ស​ទុរាចារ គឺ​មនុស្ស​ដែល​មាន​ដំណើរ​ប្រព្រឹត្ត​អាក្រក់ : ...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២៣</text:p>
          </table:table-cell>
          <table:table-cell table:style-name="តារាង1.A2" office:value-type="string">
            <text:p text:style-name="P9">ទុរេន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6">ឈ្មោះ​ឈើ​ដំណាំ​មួយ​ប្រភេទ ផ្លែ​មាន​ឱជារស​ផ្អែម, សម្រាប់​ប្រើ​ជា​បង្អែម​មាន​តម្លៃ, សំបក​ផ្លែ​មាន​បន្លា​រឹង; ក្នុង​កម្ពុជរដ្ឋ ដាំ​កើត​ត្រង់​ទី​តំបន់​ខ្លះ​ដោយ​អន្លើ ។ ឈ្មោះ​ស្វាយ​មួយ​ប្រភេទ ផ្លែ​មាន​ក្លិន​និង​ឱជារស​ស្រដៀង​និង​ទុរេន : ស្វាយ​ទុរេ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>ស្វាយ​ទុរេន </text:p>
          </table:table-cell>
        </table:table-row>
        <table:table-row>
          <table:table-cell table:style-name="តារាង1.A2" office:value-type="string">
            <text:p text:style-name="P15">៥២២៤</text:p>
          </table:table-cell>
          <table:table-cell table:style-name="តារាង1.A2" office:value-type="string">
            <text:p text:style-name="P9">ទុគ៌ត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គ៌ត់ ឬ ទុរៈគត់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(ម. ព. ទុគ្គត ឬ ទុគ្គតៈ); ច្រើន​សរសេរ​ក្លាយ​ជា ទុរគ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២៥</text:p>
          </table:table-cell>
          <table:table-cell table:style-name="តារាង1.A2" office:value-type="string">
            <text:p text:style-name="P9">ទុគ៌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រ្គំ ឬ ទុរៈគំ</text:p>
          </table:table-cell>
          <table:table-cell table:style-name="តារាង1.D2" office:value-type="string">
            <text:p text:style-name="P12">សំ.; បា.</text:p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(ទុគ៌; ទុគ្គ) ដែល​ទៅ​បាន​ដោយ​កម្រ, ដែល​កម្រ​អ្នក​ណា​មួយ​ទៅ​ដល់ : ព្រៃ​ទុគ៌ម <text:s/>គឺ​ព្រៃ​ធំ​ជ្រៅ​ស្ងាត់​ដាច់​សង្វែង ក្រាស់​ប៉ឺន​ដោយ​ញៀត​ស្បាត​កម្រ​អ្នក​ណា​មួយ​តត្រុក​រុក​ចូល​ទម្លុះ​ទៅ​បាន; ច្រើន​សរសេរ​ក្លាយ​ជា ទុរគ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២៦</text:p>
          </table:table-cell>
          <table:table-cell table:style-name="តារាង1.A2" office:value-type="string">
            <text:p text:style-name="P9">ទុជ៌ន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ជ៌ន់ ឬ ទុរៈជន់</text:p>
          </table:table-cell>
          <table:table-cell table:style-name="តារាង1.D2" office:value-type="string">
            <text:p text:style-name="P12">សំ.;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23">(ទុជ្ជន) ជន​អាក្រក់, ជន​ចិត្ត​អាក្រក់ (មនុស្ស​ចិត្ត​អាក្រក់) ។ ប្រើ​ដូច​ជា <text:s/>គុ. <text:s/>ក៏​បាន : មនុស្ស​ទុជ៌ន <text:s/>គឺ​មនុស្ស​ដែល​មាន​ចិត្ត​អាក្រក់​ពី​កំណើត; ច្រើន​សរសេរ​ក្លាយ​ជា ទុរជ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២៧</text:p>
          </table:table-cell>
          <table:table-cell table:style-name="តារាង1.A2" office:value-type="string">
            <text:p text:style-name="P9">ទុព៌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ើល​ក្នុង​ពាក្យ ទុព្វល និង ទុព្វលភាព)</text:p>
          </table:table-cell>
          <table:table-cell table:style-name="តារាង1.D2" office:value-type="string">
            <text:p text:style-name="P4">ទុព៌លភាព ទុរពល</text:p>
            <text:p text:style-name="P4">ទូរពល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២៨</text:p>
          </table:table-cell>
          <table:table-cell table:style-name="តារាង1.A2" office:value-type="string">
            <text:p text:style-name="P9">ទុរ្ភិក្ស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រ្ភិក ឬ ទុរៈភិក</text:p>
          </table:table-cell>
          <table:table-cell table:style-name="តារាង1.D2" office:value-type="string">
            <text:p text:style-name="P12">សំ.;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ុព្ភិក្ខ) ដំណើរ​ក្រ​បាយ, ដំណើរ​អត់​បាយ​ឬ​អត់​ឃ្លាន : ស្រុក​កើត​ទុរ្ភិក្ស; ច្រើន​សរសេរ​ក្លាយ​ជា ទុរភិក្ស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២៩</text:p>
          </table:table-cell>
          <table:table-cell table:style-name="តារាង1.A2" office:value-type="string">
            <text:p text:style-name="P9">ទុយ៌ស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រ្យស់ ឬ ទុរៈយស់</text:p>
          </table:table-cell>
          <table:table-cell table:style-name="តារាង1.D2" office:value-type="string">
            <text:p text:style-name="P12">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ដំណើរ​ខូច​យស, ថ្លោះ​ធ្លាក់​យស ។ ប្រើ​ដូច​ជា <text:s/>គុ.ក៏​បាន : មនុស្ស​ទុយ៌ស; ច្រើន​សរសរ​ក្លាយ​ជា ទុរយស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៣០</text:p>
          </table:table-cell>
          <table:table-cell table:style-name="តារាង1.A2" office:value-type="string">
            <text:p text:style-name="P9">ទុល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</text:p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(ទុល កិ. “លើក, លើក​បោះ​ទៅ; កល់; ដាស់, តឿន...”) ប៉ោង​ឡើង, ដោរ​កំពុង​ឡើង, ទូញ​ហើប​ឡើង : ទំពាំង​ទុល​ដី, បាយ​ទុល​គ្រប​ឆ្នាំ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ពោះ​ត្រី​ប្រា​ឬ​ត្រី​ទីពោ : ទុល​ត្រី​ប្រ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៣១</text:p>
          </table:table-cell>
          <table:table-cell table:style-name="តារាង1.A2" office:value-type="string">
            <text:p text:style-name="P9">ទុល​ហ៊ែប​ៗ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លហ៊ែប-ទុលហ៊ែប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 ឬ កិ. វិ.</text:p>
          </table:table-cell>
          <table:table-cell table:style-name="តារាង1.D2" office:value-type="string">
            <text:p text:style-name="P5">ដែល​ទុល​ៗ​ហើប​ៗ (និយាយ​ចំពោះ​តែ​មុខ​វិការ​គឺ​ការ​កម្រើក​មាត់) : មាត់​ទុល​ហ៊ែប​ៗ; អង្គុយ​ធ្វើ​មាត់​ទុល​ហ៊ែប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៣២</text:p>
          </table:table-cell>
          <table:table-cell table:style-name="តារាង1.A2" office:value-type="string">
            <text:p text:style-name="P9">ទុល្លភៈ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ល-លៈភៈ</text:p>
          </table:table-cell>
          <table:table-cell table:style-name="តារាង1.D2" office:value-type="string">
            <text:p text:style-name="P12">សំ.; បា.</text:p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(ទុស៑ + លភ &gt; ទុល្លភ; ទុ <text:s/>“កម្រ, ក្រ...” + លភ <text:s/>“បាន, រក​បាន, ប្រទះ” &gt; ទុល្លភ) ដែល​កម្រ​បាន, កម្រ​រក​បាន, ក្រ​ប្រទះ ។ ពាក្យ​នេះ​ច្រើន​មាន​តែ​ក្នុង​សាស្ត្រា​ទេសន៍​ប្រែ​រយ​បុរាណ, ប្រើ​ផ្សំ​ជា​មួយ​នឹង​សព្ទ​ឯ​ទៀត​ជា​បទ​សមាស ដូច​ជា ទុល្លភ​ជន; ទុល្លភ​ទ្រព្យ, ទុល្លភ​មនុស្ស, ទុល្លភ​លាភ, ទុល្លភ​វត្ថុ, ទុល្លភ​សុខ <text:s/>ជាដើម (ម. ព. ទាំង​នោះ) ។ ទុល្លភ​ជន <text:s/>(ទុល-លៈភៈជន់) ន. (បា.) ជន (មនុស្ស) ដែល​គេ​កម្រ​រក​បាន គឺ​មនុស្ស​ដែល​មាន​គុណ​វិសេស​ជា​អស្ចារ្យ (ម. ព. ជន ផង) ។ ទុល្លភ​ទ្រព្យ <text:s/>(ទុល-លៈភៈទ្រ័ប) ន. (បា. និង សំ. ក្ល.) ទ្រព្យ​ដែល​រក​បាន​ដោយ​កម្រ (ម. ព. <text:s/>ទ្រព្យ ផង) ។ ទុល្លភ​មនុស្ស <text:s/>(ទុល-លៈភៈមៈនុស) ន. (បា.) ដូច​គ្នា​នឹង ទុល្លភ​ជន <text:s/>(ម. ព. នោះ) ។ ទុល្លភ​លាភ (ទុល-លៈភៈលាប) ន. (បា.) លាភ​ដែល​បាន​ដោយ​កម្រ (ម. ព. លាភ <text:s/>ផង) ។ ទុល្លភ​វត្ថុ <text:s/>(ទុល-លៈភៈវ័ត-ថុ) ន. (បា.) វត្ថុ​ដែល​រក​បាន​ដោយ​កម្រ ឬ​វត្ថុ​ដែល​ក្រ​រក​បាន (ម. ព. វត្ថុ ផង) ។ ទុល្លភ​សុខ <text:s/>(ទុល-លៈភៈសុក) ន. (បា.) សុខ​ដែល​កម្រ​បាន គឺ​សុខ​ដ៏​វិសេស​ (ម. ព. សុខ ផង)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ុល្លភជន ទុល្លភទ្រព្យ ទុល្លភមនុស្ស ទុល្លភលាភ ទុល្លភវត្ថុ ទុល្លភសុខ </text:p>
          </table:table-cell>
        </table:table-row>
        <table:table-row>
          <table:table-cell table:style-name="តារាង1.A2" office:value-type="string">
            <text:p text:style-name="P15">៥២៣៣</text:p>
          </table:table-cell>
          <table:table-cell table:style-name="តារាង1.A2" office:value-type="string">
            <text:p text:style-name="P9">ទុល្លភ --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ើល​ក្នុង​ពាក្យ ទុល្លភៈ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៣៤</text:p>
          </table:table-cell>
          <table:table-cell table:style-name="តារាង1.A2" office:value-type="string">
            <text:p text:style-name="P9">ទុស្ស​កុដិ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ស-សៈកុត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ខ្ទម ឬ ជំរំ​សំពត់, ជំរំ​ដែល​គេ​យក​សំពត់​មក​ពាស​ប្រក់​ធ្វើ​ជា​ដំបូល សម្រាប់​សំចត​នៅ​ជា​បណ្ដោះអាសន្ន : ពួក​កម្មករ​ជ្រក​ក្នុង​ទុស្សកុដិ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៣៥</text:p>
          </table:table-cell>
          <table:table-cell table:style-name="តារាង1.A2" office:value-type="string">
            <text:p text:style-name="P9">ទូ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ចំនួន​វត្ថុ​ដែល​ដាក់​ជា​ក្រយា​តំណាំង ក្នុង​ល្បែង​ភ្នាល់​នីមួយ​ៗ : ខ្ញុំ​ឥត​រា​ទូ​ទេ <text:s/>ដាក់​ប៉ុន្មាន​ក៏​ដាក់​ចុះ ។ <text:s/>ប្រដាប់​ធ្វើ​ដោយ​ឈើ​ឬ​ដែក មាន​សណ្ឋាន​ជា​ហឹប មាន​ទ្វារ​មាន​ជើង <text:s/>សម្រាប់​ដាក់​វត្ថុ​ទាំងពួង : ទូ​ដែក, ទូ​កញ្ចក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៣៦</text:p>
          </table:table-cell>
          <table:table-cell table:style-name="តារាង1.A2" office:value-type="string">
            <text:p text:style-name="P9">ទូ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មើល​ក្នុង​ពាក្យ ផាយោ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៣៧</text:p>
          </table:table-cell>
          <table:table-cell table:style-name="តារាង1.A2" office:value-type="string">
            <text:p text:style-name="P9">ទូ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យាន​ជំនិះ​សម្រាប់​ឆ្លង​ទឹក; <text:s/>ទូក​មាន​ច្រើន​ប្រភេទ​មាន​ទូក​កំរោល, ទូក​ផ្កា​ចា, ទូក-ង ជាដើម : អុំ​ទូក, ប្រណាំង​ទូក ។ គ្រឿង​លេង​មួយ​ប្រភេទ ដែល​យក​ឫស្សី​មក​បិត​សំប៉ែត ជម​ក្បាល​ឲ្យ​ង​ឡើង សម្រាប់​រុញ​ប្រណាំង​គ្នា ។ កូន​ចត្រង្គ​មួយ​ប្រភេទ​រាង​មូល ដែល​នៅ​ខាង​ដើម​បំផុត​និង​ខាង​ចុង​បំផុត​នៃ​ជួ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ូក​កំរោល</text:p>
            <text:p text:style-name="P5"><text:s/>ទូក​ផ្កា​ចា</text:p>
            <text:p text:style-name="P5"><text:s/>ទូក-ង </text:p>
          </table:table-cell>
        </table:table-row>
        <table:table-row>
          <table:table-cell table:style-name="តារាង1.A2" office:value-type="string">
            <text:p text:style-name="P15">៥២៣៨</text:p>
          </table:table-cell>
          <table:table-cell table:style-name="តារាង1.A2" office:value-type="string">
            <text:p text:style-name="P9">ទូង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វាយ, សំពង : ទូង​ក្បាល​វា​មួយ​អន្លូង​ទៅ ! <text:s/>។ វាយ, សំបត ឲ្យ​ឮ​សូរ​ទូង ឬ​ឲ្យ​ឮ​ទូង​ៗ ច្រើន​ដង : ទូង​ស្គរ; ច្រើន​និយាយ​ថា ទួង : <text:s/>ទួង​ស្គរ, ទួង​គល់​ឈើ ។</text:p>
          </table:table-cell>
          <table:table-cell table:style-name="តារាង1.D2" office:value-type="string">
            <text:p text:style-name="P4">ទួង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ឧ.</text:p>
          </table:table-cell>
          <table:table-cell table:style-name="តារាង1.D2" office:value-type="string">
            <text:p text:style-name="P5">សូរ​ស្គរ​ធំ​ដែល​ពាស​ស្បែក​រឹត​ធូរ​ជាង​ស្គរ​ធំ​ដែល​ឮ​សូរ​ទីង​ៗ <text:s/>ឬ​សូរ​អ្វី​មួយ​ដែល​ឮ​ដូច​ស្គរ​ទូង ។ <text:s/>ន. ឈ្មោះ​ស្គរ​ធំ​ដែល​ឮ​សូរ​ទូង​ៗ ជា​គូរ​គ្នា​នឹង​ស្គរ​ទីង : ស្គរ​ទូង​ស្គរ​ទីង ។</text:p>
          </table:table-cell>
          <table:table-cell table:style-name="តារាង1.D2" office:value-type="string">
            <text:p text:style-name="P4">ទូង​ៗ</text:p>
          </table:table-cell>
          <table:table-cell table:style-name="តារាង1.I2" office:value-type="string">
            <text:p text:style-name="P5">ស្គរ​ទូង​ស្គរ​ទីង </text:p>
          </table:table-cell>
        </table:table-row>
        <table:table-row>
          <table:table-cell table:style-name="តារាង1.A2" office:value-type="string">
            <text:p text:style-name="P15">៥២៣៩</text:p>
          </table:table-cell>
          <table:table-cell table:style-name="តារាង1.A2" office:value-type="string">
            <text:p text:style-name="P9">ទូច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តូច (ព. សា.) : អា​ទូច, មេ​ទូច, នាង​ទូច, កូន​ទូ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៤០</text:p>
          </table:table-cell>
          <table:table-cell table:style-name="តារាង1.A2" office:value-type="string">
            <text:p text:style-name="P9">ទូញ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 ឬ គុ.</text:p>
          </table:table-cell>
          <table:table-cell table:style-name="តារាង1.D2" office:value-type="string">
            <text:p text:style-name="P5">ដែល​ពេញ​ទាល់​តែ​ទុល ដោយ​ច្រក​ញាត់, ចុក​ញាត់​នូវ​វត្ថុ​ទន់ : ច្រក​សាច់​គ​ទូញ​បាវ, ពម​បាយ​ទូញ​មាត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៤១</text:p>
          </table:table-cell>
          <table:table-cell table:style-name="តារាង1.A2" office:value-type="string">
            <text:p text:style-name="P9">ទូញទាញ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 ឬ គុ.</text:p>
          </table:table-cell>
          <table:table-cell table:style-name="តារាង1.D2" office:value-type="string">
            <text:p text:style-name="P5">ដែល​មាន​អាកា​រគ្រាក​ក្រាញ, រួញរា : ធ្វើ​មុខ​ទូញទាញ; <text:s/>ដំណើរ​ទូញទាញ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៤២</text:p>
          </table:table-cell>
          <table:table-cell table:style-name="តារាង1.A2" office:value-type="string">
            <text:p text:style-name="P9">ទូញបូញ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 ឬ គុ.</text:p>
          </table:table-cell>
          <table:table-cell table:style-name="តារាង1.D2" office:value-type="string">
            <text:p text:style-name="P5">ដែល​ទូញទាញ​ទាល់​តែ​មាន​មាត់​បូញ : ពម​ញាត់​ទាល់​តែ​មាត់​ឡើង​ទូញបូញ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៤៣</text:p>
          </table:table-cell>
          <table:table-cell table:style-name="តារាង1.A2" office:value-type="string">
            <text:p text:style-name="P9">ទូត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 ឬ គុ.</text:p>
          </table:table-cell>
          <table:table-cell table:style-name="តារាង1.D2" office:value-type="string">
            <text:p text:style-name="P5">អ្នក​ដែល​គេ​បញ្ជូន, ដែល​គេ​ប្រើ​ទៅ; អ្នក​នាំ​ការ, នាំ​ដំណឹង​ពី​ម្ខាង​ទៅ​ម្ខាង ។ មន្ត្រី​ស័ក្ដិ​ធំ​ដែល​រាជការ​ចាត់​ទៅ​ជា​តំណាង ដើម្បី​នៅ​និយាយ​ផ្ទាល់​នឹង​រដ្ឋបាល​ប្រទេស​ដទៃ (ម. ព. រាជទូត <text:s/>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ឧ.</text:p>
          </table:table-cell>
          <table:table-cell table:style-name="តារាង1.D2" office:value-type="string">
            <text:p text:style-name="P5">សូរ​លាន់​ចេញ​ពី​អ្វី​មួយ​ដែល​ប៉ោង, ដែល​ខ្ទប់ មាន​កញ្ចែក​ប៉ាល់ ជាដើម ។</text:p>
          </table:table-cell>
          <table:table-cell table:style-name="តារាង1.D2" office:value-type="string">
            <text:p text:style-name="P4">ទូត​ៗ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៤៤</text:p>
          </table:table-cell>
          <table:table-cell table:style-name="តារាង1.A2" office:value-type="string">
            <text:p text:style-name="P9">ទូតក្រិយ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ូត័កក្រិយ៉ា</text:p>
          </table:table-cell>
          <table:table-cell table:style-name="តារាង1.D2" office:value-type="string">
            <text:p text:style-name="P12">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ក្រឹត្យ​ឬ​ច្បាប់, មុខ​ក្រសួង​របស់​ទូ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៤៥</text:p>
          </table:table-cell>
          <table:table-cell table:style-name="តារាង1.A2" office:value-type="string">
            <text:p text:style-name="P9">ទូតានុទូត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&lt; ទូត + អនុទូត) ទូត​ធំ​និង​ទូត​តូច (ម. ព. ទូត និង អនុទូត <text:s/>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៤៦</text:p>
          </table:table-cell>
          <table:table-cell table:style-name="តារាង1.A2" office:value-type="string">
            <text:p text:style-name="P9">ទូទ័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ឬ កិ. វិ.</text:p>
          </table:table-cell>
          <table:table-cell table:style-name="តារាង1.D2" office:value-type="string">
            <text:p text:style-name="P5">ឮ​សូរ​ខ្ទ័រ​ទួទៅ, ឮ​សាយ​សុស : កិត្តិស័ព្ទ​របស់​អ្នក​ប្រាជ្ញ អាច​លេច​ឮ​ទូទ័រ​សព្វ​ទិស​ទី <text:s/>។</text:p>
          </table:table-cell>
          <table:table-cell table:style-name="តារាង1.D2" office:value-type="string">
            <text:p text:style-name="P4">ទួទ័រ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៤៧</text:p>
          </table:table-cell>
          <table:table-cell table:style-name="តារាង1.A2" office:value-type="string">
            <text:p text:style-name="P9">ទូទាត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ផាត់​ទាត់​កាត់​កង​ឲ្យ​រួច​លែង​ទាក់ទិន​គ្នា​ទៅ​វិញ​ទៅ​មក : ខ្ញុំ​បាន​យក​អីវ៉ាន់​អ្នក​ពី​ថ្ងៃ​មុន​មិន​ទាន់​សង​តម្លៃ​នៅ​ឡើយ, ឥឡូវ​នេះ យើង​ទូទាត់​គ្នា​ឲ្យ​ជ្រះ​ស្រឡះ​ទៅ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៤៨</text:p>
          </table:table-cell>
          <table:table-cell table:style-name="តារាង1.A2" office:value-type="string">
            <text:p text:style-name="P9">ទូទឹ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ស្រទំ, អំពី​សភាព​អាកាស​ដែល​ងងឹត​រក​កល់​នឹង​ធ្លាក់​ភ្លៀង : មេឃ​ទូទឹ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៤៩</text:p>
          </table:table-cell>
          <table:table-cell table:style-name="តារាង1.A2" office:value-type="string">
            <text:p text:style-name="P9">ទូទុក្ខ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ទុក</text:p>
          </table:table-cell>
          <table:table-cell table:style-name="តារាង1.D2" office:value-type="string">
            <text:p text:style-name="P4">សំ. <text:s/></text:p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(ទូ កិ. “រង​ទុក្ខ, ទល់​ទុក្ខ” ឬ ន. “សេចក្ដី​ទុក្ខ”) ដែល​មាន​ទុក្ខ​ទំ​នៅ​ជានិច្ច មិន​ស្រាកស្រាន្ត, ដែល​ឱប​ក្រសោប​សេចក្ដី​ព្រួយ​ទុក​ឲ្យ​មាន​នៅ​ជានិច្ច : មនុស្ស​ទូ​ទុក្ខ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៥០</text:p>
          </table:table-cell>
          <table:table-cell table:style-name="តារាង1.A2" office:value-type="string">
            <text:p text:style-name="P9">ទូទៅ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ប្រព្រឹត្ត​ទៅ​បាន​សព្វ, មិន​ចំពោះ​តែ​មួយ​ៗ, ផ្សាយ​សព្វ​ទៅ ។</text:p>
          </table:table-cell>
          <table:table-cell table:style-name="តារាង1.D2" office:value-type="string">
            <text:p text:style-name="P4">ទួទៅ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៥១</text:p>
          </table:table-cell>
          <table:table-cell table:style-name="តារាង1.A2" office:value-type="string">
            <text:p text:style-name="P9">ទូ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ធៀប​គ្នា, សាក​គ្នា, ផ្ទឹម​គ្នា ដើម្បី​ឲ្យ​ឃើញ​ណា​ប្រសើរ​ជាង : របស់​ខ្ញុំ​ថ្លៃ​តែ​ប្រាំ​រៀល​ទៅ​ទូរ​នឹង​របស់​អ្នក​ដែល​ថ្លៃ​ដល់​ទៅ​ដប់​រៀល​ដូច​ម្ដេច​បាន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៥២</text:p>
          </table:table-cell>
          <table:table-cell table:style-name="តារាង1.A2" office:value-type="string">
            <text:p text:style-name="P9">ទូរន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 ព. ទុរន់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៥៣</text:p>
          </table:table-cell>
          <table:table-cell table:style-name="តារាង1.A2" office:value-type="string">
            <text:p text:style-name="P9">ទូរគមនាគមន៍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3"><text:span text:style-name="T5">ទូរៈគៈមៈ</text:span>នា​ គំ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ដំណើរ​ទៅ​និង​ដំណើរ​មក​ក្នុង​ទី​ឆ្ងាយ, ផ្លូវ​ទាក់ទង​ទៅ​វិញ​ទៅ​មក​ឆ្ងាយ ។ សព្វ​ថ្ងៃ​ពាក្យ​នេះ​ប្រើ​សំដៅ​យក​ដំណើរ​ទាក់ទង ឬ​ប្រស្រ័យ​រក​គ្នា​ដោយ​ទូរស័ព្ទ ទាំង​ប្រើ​ជា​ឈ្មោះ​ក្រសួង​មួយ​ទទួល​បន្ទុក​ខាង​ទូរ​លេខ-ទូរស័ព្ទ​ផង រួម​ជា​មួយ​ក្រសួង​ប្រៃសណីយ៍ : ក្រសួង​ប្រៃសណីយ៍​និង​ទូរគមនាគមន៍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៥៤</text:p>
          </table:table-cell>
          <table:table-cell table:style-name="តារាង1.A2" office:value-type="string">
            <text:p text:style-name="P9">ទូរដ្ឋាន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រ៉ាត់--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ទី​ឆ្ងាយ, កន្លែង​ដែល​នៅ​ឆ្ងាយ : ទៅ​កាន់​ទូរដ្ឋាន, មក​ពី​ទូរដ្ឋ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៥៥</text:p>
          </table:table-cell>
          <table:table-cell table:style-name="តារាង1.A2" office:value-type="string">
            <text:p text:style-name="P9">ទូរទស្សន៍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ូរៈទស់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ូរ <text:s/>“ឆ្ងាយ” + ទស្សន “ការ​ឃើញ”) ការ​មើល​ឃើញ​បាន​ក្នុង​ទី​ឆ្ងាយ​ឬ​ពី​ចម្ងាយ ។ ឈ្មោះ​គ្រឿង​ប្រដាប់​វិទ្យាសាស្ត្រ​មួយ​យ៉ាង សម្រាប់​បញ្ចាំង​បញ្ជូន​រូប​ភាព​និង​សូរ​សព្ទ​ទៅ​ក្នុង​ទី​ឆ្ងាយ​បាន (បារ. <text:span text:style-name="T9">Télévision </text:span><text:span text:style-name="T10">)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៥៦</text:p>
          </table:table-cell>
          <table:table-cell table:style-name="តារាង1.A2" office:value-type="string">
            <text:p text:style-name="P9">ទូរលេខ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ូរលេខ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ូរ <text:s/>“ឆ្ងាយ, ពី​ចម្ងាយ” + លេខ “សរសេរ”) សរសេរ​ពី​ចម្ងាយ គឺ​ពាក្យ​ឬ​ដំណឹង​ដែល​គេ​បញ្ជូន​ទៅ​កាន់​ទី​ឆ្ងាយ​បាន ដោយសារ​គ្រឿង​ប្រដាប់​សម្រាប់​បញ្ជូន​មួយ​យ៉ាង : វាយ​ទូរលេខ, បាន​ទទួល​ដំណឹង​តាម​ទូរលេខ <text:s/>។ ធ្លាប់​ហៅ​មក​ថា ខ្សែ​លួស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៥៧</text:p>
          </table:table-cell>
          <table:table-cell table:style-name="តារាង1.A2" office:value-type="string">
            <text:p text:style-name="P9">ទូរស័ព្ទ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ូរៈសាប់</text:p>
          </table:table-cell>
          <table:table-cell table:style-name="តារាង1.D2" office:value-type="string">
            <text:p text:style-name="P12">សំ.;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ូរ “ឆ្ងាយ” + ឝព្ទ “សំឡេង, សំដី” &gt; ទូរឝព្ទ; ទូរ + សទ្ទ) ប្រដាប់​សម្រាប់​និយាយ​បញ្ចូន​សំឡេង ឆ្លើយ​ឆ្លង​ទៅ​កាន់​ទី​ឆ្ងាយ​បាន : និយាយ​ទូរស័ព្ទ, បាន​ទទួល​ដំណឹង​តាម​ទូរស័ព្ទ <text:s/>។ ធ្លាប់​ហៅ​មក​ថា ខ្សែ​លួស​ខ្សឹប <text:s/>ប៉ុន្តែ​ត្រូវ​លែង​ប្រើ​ពាក្យ​នេះ​ត​ទៅ​ទៀត ព្រោះ​និយាយ​ឮ​ៗ ពុំ​មែន​ខ្សឹប​ៗ​ទេ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៥៨</text:p>
          </table:table-cell>
          <table:table-cell table:style-name="តារាង1.A2" office:value-type="string">
            <text:p text:style-name="P9">ទូល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នាំ​អ្វី​ៗ យក​ទៅ​មក​ដោយ​ដាក់​លើ​ក្បាល : ទូល​ល្អី, ទូល​កញ្ជើ <text:s/>ជាដើ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ប្រាប់, ឲ្យ​ដំណឹង (រ. ស.); ច្រើន​ប្រើ​ថា <text:s/>ក្រាប​ទូល, ក្រាប​បង្គំ​ទូល <text:s/>។ មាន​សេចក្ដី​ថា​ក្រាប​បង្គំ ហើយ​ទូល​ក្រោម​ព្រះ​បាទា : សូម​ក្រាប​បង្គំ​ទូល​ក្រោម​ល្អង​ធូលី​ព្រះ​បាទ​នៃ...សូម​ទ្រង់​ជ្រាប ។ (ជា​អតិគារវ​វាចា សំដែង​សេចក្ដី​គោរព​យ៉ាង​ក្រៃលែង​ចំពោះ​ព្រះ​រាជា​អម្ចាស់​ជីវិត​លើ​ត្បូ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៥៩</text:p>
          </table:table-cell>
          <table:table-cell table:style-name="តារាង1.A2" office:value-type="string">
            <text:p text:style-name="P9">ទូល​ព្រះ​បង្គំ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បុ.</text:p>
          </table:table-cell>
          <table:table-cell table:style-name="តារាង1.D2" office:value-type="string">
            <text:p text:style-name="P5">(ជា​ឧត្តម​បុរិសៈ) ខ្ញុំ, ខ្លួន​ខ្ញុំ ។ ពាក្យ​ប្រើ​ក្នុង​រាជសព្ទ សម្រាប់​បុរស​ហៅ​ខ្លួន​ឯង និយាយ​ក្រាប​ទូល​ចំពោះ​ព្រះ​មហា​ក្សត្រិយ៍ ឬ​ចំពោះ​ក្សត្រិយ៍​ទាំងពួង ។ ទូល​ព្រះ​បង្គំ​ជា​ខ្ញុំ <text:s/>ជា​ពាក្យ​គោរព​ខ្ពង់ខ្ពស់​ជាង <text:s/>ទូល​ព្រះ​បង្គំ ។ ទូល​ព្រះ​បង្គំ​ជា​ខ្ញុំ ក្រោម​ល្អង​ធូលី​ព្រះ​បាទ <text:s/>ជា​ពាក្យ​គោរព​ដ៏​ខ្ពង់ខ្ពស់​ក្រៃលែង​ជាង ទូល​ព្រះ​បង្គំ​ជា​ខ្ញុំ ទៅ​ទៀត ។ បើ​ស្រ្តី​ថា <text:s/>ខ្ញុំ​ម្ចាស់, ថា ខ្ញុំ​ម្ចាស់​ក្រោម​ល្អង​ធូលី​ព្រះ​បាទ <text:s/>។ ព. បុ. បុរស​ថា ខ្ញុំ​ព្រះ​អង្គ, <text:s/>ខ្ញុំ​ព្រះ​អង្គ​ក្រោម​ព្រះ​តេជះ <text:s/>ឬ--ក្រោម​ល្អង​ធូលី​ព្រះ​បាទ; ស្រ្តី​ថា ខ្ញុំ​ម្ចាស់, ខ្ញុំ​ម្ចាស់​ក្រោម​ព្រះ​តេជះ <text:span text:style-name="T8">ឬ --ក្រោម​ល្អង​ធូលី​ព្រះ​បាទ <text:s/>(ម. ព. ខ្ញុំ​ទៀត​ផង) ។</text:span></text:p>
          </table:table-cell>
          <table:table-cell table:style-name="តារាង1.D2" office:value-type="string">
            <text:p text:style-name="P4">ទូល​ព្រះ​បង្គំ​ជា​ខ្ញុំ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៦០</text:p>
          </table:table-cell>
          <table:table-cell table:style-name="តារាង1.A2" office:value-type="string">
            <text:p text:style-name="P9">ទូលា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ទីទៃ​ពី​ចង្អៀត គឺ​រលុង, ឥត​ទើស​ទាល់ : ផ្ទះ​ទូលាយ, ផ្លូវ​ទូលាយ, អាវ​ទូលាយ, <text:s/>។ ដែល​មិន​កំណាញ់ : ចិត្ត​ទូលា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៦១</text:p>
          </table:table-cell>
          <table:table-cell table:style-name="តារាង1.A2" office:value-type="string">
            <text:p text:style-name="P9">ទូលំ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.</text:p>
          </table:table-cell>
          <table:table-cell table:style-name="តារាង1.D2" office:value-type="string">
            <text:p text:style-name="P5">ពាក្យ​សម្រាប់​និយាយ​ផ្សំ​នឹង​ពាក្យ​ទូលាយ : ចិត្ត​ទូលំទូលាយ <text:s/>គឺ​ចិត្ត​ទូលាយ​ស្មោះ​ស្មើ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៦២</text:p>
          </table:table-cell>
          <table:table-cell table:style-name="តារាង1.A2" office:value-type="string">
            <text:p text:style-name="P9">ទួ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 ព. <text:s/>ទូង ១ ឬ ទួ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៦៣</text:p>
          </table:table-cell>
          <table:table-cell table:style-name="តារាង1.A2" office:value-type="string">
            <text:p text:style-name="P9">ទួញ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យំ​សោក​ស្រណោះ​ដោយ​ស្ដា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៦៤</text:p>
          </table:table-cell>
          <table:table-cell table:style-name="តារាង1.A2" office:value-type="string">
            <text:p text:style-name="P9">ទួត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ញាតិ​ជាន់​ទី ៣ តាម​ជួរ​ខ្សែ​ផ្ទាល់ : យាយ​ទួត, តា​ទួត, ជីដូន​ទួត, ជីតា​ទួ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៦៥</text:p>
          </table:table-cell>
          <table:table-cell table:style-name="តារាង1.A2" office:value-type="string">
            <text:p text:style-name="P9">ទួទ័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 ព. <text:s/>ទូទ័រ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៦៦</text:p>
          </table:table-cell>
          <table:table-cell table:style-name="តារាង1.A2" office:value-type="string">
            <text:p text:style-name="P9">ទួទៅ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 ព. ទូទៅ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៦៧</text:p>
          </table:table-cell>
          <table:table-cell table:style-name="តារាង1.A2" office:value-type="string">
            <text:p text:style-name="P9">ទួន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23">សំពត់​ព្រែ​រលើប​មួយ​ប្រភេទ មក​ពី​ប្រទេស​ក្រៅ ។ ឈ្មោះ​លំពែង​មួយ​ប្រភេទ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ុ.</text:p>
          </table:table-cell>
          <table:table-cell table:style-name="តារាង1.D2" office:value-type="string">
            <text:p text:style-name="P5">(ក្ល.) អ្នក ឬ លោក; ពាក្យ​នេះ​ខ្មែរ​យើង​តែង​ប្រើ​ហៅ​ក្លិង្គ​បុម្បៃ​ដែល​លក់​សំពត់ ឬ​ជន​ជាតិ​អារ៉ាប់ : សំពត់​នេះ​ទួន​លក់​មួយ​ម៉ែត្រ​ថ្លៃ​ប៉ុន្មាន ? ទួន​អាច​លក់​ជឿ​ឲ្យ​ខ្ញុំ​បាន​ទេ ?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៣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ពាក្យ​សម្រាប់​និយាយ​ផ្សំ​នឹង​ពាក្យ មួន : សំដី​មួន​ទួន, គំនិត​មួន​ទួន <text:s/>សំដី, គំនិត​មួន​ណាស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៦៨</text:p>
          </table:table-cell>
          <table:table-cell table:style-name="តារាង1.A2" office:value-type="string">
            <text:p text:style-name="P9">ទួ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ដែល​រួម​ចូល (ច្រើន​និយាយ​ចំពោះ​តែ​ជើង ឬ ដំណឹង) : ជើង​ទួម, ដំណើរ​ទួម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៦៩</text:p>
          </table:table-cell>
          <table:table-cell table:style-name="តារាង1.A2" office:value-type="string">
            <text:p text:style-name="P9">ទួ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ទី​ដី​ដែល​ខ្ពស់​ជាង​ដី​នៅ​ខាង ។ ព. ផ្ទ. ទំនាប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៧០</text:p>
          </table:table-cell>
          <table:table-cell table:style-name="តារាង1.A2" office:value-type="string">
            <text:p text:style-name="P9">ទើកមមើ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រំងើក, មើក​ៗ, ស៊ើកមមើក, ស៊ើកពពើក : មនុស្ស​ទើកមមើក, ដំណើរ​ទើកមើក, រាង​ទើកមើក <text:s/>។</text:p>
          </table:table-cell>
          <table:table-cell table:style-name="តារាង1.D2" office:value-type="string">
            <text:p text:style-name="P4">ទើកមើក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៧១</text:p>
          </table:table-cell>
          <table:table-cell table:style-name="តារាង1.A2" office:value-type="string">
            <text:p text:style-name="P9">ទើ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ចង់, ត្រូវ​ការ, (ព. បុ.) : អញ​មិន​ទើង​ទៅ, អញ​មិន​ទើង​ថា ។ ... ទើង​ឆី​ប្រើ​រក ទើង​ស្វែង​ប្រើ​ទៅ ទើង​ស្នេហ៍​ប្រើ​ហៅ មិត្រ​មក​ជា​មិត្រ <text:s/>(មាន​ក្នុង​សាស្ត្រា​ច្បាប់​រាជនេតិ) ។ (ទំនើង ជា​នាម ឬ ជា​សាធនៈ​ចេញ​មក​ពី​ពាក្យ ទើង នេះ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៧២</text:p>
          </table:table-cell>
          <table:table-cell table:style-name="តារាង1.A2" office:value-type="string">
            <text:p text:style-name="P9">ទើងមើ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ដែល​មាន​រាង​ធំ​ឥត​សម, ធំ​ទ្រមើង, ដែល​មើល​ទៅ​ឃើញ​ធ្មើង, ឬ​ឃើញ​ធ្ងើង : ក្បាល​ទើងមើង <text:s/>។ ដែល​ធ្មើង​ចុះ​ធ្មើង​ឡើង​មមិង​មមាំង : មនុស្ស​ទើងមើង (ព. ម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៧៣</text:p>
          </table:table-cell>
          <table:table-cell table:style-name="តារាង1.A2" office:value-type="string">
            <text:p text:style-name="P9">ទើត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ទទឹង​ទាស់, ប៉ះពាល់, ស្ដី​ថា​ឲ្យ​បន្តិច​បន្តួច : វា​ឡើង​ចាង​រក​អ្នក​ណា​ទើត​មិន​បាន​ទេ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៧៤</text:p>
          </table:table-cell>
          <table:table-cell table:style-name="តារាង1.A2" office:value-type="string">
            <text:p text:style-name="P9">ទើតទើ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ឧ.</text:p>
          </table:table-cell>
          <table:table-cell table:style-name="តារាង1.D2" office:value-type="string">
            <text:p text:style-name="P5">សូរ​សំឡេង​សម្ភោរ ។</text:p>
          </table:table-cell>
          <table:table-cell table:style-name="តារាង1.D2" office:value-type="string">
            <text:p text:style-name="P4">ពើតពើង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៧៥</text:p>
          </table:table-cell>
          <table:table-cell table:style-name="តារាង1.A2" office:value-type="string">
            <text:p text:style-name="P9">ទើប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ិ.</text:p>
          </table:table-cell>
          <table:table-cell table:style-name="តារាង1.D2" office:value-type="string">
            <text:p text:style-name="P5">និបាត​សព្ទ​ជា​សន្ធាន សម្រាប់​និយាយ​បន្ត​សេចក្ដី​ដោយ​ឡែក, ប្រើ​បន្ត​ពី​ឃ្លា​សេចក្ដី​របស់​ពាក្យ​ថា លុះ​តែ, ទាល់​តែ, បើ​លុះ​តែ, កាល​បើ..., ដូច​ជា : លុះ​តែ​គេ​សួរ​ខ្ញុំ ទើប​ខ្ញុំ​ឆ្លើយ; លុះ​តែ​ឲ្យ​តម្លៃ​គ្រប់​ទៅ​គេ ទើប​គេ​ឲ្យ​របស់​ទាំងនោះ​មក​យើង; យប់​ម៉ិញ​ទាល់​តែ​ដល់​ម៉ោង ៣ ទើប​ខ្ញុំ​ទទួល​ទាន​ដំណេក; បើ​លុះ​តែ​បង​ព្រម​ទៅ ទើប​គេ​ទៅ​ទាំងអស់​គ្នា; កាល​បើ​យើង​អញ្ជីញ​គេ ទើប​គេ​នឹង​មក​ទាំងអស់​គ្នា ។ ទើប​តែ​នឹង ឬ ទើប​នឹង <text:s/>ជា​សន្ធាន​ប្រាប់​អតីត​កាល​ឈោង​ចូល​មក​អនាគត <text:s/>: គេ​មក​ជួប​ជុំ​យូរ​ដែរ​ហើយ បង​ឯង​ទើប​តែ​នឹង​មក​ដល់​ក្រោយ​គេ; ខ្ញុំ​ទើប​នឹង​មក​ពី​ខែត្រ​ក្រៅ...។ ទើប​បាន <text:s/>ជា​សន្ធាន​ប្រាប់​បច្ចុប្បន្ន​កាល ជិត​អនាគត : អើ, ធ្វើ​យ៉ាង​ហ្នឹង​ទើប​បាន​ពេញ​ជា​ត្រូវ; បើ​លុះ​តែ​លោក​គ្រូ​នាំ​ថា​មុន ទើប​​បាន​សិស្ស​ទាំងអស់​ថា​តាម​កើត...(ព. សា. ថា ទៈ​បាន ដូច​ជា : អឺ, ធ្វើ​អ៊ីចឹង ទៈ​បាន​ពេញ​ជា​ត្រូវ !; ម. ព. ទៈ​បាន <text:s/>ទៀត​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៧៦</text:p>
          </table:table-cell>
          <table:table-cell table:style-name="តារាង1.A2" office:value-type="string">
            <text:p text:style-name="P9">ទើម​ៗ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ដែល​ដើរ​ឬ​វារ​លប​ៗ : ដើរ​ទើម​ៗ, វារ​ទើម​ៗ ។ ប្រើ​ជា <text:s/>គុ. <text:s/>ក៏​បាន ដំណើរ​ទើម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៧៧</text:p>
          </table:table-cell>
          <table:table-cell table:style-name="តារាង1.A2" office:value-type="string">
            <text:p text:style-name="P9">ទើ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ជាប់​នៅ​ពី​ខាង​លើ​ដោយ​មាន​អ្វី​ទ្រ​មិន​ឲ្យ​ធ្លាក់​មិន​ឲ្យ​ជ្រុះ​មក​ដល់​ផ្ទៃ​ខាង​ក្រោម : ផ្លែ​ព្រីង​ទុំ​ជ្រុះ​មក​ទើរ​លើ​ប្រគាប ។ <text:s/>ដាក់​ថ្កល់​ឲ្យ​ជាប់​នៅ​ខាង​លើ : ទើរ​រមូរ​កន្ទេល​លើ​ធ្នើ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៧៨</text:p>
          </table:table-cell>
          <table:table-cell table:style-name="តារាង1.A2" office:value-type="string">
            <text:p text:style-name="P9">ទៀ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ា.; សំ. </text:p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(និច្ច, និច្ចំ; និត្យ) ដែល​ពិត, ប្រាកដ, មិន​ប្រែប្រួល, មិន​ល្អៀង, មិន​ឃ្លៀងឃ្លាត : សម្ដី​ទៀង ។ ប្រើ​ជា កិ. វិ. <text:s/>ក៏​បាន : នាឡិកា​នេះ​ដើរ​ទៀង​ណាស់ <text:s/>។ ន. និព្វាន (ច្រើន​ប្រើ​តែ​ខាង សំ. និង​ បា. ថា និច្ចំ) ។ ទៀង​តែ​នឹង និ. <text:s/>និបាត​ប្រាប់​អនាគត “ប្រាកដ​ជា​នឹង, មុខ​ជា​នឹង” : ទៀង​តែ​នឹង​បាន <text:s/>មុខ​ជា​ឬ​ប្រាកដ​ជា​នឹង​បាន ។ ទៀង​ត្រង់ <text:s/>ត្រង់​ពិត, ពិត​ជា​ត្រង់ : ចិត្ត​ទៀង​ត្រង់ ។ ទៀង​ទាត់ <text:s/>ទៀង​ពិត​ឥត​ភ្លាត់ ។ ទៀង​ទេរ <text:s/>ទេរ​ឬ​ជ្រេ​ទៀង​តាម​ប្រក្រតី តាម​ធម្មតា ។ (ព. កា.) : អាទិត្យ​ទៀង​ទេរ រាល់​ថ្ងៃ​តែង​បែរ ទៅ​ទិស​បស្ចិម សង្កេត​មើល​ទៅ ឃើញ​ដូច​សន្សឹម រូប​កាយ​ឥត​ខ្លឹម ក៏​ដូច្នេះ​ដែ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ៀង​ត្រង់ </text:p>
            <text:p text:style-name="P5">ទៀងទាត់ </text:p>
            <text:p text:style-name="P5">ទៀងទេរ</text:p>
          </table:table-cell>
        </table:table-row>
        <table:table-row>
          <table:table-cell table:style-name="តារាង1.A2" office:value-type="string">
            <text:p text:style-name="P15">៥២៧៩</text:p>
          </table:table-cell>
          <table:table-cell table:style-name="តារាង1.A2" office:value-type="string">
            <text:p text:style-name="P9">ទៀង --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ើល​ក្នុង​ពាក្យ ទៀ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៨០</text:p>
          </table:table-cell>
          <table:table-cell table:style-name="តារាង1.A2" office:value-type="string">
            <text:p text:style-name="P9">ទៀត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ិ.</text:p>
          </table:table-cell>
          <table:table-cell table:style-name="តារាង1.D2" office:value-type="string">
            <text:p text:style-name="P5">ជា​ថ្មី, ត​ទៅ, ថែម​ផ្សេង; ពាក្យ​សម្រាប់​និយាយ​ឲ្យ​ឃើញ​ថា​ថែម, ឲ្យ​ឃើញ​ជា​ដដែល : ម្យ៉ាង​ទៀត, យក​មក​ទៀត, ម្ដង​ទៀត, ថា​ទៀ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៨១</text:p>
          </table:table-cell>
          <table:table-cell table:style-name="តារាង1.A2" office:value-type="string">
            <text:p text:style-name="P9">ទៀន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គ្រឿង​សម្រាប់​អុជ ធ្វើ​ដោយ​ក្រមួន ឬ​ខ្លាញ់​មាន​អំបោះ​ជា​ប្រឆេះ សម្រាប់​អុជ​យក​ពន្លឺ​ជា​សក្ការ​បូជា ឬ​ប្រើ​អុជ​បំភ្លឺ​តាម​ធម្មត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យ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ចំនួន ៦០ កាស គឺ ២​សេន; ពាក្យ​នេះ​ប្រើ​តែ​ក្នុង​កាល​ដែល​ចាយ​កាស : ខ្ញុំ​ទិញ​ចេក​ថ្លៃ​ដើម ៥ ទៀន លក់​បាន ៦ ទៀន ៣០ ។ <text:s/>គួរ​សរសេរ តៀន <text:s/>វិញ ជិត​ប្រភព​ពាក្យ​ជាង ។</text:p>
          </table:table-cell>
          <table:table-cell table:style-name="តារាង1.D2" office:value-type="string">
            <text:p text:style-name="P4">តៀន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៨២</text:p>
          </table:table-cell>
          <table:table-cell table:style-name="តារាង1.A2" office:value-type="string">
            <text:p text:style-name="P9">ទៀន​កល្ប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ក័ល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ទៀន​មួយ​ប្រភេទ​ធំ​ខ្លី សម្រាប់​អុជ​ជូន​ដំណើរ​បុគ្គល​ដែល​ជិត​នឹង​ទទួល​មរណ​ភាព (ប្រើ​តាម​សណ្ដាប់​ស្រុក ចំពោះ​តែ​អ្នក​ដែល​ត្រូវ​ការ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៨៣</text:p>
          </table:table-cell>
          <table:table-cell table:style-name="តារាង1.A2" office:value-type="string">
            <text:p text:style-name="P9">ទៀន​គោ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ទៀន​ធំ​លញ់​ដោយ​ក្រមួន ទម្ងន់​តាំង​ពី ១ តម្លឹង​ឡើង​ទៅ សម្រាប់​ប្រើ​ក្នុង​ពិធី​បុណ្យ​និង​មង្គល​ការ​ផ្សេង​ៗ ឬ​បិទ​នៅ​គ្រែ​ទេស្នា ដោយ​សន្មត​ថា​ជា​គោល​លើ​អស់​ទៀន​ទាំងពួ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៨៤</text:p>
          </table:table-cell>
          <table:table-cell table:style-name="តារាង1.A2" office:value-type="string">
            <text:p text:style-name="P9">ទៀន​ជ័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ទៀន​ធំ​សិត​ដោយ​ក្រមួន តាំង​ពី​ទម្ងន់ ១៦ នាឡិ​ឡើង​ទៅ សម្រាប់​អុជ​ក្នុង​ពិធី​បុណ្យ​ចម្រើន​ព្រះ​ជន្ម​ព្រះ​មហា​ក្សត្រ​ជា​ម្ចាស់​ជីវិត ឬ​អុជ​ក្នុង​ពិធី​សូត្រ​ភាណយក្ស​ក្នុង​ព្រះ​បរម​រាជវាំង (តាម​សណ្ដាប់​រាជ​ប្រពៃណី​ក្នុង​កម្ពុជរដ្ឋ) : អុជ​ទៀន​ជ័យ, លត់​ទៀន​ជ័យ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៨៥</text:p>
          </table:table-cell>
          <table:table-cell table:style-name="តារាង1.A2" office:value-type="string">
            <text:p text:style-name="P9">ទៀន​វស្ស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វ័សសា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ទៀន​ធំ​​ស្រដៀង​គ្នា​នឹង​ទៀន​ជ័យ ប៉ុន្តែ​សិត​ដោយ​ក្រមួន​ច្រើន​តាម​បាន ដែល​ទាយក​ទាយិកា​ធ្វើ​ប្រគេន​ភិក្ខុ​សង្ឃ​ក្នុង​ថ្ងៃ ១៥ កើត​ឬ​ថ្ងៃ​១​រោច​ខែ​អាសាឍ​សម្រាប់​ព្រះ​ភិក្ខុ​សង្ឃ​អុជ​បូជា​ចំពោះ​ព្រះ​រត្នត្រ័យ​រាល់​យប់ ក្នុង​រដូវ​វស្សា : សិត​ទៀន​វស្សា, ហែ​ទៀន​វស្សា, វេរ​ទៀន​វស្ស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៨៦</text:p>
          </table:table-cell>
          <table:table-cell table:style-name="តារាង1.A2" office:value-type="string">
            <text:p text:style-name="P9">ទៀប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ឈើ​ដំណាំ​ពួក​មាក់បាត <text:s/>ជា​ដំណាំ​មាន​ដើម​ទាប​ៗ ល្មម​បេះ​ផ្លែ​បាន​ដោយ​ងាយ, ផ្លែ​ទុំ​ប្រើ​ជា​បង្អែម​ស្រស់, ទៀប​មាន ៣ ប្រភេទ​គឺ <text:s/>ទៀប​បាយ​ឬ​ទៀប​សាច់​ជ្រាយ មាន​ផ្លែ​ទុំ​សាច់​ជ្រាយ​ងាយ​រលេះ មាន​រស​ផ្អែម​ឈ្ងុយ​ឆ្ងាញ់; ទៀប​ស្វិត ឬ ទៀប​សាច់​ស្វិត មាន​ផ្លែ​ប៉ុន​គ្នា​នឹង​ទៀប​បាយ​ដែរ ប៉ុន្តែ​មាន​សាច់​ស្វិត មិន​ងាយ​រលេះ ទុក​បាន​យូរ​ជាង​ទៀប​បាយ មាន​រស​ផ្អែម​ខ្សោយ​បន្តិច​ជាង​ទៀប​បាយ; ទៀប​បន្លា​ឬ​ទៀប​ទេស <text:s/>មាន​ផ្លែ​ធំ​ច្រឡោ​ មាន​ពក​ខ្ពស់​ៗ ស្ទើរ​នឹង​ហៅ​ថា​បន្លា​ក៏​បាន ប៉ុន្តែ​មិន​ស្រួច​ដល់​មុត​ដៃ​ទេ ផ្លែ​ទុំ​មាន​សាច់​ជ្រាយ មាន​រស​ជូរ​បន្តិច​ៗ បើ​ដាំ​នៅ​ដី​ល្អ មិន​សូវ​ជូរ​ប៉ុន្មាន​ទេ; ទៀប​នេះ​មាន​ពូជ​ដំបូង​មក​ពី​បរទេស គេ​ច្រើន​ហៅ​ថា ទៀប​បារាំង; <text:s/>តាម​ទម្លាប់​ខ្មែរ, បើ​ពូជ​ដំណាំ​ឬ​របស់​អ្វី​ដែល​មក​ពី​បរទេស គេ​ច្រើន​តែ​ហៅ​ថា...ទេស ដូច​ជា : <text:s/>ក្ទម្ពទេស, ចេក​ទេស, ដំឡូង​ទេស, សេះ​ទេស, សំបួរ​ទេស, សំពត់​ទេស ជាដើម, ទៀប​បន្លា <text:s/>នេះ​អ្នក​ខ្លះ​គេ​ក៏​ហៅ <text:s/>ទៀប​ទេស ដែ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ៀប​បាយ</text:p>
            <text:p text:style-name="P5">ទៀប​ស្វិត</text:p>
            <text:p text:style-name="P5">ទៀប​បន្លា</text:p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អា. និ.</text:p>
          </table:table-cell>
          <table:table-cell table:style-name="តារាង1.D2" office:value-type="string">
            <text:p text:style-name="P5">ជិត, ក្បែរ : ម៉ោង ៤ ទៀប​ភ្លឺ, ផ្ទះ​ទៀប​គ្ន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៨៧</text:p>
          </table:table-cell>
          <table:table-cell table:style-name="តារាង1.A2" office:value-type="string">
            <text:p text:style-name="P9">ទៀប​កោះ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ដូច​គ្នា​នឹង ស្ទើរ​កោះ ដែរ គឺ​ជា​នាម​តែ​មួយ​ហៅ ទៀប​កោះ <text:s/>ក៏​បាន <text:s/>ស្ទើរ​កោះ <text:s/>ក៏​បាន (ម. ព. ស្ទើរ​កោះ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៨៨</text:p>
          </table:table-cell>
          <table:table-cell table:style-name="តារាង1.A2" office:value-type="string">
            <text:p text:style-name="P9">ទៀវ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សត្វ​ស្លាប​មួយ​ប្រភេទ មាត្រ​ស្រដៀង​នឹង​លលក, សម្បុរ​ស្លាប​ខាង​ក្រៅ​ប្រផេះ ខាង​ក្នុង​ខៀវ កាល​ណា​ហើរ​ទើប​ឃើញ​ខៀវ, ក្បាល​ធំ, សំឡេង​ស្អា យំ​ឮ​សូរ​ខ្លាំង​មិន​សម​នឹង​មាត្រ មាន​សត្វ​ល្អិត​ដូច​ជា​ចង្រិត, កណ្ដូប, ក្អាត់​និង​កូន​កង្កែប​ជាដើម​ជា​អាហា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៨៩</text:p>
          </table:table-cell>
          <table:table-cell table:style-name="តារាង1.A2" office:value-type="string">
            <text:p text:style-name="P9">ទេ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ិ.</text:p>
          </table:table-cell>
          <table:table-cell table:style-name="តារាង1.D2" office:value-type="string">
            <text:p text:style-name="P5">ពាក្យ​បដិសេធ​ជា​ទំនាស់​ផ្ទុយ​គ្នា​នឹង​ពាក្យ អើ <text:s/>: ទេ, មិន​មែន​ទេ; ខ្ញុំ​មិន​ដឹង​ទេ; ខ្ញុំ​មិន​ទៅ​ទេ; ខ្ញុំ​មិន​ព្រម​ទេ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៩០</text:p>
          </table:table-cell>
          <table:table-cell table:style-name="តារាង1.A2" office:value-type="string">
            <text:p text:style-name="P9">ទេញ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រេញ; ខ្លី​ខុស​ខ្នាត : មនុស្ស​ជើង​ទេញ ជាដើ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៩១</text:p>
          </table:table-cell>
          <table:table-cell table:style-name="តារាង1.A2" office:value-type="string">
            <text:p text:style-name="P9">ទេតើ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ិ.</text:p>
          </table:table-cell>
          <table:table-cell table:style-name="តារាង1.D2" office:value-type="string">
            <text:p text:style-name="P5">និបាត​សព្ទ​ប្រាប់​សេចក្ដី​បញ្ជាក់​ដែល​ផ្ទុយ​គ្នា​ពី​ដំណើរ​ផ្សេង : អ្នក​ថា​សម្បុរ​ខៀវ​នោះ​មិន​ត្រូវ​ទេ, បៃតង​ទេតើ ! (ព. សា. <text:span text:style-name="T6">អ៊ីតើ </text:span><text:span text:style-name="T11">ឬ ឯតើ : ឯណេះ</text:span><text:span text:style-name="T6">​អ៊ី</text:span><text:span text:style-name="T11">តើ ! </text:span>ខុស​ឯតើ !) ។ ម. ព. តើ ១ និ. ផ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៩២</text:p>
          </table:table-cell>
          <table:table-cell table:style-name="តារាង1.A2" office:value-type="string">
            <text:p text:style-name="P9">ទេត្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ែត</text:p>
          </table:table-cell>
          <table:table-cell table:style-name="តារាង1.D2" office:value-type="string">
            <text:p text:style-name="P12">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ៃត្យ) ឈ្មោះ​បិសាច​ពួក​១​ខ្មែរ​យើង​ច្រើន​ហៅ​ក្លាយ​មក​ថា ទែព <text:s/>: យាយ​ទែព <text:s/>(ម. ព. ទេព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៩៣</text:p>
          </table:table-cell>
          <table:table-cell table:style-name="តារាង1.A2" office:value-type="string">
            <text:p text:style-name="P9">ទេទើ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 ព. ទីទើរ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៩៤</text:p>
          </table:table-cell>
          <table:table-cell table:style-name="តារាង1.A2" office:value-type="string">
            <text:p text:style-name="P9">ទេព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េប</text:p>
          </table:table-cell>
          <table:table-cell table:style-name="តារាង1.D2" office:value-type="string">
            <text:p text:style-name="P12"><text:s/>បា.; <text:span text:style-name="T5">សំ.</text:span>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េវ) ទេវតា ។ ទេពកញ្ញា <text:s/>(ទេពៈក័ញញ៉ា ឬ​ទេព--) ន. (ទេវកញ្ញា; ទេវកន្យា) ស្រី​ក្រមុំ​ទេពតា, ទេពធីតា​ក្រមុំ : នាង​ទេព​កញ្ញា, ស្រី​ទេពកញ្ញា ។ ទេពច្យុត (ទេពៈចយ៉ុត ឬ​ទេព--) ន. (សំ. ទេវ + ចុត ឬ ច្យុត; បា. ទេវ + ចុត)​ទេវតា​ដែល​ឃ្លាត​ចាក​ទេវលោក, សត្វ​ដែល​ឃ្លាត​ចាក​ទេវលោក​មក គឺ​សត្វ​ដែល​ស្លាប់​អំពី​ទេវលោក​មក​កើត​ជា​មនុស្ស ។ ទេពច្យុតិ <text:s/>(ទេពៈចយ៉ុត ឬ​ទេព--) ន. (សំ. ទេវ + ចុតិ <text:s/>ឬ ច្យុតិ; បា. ទេវ + ចុតិ) ដំណើរ​ឃ្លាត​ចាក​ទេវលោក គឺ​ដំណើរ​ទទួល​មរណ​ភាព​របស់​ទេវតា ។ ទេពជំនុំ <text:s/>(ទេព--) ន. ប្រជុំ​ទេវតា ឬ ទេវតា​អ្នក​ជំនុំ​កិច្ចការ ។ ទេពតា <text:s/>(ទេព្តា) ន. (សំ. បា. ទេវតា) អមនុស្ស​ដែល​ជា​ទិព្យ, អមរ ។ ទេពទារូ <text:s/>(ទេព--) ឬ ទេព្វិរូ ន. (សំ. ទេវទារូ; <text:s/>បា. ទេវទារុ) ឈ្មោះ​ឈើ​មួយ​ប្រភេទ សំបក​មាន​ក្លិន​ក្រអូប, ច្រើន​ប្រើ​ជា​ថ្នាំ​ខ្យល់ ។ ទេពធីតា <text:s/>(ទេពៈធីតា <text:s/>ឬ ទេព--) ន. (បា. ទេវធីតា) កូន​ស្រី​នៃ​ទេពតា, ស្រី​ទេពតា : នាង​ទេពធីតា ។ ទេពនារី (ទេពៈ-ឬ​ទេប--) ន. (សំ. បា. ទេវនារី) ដូច​គ្នា​នឹង <text:s/>ទិព្វនារី <text:s/>(ម. ព. នោះ)។ ទេពនិករ <text:s/>(ទេពៈនិ-ក ឬ ទេប--) ន. (សំ. បា. ទេវ + និករ) ពពួក​ទេវតា : សូម​ទេពនិករ​អមរមេឃ តាំង​ចិត្ត​ស្មោះ​ត្រេកអរ​សាទរ ប្រសិទ្ធិ៍​សព្ទ​សាធុការ​ពរ ដល់​អ្នក​នគរ​ទាំងអស់​គ្នា ។ ទេពនិកាយ <text:s/>(ទេពៈ--ឬ ទេប--) ន. (សំ. បា. <text:s/>ទេវ + និកាយ) ពួក​ទេវតា, ពពួក​ទេពតា ។ ទេពនិមន្ត <text:s/>(ទេប-និមន់) ន. ឬ គុ. (បា. ទេវ + និមន្តិត) អ្នក​ដែល​ពួក​ទេវតា​អញ្ជើញ​ឲ្យ​ចុះ​មក​កើត​ជា​មនុស្ស ។ ទេពនិមន្តន៍ <text:s/>(ទេបនិមន់) ន. (បា. ទេវ + និមន្តន) ដំណើរ​អញ្ជើញ​របស់​ពួក​ទេវតា ឬ ដំណើរ​ដែល​ពួក​ទេពតា​អញ្ជើញ​ទេវតា​ណា​មួយ​ឲ្យ​ចុះ​មក​កើត​ជា​មនុស្ស ។ ទេពនិម្មិត <text:s/>(ទេប-និម-មិត) ន.ឬ គុ. (បា. ទេវ + និម្មិត; សំ. ទេវ + និរិ្មត <text:s/>“ដែល​ទេវតា​និម្មិត”) ខ្មែរ​យើង​ប្រើ​ពាក្យ​នេះ​ជា​ងារ​មន្រ្តី​ជាង​គំនូរ​ដែល​មាន​ថ្វីដៃ​គូរ​ល្អ​ប្រដូច​នឹង​គំនូរ​ដែល​ទេវតា​និម្មិត : ឧកញ៉ា​ទេព​និម្មិត ។ ទេព​ប្រណម្យ (ទេបប្រណំ) ន. (សំ. ទេវ + ប្រណម្យ) រូប​ទេពតា​សំពះ; ច្រើន​ធ្វើ​ឲ្យ​ឃើញ​តែ​ពី​ត្រឹម​ផ្ចិត​ឡើង​ទៅ​លើ : រូប​ទេព​ប្រណម្យ <text:s/>។ ទេព​របាំ (ទេប--) ន. ងារ​មន្រ្តី​ទី​ចាងហ្វាង​ពួក​របាំ​ព្រះ​រាជ​ទ្រព្យ​តាំង​ដោយ​សន្មតិ​លើក​ថា​មាន​ចំណេះ​ខាង​រាំ ប្រៀប​ដូច​ជា​របាំ​របស់​ទេព្តា <text:s/>។ ទេព​រំដួល <text:s/>(ទេប--) ន. ឈ្មោះ​មន្ត​ស្នេហ៍​មុខ​មួយ​ប្រភេទ ដែល​អ្នក​ប្រកាន់​ជឿ​ខាង​របៀន​ស្នេហ៍ សន្មត​ហៅ​ដោយ​អំនួត​ថា កាល​បើ​ប្រសិទ្ធី ឬ​សូត្រ​កាល​ណា សូម្បី​ទេពតា​ក៏​រំជួល​ចិត្ត​ស្រឡាញ់​តែ​រាល់​គ្នា​ដែរ ។ ឈ្មោះ​ឈើ​មួយ​ប្រភេទ មាន​ផ្កា​ក្លិន​ពិដោរ​ឈ្ងប់, ច្រើន​មាន​តែ​នៅ​ភ្នំ​ខ្លះ​ដោយ​អន្លើ គេ​ថា​ច្រើន​មាន​ក្នុង​ស្រុក​កំពង់សោម ខេត្ត​កោះកុង ។ ឈ្មោះ​បទ​ភ្លេង​មួយ​ប្រភេទ ។ ទេព​លេខា (ទេពៈ--ឬ​ទេប--) ន. (សំ. បា. ទេវ + លេខា <text:s/>“គំនូរ​ទេវតា”) <text:s/>ប្រើ​ជា​ងារ​មន្ត្រី​ជាង​គំនូរ តាំង​ដោយ​សន្មតិ​ថា​ជា​អ្នក​ចេះ​គូរ​ល្អ ប្រៀប​ប្រដូច​នឹង​គំនូរ​ទេវតា ។ ទេព​វិមាន <text:s/>ន. (សំ. បា. ទេវ + វិមាន) វិមាន​របស់​ទេវតា, លំនៅ​ទេពតា (ហៅ ទេព​ពិមាន ក៏​បាន) ។ ទេព​សេនា <text:s/>ន. (សំ. បា. ទេវ + សេនា <text:s/>“សេនា​នៃ​ទេវតា”) ប្រើ​ជា​ងារ​មន្ត្រី​ក្នុង​ក្រុម​ព្រះ​រាជ​មន្ទីរ​តាំង​ដោយ​សន្មតិ​ថា​មាន​អានុភាព​អង់អាច ប្រៀប​ដូច​ជា​សេនា​នៃ​ទេពតា ។ ទេព​ស្រ្តី <text:s/>ន. (សំ. ទេវ​ស្រ្តី) ស្រី​ទេពតា, ស្រី​អប្សរ, ស្រី​សួគ៌ : នាង​ទេព​ស្រី្ត ។ ទេព​អក្សរ (ម. ព. ទេព​អប្សរ) ។ ទេព​អប្សរ ន. (សំ. ទេវ + អប្សរា; បា. ទេវ + អច្ឆរា) ស្រ្តី​ទេពតា, ស្រី​សួគ៌ : ស្រី​ទេព​អប្សរ <text:s/>(ហៅ​ស្រី​ទេព​អប្សរា ក៏​បាន) ។ ប្រើ​ក្លាយ​ជា ទេព​អក្សរ <text:s/>ក៏​មាន ។ ទេពា ន. (បា. ទេវា) ទេវតា​ទាំងឡាយ, ពួក​ទេវតា ។ ទេពារក្ស <text:s/>(ទេពារ័ក) ន. (សំ. ទេវ + អារក្ស; បា. ទេវ + អារក្ខ) ទេពតា​អ្នក​រក្សា​មនុស្ស ឬ​រក្សា​អ្វី​ៗ; ប្រើ​ជា ទេព្រក្ស ក៏​ម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េពកញ្ញា </text:p>
            <text:p text:style-name="P5">ទេពច្យុត</text:p>
            <text:p text:style-name="P5">ទេពច្យុតិ </text:p>
            <text:p text:style-name="P5">ទេពជំនុំ </text:p>
            <text:p text:style-name="P5">ទេពតា </text:p>
            <text:p text:style-name="P5">ទេពទារូ </text:p>
            <text:p text:style-name="P5">ទេពធីតា</text:p>
            <text:p text:style-name="P5">ទេពនារី ទេពនិករ </text:p>
            <text:p text:style-name="P5">ទេពនិកាយ</text:p>
            <text:p text:style-name="P5">ទេពនិមន្ត </text:p>
            <text:p text:style-name="P5">ទេពនិមន្តន៍ </text:p>
            <text:p text:style-name="P5">ទេពនិម្មិត</text:p>
            <text:p text:style-name="P5">ទេពប្រណម្យ </text:p>
            <text:p text:style-name="P5">ទេពរបាំ </text:p>
            <text:p text:style-name="P5">ទេពរំដួល</text:p>
            <text:p text:style-name="P5">ទេពលេខា</text:p>
            <text:p text:style-name="P5">ទេពវិមាន </text:p>
            <text:p text:style-name="P5">ទេពសេនា​</text:p>
            <text:p text:style-name="P5">ទេពស្រ្ដី​</text:p>
            <text:p text:style-name="P5">ទេពអប្សរ</text:p>
            <text:p text:style-name="P5">ទេពា</text:p>
            <text:p text:style-name="P5">ទេពារក្ស</text:p>
          </table:table-cell>
        </table:table-row>
        <table:table-row>
          <table:table-cell table:style-name="តារាង1.A2" office:value-type="string">
            <text:p text:style-name="P15">៥២៩៥</text:p>
          </table:table-cell>
          <table:table-cell table:style-name="តារាង1.A2" office:value-type="string">
            <text:p text:style-name="P9">ទេព --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ើល​ក្នុង​ពាក្យ ទេព) ។</text:p>
          </table:table-cell>
          <table:table-cell table:style-name="តារាង1.D2" office:value-type="string">
            <text:p text:style-name="P4">ទេពា--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៩៦</text:p>
          </table:table-cell>
          <table:table-cell table:style-name="តារាង1.A2" office:value-type="string">
            <text:p text:style-name="P9">ទេព្ត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 ព. ទេពតា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៩៧</text:p>
          </table:table-cell>
          <table:table-cell table:style-name="តារាង1.A2" office:value-type="string">
            <text:p text:style-name="P9">ទេពី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េវី, វ &gt; ព = ទេពី) ភរិយា​ធំ​របស់​ព្រះ​សម្មតិ​ទេព គឺ​ស្ត្រី​​ជា​ភរិយា​នៃ​ក្សត្រ​ទ្រង់​រាជ្យ ដែល​ស្ដេច​បាន​អភិសេក​តាំង​ពេញ​ទី​ជា​មហេសី ឬ​ជា​អគ្គមហេសី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៩៨</text:p>
          </table:table-cell>
          <table:table-cell table:style-name="តារាង1.A2" office:value-type="string">
            <text:p text:style-name="P9">ទេព្រក្ស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េព្រ័ក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ម. ព. ទេពារក្ស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២៩៩</text:p>
          </table:table-cell>
          <table:table-cell table:style-name="តារាង1.A2" office:value-type="string">
            <text:p text:style-name="P9">ទេយ្យ​ទាន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ៃ-យៈ--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វត្ថុ​ដែល​គេ​ត្រូវ​ឲ្យ​ជា​ទាន; បច្ច័យ​ទាំង ៤ មាន​ចីវរប្បច្ច័យ​ជាដើម ក៏​ហៅ​ថា ទេយ្យទាន : ទទួល​ទេយ្យទាន, ប្រគេន​ទេយ្យទាន​ចំពោះ​ព្រះ​សង្ឃ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០០</text:p>
          </table:table-cell>
          <table:table-cell table:style-name="តារាង1.A2" office:value-type="string">
            <text:p text:style-name="P9">ទេយ្យ​ធម៌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ដូច​គ្នា​នឹង ទេយ្យទ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០១</text:p>
          </table:table-cell>
          <table:table-cell table:style-name="តារាង1.A2" office:value-type="string">
            <text:p text:style-name="P9">ទេយ្យ​វត្ថុ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ដូច​គ្នា​នឹង ទេយ្យទ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០២</text:p>
          </table:table-cell>
          <table:table-cell table:style-name="តារាង1.A2" office:value-type="string">
            <text:p text:style-name="P9">ទេ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ដែល​ទ្រេត, ជ្រេ, ជ្រាល : ដើម​ត្នោត​ទេរ , ច្រាំង​ទេរ, ព្រះ​អាទិត្យ​ជ្រេ​ទេរ​ទាប​ទៅ​ខាង​ទិស​បស្ចិ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០៣</text:p>
          </table:table-cell>
          <table:table-cell table:style-name="តារាង1.A2" office:value-type="string">
            <text:p text:style-name="P9">ទេវ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េវៈ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ម. ព. ទេព) ។ ទេវៈ​បពិត្រ​ព្រះ​សម្មតិ​ទេព​ក្សត្រ​ថ្លៃ​ប្រសើរ​អើយ ! រី​ប្រទេស​ដែល​បាន​សុខ​ស្បើយ​ឥត​មាន​ទុក្ខ​ភ័យ ទាំង​នេះ​ក៏​ដោយសារ​ព្រះ​តេជះ​សម្ភារ​បារមី​ទសពិធ​រាជធម៌​នៃ​ព្រះ​អង្គ ! (ព. ទេ. ប្រែ​រយ​បុរាណ) ។ ទេវកញ្ញា ឬ ទេវកន្យា ន. (ម. ព. ទេពកញ្ញា) ។ ទេវតា <text:span text:style-name="T8"><text:s/>(ទេវៈដា) ន. (ម. ព. ទេព និង ទេពតា) ។ ទេវតា​ពលី <text:s/>(ទេវៈតាពៈលី) ន. (បា. ទេវតាពលិ ឬ --ពលី; សំ. ទេវតាពលិន៑) គ្រឿង​បូជា​ចំពោះ​ទេវតា</text:span> ។ ទេវតា​ពលី​មាន ២ យ៉ាង គឺ ១- ខាង​ពុទ្ធ​សាសនា​ប្រើ​ឧទ្ទិស ចំណែក​បុណ្យ​ជូន​ចំពោះ​ទេវតា; ២- ខាង​លទ្ធិ​ខ្លះ​ក្រៅ​ពី ពុទ្ធ​សាសនា ប្រើ​បូជា​វត្ថុ​ផ្សេង​ៗ​មាន​ភោជនាហារ​ជាដើម ចំពោះ​ទេវតា (ម. ព. ពលី <text:s/>ទៀត​ផង) ។ ទេវទូត <text:s/>ន. (សំ. បា.) បម្រើ​របស់​ទេវតា, ទេវតា​អ្នក​ទទួល​ខ្លួន​បម្រើ​សម្រេច​កិច្ចការ​អ្វី​ម្យ៉ាង​ៗ (ម. ព. ទូត ផង) ។ ទេវទេព <text:s/>(ទេវៈទេប) ន. (សំ. បា. ទេវទេវ) ទេវតា​របស់​ទេវតា ឬ ទេវតា​កន្លង​លើស​អស់​ទេវតា (ព្រះ​សម្មាសម្ពុទ្ធ; ព្រះ​ព្រហ្ម) ។ ទេវធម៌ (ទេវៈធ័រ) ន. (សំ.; បា. ទេវធម្ម) ធម៌​សម្រាប់​ទេវតា ឬ​ធម៌​សម្រាប់​ធ្វើ​បុគ្គល​ឲ្យ​បាន​ជា​ទេវតា; ទេវធម៌​មាន ២ យ៉ាង គឺ ហិរិ <text:s/>សេចក្ដី​ខ្មាស​អំពើ​អាក្រក់; <text:s/>ឱត្តប្បៈ <text:s/>សេចក្ដី​រាង​ចាល​រអា​នឹង​អំពើ​អាក្រក់ : មនុស្ស​មាន​ហិរិ​និង​ឱត្តប្បៈ ហៅ​ថា អ្នក​មាន​ទេវធម៌ <text:s/>។ ទេវធីតា (ទេវៈធីដា) ន. (ម. ព. ទេពធីតា) ។ ទេវនាគរី (ទេវៈនាគៈរី) ន. (សំ. ទេវ <text:s/>“ទេវតា” + នាគរី <text:s text:c="2"/>“ស្ត្រី​អ្នក​ក្រុង; ស្រ្តី​អ្នក​ឈ្លាស​ខាង​ឧបាយ​ល្បួង...”) ឈ្មោះ​អក្សរ​មួយ​បែប​របស់​ពួក​ព្រាហ្មណ៍​ក្នុង​ប្រទេស​ឥណ្ឌា មាន​តាំង​ពី​យូរ​អង្វែង​ហើយ​ដរាប​មក​ដល់​សព្វ​ថ្ងៃ​នេះ, សម្រាប់​កត់ត្រា​ភាសា​សំស្ក្រឹត : អក្សរ​ទេវនាគរី ។ ទេវនារី <text:s/>(ទេវៈ--) ន. (ម. ព. ទិព្វនារី) ។ ទេវនិករ (ទេវៈ--) ន. (ម. ព. ទេពនិករ) ។ ទេវនិកាយ (ទេវៈ--) ន. (ម. ព. ទេពនិកាយ) ។ ទេវបញ្ជា (ទេវៈប័ញជា) ន. សេចក្ដី​បង្គាប់​របស់​ទេវតា : ព្រះ​ឥន្ទ្រ​ទ្រង់​មាន​ទេវបញ្ជា​ទៅ​នឹង​ព្រះ​វិស្សកម្ម​ទេវបុត្រ​ឲ្យ​ចុះ​មក​និម្មិត​អាស្រម​ថ្វាយ​ព្រះ​វេស្សន្តរ ។ ទេវបុត្ត (ទេវៈបុត) ន. (បា.; សំ. ទេវបុត្រ) ទេវតា​ប្រុស ។ ទេវបុត្រ (ទេវៈបុត) ន. ដូច​គ្នា​នឹង ទេវបុត្ត <text:s/>ដែរ ។ ទេវភូត <text:s/>(ទេវៈ--) ន. (បា.) ពួក​ភូត (សត្វ) គឺ​ទេព្តា; ទេព្តា​ទុក​ដូច​ជា​ពួក​ភូត ។ ទេវរាជ <text:s/>(ទេវៈរាច) ន. (សំ. បា.) ស្ដេច​នៃ​ទេវតា ឬ ទេវតា​ជា​ស្ដេច; ព្រះ​ឥន្រ្ទ ។ ទេវរូប (ទេវៈ--) ន. (សំ.បា.) <text:s text:c="2"/>រូប​ទេវតា; រូប​ប្រៀប​ដោយ​រូប​ទេពតា ។ ទេវលោក <text:s/>(ទេវៈ--) ន. (សំ. បា.) លោក​ជា​ទីនៅ​នៃ​ពួក​ទេវតា, ស្ថាន​សួគ៌ ។ ទេវវិមាន <text:s/>(ទេវៈ--) ន. ដូច​គ្នា​នឹង ទេពវិមាន <text:s/>។ ទេវស្ថាន <text:s/>(ទេវៈ--) ន. (សំ.; បា. ទេវដ្ឋាន) ទី, លំនៅ​របស់​ទេវតា ។ ប្រាសាទ, អាស្រម, រោង​តម្កល់​ទេវរូប​តាម​សណ្ដាប់​ពួក​ព្រាហ្មណ៍ ។ ទេវឫទ្ធិ (ទេវៈរឹត) ន. (សំ.) ឫទ្ធិ​របស់​ទេវតា (ម. ព. ឫទ្ធិ ផង) ។ ទេវា ដូច​គ្នា​នឹង ទេពា ។ ទេវានុភាព (--ភាប) ន. (សំ. បា. ទេវានុភាវ) អានុភាព​នៃ​ទេវតា (ម. ព. អានុភាព ផង) ។ ទេវាយតនៈ <text:s/>(ទេវាយៈតៈន៉ៈ) ន. (សំ. បា.) លំនៅ​ទេវតា (ដូច​គ្នា​នឹង ទេវស្ថាន ដែរ) ។ ទេវាយុធ (--យុត) ន. (សំ.) អាវុធ​របស់​ទេវតា គឺ​ឥន្ទធនូ ។ ទេវាវិនិច្ឆ័យ <text:s/>ន. (បា. ទេវ + វិនិច្ឆយ “ការ​វិនិច្ឆ័យ​របស់​ទេវតា”) ពាក្យ​នេះ ខ្មែរ​យើង​ប្រើ​ឲ្យ​ឈ្មោះ​ប្រាសាទ​ជា​ស្ថាន​សម្រាប់​ប្រជុំ​ធំ នៅ​ក្នុង​ព្រះ​បរម​រាជវាំង​ចតុម្មុខ ជា​ប្រាសាទ​ដែល​តម្កល់​ស្វេត្រឆត្រ​ធំ​សម្រាប់​រាជ្យ : ព្រះ​ទីន័ង​ទេវាវិនិច្ឆ័យ ឬ ប្រាសាទ​ទេវាវិនិច្ឆ័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េវកញ្ញា</text:p>
            <text:p text:style-name="P5">ទេវតា</text:p>
            <text:p text:style-name="P7">ទេវតាពលី </text:p>
            <text:p text:style-name="P7">ទេវទូត</text:p>
            <text:p text:style-name="P7">ទេវទេព</text:p>
            <text:p text:style-name="P7">ទេវធម៌</text:p>
            <text:p text:style-name="P7">ទេវធីតា</text:p>
            <text:p text:style-name="P7">ទេវ​នាគរី​</text:p>
            <text:p text:style-name="P7">ទេវ​នារី​</text:p>
            <text:p text:style-name="P7">ទេវ​និករ</text:p>
            <text:p text:style-name="P7">ទេវ​និកាយ​</text:p>
            <text:p text:style-name="P7">ទេវ​បញ្ជា</text:p>
            <text:p text:style-name="P7">ទេវ​បុត្ត</text:p>
            <text:p text:style-name="P7">ទេវ​ភូត​</text:p>
            <text:p text:style-name="P7">ទេវ​រាជ</text:p>
            <text:p text:style-name="P7">ទេវ​រូប​</text:p>
            <text:p text:style-name="P7">ទេវ​លោក​</text:p>
            <text:p text:style-name="P7">ទេវ​វិមាន</text:p>
            <text:p text:style-name="P7">ទេវ​ស្ថាន</text:p>
            <text:p text:style-name="P7">ទេវ​ឫទ្ធិ​</text:p>
            <text:p text:style-name="P7">ទេវា</text:p>
            <text:p text:style-name="P7">ទេវានុភាព​</text:p>
            <text:p text:style-name="P7">ទេវាយតនៈ​</text:p>
            <text:p text:style-name="P7">ទេវាយុធ</text:p>
            <text:p text:style-name="P7">ទេវាវិនិច្ឆ័យ​</text:p>
          </table:table-cell>
        </table:table-row>
        <table:table-row>
          <table:table-cell table:style-name="តារាង1.A2" office:value-type="string">
            <text:p text:style-name="P15">៥៣០៤</text:p>
          </table:table-cell>
          <table:table-cell table:style-name="តារាង1.A2" office:value-type="string">
            <text:p text:style-name="P9">ទេវ --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ើល​ក្នុង​ពាក្យ ទេវ) ។</text:p>
          </table:table-cell>
          <table:table-cell table:style-name="តារាង1.D2" office:value-type="string">
            <text:p text:style-name="P4">ទេវា--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០៥</text:p>
          </table:table-cell>
          <table:table-cell table:style-name="តារាង1.A2" office:value-type="string">
            <text:p text:style-name="P9">ទេវទត្ត 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េវៈទ័ត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5">ឈ្មោះ​ភិក្ខុ​មួយ​រូប​ជា​ព្រះ​អនុជ​អយ្យិកា​មួយ គឺ​ជីដូន​មួយ​នឹង​ព្រះ​សម្មាសម្ពុទ្ធ​សក្យមុនី​គោតម (ប៉ែក​ខាង​ព្រះ​វរ​មាតា​របស់​ព្រះ​អង្គ); ទេវទត្ត​នេះ, លុះ​បួស​ហើយ​បាន​យូរ​បន្តិច​មក, ក៏​តាំង​ចិត្ត​ជា​សត្រូវ​នឹង​ព្រះ​សក្យមុនី​សម្ពុទ្ធ, ខំ​ប្រឹង​ធ្វើ​ព្យាយាម​នឹង​សម្លាប់​ព្រះ​អង្គ ប៉ុន្តែ​មិន​បាន​សម្រេច​ដូច​បំណង, ត្រាតែ​ព្រះ​ធរណី​ស្រូប​ខ្លួន​យក​ទៅ ។ ព. ទ. បុ. ចិត្ត​ជា​ទេវទត្ត មាត់​ជា​ទេវតា <text:s/>សេចក្ដី​ថា ចិត្ត​អាក្រក់​ប្រហែល​នឹង​ចិត្ត​ទេវទត្ត ប៉ុន្តែ​សំដី​ដែល​ចេញ​ពី​មាត់​ទន់​ផ្អែម​ពីរោះ​គួរ​នឹង​ឲ្យ​ទុក​ចិត្ត​ថា​ពិត​ប្រាដក​ដូច​ជា​ទេវត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០៦</text:p>
          </table:table-cell>
          <table:table-cell table:style-name="តារាង1.A2" office:value-type="string">
            <text:p text:style-name="P9">ទេវិន្ទ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វិន</text:p>
          </table:table-cell>
          <table:table-cell table:style-name="តារាង1.D2" office:value-type="string">
            <text:p text:style-name="P12">បា.; សំ. </text:p>
          </table:table-cell>
          <table:table-cell table:style-name="តារាង1.D2" office:value-type="string">
            <text:p text:style-name="P12">ន. ឬ គុ.</text:p>
          </table:table-cell>
          <table:table-cell table:style-name="តារាង1.D2" office:value-type="string">
            <text:p text:style-name="P5">(ទេវេន្ទ្រ) ព្រះ​ឥន្ទ្រ; ព្រះ​ឥន្ទ្រ​បាន​ជា​ព្រះ​នាម​ថា​ទេវិន្ទ​នេះ ពី​ព្រោះ​ព្រះ​អង្គ​ធំ​ជាង​អស់​ទេវតា​ក្នុង​ស្ថាន​សួគ៌​ពីរ​ជាន់ គឺ​ជាន់​ចាតុម្មហារាជិកា​និង​ត្រៃត្រិង្ស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០៧</text:p>
          </table:table-cell>
          <table:table-cell table:style-name="តារាង1.A2" office:value-type="string">
            <text:p text:style-name="P9">ទេវី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ម. ព. ទេពី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០៨</text:p>
          </table:table-cell>
          <table:table-cell table:style-name="តារាង1.A2" office:value-type="string">
            <text:p text:style-name="P9">ទេស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ប្រទេស; ភូមិ (ទោះ​មាន​មនុស្ស​នៅ​ក្ដី ឥត​មាន​មនុស្ស​នៅ​ក្ដី) : ស្រុក​ទេស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(ទិស &gt; ទេស) សំដែង, និយាយ​ពន្យល់​ក្នុង​ផ្លូវ​ព្រះ​ពុទ្ធ​សាសនា : និមន្ត​លោក​ទេស​មហា​ជាតក៍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៣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ដែល​ដើរ​សាត់​ព្រាត់ ឬ​សាត់​អណ្ដែត​ទៅ​តាម​តែ​ប្រទះ : ដើរ​ទេស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៤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សំពត់​សាច់​ម៉ដ្ឋ​ច្រើន​បែប : សំពត់​ទេស (ច្រើន​ហៅ​ថា ទេសឯក : ទេសឯក​ស, ទេសឯក​ខ្មៅ) ។ មើល​ក្នុង​ពាក្យ ផាឌិប <text:s/>ទៀត​ផង ។ គ្រឿង​សម្ល​វិសេស​ដែល​មាន​ក្លិន​ក្រអូប​ប្រហើរ​មាន​រស​ឆ្ងាញ់​ពីសា ក៏​ហៅ​ថា <text:s/>ទេស <text:s/>ដែរ <text:s/>: គ្រឿង​ទេស ។ អាហារ​ទិព្វទេស គឺ​អាហារ​មាន​ឱជារស​ឆ្ងាញ់​ពីសា​ប្រដូច​នឹង​អាហារ​ទិព្វ (ច្រើន​ប្រើ​ក្នុង​សាស្ត្រា​បុរាណ) ។ គុ. ដែល​ធំ​ដំបង​មាំ​ខ្ពស់ : សេះ​ទេស; កប្បាស​ទេស, ចំប៉ី​ទេស (ព្រោះ​មាន​ពូជ​ដើម​មក​ពី​បរទេស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សំពត់​ទេស</text:p>
          </table:table-cell>
        </table:table-row>
        <table:table-row>
          <table:table-cell table:style-name="តារាង1.A2" office:value-type="string">
            <text:p text:style-name="P15">៥៣០៩</text:p>
          </table:table-cell>
          <table:table-cell table:style-name="តារាង1.A2" office:value-type="string">
            <text:p text:style-name="P9">ទេស​កា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េស-កាល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េស + កាល) កាល​សម័យ​របស់​ប្រទេស ឬ​កាល​ដែល​និយម​ទៅ​តាម​ប្រទេស ។ កាល​ដែល​ប្លែក; ពុំ​ជួរ​កាល គឺ​កាល​សម័យ​ដែល​បណ្ដាល​ឲ្យ​កើត​មាន​ហេតុ​ឬ​មាន​អ្វី​ៗ​ខុស​ពី​ធម្មតា : កំពុង​នៅ​សុខ​ៗ មិន​ដឹង​ជា​ទេសកាល​អ្វី ស្រាប់​តែ​មក​នាំ​បណ្ដាល​ឲ្យ​កំពូល​ចេតិយ រលំ​បាក់​ខ្ទេចខ្ទី​អស់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១០</text:p>
          </table:table-cell>
          <table:table-cell table:style-name="តារាង1.A2" office:value-type="string">
            <text:p text:style-name="P9">ទេស​ច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េសៈច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ជន​អ្នក​ធ្វើ​ដំណើរ​លំហែ​កំសាន្ត : ប្រាសាទ​នគរ​វត្ត ជា​ទី​ចាប់​អារម្មណ៍​យ៉ាង​ក្រៃលែង​នៃ​ពួក​ទេសចរ​បរទេស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១១</text:p>
          </table:table-cell>
          <table:table-cell table:style-name="តារាង1.A2" office:value-type="string">
            <text:p text:style-name="P9">ទេស​ចរណ៍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--ចរណ) ការ​ធ្វើ​ដំណើរ​កំសាន្ត​លំហែ​ចិត្ត​នៃ​ជន​បរទេស ។ ឈ្មោះ​ក្រសួង​រដ្ឋមន្ត្រី​មួយ​កាន់​កាប់​ខាង​មុខ​ការ​នេះ : ក្រសួង​ទេសចរណ៍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ក្រសួង​ទេសចរណ៍</text:p>
          </table:table-cell>
        </table:table-row>
        <table:table-row>
          <table:table-cell table:style-name="តារាង1.A2" office:value-type="string">
            <text:p text:style-name="P15">៥៣១២</text:p>
          </table:table-cell>
          <table:table-cell table:style-name="តារាង1.A2" office:value-type="string">
            <text:p text:style-name="P9">ទេស​ធម៌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េសៈធ័រ</text:p>
          </table:table-cell>
          <table:table-cell table:style-name="តារាង1.D2" office:value-type="string">
            <text:p text:style-name="P12">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ច្បាប់​សម្រាប់​ប្រទេស​នីមួយ​ៗ : ប្រព្រឹត្ត​ប្រតិបត្តិ​តាម​ទេស​ធម៌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១៣</text:p>
          </table:table-cell>
          <table:table-cell table:style-name="តារាង1.A2" office:value-type="string">
            <text:p text:style-name="P9">ទេសន៍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េស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េសនា) ដំណើរ​សំដែង, ការ​សំដែង​ធម៌ : ស្ដាប់​ទេសន៍ <text:s/>។ តាម​ទម្លាប់​ច្រើន​ប្រើ​ជា កិ. ឬ គុ. <text:s/>និមន្ត​លោក​ទេសន៍; សាស្រ្តា​ទេសន៍ <text:s/>(ខាង កិ. ឬ គុ. គួរ​ប្រើ ទេស <text:s/>វិញ; ម. ព. ទេស ២ កិ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១៤</text:p>
          </table:table-cell>
          <table:table-cell table:style-name="តារាង1.A2" office:value-type="string">
            <text:p text:style-name="P9">ទេសន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េសៈន៉ា ឬ ទេស្នា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ដូច​គ្នា​នឹង ទេសន៍ ដែរ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១៥</text:p>
          </table:table-cell>
          <table:table-cell table:style-name="តារាង1.A2" office:value-type="string">
            <text:p text:style-name="P9">ទេស​ភាព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េសៈ-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--ភាវ) ភាព​របស់​ប្រទេស, បែប​ភាព​របស់​ស្រុក​ភូមិ ដែល​ប្រកប​ដោយ​ធម្មជាតិ គឺ ទឹក ដី ព្រៃ​ព្រឹក្សា ជាដើម : ទេសភាព​មាត់​សមុទ្រ​គួរ​ឲ្យ​ពិត​ពិល​រមិល​មើល​ពន់ពេក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១៦</text:p>
          </table:table-cell>
          <table:table-cell table:style-name="តារាង1.A2" office:value-type="string">
            <text:p text:style-name="P9">ទេសាភិបា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េស <text:s/>“ប្រទេស” + អភិបាល <text:s/>“អ្នក​គ្រប់គ្រង​រក្សា”) មន្ត្រី​អ្នក​រក្សា​ប្រទេស, អ្នក​រក្សា​ខែត្រ (អភិបាល​ខែត្រ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១៧</text:p>
          </table:table-cell>
          <table:table-cell table:style-name="តារាង1.A2" office:value-type="string">
            <text:p text:style-name="P9">ទេស្ន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ពាក្យ​ក្លាយ​មក​អំពី ទេសនា (ម. ព. ទេសន៍ និង ទេសនា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១៨</text:p>
          </table:table-cell>
          <table:table-cell table:style-name="តារាង1.A2" office:value-type="string">
            <text:p text:style-name="P9">ទេហៈ <text:s/>?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ព. បុ.</text:p>
          </table:table-cell>
          <table:table-cell table:style-name="តារាង1.D2" office:value-type="string">
            <text:p text:style-name="P12">និ.</text:p>
          </table:table-cell>
          <table:table-cell table:style-name="តារាង1.D2" office:value-type="string">
            <text:p text:style-name="P5">ទេឬ ? : <text:span text:style-name="T8"><text:s/>ដូច្នោះ​ទេហៈ ? <text:s/>ដូច្នោះ​ទេឬ ?, ឱ, ខ្ញុំ​ស្មាន​ថា​ជា​អ្នក​ណា, លោក​បង​ទេហៈ ?, អីហ្នឹង​មិនមែន​មនុស្ស​ដែល​ខ្ញុំ​ឲ្យ​មក​ទេហៈ ? (សម័យ​ឥឡូវ​ប្រើ​ពាក្យ <text:s/>ទេឬ ? <text:s/>ព. សា. ថា ទេអ៊្ហៃ ?) ជួន​កាល​អ្នក​ច្រៀង​ថា ទេរ៉ី ? ច្រើន​តែ​ថា <text:s/>ចុះ​មិន​ដឹង​ទេ​ឬ មិន​ឮ​ទេរ៉ី ?... (ថា​តាម​ចួន)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១៩</text:p>
          </table:table-cell>
          <table:table-cell table:style-name="តារាង1.A2" office:value-type="string">
            <text:p text:style-name="P9">ទេហក្ស័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េហ័កក្សៃ</text:p>
          </table:table-cell>
          <table:table-cell table:style-name="តារាង1.D2" office:value-type="string">
            <text:p text:style-name="P12">សំ.; បា. 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េហក្សយ; ទេហក្ខយ) សភាវៈ​ញ៉ាំង​រាង​កាយ​ឲ្យ​អស់​គឺ​រោគ, ជំងឺ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២០</text:p>
          </table:table-cell>
          <table:table-cell table:style-name="តារាង1.A2" office:value-type="string">
            <text:p text:style-name="P9">ទែង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ដែល​ច្បាស់​ណាស់, ជាក់​ណាស់, ប្រាដក​ណាស់ : ភ្លឺ​ច្បាស់​ទែង ។ <text:s/>ប្រើ​ជា កិ. វិ. ក៏​បាន : ឃើញ​ទែង ។ <text:s/>ប្រើ​ជា ន. ក៏​បាន​ខ្លះ : ចេញ​ទែង <text:s/>គឺ ចេញ​ដំណើរ, ចេញ​មុខ​អះអាង​លើ​ខ្លួន​ទាំងអស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.</text:p>
          </table:table-cell>
          <table:table-cell table:style-name="តារាង1.D2" office:value-type="string">
            <text:p text:style-name="P5">ពាក្យ​សម្រាប់​និយាយ​ផ្សំ​នឹង​ពាក្យ ទាស់ : <text:s/>ទាស់ទែង <text:s/>ទាស់​គ្នា​ទទឹងទទែ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ាស់ទែង </text:p>
          </table:table-cell>
        </table:table-row>
        <table:table-row>
          <table:table-cell table:style-name="តារាង1.A2" office:value-type="string">
            <text:p text:style-name="P15">៥៣២១</text:p>
          </table:table-cell>
          <table:table-cell table:style-name="តារាង1.A2" office:value-type="string">
            <text:p text:style-name="P9">ទែន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ទី​បន្ទំ, ក្រឡាបន្ទំ; ទី​សម្រាប់​ក្សត្រ​គង់ (រ. ស.) : ព្រះ​ទែន, ព្រះ​ទែន​សយន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ពាក្យសម្រាប់​ចម្រើន​ពាក្យ មែន <text:s/>ឲ្យ​ប្រាដក​ឲ្យ​ជាក់​ច្បាស់​ឡើង : មែនទែន គឺ​មែន​ណាស់, មែន​ពិត​ណាស់, មែន​ឥត​ប្រែ​ក្រឡាស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២២</text:p>
          </table:table-cell>
          <table:table-cell table:style-name="តារាង1.A2" office:value-type="string">
            <text:p text:style-name="P9">ទែនទ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គ្រឿង​សម្ភារៈ​ដែល​អ៊ែន​ទយ សម្រាប់​ទ្រ​ចុង​ផ្ទោង ឬ​រង​ស្បូវ​វិហារ​សាលា​ជាដើ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២៣</text:p>
          </table:table-cell>
          <table:table-cell table:style-name="តារាង1.A2" office:value-type="string">
            <text:p text:style-name="P9">ទែព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 ព. ទែត្យ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២៤</text:p>
          </table:table-cell>
          <table:table-cell table:style-name="តារាង1.A2" office:value-type="string">
            <text:p text:style-name="P9">ទែលម៉ូវ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រោគ​ម្យ៉ាង​កើត​លើ​ស្បែក​ក្បាល​ឡើង​កណ្ដាប់​ឃ្មឹល​ពង​ខ្ទុះ​បែក​ចេញ​ទឹក​រងៃ ។</text:p>
          </table:table-cell>
          <table:table-cell table:style-name="តារាង1.D2" office:value-type="string">
            <text:p text:style-name="P4">ទិលម៉ូវ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២៥</text:p>
          </table:table-cell>
          <table:table-cell table:style-name="តារាង1.A2" office:value-type="string">
            <text:p text:style-name="P9">ទែលមែ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ដែល​មាន​រាង​ខ្លី​ធំ​គ្រមែល; ដែល​មាន​មាត្រ​ធំ​ក្រអាញ ហើយ​ទាប​កន្ទែល : រាង​ទែលមែល <text:s/>(ប្រើ​ជា ទែលគ្រមែល ក៏​មាន) ។</text:p>
          </table:table-cell>
          <table:table-cell table:style-name="តារាង1.D2" office:value-type="string">
            <text:p text:style-name="P4">ទែលមមែល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២៦</text:p>
          </table:table-cell>
          <table:table-cell table:style-name="តារាង1.A2" office:value-type="string">
            <text:p text:style-name="P9">ទែះ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ខាំ​ច្បិច​បន្តិច​ៗ : ទែះ​គ្រាប់​ឪឡឹក, ស៊ី​បាយ​ទែះ​អំបិល, កណ្ដុរ​ទែះ​គ្រាប់​ពោ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២៧</text:p>
          </table:table-cell>
          <table:table-cell table:style-name="តារាង1.A2" office:value-type="string">
            <text:p text:style-name="P9">ទៃ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ថង់​រាង​វែង​ធ្វើ​ដោយ​សំពត់ មាន​មាត់​ទាំង​ពីរ​ខាង​សម្រាប់​ច្រក​អ្វី​ៗ ហើយ​មាន​ចង​មាត់​ភ្ជាប់​គ្នា​ស្ពាយ​បាន : តា​ជូជក​ស្ពាយ​ទៃ, ស្លាប់​ចោល​ទៃ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២៨</text:p>
          </table:table-cell>
          <table:table-cell table:style-name="តារាង1.A2" office:value-type="string">
            <text:p text:style-name="P9">ទៃ​គ្រូ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ទៃ​តូច​មួយ​ប្រភេទ មាន​សណ្ឋាន​រមួល​ដាក់​វត្ថុ​ស័ក្តិសិទ្ធ​ផ្សេង​ៗ​សម្រាប់​ចង​ក្រវាត់​ចង្កេះ ឬ​ជួត​ក្បាល​ដើម្បី​បង្ការ​ខ្លួន​ក្នុង​ការ​ចូល​ច្បាំង (មាន​ប្រើ​តែ​ក្នុង​កាល​បុរាណ​រាជ្យ​ពីដើម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២៩</text:p>
          </table:table-cell>
          <table:table-cell table:style-name="តារាង1.A2" office:value-type="string">
            <text:p text:style-name="P9">ទ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ប. សំ.</text:p>
          </table:table-cell>
          <table:table-cell table:style-name="តារាង1.D2" office:value-type="string">
            <text:p text:style-name="P5">(ទ្វិ &gt; ទោ) ពីរ ។ ខ្មែរ​យើង​ប្រើ​តាម​ទម្លាប់ ជា​បូរណសំខ្យា​ថា ទី​ពីរ ក៏​បាន : សម្រាប់​ទោ, ថ្នាក់​ទោ, យ៉ាង​ទោ, ជាន់​ទោ គឺ​សម្រាប់​ទី​ពីរ, ថ្នាក់​ទី​ពីរ, យ៉ាង​ទី​ពីរ, ជាន់​ទី​ពីរ (ថ្នាក់​លេខ​ពីរ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៣០</text:p>
          </table:table-cell>
          <table:table-cell table:style-name="តារាង1.A2" office:value-type="string">
            <text:p text:style-name="P9">ទោ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ប្រដាប់​មាន​សណ្ឋាន​ជា​កន្លែង​អង្គុយ មាន​ដង​ឬ​ខ្សែ​ពីរ​ចង​សំយុង​សង​ខាង​សម្រាប់​ចាប់​យោគ​យោល : យោល​ទោង ។ ប្រដាប់​មាន​សណ្ឋាន​ដូច្នោះ សម្រាប់​ដាក់​បន្តោក​របស់​វែង​ធ្ងន់​ដូច​យ៉ាង​សសរ​ធំ​ឬ​ឈើ​ហុប​ជាដើម ដើម្បី​ឲ្យ​ស្រួល​សែង​ក៏​ហៅ ទោង ដែ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៣១</text:p>
          </table:table-cell>
          <table:table-cell table:style-name="តារាង1.A2" office:value-type="string">
            <text:p text:style-name="P9">ទោច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សត្វ​ព្រៃ​ពួក​ស្វា មាន​ជើង​ពីរ​ដៃ​ពីរ​វែង​ៗ​ឥត​កន្ទុយ : ទោច​ឡើង​ដើម​ឈើ​រតេវរតាវ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507">
          <table:table-cell table:style-name="តារាង1.A2" office:value-type="string">
            <text:p text:style-name="P15">៥៣៣២</text:p>
          </table:table-cell>
          <table:table-cell table:style-name="តារាង1.A2" office:value-type="string">
            <text:p text:style-name="P9">ទោចក្រយាន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ច័ក-ក្រៈ យាន</text:p>
          </table:table-cell>
          <table:table-cell table:style-name="តារាង1.D2" office:value-type="string">
            <text:p text:style-name="P12">បា. 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យាន​មាន​កង់​ពីរ : ជិះ​ទោចក្រយាន, ប្រណាំង​ទោចក្រយាន ។ ព. សា. <text:s/>កង់, រទេះ​កង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៣៣</text:p>
          </table:table-cell>
          <table:table-cell table:style-name="តារាង1.A2" office:value-type="string">
            <text:p text:style-name="P9">ទោណ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ោណៈ ឬ ទោន</text:p>
          </table:table-cell>
          <table:table-cell table:style-name="តារាង1.D2" office:value-type="string">
            <text:p text:style-name="P12">បា.; សំ. 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្រោណ) ឈ្មោះ​ចំនួន​ដែល​វាស់​ឬ​ដែល​ថ្លឹង​មួយ​យ៉ាង​ប្រមាណ ១៦ នាឡិ​ធម្មតា (ពាក្យ​នេះ​ប្រើ​តែ​ពី​ក្នុង​សម័យ​បុរាណ​យូរ​អង្វែង​ណាស់​ទៅ​ហើយ; សព្វ​ថ្ងៃ​នេះ​មាន​ប្រើ​តែ​ក្នុង​រឿង​ព្រះ​ពុទ្ធ​សាសនា) : អង្ករ​មួយ​ទោណ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៣៤</text:p>
          </table:table-cell>
          <table:table-cell table:style-name="តារាង1.A2" office:value-type="string">
            <text:p text:style-name="P9">ទោម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សត្វ​ស្លាប​ពួក​មួយ ជើង​វែង សម្បុរ​លាយ​ចម្រុះ​ខៀវ, ស, ក្រហម, ទំហំ​ស្រដៀង​គ្នា​នឹង​មាន់​ទឹក​ច្រើន​រស់​នៅ​លើ​ត្រឹប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រង្វាស់​វែង​ប្រវែង​ពី​ត្រឹម​ចុង​មេ​ដៃ​ទៅ​ចុង​ចង្អុល​ដៃ ដែល​ញែក​ឲ្យ​តឹង​កន្ធែក​ពី​គ្នា : ប្រវែង​១​ទោម, ២ ទោម ។ ព. ផ្ទ. ចំអា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៣៥</text:p>
          </table:table-cell>
          <table:table-cell table:style-name="តារាង1.A2" office:value-type="string">
            <text:p text:style-name="P9">ទោមនស្ស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ោមៈនាស់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សេចក្ដី​តូច​ចិត្ត, សេចក្ដី​អាក់​អន់​ចិត្ត : ចិត្ត​ប្រកប​ដោយ​ទោមនស្ស, មាន​ទោមនស្ស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៣៦</text:p>
          </table:table-cell>
          <table:table-cell table:style-name="តារាង1.A2" office:value-type="string">
            <text:p text:style-name="P9">ទោ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 ឬ កិ. វិ.</text:p>
          </table:table-cell>
          <table:table-cell table:style-name="តារាង1.D2" office:value-type="string">
            <text:p text:style-name="P5">ដែល​ទ្រេត​ឈោង​ទៅ​ខាង​នាយ​ឬ​មក​ខាង​អាយ : មែក​ឈើ​ទោរ​ទៅ​រក​ផ្លូវ; ស្រវឹង​ទោរ <text:s/>។ ទោរទន់ ឬ ទន់ទោរ <text:s/>ដែល​អនុលោម​តាម; ទន់​ភ្លន់ : មាន​ចិត្ត​ទោរទន់​ទៅ​រក...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ោរទន់ <text:s/>ទន់ទោរ </text:p>
          </table:table-cell>
        </table:table-row>
        <table:table-row>
          <table:table-cell table:style-name="តារាង1.A2" office:value-type="string">
            <text:p text:style-name="P15">៥៣៣៧</text:p>
          </table:table-cell>
          <table:table-cell table:style-name="តារាង1.A2" office:value-type="string">
            <text:p text:style-name="P9">ទោល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កម្រាស់​បញ្ឈរ គឺ​កម្រាស់​ដែល​ទីទៃ​ពី​បន្ទារ ។ ព. ផ្ទ. បន្ទារ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តែ​មួយ​គត់ គឺ​ដែល​តាម​ទម្លាប់ តែង​តែ​មាន ២ ឬ​មាន​ច្រើន ក៏​បែរ​ជា​មាន​ត្រឹមតែ​មួយ​គត់ : ប្រាសាទ​ទោល, មើម​ដំឡូង​ទោល ។ ធាតុ​ទោល <text:s/>ឬ កិរិយា​សព្ទ​ទោល <text:s/>គឺ​ធាតុ ឬ​កិរិយា​ដែល​រូប​ដើម​មាន​អក្សរ​តែ​មួយ​តួ​គត់, ច្រើន​តែ​ខាង​ភាសា​សំស្ក្រឹត​និង​បាលី ដូច​ជា <text:s/>ទា <text:s/>“ឲ្យ”, ធា <text:s/>“ទ្រទ្រង់, កាន់,...”, យា <text:s/>“ទៅ”; ខាង​ភាសា​ខ្មែរ ដូច​ជា កត់, កាត់, ខាត់, ចាំ ជាដើ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៣៨</text:p>
          </table:table-cell>
          <table:table-cell table:style-name="តារាង1.A2" office:value-type="string">
            <text:p text:style-name="P9">ទោស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ការ​ប្រទូស្ត, កំហឹង; សម្អប់, កំហុស : មាន​ទោស​ធ្ងន់ ។ ព. ទ. បុ. ស្នា​បាក់ កុំ​ចាក់​ច្បោស មនុស្ស​មាន​ទោស កុំ​យក​ខ្លួន​បៀត (មាន​អត្ថន័យ​រាក់​ងាយ​យល់​ដែរ​ទេ) ។ ពាក្យ​នេះ បើ​និយាយ​ចំពោះ​កំហឹង តែង​អាន​ឬ​សរសេរ​ថា ទោសៈ : មនុស្ស​មាន​ទោសៈ, ចិត្ត​ប្រកប​ដោយ​ទោសៈ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៣៩</text:p>
          </table:table-cell>
          <table:table-cell table:style-name="តារាង1.A2" office:value-type="string">
            <text:p text:style-name="P9">ទោស័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ស័ក​ទី​ពីរ​នៃ​ឆ្នាំ ក្នុង​ចំនួន​ស័ក​ឆ្នាំ​ទាំង​ដប់ (ម. ព. ទោ និង ស័ក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៤០</text:p>
          </table:table-cell>
          <table:table-cell table:style-name="តារាង1.A2" office:value-type="string">
            <text:p text:style-name="P9">ទោស​ការណ៍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ោសៈកា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ោសការណ) ហេតុ, ដំណើរ ដែល​នាំ​បណ្ដាល​ឲ្យ​កើត​ទោស ឬ ដែល​ប្រកប​ដោយ​ទោស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៤១</text:p>
          </table:table-cell>
          <table:table-cell table:style-name="តារាង1.A2" office:value-type="string">
            <text:p text:style-name="P9">ទោស​ចរិត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ោសៈចៈរ៉ិត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 ឬ គុ.</text:p>
          </table:table-cell>
          <table:table-cell table:style-name="តារាង1.D2" office:value-type="string">
            <text:p text:style-name="P5">ចរិត​ប្រកប​ដោយ​ទោស; បុគ្គល​ដែល​ក្រាស់​ដោយ​ទោស (ម. ព. ចរិត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៤២</text:p>
          </table:table-cell>
          <table:table-cell table:style-name="តារាង1.A2" office:value-type="string">
            <text:p text:style-name="P9">ទោស​ចិត្ត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ោសៈចិត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ចិត្ត​ប្រកប​ដោយ​ទោស, ចិត្ត​ដែល​បណ្ដាល​ជា​ទោស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៤៣</text:p>
          </table:table-cell>
          <table:table-cell table:style-name="តារាង1.A2" office:value-type="string">
            <text:p text:style-name="P9">ទោសញ្ញូ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ោស័ញ-ញូ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អ្នក​ស្គាល់​ទោស, អ្នក​ស្គាល់​ខុស​ត្រូវ (អ្នក​ប្រាជ្ញ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៤៤</text:p>
          </table:table-cell>
          <table:table-cell table:style-name="តារាង1.A2" office:value-type="string">
            <text:p text:style-name="P9">ទោស​ពៃរ៍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ោស-ពៃ</text:p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ោស + វៃរ; ទោស + វេរ) ទោស​និង​ពៀរ, ទោស​ជា​ពៀរ : អ្នក​ចេះ​តែ​ធ្វើ​ការ​នុ៎ះ​ទៅ​ចុះ ទោស​ពៃរ៍​អ្វី​ស្រេច​លើ​ខ្ញុំ; ខ្ញុំ​ឥត​ប្រកាន់​ទោស​ពៃរ៍​អ្វី​ទេ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៤៥</text:p>
          </table:table-cell>
          <table:table-cell table:style-name="តារាង1.A2" office:value-type="string">
            <text:p text:style-name="P9">ទោស​មូ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ោសៈ--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ឫស​អកុសល​ដែល​បណ្ដាល​អំពី​ទោស, ទោស​ជា​ឫស​នៃ​អកុសល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៤៦</text:p>
          </table:table-cell>
          <table:table-cell table:style-name="តារាង1.A2" office:value-type="string">
            <text:p text:style-name="P9">ទោសាគតិ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គៈតិ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ោស + អគតិ) សេចក្ដី​លំអៀង​ព្រោះ​ទោស, ដំណើរ​លំអៀង​ដោយ​សម្អប់ (ម. ព. អគតិ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៤៧</text:p>
          </table:table-cell>
          <table:table-cell table:style-name="តារាង1.A2" office:value-type="string">
            <text:p text:style-name="P9">ទោសានុទោស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ទោស​តូច​និង​ទោស​ធំ, ទោស​កំហុស​គ្រប់​យ៉ា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៤៨</text:p>
          </table:table-cell>
          <table:table-cell table:style-name="តារាង1.A2" office:value-type="string">
            <text:p text:style-name="P9">ទោស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&lt; ទោស) : កើត​ទោសោ <text:s/>គឺ​កើត​កំហឹង (ម. ព. ទោស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៤៩</text:p>
          </table:table-cell>
          <table:table-cell table:style-name="តារាង1.A2" office:value-type="string">
            <text:p text:style-name="P9">ទោះ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ិ.</text:p>
          </table:table-cell>
          <table:table-cell table:style-name="តារាង1.D2" office:value-type="string">
            <text:p text:style-name="P5">ទុក​ជា, បើ​ជា, បើ​ទុក​ជា : ទោះ​ល្អ​ក្ដី អាក្រក់​ក្ដី; ទោះ​ខ្ញុំ​បាន​មក​ក្ដី​ មិន​បាន​មក​ក្ដី ត្រូវ​តែ​អ្នក​ចាត់​ការ​នុ៎ះ​ចុះ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៥០</text:p>
          </table:table-cell>
          <table:table-cell table:style-name="តារាង1.A2" office:value-type="string">
            <text:p text:style-name="P9">ទោះជ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ិ.</text:p>
          </table:table-cell>
          <table:table-cell table:style-name="តារាង1.D2" office:value-type="string">
            <text:p text:style-name="P5">ពាក្យ​និបាត​សម្រាប់​ប្រើ​ភ្ជាប់​ទៅ​រក​អ្វី​មួយ ជា​វិកតិកត្តា : ក្រៅ​ពី​ប្រាក់​ទោះជា​របស់​អ្វី​ក៏​ដោយ ខ្ញុំ​ចេះ​តែ​យក...។ ទោះជា <text:s/>នេះ​សម្រាប់​ប្រើ​ចំពោះ​តែ​ប្រយោគ​ជា​វិកតិកត្តា​ប៉ុណ្ណោះ ។</text:p>
          </table:table-cell>
          <table:table-cell table:style-name="តារាង1.D2" office:value-type="string">
            <text:p text:style-name="P4">ទោះណា​ជា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៥១</text:p>
          </table:table-cell>
          <table:table-cell table:style-name="តារាង1.A2" office:value-type="string">
            <text:p text:style-name="P9">ទោះបី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ិ.</text:p>
          </table:table-cell>
          <table:table-cell table:style-name="តារាង1.D2" office:value-type="string">
            <text:p text:style-name="P5">ទុកណា​ជា, បើ​ទុកណា​ជា, ក្រែងលោ : ពាក្យ​ដែល​ខ្ញុំ​បាន​ថ្លែង​មក​ទាំង​ប៉ុន្មាន​នុ៎ះ ទោះបី​មាន​លើសលស់​ឆ្គាំឆ្គង សូម​អ្នក​ទាំងឡាយ​អត់​ទោស​ខ្ញុំ !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៥២</text:p>
          </table:table-cell>
          <table:table-cell table:style-name="តារាង1.A2" office:value-type="string">
            <text:p text:style-name="P9">ទោះបី​ជ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ិ.</text:p>
          </table:table-cell>
          <table:table-cell table:style-name="តារាង1.D2" office:value-type="string">
            <text:p text:style-name="P5">ដូច​គ្នា​នឹង ទោះជា, ទោះណា​ជា <text:s/>ដែរ គ្រាន់​តែ​ជា​វចនា​លង្ការ គឺ​និបាត​សព្ទ​ជា​អលង្ការ​របស់​សំដី​ប៉ុណ្ណោះ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៥៣</text:p>
          </table:table-cell>
          <table:table-cell table:style-name="តារាង1.A2" office:value-type="string">
            <text:p text:style-name="P9">ទោះបី​បើ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ព. បុ.</text:p>
          </table:table-cell>
          <table:table-cell table:style-name="តារាង1.D2" office:value-type="string">
            <text:p text:style-name="P12">និ.</text:p>
          </table:table-cell>
          <table:table-cell table:style-name="តារាង1.D2" office:value-type="string">
            <text:p text:style-name="P5">ជួន​ក្រែង, ក្រែងលោ, ជួន​ក្រែងលោ; ប្រសិន​បើ (ច្រើន​ប្រើ​ក្នុង​កាព្យ) ដូច​ជា​ពាក្យ​ថា ទោះបី​បើ​ភ្លាំងភ្លាត់ កុំ​ស្ងៀម​មាត់​ត្រូវ​ស្រដី កុំ​ឲ្យ​ខ្លួន​អប្រិយ ទោះ​ម្ដេច​ក្ដី​ត្រូវ​ដោះ​ស្រាយ ។ មួយ​សោត​ទោះយោបី <text:s/>លោក​ស្រដី​អភិប្រាយ អំពី​ការណ៍​វែង​ឆ្ងាយ ថា​នាយ​អាយ​កុំ​ត​តប ។</text:p>
          </table:table-cell>
          <table:table-cell table:style-name="តារាង1.D2" office:value-type="string">
            <text:p text:style-name="P4">ទោះ​យោបី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៥៤</text:p>
          </table:table-cell>
          <table:table-cell table:style-name="តារាង1.A2" office:value-type="string">
            <text:p text:style-name="P9">ទៅ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ឃ្លាត​ចាក​ទី​ដោយ​ដើរ​ឬ​ដោយ​យាន​ជំនិះ : ទៅ​ណា ? ទៅ​ផ្ទះ, ទៅ​សាលា​រៀន ។ <text:s/>ព. ផ្ទ. មក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៥៥</text:p>
          </table:table-cell>
          <table:table-cell table:style-name="តារាង1.A2" office:value-type="string">
            <text:p text:style-name="P9">ទ៏ៅ !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ទៅ ។ ពាក្យ​សាមញ្ញ​សម្រាប់​និយាយ​បញ្ជាក់​ឲ្យ​ខ្លី : ម៏ ! ទៅ៏ !; ជួន​កាល​ថា ម៉ុះ ! តុះ ! <text:s/>ហៅ​ថា សំដី​ម៉ុះតុះ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៥៦</text:p>
          </table:table-cell>
          <table:table-cell table:style-name="តារាង1.A2" office:value-type="string">
            <text:p text:style-name="P9">ទុំ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ទីទៃ​ពី​ខ្ចី​ពី​ចាស់ គឺ​ដែល​ដល់​កំណត់​ជិត​ជ្រុះ​ពី​មែក, ពី​ទង : ស្លឹក​ឈើ​ទុំ, ផ្លែ​ឈើ​ទុំ <text:s/>។ រោគ​ដែល​ដល់​កំណត់​នឹង​បែក​នឹង​ធ្លាយ ឬ​រោគ​ដែល​កើត​យូរ​ទាំង​ជ្រុល​ណាស់​ហើយ ក៏​ហៅ ទុំ <text:s/>ដែរ : បូស​ទុំ, ឫស​ដូង​បាត​ទុំ; រោគ​ទុំ​ណាស់​ទៅ​ហើយ គ្មាន​ពេទ្យ​ណា​មើល​ជា​ទេ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.</text:p>
          </table:table-cell>
          <table:table-cell table:style-name="តារាង1.D2" office:value-type="string">
            <text:p text:style-name="P5">ពាក្យ​សម្រាប់​និយាយ​ផ្សំ​នឹង​ពាក្យ ចាស់ : ចាស់​ទុំ <text:s/>គឺ​មនុស្ស​ដែល​ចាស់​ណាស់​ហើយ (មើល​ក្នុង​ពាក្យ <text:s/>អករ៍ <text:s/>ទៀត​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ចាស់​ទុំ </text:p>
          </table:table-cell>
        </table:table-row>
        <table:table-row>
          <table:table-cell table:style-name="តារាង1.A2" office:value-type="string">
            <text:p text:style-name="P15">៥៣៥៧</text:p>
          </table:table-cell>
          <table:table-cell table:style-name="តារាង1.A2" office:value-type="string">
            <text:p text:style-name="P9">ទុំទេស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មើល​ក្នុង​ពាក្យ ក្ទម្ពទេស <text:s/>។ គួរ​លែង​ប្រើ​ពាក្យ​នេះ គួរ​ប្រើ​ពាក្យ <text:s/>ក្ទម្ពទេស វិញ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៥៨</text:p>
          </table:table-cell>
          <table:table-cell table:style-name="តារាង1.A2" office:value-type="string">
            <text:p text:style-name="P9">ទុំហូ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ុំហ៊ូ</text:p>
          </table:table-cell>
          <table:table-cell table:style-name="តារាង1.D2" office:value-type="string">
            <text:p text:style-name="P12">ស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<text:span text:style-name="T1">តុœម</text:span><text:span text:style-name="T11"> អ. ថ. ទុម់ <text:s/>“ប៉ោល” + ហូ <text:s/>អ. ថ. </text:span><text:span text:style-name="T1">ហ៊ូ៎</text:span><text:span text:style-name="T6"> </text:span><text:span text:style-name="T11"><text:s/>“ត្រចៀក” &gt; </text:span><text:span text:style-name="T1">តុœមហូ</text:span><text:span text:style-name="T11"> (</text:span><text:span text:style-name="T1">ទុម់ហ៊ូ៎</text:span><text:span text:style-name="T11">)</text:span> “ប៉ោល​ត្រចៀក”) គ្រឿង​អលង្ការ​ស្ត្រី​មួយ​ប្រភេទ មាន​ទង​មាន​ក្រចាប់​ដាំ​ត្បូង សម្រាប់​ពាក់​ត្រចៀក​មួយ​ម្ខាង : ទុំហូ​ដាំ​ពេជ្រ, ទុំហូ​ដាំ​ត្បូង​រយ (ត្បូង​សាមញ្ញ) ។ ពាក្យ​ខ្មែរ​ហៅ កបិត (កៈបិត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៥៩</text:p>
          </table:table-cell>
          <table:table-cell table:style-name="តារាង1.A2" office:value-type="string">
            <text:p text:style-name="P9">ទំ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ឋិត​លើ​ទ្រនំ : ក្អែក​ទំ​លើ​មែក​អម្ពិល, ព្រាប​ទំ​រហង់​លើ​ដំបូល​សាលា ។ ដែល​ចាប់​ឈឺ​មិន​ស្រាកស្រាន្ត : រោគ​ទំ ជំងឺ​ទំ ។ ព. ប្រ. នៅ​ជា​មួយ​នឹង​ប្រពន្ធ​ដែល​ស្ដុកស្ដម្ភ, ដែល​មាន​អានុភាព​ខ្លាំង​ជាង​ខ្លួន : ខ្ញុំ​ទំ​មិន​ជាប់​ទេ (ព. សា.; មិន​សូវ​ប្រើ ។ គុ. ដែល​ងំ​នៅ​មិន​ស្រាក : ទុក្ខ​ទំ <text:s/>គឺ​ទុក្ខ​ដែល​នៅ​ទំ​ជានិច្ច ។ ព. ប្រ. អង្គុយ, ចូល​កាន់​ទី​អង្គុយ : ប្រើ​ទំ​លែង​ខ្ពស់ <text:s/>គឺ​កុំ​អាល​ប្រញាប់​អង្គុយ​លើ​ទី​ខ្ពស់​មុន​គេ​អញ្ជើញ ។ កុំ​ទុក​ចិត្ត​បរទេស កុំ​ទុក​ចិត្ត​អភិនេស្ក្រម៍ កុំ​ទុក​ចិត្ត​អភិប្រាយ ប្រើ​ទំ​លែង​ខ្ពស់ រំពឹង​ឲ្យ​ឆ្ងាយ ស្ដាប់​ពាក្យ​បរិយាយ បណ្ដាំ​មេជី ។... (សាស្ត្រា​ច្បាប់ រាជនេតិ ជា​ព្រះ​និពន្ធ​នៃ​ព្រះ​រាជ​សម្ភារ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៦០</text:p>
          </table:table-cell>
          <table:table-cell table:style-name="តារាង1.A2" office:value-type="string">
            <text:p text:style-name="P9">ទំន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ដើម​ទង, គន្លង, <text:s/>លំអាន; ន័យ : ធ្វើ​ខុស​ទំនង, គ្មាន​ទំនង, ធ្វើ​ត្រូវ​ទំន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៦១</text:p>
          </table:table-cell>
          <table:table-cell table:style-name="តារាង1.A2" office:value-type="string">
            <text:p text:style-name="P9">ទំនង​ជ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ិ.</text:p>
          </table:table-cell>
          <table:table-cell table:style-name="តារាង1.D2" office:value-type="string">
            <text:p text:style-name="P5">ប្រហែល​ជា : ការ​នុ៎ះ​ទំនង​ជា​មិន​កើត​ទេ​ដឹង ?; ទំនង​ជា​នឹង​បាន ប្រហែល​ជា​នឹង​ប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៦២</text:p>
          </table:table-cell>
          <table:table-cell table:style-name="តារាង1.A2" office:value-type="string">
            <text:p text:style-name="P9">ទំនញ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ភាវៈ​ទញ់; ទឹក​ដែល​គេ​ទប់​ឲ្យ​ទញ់ : ទំនញ់​គំនិត; ទំនញ់​ទឹ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៦៣</text:p>
          </table:table-cell>
          <table:table-cell table:style-name="តារាង1.A2" office:value-type="string">
            <text:p text:style-name="P9">ទំនត​ព្រះ​នេត្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ព. ថ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ការ​ទត​ព្រះ​នេត្រ​នៃ​ព្រះ​មហា​ក្សត្រិយ៍ : ព្រះ​រាជ​បរិពារ បាន​ប្រឹង​រំពៃ​មើល​ការណ៍​តាម​ទំនត​ព្រះ​នេត្រ (ប្រើ​ត្រឹមតែ ទំនត ក៏​បាន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៦៤</text:p>
          </table:table-cell>
          <table:table-cell table:style-name="តារាង1.A2" office:value-type="string">
            <text:p text:style-name="P9">ទំនប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ពំនូក​ដី​ដែល​គេ​លើក​ទប់​រាំង​ផ្លូវ​ទឹក : លើក​ទំនប់ ។ ព. ប្រ. <text:s/>ឧបាយ; ទ្រព្យ; សំណូក ឬ​មនុស្ស​ដែល​ទប់​ផ្លូវ​សេចក្ដី, ទប់​ដំណើរ​ឲ្យ​អាក់ ឲ្យ​ទើសទាក់ ទៅ​តាម​លំអាន​តាម​គន្លង​មិន​រួច : កុំ​អាង​ទំនប់​ជាង​ច្បាប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៦៥</text:p>
          </table:table-cell>
          <table:table-cell table:style-name="តារាង1.A2" office:value-type="string">
            <text:p text:style-name="P9">ទំនាក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ព. ថ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ការ​ទាក់​គ្នា : ទំនាក់​ទន្លេ គឺ​អាការ​នៃ​ទន្លេ​ដែល​ជាប់​ទាក់​ត​គ្នា (ទន្លេ​មួយ​ជាប់​នឹង​ទន្លេ​មួយ) បែក​ចេញ​ទៅ (បារ. កាប់​តួរ <text:s/>Capture) ។ ការ​ទាក់​ដោយ​មាន​ធ្នាក់ : ទំនាក់​ដំរី​ព្រៃ​នៃ​ពួក​ហ្ម (ដំរី) ។ ទំនាក់​ទទា <text:s/>ការ​ទាក់​ទទា​ព្រៃ​ដោយ​មាន​ទទា​ធ្នាក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៦៦</text:p>
          </table:table-cell>
          <table:table-cell table:style-name="តារាង1.A2" office:value-type="string">
            <text:p text:style-name="P9">ទំនាញ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ការ​ទាញ : ទំនាញ​ខ្សោយ <text:s/>គឺ​ការ​ទាញ​ខ្សោយ​ព្រោះ​មាន​គ្នា​តិច​ពេក ឬ​ព្រោះ​មិន​ប្រឹង​ទាញ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៦៧</text:p>
          </table:table-cell>
          <table:table-cell table:style-name="តារាង1.A2" office:value-type="string">
            <text:p text:style-name="P9">ទំនាន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ជាន់, ស្រករ, ស្របាល, កាល​សម័យ​ឬ​មនុស្ស​ដែល​គេ​កើត​ទាន់​បាន​ឃើញ​បាន​ដឹង​ជាក់ : កាល​ទំនាន់​ជីតា​ខ្ញុំ ស្រូវ​ថោក​ណាស់ មិន​មាន​តម្លៃ​ដូច​ក្នុង​ជាន់​ឥឡូវ​នេះ​ទេ (ម. ព. ជំនាន់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៦៨</text:p>
          </table:table-cell>
          <table:table-cell table:style-name="តារាង1.A2" office:value-type="string">
            <text:p text:style-name="P9">ទំនាប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ទី​ដី​ដែល​ទាប : ជញ្ជូន​ដី​ចាក់​ត្រង់​ទំនាប ។ គុ. ដែល​ទាប <text:s/>: ស្រែ​ទំនាប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៦៩</text:p>
          </table:table-cell>
          <table:table-cell table:style-name="តារាង1.A2" office:value-type="string">
            <text:p text:style-name="P9">ទំនា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ពាក្យ, សេចក្ដី​ដែល​គេ​ទាយ : ទំនាយ​របស់​អ្នក​ណា ?; ទំនាយ​នុ៎ះ​អ្នក​ណា​ទាយ​ទុក​មក ?; ទំនាយ​ព្រះ​ពុទ្ធ, ទំនាយ​គ្រូ, ទំនាយ​ហោរ, មាន​ទំនាយ​ត្រូវ​ឲ្យ​ធ្វើ​ការ​នុ៎ះ​កើ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៧០</text:p>
          </table:table-cell>
          <table:table-cell table:style-name="តារាង1.A2" office:value-type="string">
            <text:p text:style-name="P9">ទំនាល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ដំណើរ, អំពើ, សេចក្ដី​ដែល​ទាល់​គឺ​ដែល​ទើស​ទៅ​មិន​រួច : ទំនាល់​ផ្លូវ, ទំនាល់​គំនិត ។ (មិន​សូវ​ប្រើ; ច្រើន​ប្រើ​ថា ដំណើរ​ទាល់, សេចក្ដី​ទាល់, ការ​ទាល់, ដោយ​ទាល់, ទាំង​ទាល់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៧១</text:p>
          </table:table-cell>
          <table:table-cell table:style-name="តារាង1.A2" office:value-type="string">
            <text:p text:style-name="P9">ទំនាស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ពាក្យ, ដំណើរ, សេចក្ដី, អំពើ​ដែល​ទាស់, ដែល​ផ្ទុយ​គ្នា, ដែល​ទីទៃ​ពី​គ្នា : ទៅ​ជា​ទំនាស់​នឹង​មក, ខុស នឹង ត្រូវ, គុណ នឹង <text:s/>ទោស, ខ្ពស់ នឹង ទាប, វែង នឹង ខ្លី ។ល។ (ម. ព. ផ្ទុយ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៧២</text:p>
          </table:table-cell>
          <table:table-cell table:style-name="តារាង1.A2" office:value-type="string">
            <text:p text:style-name="P9">ទំនិញ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អ្វី​ៗ​ដែល​សម្រាប់​ឲ្យ​គេ​ទិញ, ដែល​ត្រូវ​ទិញ : លក់​ទំនិញ, ដឹក​នាំ​ទំនិញ, ទំនិញ​ឡើង​ថ្លៃ (ម. ព. ទិញ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៧៣</text:p>
          </table:table-cell>
          <table:table-cell table:style-name="តារាង1.A2" office:value-type="string">
            <text:p text:style-name="P9">ទំនឹ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 ឬ គុ.</text:p>
          </table:table-cell>
          <table:table-cell table:style-name="តារាង1.D2" office:value-type="string">
            <text:p text:style-name="P5">ពាក្យ​ដែល​ផ្ទឹម​នឹង​ពាក្យ​ឯ​ទៀត : ពាក្យ​ទំនឹម ។ ច្រើន​ជា​បរិវារ​សព្ទ​ផ្សំ​ជា​មួយ​នឹង​ពាក្យ ទំនៀម : ទំនឹមទំនៀម គឺ​ជា​ពាក្យ​ដែល​លោក​ចង​ជា​ប្រស្នា​ប្រៀប​ផ្ទឹម​ទៅ​រក​សេចក្ដី​ណា​មួយ, ច្រើន​តែ​ជា​ពាក្យ​សុភាសិត, ដូច​ពាក្យ​មាន​ដើម​ថា ចិត្ត​ជា​ទេវទត្ត មាត់​ជា​ទេវតា (ម. ព. ទេវតា ក្នុង​ពាក្យ ទេវ និង ទេវទត្ត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ំនឹមទំនៀម </text:p>
          </table:table-cell>
        </table:table-row>
        <table:table-row>
          <table:table-cell table:style-name="តារាង1.A2" office:value-type="string">
            <text:p text:style-name="P15">៥៣៧៤</text:p>
          </table:table-cell>
          <table:table-cell table:style-name="តារាង1.A2" office:value-type="string">
            <text:p text:style-name="P9">ទំនឹមទំនៀ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 ឬ គុ.</text:p>
          </table:table-cell>
          <table:table-cell table:style-name="តារាង1.D2" office:value-type="string">
            <text:p text:style-name="P5">(ម. ព. ទំនឹម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៧៥</text:p>
          </table:table-cell>
          <table:table-cell table:style-name="តារាង1.A2" office:value-type="string">
            <text:p text:style-name="P9">ទំនុ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ដំណើរ​ដែល​ទុក​ដាក់, របៀប​ទុក​ដាក់ : ទុក​ទ្រព្យ​ឲ្យ​មាន​ទំនុក ។ ពាក្យ​ប្រកប​ក្នុង​បទ​ដែល​ច្រៀង : រាយ​ទំនុក, ទំនុក​ច្រៀង ។ ព. ប្រ. ទំនង​ផ្លូវ​សេចក្ដី : រឿង​នេះ​មាន​ទំនុក​គួរ​និយាយ​ប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៧៦</text:p>
          </table:table-cell>
          <table:table-cell table:style-name="តារាង1.A2" office:value-type="string">
            <text:p text:style-name="P9">ទំនុកបម្រុ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ផ្គត់ផ្គង់, ផ្ចុង​ផ្ដើម ប្រុង​នឹង​ឲ្យ​កើត​កាល​វាល​គុម្ព, ជួយ​ឧបត្ថម្ភ, គាំទ្រ : ម្ដាយ​ឪពុក​ត្រូវ​ទំនុក​បម្រុង​កូន​ឲ្យ​ដិត​ដល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៧៧</text:p>
          </table:table-cell>
          <table:table-cell table:style-name="តារាង1.A2" office:value-type="string">
            <text:p text:style-name="P9">ទំនូ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សំដី​ដែល​ទូល, ដំណើរ, សេចក្ដី​ដែល​ក្រាប​ទូល, ដែល​ក្រាប​បង្គំ​ទូល : មាន​ទំនូល ទូល​ទំនាស់​ឲ្យ​ទាស់​ការណ៍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៧៨</text:p>
          </table:table-cell>
          <table:table-cell table:style-name="តារាង1.A2" office:value-type="string">
            <text:p text:style-name="P9">ទំនួញ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ពាក្យ​ដែល​យំ​ទួញ, ការ​យំ​រៀបរាប់, យោបំ : ឮ​សូរ​ទំនួញ​គួរ​ឲ្យ​អាណោចអាធ័ម​ណាស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៧៩</text:p>
          </table:table-cell>
          <table:table-cell table:style-name="តារាង1.A2" office:value-type="string">
            <text:p text:style-name="P9">ទំនួ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ទី​ទួល; ទំនង, ទំនង​ដែល​នាំ​ឲ្យ​ស្រួល, ផ្លូវ​ដែល​នាំ​ឲ្យ​ស្រួល : មាន​ទំនួល, តាម​ទំនួល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៨០</text:p>
          </table:table-cell>
          <table:table-cell table:style-name="តារាង1.A2" office:value-type="string">
            <text:p text:style-name="P9">ទំនើ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សេចក្ដី​ទើង, ដំណើរ​ដែល​ធ្វើ​ឥត​ទើស​ទាល់​តាម​តែ​អំណាច​ចិត្ត, អំពើ​ចិត្ត, ចំណង់ : ធ្វើ​តាម​ទំនើង​ចិត្ត, ប្រព្រឹត​តាម​ទំនើង (ម. ព. សេរីភាព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៨១</text:p>
          </table:table-cell>
          <table:table-cell table:style-name="តារាង1.A2" office:value-type="string">
            <text:p text:style-name="P9">ទំនើប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 ឬ គុ.</text:p>
          </table:table-cell>
          <table:table-cell table:style-name="តារាង1.D2" office:value-type="string">
            <text:p text:style-name="P5">អ្វី​ៗ​ដែល​ទើប​កើត​ថ្មី ដែល​ទើប​កើត ទើប​មាន​តាម​ជាន់​តាម​សម័យ : របស់​ទំនើប, ពាក្យ​ទំនើប, រឿង​ទំនើប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៨២</text:p>
          </table:table-cell>
          <table:table-cell table:style-name="តារាង1.A2" office:value-type="string">
            <text:p text:style-name="P9">ទំនៀប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ាំន្យើប <text:s/>អ. ថ. ថាំនៀប “ទី​សម្រាប់​ឈប់, សម្រាប់​សំចត; បែប​ផែន, បែប​យ៉ាង, ពាក្យ​ធៀប”) ពាក្យ​នេះ​ខ្មែរ​យើង​ប្រើ​ខ្លះ​តាម​ទម្លាប់​ដោយ​ស្រុក ប្រើ​ចំពោះ​តែ​ទី​សំចត​សម្រាប់​ទទួល​អ្នក​ធំ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៨៣</text:p>
          </table:table-cell>
          <table:table-cell table:style-name="តារាង1.A2" office:value-type="string">
            <text:p text:style-name="P9">ទំនើ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មើល​ក្នុង​ពាក្យ ទ្រនើ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៨៤</text:p>
          </table:table-cell>
          <table:table-cell table:style-name="តារាង1.A2" office:value-type="string">
            <text:p text:style-name="P9">ទំនៀ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បវេណី, ធម្មតា; សណ្ដាប់, សណ្ដាប់ធ្នាប់, ទម្លាប់, បែប​បទ : ធ្វើ​តាម​ទំនៀ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៨៥</text:p>
          </table:table-cell>
          <table:table-cell table:style-name="តារាង1.A2" office:value-type="string">
            <text:p text:style-name="P9">ទំនេ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 ឬ កិ. វិ.</text:p>
          </table:table-cell>
          <table:table-cell table:style-name="តារាង1.D2" office:value-type="string">
            <text:p text:style-name="P5">ឥត​មាន​រវល់, ឥត​មាន​ជំពាក់​ដោយ​ហេតុ​អ្វី​នីមួយ : មនុស្ស​ទំនេរ, ពេល​ទំនេរ; <text:s/>កន្លែង​ទំនេរ, នៅ​ទំនេ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៨៦</text:p>
          </table:table-cell>
          <table:table-cell table:style-name="តារាង1.A2" office:value-type="string">
            <text:p text:style-name="P9">ទំព័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ប៉ែក​មួយ​ចំហៀង​សន្លឹក (និយាយ​បាន​តែ​ស្លឹក​រឹត​ឬ​ក្រដាស​ដែល​សម្រាប់​ចារ សម្រាប់​សរសេរ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៨៧</text:p>
          </table:table-cell>
          <table:table-cell table:style-name="តារាង1.A2" office:value-type="string">
            <text:p text:style-name="P9">ទំព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លម្អិត​អាហារ​ឬ​អ្វី​ៗ​ដោយ​ធ្មេញ : ទំពា​បាយ, ទំពា​ស្លា, ទំពា​អៀង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៨៨</text:p>
          </table:table-cell>
          <table:table-cell table:style-name="តារាង1.A2" office:value-type="string">
            <text:p text:style-name="P9">ទំពុន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ប្រើ​ជា តៈពុ់ន <text:s/>អ. ថ. តៈភុន) ពល​រក​ស្មៅ​ឲ្យ​ដំរី​ឬ​ឲ្យ​សេះ​ព្រះ​រាជ​ទ្រព្យ : ពួក​ទំពុន (មាន​តែ​ពី​ក្នុង​សម័យ​បុរាណ កាល​ដែល​មាន​ពួក​សូទ្រៈ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៨៩</text:p>
          </table:table-cell>
          <table:table-cell table:style-name="តារាង1.A2" office:value-type="string">
            <text:p text:style-name="P9">ទំពូ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ឈើ​ព្រៃ​មួយ​ប្រភេទ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៩០</text:p>
          </table:table-cell>
          <table:table-cell table:style-name="តារាង1.A2" office:value-type="string">
            <text:p text:style-name="P9">ទំពួន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ព្នង​ពួក ១ ក្នុង​កម្ពុជរដ្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៩១</text:p>
          </table:table-cell>
          <table:table-cell table:style-name="តារាង1.A2" office:value-type="string">
            <text:p text:style-name="P9">ទំពែ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 ព. តម្ពែក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៩២</text:p>
          </table:table-cell>
          <table:table-cell table:style-name="តារាង1.A2" office:value-type="string">
            <text:p text:style-name="P9">ទំ​ពោះ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ំ-ពោះ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ចាប់​បដិសន្ធិ, ចាប់​កំណើត : ម្ដាយ​ដឹង​ថា​កូន​មក​ទំ​ពោះ ក៏​មាន​ចិត្ត​មេត្តា​ស្ងួន​គ្រង​ទៅ​រក​កូន​ដែល​នៅ​ក្នុង​ផ្ទៃ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៩៣</text:p>
          </table:table-cell>
          <table:table-cell table:style-name="តារាង1.A2" office:value-type="string">
            <text:p text:style-name="P9">ទំពាំ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ពន្លក​ឫស្សី ឬ​បបុស​ជាដើម : ចិត​ទំពាំង, ស្ល​ទំពាំង ។ ម. ទ. បុ. ទំពាំង​ស្នង​ឫស្សី សេចក្ដី​ថា កូន​ឬ​កូន​សិស្ស​ដែល​ទទួល​កិច្ចការ​ស្នង​ឪពុក, ស្នង​គ្រូ ដូច​ជា​ទំពាំង​ដែល​ដុះ​ស្នង​ដើម​ឫស្សី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៩៤</text:p>
          </table:table-cell>
          <table:table-cell table:style-name="តារាង1.A2" office:value-type="string">
            <text:p text:style-name="P9">ទំពាំង​ជូ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វល្លិ​មាន​ផ្លែ​ជា​ចង្កោម ប្រើ​ជា​អាហារ​បាន ។</text:p>
          </table:table-cell>
          <table:table-cell table:style-name="តារាង1.D2" office:value-type="string">
            <text:p text:style-name="P4">ទំពាំង​បាយ​ជូរ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៩៥</text:p>
          </table:table-cell>
          <table:table-cell table:style-name="តារាង1.A2" office:value-type="string">
            <text:p text:style-name="P9">ទំយើ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ទម្រើស, ថ្នម​ជំទួយ, ពោល​ពាក្យ​ជំទួយ ។ ន. ឬ គុ. សំដី​ថ្លែង​ដោយ​ថ្នម ដូច​ពាក្យ ឪពុក​ធំ ថា អ៊ំ, ដេក ថា គេង, ស៊ី ថា ញ៉ាំ, <text:s/>បៅ ថា ម៉ឹម ឬ <text:span text:style-name="T1">អ៊‌ឹម</text:span>, ប្អូន ថា អូន ជាដើម : ពាក្យ​ទំយើ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៩៦</text:p>
          </table:table-cell>
          <table:table-cell table:style-name="តារាង1.A2" office:value-type="string">
            <text:p text:style-name="P9">ទំហាត់ 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ំហ៊ាត់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រាងរៅ​ឬ​មាឌ​ដែល​ធាត់; ច្រើន​តែ​និយាយ​ផ្សំ​ជាមួយ​នឹង​ពាក្យ ទំហំ ថា : ទំហំ​ទំហាត់ គឺ​រាងរៅ​ឬ​មាឌ​ធំ​ផង​ធាត់​ផង : វា​មាន​ទំហំ​ទំហាត់​មាំមួន​ណាស់ ដែរ ពុំ​គួរ​ជា​មនុស្ស​ខ្សោយ​យ៉ាង​ហ្នឹង​សោះ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៩៧</text:p>
          </table:table-cell>
          <table:table-cell table:style-name="តារាង1.A2" office:value-type="string">
            <text:p text:style-name="P9">ទំហឹ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6">ទំហ៊‌ឹង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ការ​ប្រឹង​រត់​ឬ​ប្រឹង​ស្រែក ប្រឹង​និយាយ​ឬ​ពេញ​សំឡេង ត្រាតែ​<text:span text:style-name="T6">ហ៊‌ឹង​</text:span>ត្រចៀក : រត់​ពេញ​ទំហឹង គឺ​រត់​ពេញ​កម្លាំង​ត្រាតែ<text:span text:style-name="T6">​ហ៊‌ឹង​</text:span>ត្រចៀក ។ ព. ប្រ. ធ្វើ​ការ​ពេញ​ទំហឹង គឺ​ធ្វើ​ការ​ពេញ​កម្លាំង, ពេញ​សមត្ថភាព ។ល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៩៨</text:p>
          </table:table-cell>
          <table:table-cell table:style-name="តារាង1.A2" office:value-type="string">
            <text:p text:style-name="P9">ទំហួន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ការ​ធួន, សភាព​ធួន​ល្មម​ដល់​ការ, បូរណភាព : ចាយ​វាយ​លៃ​លក​តាម​ទំហួន​នៃ​ប្រាក់ គឺ​ចាយ​វាយ​តាម​ចំនួន​ល្មម​គ្រប់​គ្រាន់​នៃ​ប្រាក់ ដែល​មាន​ដោយ​លៃ​ស្ទង់​ឃើញ​ថា​មិន​ខ្វះ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៣៩៩</text:p>
          </table:table-cell>
          <table:table-cell table:style-name="តារាង1.A2" office:value-type="string">
            <text:p text:style-name="P9">ទំហេ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ហ៊េង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ភាវៈ​ធេង, សភាព​អស់​ធេង, នត្ថិភាព : ទំហេង​នៃ​ប្រាក់​ក្នុង​ហិប, ទំហេង​នៃ​ទ្រព្យ​ក្នុង​ផ្ទះ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០០</text:p>
          </table:table-cell>
          <table:table-cell table:style-name="តារាង1.A2" office:value-type="string">
            <text:p text:style-name="P9">ទំហែ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ហ៊ែង</text:p>
          </table:table-cell>
          <table:table-cell table:style-name="តារាង1.D2" office:value-type="string">
            <text:p text:style-name="P5">ព. ថ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ភាវៈ​ឬ​ភាព​ច្បាស់​ទែង, ការ​បញ្ចេញ​ទែង គឺ​ការ​បញ្ចេញ​អាការ​ឬ​ហេតុ​ឲ្យ​ឃើញ​ច្បាស់​ទែង : បញ្ចេញ​ទំហែង​ច្បាស់​ក្រឡែត <text:s/>(មើល​ក្នុង​ពាក្យ ទែង ១ គុ. ទៀត​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០១</text:p>
          </table:table-cell>
          <table:table-cell table:style-name="តារាង1.A2" office:value-type="string">
            <text:p text:style-name="P9">ទំហំ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ំហ៊ំ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ភាវៈ​ធំ; សភាព​ធំ; រាងរៅ​ឬ​មាឌ​ដែល​ធំ : ទំហំ​ប៉ុណ្ណឹង ពុំ​សម​បើ​ហ៊ាន​ចូល​ប្រឡូក​ជា​មួយ​នឹង​គេ​សោះ ។ ដើម​ឈើ​ទាល​មាន​ទំហំ​ជាង ៤ ឱប ។ ព. ប្រ. ចំនួន​ច្រើន​ឬ​តិច ឬ​ក៏​បុណ្យ​ស័ក្តិ, អានុភាព, សមត្ថភាព : យើង​មាន​ទ្រព្យ​តិច គេ​មាន​ទំហំ​ទ្រព្យ​និង​បុណ្យ​ស័ក្ដិ​ស្ដុកស្ដម្ភ​មាំមួន​ណាស់ ពុំ​គួរ​យើង​ហ៊ាន​ប្រណាំង​ប្រជែង​ជាមួយ​នឹង​គេ​ទេ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០២</text:p>
          </table:table-cell>
          <table:table-cell table:style-name="តារាង1.A2" office:value-type="string">
            <text:p text:style-name="P9">ទាំ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ខ្ទាំ, ជោកជាំ​យូរ​ដល់​ជ្រេញ​ចិត្ត : ទាំ​ចិត្ត ទាំ​គំនិត ។ គុ. ដែល​នៅ ជោកជាំ​យូរ : ជំងឺ​ទាំ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.</text:p>
          </table:table-cell>
          <table:table-cell table:style-name="តារាង1.D2" office:value-type="string">
            <text:p text:style-name="P5">ពាក្យ​បរិវារ​សម្រាប់​និយាយ​ផ្សំ​នឹង​ពាក្យ មាំ ថា : មាំទាំ <text:s/>គឺ​មាំមួន; ថែទាំ <text:s/>គឺ​ថែ​ដោយ​យក​ចិត្ត​ទុក​ដាក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មាំទាំ </text:p>
          </table:table-cell>
        </table:table-row>
        <table:table-row>
          <table:table-cell table:style-name="តារាង1.A2" office:value-type="string">
            <text:p text:style-name="P15">៥៤០៣</text:p>
          </table:table-cell>
          <table:table-cell table:style-name="តារាង1.A2" office:value-type="string">
            <text:p text:style-name="P9">ទាំ​ៗ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 ព. ទាំង​ៗ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០៤</text:p>
          </table:table-cell>
          <table:table-cell table:style-name="តារាង1.A2" office:value-type="string">
            <text:p text:style-name="P9">ទាំ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ិ.</text:p>
          </table:table-cell>
          <table:table-cell table:style-name="តារាង1.D2" office:value-type="string">
            <text:p text:style-name="P5">ពាក្យ​សម្រាប់​និយាយ​គួប និយាយ​ប្រមូល​ចំនួន​ឬ​បែប​យ៉ាង​អ្វី​ៗ​ដូច​ពាក្យ​ថា ទាំងអស់, ទាំង​គ្រប់, ទាំង​ស្រុង, ទាំង​នេះ, ទាំង​នោះ, ទាំងអស់​គ្នា, ទាំង​ប្រុស, ទាំង​ស្រី ជាដើ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០៥</text:p>
          </table:table-cell>
          <table:table-cell table:style-name="តារាង1.A2" office:value-type="string">
            <text:p text:style-name="P9">ទាំង​ៗ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ឧ.</text:p>
          </table:table-cell>
          <table:table-cell table:style-name="តារាង1.D2" office:value-type="string">
            <text:p text:style-name="P5">សូរ​សំឡេង​ស្គរ​យ៉ាង​ធំ​បំផុត​សម្រាប់​ទូង​យាម ។</text:p>
          </table:table-cell>
          <table:table-cell table:style-name="តារាង1.D2" office:value-type="string">
            <text:p text:style-name="P4">ទាំ​ៗ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០៦</text:p>
          </table:table-cell>
          <table:table-cell table:style-name="តារាង1.A2" office:value-type="string">
            <text:p text:style-name="P9">ទាំងពួ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សព្វ. ទាំង​មូល, ទាំង​អស់, ទាំង​ស្រុង, សព្វ​គ្រប់ ។ សម័យ​ពី​ដើម​ច្រើន​សរសេរ ទាំងប៉ួង, តែ​សម័យ​ឥឡូវ​សរសេរ ទាំងពួង <text:s/>រត់​របប​អស់​ហើ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០៧</text:p>
          </table:table-cell>
          <table:table-cell table:style-name="តារាង1.A2" office:value-type="string">
            <text:p text:style-name="P9">ទាំង​មូ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សព្វ. ទាំងស្រុង, ទាំងអស់ : ប្រទេស​កម្ពុជា​ទាំងមូល ។ ដើម​ឈើ​ធំ​ទាំង​មូល <text:s/>ដើម​ឈើ​ធំ​ទាំង​ស្រុង ។ ស្រុក​មួយ​ទាំង​មូល <text:s/>ពេញ​ទាំង​ស្រុក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០៨</text:p>
          </table:table-cell>
          <table:table-cell table:style-name="តារាង1.A2" office:value-type="string">
            <text:p text:style-name="P9">ទាំងស្រុ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21">សព្វ. ទាំង​អស់; ទាំង​មូល : ខុស​ទាំង​ស្រុង (ម. ព. ទាំងពួង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2"/>
          </table:table-cell>
        </table:table-row>
        <table:table-row>
          <table:table-cell table:style-name="តារាង1.A2" office:value-type="string">
            <text:p text:style-name="P15">៥៤០៩</text:p>
          </table:table-cell>
          <table:table-cell table:style-name="តារាង1.A2" office:value-type="string">
            <text:p text:style-name="P9">ទាំងហ្លា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.</text:p>
          </table:table-cell>
          <table:table-cell table:style-name="តារាង1.D2" office:value-type="string">
            <text:p text:style-name="P12">និ.</text:p>
          </table:table-cell>
          <table:table-cell table:style-name="តារាង1.D2" office:value-type="string">
            <text:p text:style-name="P21">(<text:span text:style-name="T1">ទ័œងហ្លាយ</text:span> <text:s/>អ. ថ. ថ័ងហ្លាយ “ទាំង​ច្រើន”) អស់​ទាំង, ទាំង​អស់, រាល់; ពាក្យ​ប្រាប់​ចំនួន​ច្រើន សម្រាប់​ប្រើ​ភ្ជាប់​នឹង​ចុង​នាម​សព្ទ​ជា​ពហុវចនៈ : អ្នក​ទាំងឡាយ គឺ​អស់​ទាំង​អ្នក​ឬ​ពួក​អ្នក, អ្នក​រាល់​គ្នា; មនុស្ស​ទាំងឡាយ, សត្វ​ទាំងឡាយ <text:s/>គឺ​អស់​ទាំង​មនុស្ស​ អស់​ទាំង​សត្វ...។ សម័យ​សព្វ​ថ្ងៃ​នេះ ច្រើន​សរសេរ ទាំងឡាយ <text:s/>ជាង ទាំងហ្លាយ ។</text:p>
          </table:table-cell>
          <table:table-cell table:style-name="តារាង1.D2" office:value-type="string">
            <text:p text:style-name="P4">ទាំងឡាយ</text:p>
          </table:table-cell>
          <table:table-cell table:style-name="តារាង1.I2" office:value-type="string">
            <text:p text:style-name="P21"/>
          </table:table-cell>
        </table:table-row>
        <table:table-row>
          <table:table-cell table:style-name="តារាង1.A2" office:value-type="string">
            <text:p text:style-name="P15">៥៤១០</text:p>
          </table:table-cell>
          <table:table-cell table:style-name="តារាង1.A2" office:value-type="string">
            <text:p text:style-name="P9">ទាំងឡា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 ព. ទាំងហ្លាយ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១១</text:p>
          </table:table-cell>
          <table:table-cell table:style-name="តារាង1.A2" office:value-type="string">
            <text:p text:style-name="P9">ទាំមី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ភ្លេង​ប្រគំ​មួយ​ប្រភេទ មាន​គង​វង់, គង​ធំ, ស្គរ​ធំ, ស្រឡៃ វាយ​ដំ​ផ្លុំ​លាយ​គ្នា សម្រាប់​ប្រគំ​ក្នុង​ឱកាស​បុណ្យ​សព (ច្រើន​មាន​ក្នុង​ខែត្រ​ក្រៅ មាន​ខែត្រ​សៀមរាប​ជាដើម) ។</text:p>
          </table:table-cell>
          <table:table-cell table:style-name="តារាង1.D2" office:value-type="string">
            <text:p text:style-name="P4">កន្ទាំ​មីង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១២</text:p>
          </table:table-cell>
          <table:table-cell table:style-name="តារាង1.A2" office:value-type="string">
            <text:p text:style-name="P9">ទះ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វាយ​នឹង​បាត​ដៃ : ទះ​កំផ្លៀង, ទះ​មូស ។ ទះ​ដៃ គឺ​យក​បាត​ដៃ​ឆ្វេង​និង​ស្ដាំ​ទះ​គ្នា ឬ​យក​បាត​ដៃ​ស្ដាំ​វាយ​ខ្ទប់​ទៅ​នឹង​បាត​ដៃ​ឆ្វេ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១៣</text:p>
          </table:table-cell>
          <table:table-cell table:style-name="តារាង1.A2" office:value-type="string">
            <text:p text:style-name="P9">ទះ​កាច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ល្បែង​មួយ​ប្រភេទ សម្រាប់​ក្មេង​លេង : ពួក​ក្មេង​លេង​ទះ​កាច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១៤</text:p>
          </table:table-cell>
          <table:table-cell table:style-name="តារាង1.A2" office:value-type="string">
            <text:p text:style-name="P9">ទ្រ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កាន់​ទប់​ឬ​ដាក់​កល់​ពី​ក្រោម : ទ្រ​ថាស, ទ្រ​ច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6">ឈ្មោះ​គ្រឿង​ភ្លេង​ខ្សែ​ពួក​មួយ ប្រើ​ខាង​កូត ឲ្យ​ឮ​សូរ​សព្ទ; ទ្រ​មាន​ច្រើន​ប្រភេទ : ទ្រ​ខ្មែរ, ទ្រ​អ៊ូ, ទ្រ​ឆេ, ទ្រ​សោ...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>ទ្រ​ខ្មែរ, <text:span text:style-name="T3">ទ្រ​អ៊ូ</text:span></text:p>
            <text:p text:style-name="P6">ទ្រ​ឆេ, <text:span text:style-name="T3">ទ្រ​សោ </text:span></text:p>
          </table:table-cell>
        </table:table-row>
        <table:table-row>
          <table:table-cell table:style-name="តារាង1.A2" office:value-type="string">
            <text:p text:style-name="P15">៥៤១៥</text:p>
          </table:table-cell>
          <table:table-cell table:style-name="តារាង1.A2" office:value-type="string">
            <text:p text:style-name="P9">ទ្រគោះ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 ឬ កិ. វិ.</text:p>
          </table:table-cell>
          <table:table-cell table:style-name="តារាង1.D2" office:value-type="string">
            <text:p text:style-name="P5">ដែល​ច្រឡោះបោះ, គំរោះ, បោះ​បោក​ឥត​គួរ​ឥត​សម : ពាក្យ​ទ្រគោះ, សំដី​ទ្រគោះ; និយាយ​ទ្រគោះ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១៦</text:p>
          </table:table-cell>
          <table:table-cell table:style-name="តារាង1.A2" office:value-type="string">
            <text:p text:style-name="P9">ទ្រង់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ប្រព្រឹត្ត, កាន់, ប្រដាប់, តាក់តែង : ទ្រង់​សីល, ទ្រង់​ធម៌, ទ្រង់​គ្រឿង ។ (រ. ស.) : ស្ដេច​ទ្រង់​ព្រះ​ពស្រ្ត​ព័ណ៌ ។ លោក​ទ្រង់​បាត្រ <text:s/>គឺ​ភិក្ខុ​សាមណេរ​និមន្ត​បិណ្ឌបា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ុ. ស.</text:p>
          </table:table-cell>
          <table:table-cell table:style-name="តារាង1.D2" office:value-type="string">
            <text:p text:style-name="P5">(រ. ស.) ព្រះ​អង្គ : សូម​ទ្រង់​ប្រោស​ព្រះ​រាជ​ទាន​អភ័យ​ទោស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៣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ទម្រង់, សណ្ឋាន, លំនាំ, រាង, រូប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១៧</text:p>
          </table:table-cell>
          <table:table-cell table:style-name="តារាង1.A2" office:value-type="string">
            <text:p text:style-name="P9">ទ្រង់ទ្រា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សណ្ឋាន, រូប​រាង, រាងរ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១៨</text:p>
          </table:table-cell>
          <table:table-cell table:style-name="តារាង1.A2" office:value-type="string">
            <text:p text:style-name="P9">ទ្រងា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ធ្ងាង : ក្បាល​ទ្រងា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១៩</text:p>
          </table:table-cell>
          <table:table-cell table:style-name="តារាង1.A2" office:value-type="string">
            <text:p text:style-name="P9">ទ្រងើ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ធ្ងើង : ធំ​ទ្រងើ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២០</text:p>
          </table:table-cell>
          <table:table-cell table:style-name="តារាង1.A2" office:value-type="string">
            <text:p text:style-name="P9">ទ្រងើ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ដែល​ទើល​ងើល : ក្បាល​ទ្រងើល (ម. ព. ត្រងើល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២១</text:p>
          </table:table-cell>
          <table:table-cell table:style-name="តារាង1.A2" office:value-type="string">
            <text:p text:style-name="P9">ទ្រត​ៗ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 ឬ គុ.</text:p>
          </table:table-cell>
          <table:table-cell table:style-name="តារាង1.D2" office:value-type="string">
            <text:p text:style-name="P5">ដែល​បញ្ជច់​ជង្គង់​បន្ទន់​គូទ​ជត​ៗ : ដើរ​ទ្រត​ៗ, រត់​ទ្រត​ៗ; ដំណើរ​ទ្រត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២២</text:p>
          </table:table-cell>
          <table:table-cell table:style-name="តារាង1.A2" office:value-type="string">
            <text:p text:style-name="P9">ទ្រទូង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លើក​ដៃ​ទាំង​ពីរ​ជ្រោង​ឡើង​លើ : ចូរ​អ្នក​ទ្រទូង​ដៃ​ឡើង !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កម្ពស់​ពី​ចុង​ជើង​ដែល​ឈរ​ត្រង់​ដល់​ចុង​ម្រាម​ដៃ​ដែល​លើក​ជ្រោង​ឡើង​លើ : ទឹក​ជ្រៅ​មួយ​ទ្រទូង ។ ចំនួន​ភិក្ខុ​សង្ឃ ៨ រូប : និមន្ត​លោក​មួយ​ទ្រទូង...។ សមណ​ស័ក្តិ​ទី​រាជា​គណៈ​ដែល​ព្រះ​មហា​ក្សត្រ​ទ្រង់​ប្រោស​ព្រះ​រាជ​ទាន​តាំង តាម​លំដាប់​ថ្នាក់​មាន ៤ ជាន់​គឺ សម្រាប់​ឯក, ទោ, ត្រី, ចត្វា ឬ​រាប់​ពី​ថ្នាក់​ក្រោម​មុន​ថា ចត្វា, ត្រី, ទោ, ឯក ក៏​បាន; កាល​ពី​ក្នុង​បុរាណ​សម័យ​យូរ​ហើយ ទ្រទូង​សម្រាប់ ឯក ហៅ​ថា ទ្រទូង​រ័ត្ន, តែ​សម័យ​សព្វ​ថ្ងៃ​នេះ​ហៅ​ថា រាជា​គណៈ ដូច​គ្នា​ទាំង ៤ សម្រាប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២៣</text:p>
          </table:table-cell>
          <table:table-cell table:style-name="តារាង1.A2" office:value-type="string">
            <text:p text:style-name="P9">ទ្រទួ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ដែល​មាន​សណ្ឋាន​រាង-ង ដូច​គេ​ស្ទួយ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២៤</text:p>
          </table:table-cell>
          <table:table-cell table:style-name="តារាង1.A2" office:value-type="string">
            <text:p text:style-name="P9">ទ្រទេស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ល្វាសល្វន់​សមរម្យ (ច្រើន​និយាយ​តែ​ពី​ក្បាច់​ភ្ញី) ។ ទ្រទេស​ទ្រទួយ <text:s/>ទ្រទេស​ទងវ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្រទេស​ទ្រទួយ</text:p>
          </table:table-cell>
        </table:table-row>
        <table:table-row>
          <table:table-cell table:style-name="តារាង1.A2" office:value-type="string">
            <text:p text:style-name="P15">៥៤២៥</text:p>
          </table:table-cell>
          <table:table-cell table:style-name="តារាង1.A2" office:value-type="string">
            <text:p text:style-name="P9">ទ្រទេសទ្រទន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ទន់ភ្លន់, ល្វាសល្វន់, ល្វតល្វៃ, ញ៉ែងញ៉ង : ដំណើរ​ទ្រទេស​ទ្រទន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២៦</text:p>
          </table:table-cell>
          <table:table-cell table:style-name="តារាង1.A2" office:value-type="string">
            <text:p text:style-name="P9">ទ្រទេសទ្រទួ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ដែល​មាន​រាង​ឬ​បែប​ភាព​ស្ទើត​ត្រដែត​ដូច​គេ​ស្ទួ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២៧</text:p>
          </table:table-cell>
          <table:table-cell table:style-name="តារាង1.A2" office:value-type="string">
            <text:p text:style-name="P9">ទ្រទ្រង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ជួយ​ទំនុក​បម្រុង, រក្សា, ថែទាំ, កាន់​កាប់, ប្រើប្រាស់, ចង​ចាំ : ទ្រទ្រង់​ធម៌, ទ្រទ្រង់​ចរិយា​ល្អ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២៨</text:p>
          </table:table-cell>
          <table:table-cell table:style-name="តារាង1.A2" office:value-type="string">
            <text:p text:style-name="P9">ទ្រនង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ទ្រើស​ឃ្នង, កាច : មនុស្ស​ទ្រនង់​យង់ឃ្ន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២៩</text:p>
          </table:table-cell>
          <table:table-cell table:style-name="តារាង1.A2" office:value-type="string">
            <text:p text:style-name="P9">ទ្រនល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ប្រដាប់​ធ្វើ​ដោយ​ឈើ​ឬ​ដោយ​ដី​ស្អិត​ដុត​ឲ្យ​ឆ្អិន មាន​សណ្ឋាន​មូល​សម្រាប់​វាយ​ក្អម, ឆ្នាំង បន្ទុល​ពី​ខាង​ក្នុង : ទ្រនល់​វាយ​ក្អម ។</text:p>
          </table:table-cell>
          <table:table-cell table:style-name="តារាង1.D2" office:value-type="string">
            <text:p text:style-name="P4">ទ្រនុល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៣០</text:p>
          </table:table-cell>
          <table:table-cell table:style-name="តារាង1.A2" office:value-type="string">
            <text:p text:style-name="P9">ទ្រនាប់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ដែក​បួន​ជ្រុង​សម្រាប់​រង​ញញួរ ឬ​អ្វី​ៗ​សម្រាប់​ទ្រាប់​សម្រាប់​រង, ប្រដាប់​សម្រាប់​ទ្រាប់ : ដាក់​លើ​ទ្រនាប់, ថែម​ទ្រនាប់​មួយ​ជាន់​ទៀ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ទាប​សម មិន​ទាប​ហួស : រាង​ទាប​ទ្រនាប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៣១</text:p>
          </table:table-cell>
          <table:table-cell table:style-name="តារាង1.A2" office:value-type="string">
            <text:p text:style-name="P9">ទ្រនាប់​ជើ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ប្រដាប់​ក្រៅ​ពី​ស្បែក សម្រាប់​ពាក់​ដូច​ស្បែក​ជើង : ទ្រនាប់​ជើង​ឈើ; មាន​ពុទ្ធប្បញ្ញត្តិ​ហាម​មិន​ឲ្យ​បព្វជិត​ពុទ្ធ​សាសនិក ពាក់​ទ្រនាប់​ជើង​ឈើ (ព. វិ. ពុ.) ។ បាលី​ថា បាទុក ឬ បាទុកា (ម. ព. នេះ​ទៀត​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៣២</text:p>
          </table:table-cell>
          <table:table-cell table:style-name="តារាង1.A2" office:value-type="string">
            <text:p text:style-name="P9">ទ្រនិច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អវយវៈ​ស្រួច​មុត​មាន​ពិស ដែល​មាន​នៅ​កន្ទុយ​សត្វ​សម្រាប់​ទិច : ទ្រនិច​ឃ្មុំ, ទ្រនិច​ខ្ទួយ ។ ដែក​ឬ​អ្វី​ៗ ដែល​មាន​សណ្ឋាន​ស្រួច​ឆ្មារ ស្រដៀង​នឹង​ទ្រនិច​សត្វ​ទាំង​នោះ ក៏​ហៅ​ថា ទ្រនិច ដែរ : ទ្រនិច​នាឡិកា, ទ្រនិច​ត្រី​វិស័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៣៣</text:p>
          </table:table-cell>
          <table:table-cell table:style-name="តារាង1.A2" office:value-type="string">
            <text:p text:style-name="P9">ទ្រនឹប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រង្វាន់​គ្រូ​មើល​ជំងឺ : រៀប​ទ្រនឹប, ជូន​ទ្រនឹប​គ្រូ (ម. ព. ខាន់ខៅ <text:s/>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៣៤</text:p>
          </table:table-cell>
          <table:table-cell table:style-name="តារាង1.A2" office:value-type="string">
            <text:p text:style-name="P9">ទ្រនុ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ឆ្អឹង​ខ្នង​សត្វ ឬ​ឆ្អឹង​អ្វី​ទាំងឡាយ​ដែល​មាន​សណ្ឋាន​ឡើង​ខ្ពស់​ទទុង : ទ្រនុង​ខ្នង​ត្រី​ក្រាញ់, ទ្រនុង​ស្លឹក​ត្នោ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៣៥</text:p>
          </table:table-cell>
          <table:table-cell table:style-name="តារាង1.A2" office:value-type="string">
            <text:p text:style-name="P9">ទ្រនុ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 ព. ទ្រនល់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៣៦</text:p>
          </table:table-cell>
          <table:table-cell table:style-name="តារាង1.A2" office:value-type="string">
            <text:p text:style-name="P9">ទ្រនូ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ចំនួន​អ្វី​ៗ​ដែល​ល្មម​ទូល​រួច, អ្វី​ៗ​ដែល​គេ​ទូល​លើ​ក្បាល : ស្រូវ​មួយ​ទ្រនូល​យ៉ាង​ធ្ងន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៣៧</text:p>
          </table:table-cell>
          <table:table-cell table:style-name="តារាង1.A2" office:value-type="string">
            <text:p text:style-name="P9">ទ្រនើ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ទី​សម្រាប់​បន្ទើរ, ធ្នើរ (ច្រើន​ប្រើ ធ្នើរ ជា)។ ប្រើ​ជា ទំនើរ ក៏​មាន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៣៨</text:p>
          </table:table-cell>
          <table:table-cell table:style-name="តារាង1.A2" office:value-type="string">
            <text:p text:style-name="P9">ទ្រនេ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ត្រី​រំអិល​មួយ​ប្រភេទ ពួក​ត្រី​ឆ្លាំង : ត្រី​ទ្រនេល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ត្រី​ទ្រនេល </text:p>
          </table:table-cell>
        </table:table-row>
        <table:table-row>
          <table:table-cell table:style-name="តារាង1.A2" office:value-type="string">
            <text:p text:style-name="P15">៥៤៣៩</text:p>
          </table:table-cell>
          <table:table-cell table:style-name="តារាង1.A2" office:value-type="string">
            <text:p text:style-name="P9">ទ្រនេស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.</text:p>
          </table:table-cell>
          <table:table-cell table:style-name="តារាង1.D2" office:value-type="string">
            <text:p text:style-name="P5">ពាក្យ​សម្រាប់​និយាយ​ផ្សំ​នឹង​ពាក្យ​លង់ : លង់​ទ្រនេស (ម. ព. នោះ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លង់​ទ្រនេស</text:p>
          </table:table-cell>
        </table:table-row>
        <table:table-row>
          <table:table-cell table:style-name="តារាង1.A2" office:value-type="string">
            <text:p text:style-name="P15">៥៤៤០</text:p>
          </table:table-cell>
          <table:table-cell table:style-name="តារាង1.A2" office:value-type="string">
            <text:p text:style-name="P9">ទ្រនំ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ទី​ដែល​សត្វ​ស្លាប​តែង​ទំ : កុក​ហើរ​រក​ទ្រនំ ។ (ព. ប្រ.) : ផ្ទះ​ធំ​ទ្រនំ​ខ្ពស់ ដែល​គេ​មាន​ផ្ទះ​ធំ​ទូលំទូលាយ​មាន​ទ្រព្យ​សម្រាប់​ចាយ​វាយ​គ្រប់​គ្រាន់ ។ គេ​បាន​ទ្រនំ​ខ្ពស់ គេ​បាន​ភរិយា​ជា​អ្នក​មាន​ទ្រព្យ​ស្ដុកស្ដម្ភ ឥត​ព្រួយ​ពី​ក្រ​ទ័ល ។ គេ​មាន​ទ្រនំ​របស់​គេ គេ​មាន​ទី​សម្នាក់​ស្ដុកស្ដម្ភ​មិន​ព្រួយ​បារម្ភ​ពី​ការ​លំបា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៤១</text:p>
          </table:table-cell>
          <table:table-cell table:style-name="តារាង1.A2" office:value-type="string">
            <text:p text:style-name="P9">ទ្រនំ​លល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ទំនប់​តូច​ដែល​គេ​លើក​ខណ្ឌ​ស្រែ​មួយ​ឲ្យ​មាន​ផ្នែក​ដោយ​ខ្លួន​ពី​គ្នា, ដោយ​បរិយាយ​ថា ទំនប់​តូច​នោះ​មាន​កម្ពស់​ផុត​ពី​ទឹក​ស្រែ ល្មម​លលក​ទំ​បាន : លើក​ទ្រនំ​លលក, ដាក់​ល្អី​បាយ​លើ​ទ្រនំ​លល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៤២</text:p>
          </table:table-cell>
          <table:table-cell table:style-name="តារាង1.A2" office:value-type="string">
            <text:p text:style-name="P9">ទ្រប​ៗ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, ឬ គុ.</text:p>
          </table:table-cell>
          <table:table-cell table:style-name="តារាង1.D2" office:value-type="string">
            <text:p text:style-name="P5">ដែល​មាន​ដំណើរ​បែប​លប​ៗ : ដើរ​ទ្រប​ៗ; ដំណើរ​ទ្រប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៤៣</text:p>
          </table:table-cell>
          <table:table-cell table:style-name="តារាង1.A2" office:value-type="string">
            <text:p text:style-name="P9">ទ្រព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ើ​វែង​១​គូ​ដែល​ប្រើ​ជា​មេ​សម្រាប់​ដាក់​ខាង​លើ​ឆ្នង់​ឬ​ជើង​ទៀន​រទេះ​ទុក​ដូច​ជា​ភ្នាក់​ដៃ : ទ្រពង​រទេះ ។ តួ​ដង​ស្នា : ទ្រពង​ស្ន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៤៤</text:p>
          </table:table-cell>
          <table:table-cell table:style-name="តារាង1.A2" office:value-type="string">
            <text:p text:style-name="P9">ទ្រព្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្រ័ប</text:p>
          </table:table-cell>
          <table:table-cell table:style-name="តារាង1.D2" office:value-type="string">
            <text:p text:style-name="P12">សំ.;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្រវ្យ, វ &gt; ព = ទ្រព្យ; ទព្វ) វត្ថុ, ធនធាន, សម្បត្តិ ។ល។ ខ្មែរ​យើង​ប្រើ​ពាក្យ​នេះ​ចំពោះ​តែ​វត្ថុ​មាន​មាស​ប្រាក់​ជាដើម ដែល​មាន​ម្ចាស់ ។ ទ្រព្យ​ធន, ទ្រព្យ​សម្បត្តិ គឺ​ទ្រព្យ​ផ្សេង​ៗ, ទ្រព្យ​សម្រាប់​ប្រើប្រាស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្រព្យ​ធន ទ្រព្យ​សម្បត្តិ </text:p>
          </table:table-cell>
        </table:table-row>
        <table:table-row>
          <table:table-cell table:style-name="តារាង1.A2" office:value-type="string">
            <text:p text:style-name="P15">៥៤៤៥</text:p>
          </table:table-cell>
          <table:table-cell table:style-name="តារាង1.A2" office:value-type="string">
            <text:p text:style-name="P9">ទ្រព្យ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្រាប់-ព្យា</text:p>
          </table:table-cell>
          <table:table-cell table:style-name="តារាង1.D2" office:value-type="string">
            <text:p text:style-name="P12">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្រវ្យ, ទ្រវ្យា) ទ្រព្យ​ទាំងពួង, ទ្រព្យ​នានា : អ្នក​មាន​ទ្រព្យា គឺ​អ្នក​មាន​ទ្រព្យ​នានា, មាន​ទ្រព្យ​ច្រើន ។ (ព. កា.) : អ្នក​មាន​ទ្រព្យា បើ​មាន​ចិត្ត​ជា សម្បូរ​មិត្រ​ភក្តិ តែង​មក​ឈូឆរ កំដរ​ឥត​អាក់ នាំ​ឲ្យ​ត្រជាក់ ចិត្ត​ថ្លើម​ជានិច្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៤៦</text:p>
          </table:table-cell>
          <table:table-cell table:style-name="តារាង1.A2" office:value-type="string">
            <text:p text:style-name="P9">ទ្រ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ដែល​ដុនដាប, ថយ​កម្លាំង, ថយ​រូប, ថយ​រាង (ដោយ​ចាស់​ជរា​ឬ​ដោយ​ធ្វើ​ការ​ធ្ងន់​ហួស​កម្លាំង) ។ ប្រើ​ជា កិ. ក៏​បាន : វា​ទ្រម​ខ្លួន​ខ្លាំង, ខ្ញុំ​ទ្រម​ខ្លាំង​ណាស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៤៧</text:p>
          </table:table-cell>
          <table:table-cell table:style-name="តារាង1.A2" office:value-type="string">
            <text:p text:style-name="P9">ទ្រមក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 ឬ កិ. វិ.</text:p>
          </table:table-cell>
          <table:table-cell table:style-name="តារាង1.D2" office:value-type="string">
            <text:p text:style-name="P5">ដែល​ដំអក់, ទម្រន់, ខ្ជិល​ច្រអូស, សំកុក : មនុស្ស​ទ្រមក់; កុំ​ដេក​ទ្រមក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៤៨</text:p>
          </table:table-cell>
          <table:table-cell table:style-name="តារាង1.A2" office:value-type="string">
            <text:p text:style-name="P9">ទ្រម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ដែល​មាន​សាច់​ពេញ : មុខ​ទ្រមម, ថ្ពាល់​ទ្រម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៤៩</text:p>
          </table:table-cell>
          <table:table-cell table:style-name="តារាង1.A2" office:value-type="string">
            <text:p text:style-name="P9">ទ្រមល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ឈើ​មួយ​ប្រភេទ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៥០</text:p>
          </table:table-cell>
          <table:table-cell table:style-name="តារាង1.A2" office:value-type="string">
            <text:p text:style-name="P9">ទ្រមា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ធំ​កំប៉ាត​ទូលាយ​តែ​មិន​គ្រមើម មិន​គ្រហាញ : ថ្លោស​ទ្រមាក​ៗ <text:s/>(ទ្រមាក​មាក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៥១</text:p>
          </table:table-cell>
          <table:table-cell table:style-name="តារាង1.A2" office:value-type="string">
            <text:p text:style-name="P9">ទ្រមាក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 ព. ទម័ក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៥២</text:p>
          </table:table-cell>
          <table:table-cell table:style-name="តារាង1.A2" office:value-type="string">
            <text:p text:style-name="P9">ទ្រមាក់​ខ្លា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សត្វ​ស្លាប​តូច​មួយ​ប្រភេទ សន្ដាន​សត្វ​ល្វា​ចេក (តាម​ឮ​គេ​និយាយ​ត​ៗ​មក​ថា នៅ​ក្នុង​ព្រៃ​ញៀត​ស្បាត, បើ​ឮ​សំឡេង​សត្វ​នោះ​យំ​ត្រង់​កន្លែង​ណា គឺ​មាន​ខ្លា​នៅ​ជិត​ៗ ក្បែរ​កន្លែង​នោះ​ពុំ​ខាន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៥៣</text:p>
          </table:table-cell>
          <table:table-cell table:style-name="តារាង1.A2" office:value-type="string">
            <text:p text:style-name="P9">ទ្រមី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ដែល​មើល​ទៅ​ឃើញ​ធ្មីង​ឥត​សម : ខ្លួន​ស្គម​កំព្រឹង​ឃើញ​តែ​ក្បាល​ទ្រមី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៥៤</text:p>
          </table:table-cell>
          <table:table-cell table:style-name="តារាង1.A2" office:value-type="string">
            <text:p text:style-name="P9">ទ្រមឹ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ស្ងៀម​ឈឹង​មិន​ស្ដី មិន​និយាយ​ធ្មឹង​ៗ : អង្គុយ​ទ្រមឹង, ឈរ​ទ្រមឹ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៥៥</text:p>
          </table:table-cell>
          <table:table-cell table:style-name="តារាង1.A2" office:value-type="string">
            <text:p text:style-name="P9">ទ្រមូ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ឈើ​មាន​ផ្លែ​ប្រើ​ជា​ម្ជូរ​ស្ល, ស្លឹក​ក៏​ប្រើ​ជា​បន្លែ​ស្ល​ម្ជូរ​ប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៥៦</text:p>
          </table:table-cell>
          <table:table-cell table:style-name="តារាង1.A2" office:value-type="string">
            <text:p text:style-name="P9">ទ្រមូង​សេ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ឈើ​មួយ​ប្រភេទ​មាន​ផ្លែ​មូល​ៗ កាល​ណា​ទុំ​មាន​សម្បុរ​ក្រហម ជា​ឈើ​សម្រាប់​ប្រើ​ការ​ធ្វើ​ជា​អុស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៥៧</text:p>
          </table:table-cell>
          <table:table-cell table:style-name="តារាង1.A2" office:value-type="string">
            <text:p text:style-name="P9">ទ្រមួច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ឈើ​មួយ​ប្រភេទ ផ្លែ​ល្អិត​ៗ ស្រដៀង​នឹង​ផ្លែ​ដង្កៀប​ក្ដាម​ប្រើ​ធ្វើ​ម្ជូ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៥៨</text:p>
          </table:table-cell>
          <table:table-cell table:style-name="តារាង1.A2" office:value-type="string">
            <text:p text:style-name="P9">ទ្រមើ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កំភើ (ច្រើន​ប្រើ​តែ​ក្នុង​ពាក្យ​កាព្យ​និង​ទំនុក​ច្រៀង) : ហៃ​នាង​ទ្រមើ​កំភើ​មាស​បង ចូរ​ឆ្លើយ​សាសង​មក​ចុះ​តាម​ប្រាជ្ញា ! ...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៥៩</text:p>
          </table:table-cell>
          <table:table-cell table:style-name="តារាង1.A2" office:value-type="string">
            <text:p text:style-name="P9">ទ្រមើ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ដែល​មើល​ទៅ​ឃើញ​ធ្មើង : ក្បាល​ទ្រមើង, ជួត​ក្បាល​ទ្រមើ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៦០</text:p>
          </table:table-cell>
          <table:table-cell table:style-name="តារាង1.A2" office:value-type="string">
            <text:p text:style-name="P9">ទ្រមើ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ដែល​មើល​ទៅ​ឃើញ​ធ្មើម : មុខ​ទ្រមើម, ប្រទះ​ខ្លា​មុខ​ទ្រមើ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៦១</text:p>
          </table:table-cell>
          <table:table-cell table:style-name="តារាង1.A2" office:value-type="string">
            <text:p text:style-name="P9">ទ្រមើ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ជើយ​ដោយ​ព្រួយ​ចិត្ត ឬ​ដោយ​អស់​កម្លាំង​ព្រោះ​នឿយ​ហត់​ខ្លាំង ។ ប. ពាក្យ​សម្រាប់​និយាយ​ផ្សំ​នឹង​ពាក្យ​ទ្រមឹង : ទ្រមឹង​ទ្រមើយ <text:s/>គឺ​ធ្មឹង​ជើយ​ដូច​ជា​មាន​ទុក្ខ​ព្រួយ​អំពី​ហេតុ​អ្វី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្រមឹងទ្រមើយ</text:p>
          </table:table-cell>
        </table:table-row>
        <table:table-row>
          <table:table-cell table:style-name="តារាង1.A2" office:value-type="string">
            <text:p text:style-name="P15">៥៤៦២</text:p>
          </table:table-cell>
          <table:table-cell table:style-name="តារាង1.A2" office:value-type="string">
            <text:p text:style-name="P9">ទ្រមេញ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លំគេញ (ច្រើន​ប្រើ​តែ​ក្នុង​ពាក្យ​កាព្យ ឬ​ទំនុក​ច្រៀង) : ហៃ​កែវ​ទ្រមេញ កុំ​ពោល​ទន្ទេញ តែ​ពី​ទុក្ខ​ព្រួយ ខំ​ធ្វើ​បុណ្យ​ទៅ គង់​បុណ្យ​នឹង​ជួយ ឲ្យ​កែវ​ស្រាល​ព្រួយ មាន​ចិត្ត​រីករា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៦៣</text:p>
          </table:table-cell>
          <table:table-cell table:style-name="តារាង1.A2" office:value-type="string">
            <text:p text:style-name="P9">ទ្រមេ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ចាន​បាយ​ធំ​មួយ​បែប​មាន​សណ្ឋាន​ស្រដៀង​នឹង​ចាន​គោម ប៉ុន្តែ​ជ្រៅ​ជាង​ចាន​គោម រាង​ច្រឡោ​បន្តិច​អ្នក​ស្រុក​ខ្លះ​ហៅ ឃ្វើង, ខ្លះ​ហៅ ចាន​ឃ្វើង : វា​ស៊ី​បាន​ច្រើន​ណាស់ ម្សិលមិញ​វា​ស៊ី​បាយ​អស់​មួយ​ទ្រមេម (ចាន​បែប​នេះ​មាន​តែ​ក្នុង​សម័យ​ពី​ដើម) ។ ម. ព. ឃ្វើង ទៀត​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៦៤</text:p>
          </table:table-cell>
          <table:table-cell table:style-name="តារាង1.A2" office:value-type="string">
            <text:p text:style-name="P9">ទ្រមែ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តូច​ទាប​រាង​សាយ​ក្រោម : ទាប​ទ្រមែ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៦៥</text:p>
          </table:table-cell>
          <table:table-cell table:style-name="តារាង1.A2" office:value-type="string">
            <text:p text:style-name="P9">ទ្រមែ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ឈើ​មួយ​ប្រភេទ ផ្លែ​ប្រើ​ជា​អាហារ​បាន; ច្រើន​ប្រើ​ធ្វើ​ជា​ឧស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៦៦</text:p>
          </table:table-cell>
          <table:table-cell table:style-name="តារាង1.A2" office:value-type="string">
            <text:p text:style-name="P9">ទ្រមាំង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ជីរ​មួយ​ប្រភេទ : ជីរ​ទ្រមាំង (ម. ព. ត្រចៀក​ដំរី ផង)។ អ្នក​ស្រុក​ខ្លះ​ហៅ ជីរ​ទ្រមឹ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ជីរ​ទ្រមាំង</text:p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ធំ​កំពាង​ហើយ​ទ្រងាង​ទៅ​ខាង​មុខ, ដែល​មើល​ទៅ​ឃើញ​ធ្មាំង : ស្លឹក​ត្រចៀក​ទ្រមាំ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៦៧</text:p>
          </table:table-cell>
          <table:table-cell table:style-name="តារាង1.A2" office:value-type="string">
            <text:p text:style-name="P9">ទ្រយន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ដែល​យុល​ចុះ (ច្រើន​និយាយ​តែ​អំពី​ផ្នត់​ថ្ពាល់​ដែល​ធ្លាក់​យុល) : ថ្ពាល់​ទ្រយ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៦៨</text:p>
          </table:table-cell>
          <table:table-cell table:style-name="តារាង1.A2" office:value-type="string">
            <text:p text:style-name="P9">ទ្រយាន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យារ​ស្តោក, យារ​ខ្លាំង​យោនយ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៦៩</text:p>
          </table:table-cell>
          <table:table-cell table:style-name="តារាង1.A2" office:value-type="string">
            <text:p text:style-name="P9">ទ្រយឹ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ឈើ​មួយ​ប្រភេទ ពួក​ឈើ​ខ្មៅ​ផ្លែ​ទុំ​មាន​ក្លិន​ក្រអូប​ឆ្ងាញ់ ប្រើ​ជា​ចំណី​ប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៧០</text:p>
          </table:table-cell>
          <table:table-cell table:style-name="តារាង1.A2" office:value-type="string">
            <text:p text:style-name="P9">ទ្រយុ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ដែល​មាន​សំណុំ​សំនួន ឬ​មាន​សំបុក​ធ្លាក់​ចុះ​ក្រោម : ពោះ​ទ្រយុ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៧១</text:p>
          </table:table-cell>
          <table:table-cell table:style-name="តារាង1.A2" office:value-type="string">
            <text:p text:style-name="P9">ទ្រលន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ធាត់​សាច់​ទន់, ដែល​មើល​ទៅ​ឃើញ​បែប​ណែន​ហើយ​រលោង​ទន់ : សាច់​ទ្រលន់, មើល​ទៅ​ឃើញ​ទ្រលន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៧២</text:p>
          </table:table-cell>
          <table:table-cell table:style-name="តារាង1.A2" office:value-type="string">
            <text:p text:style-name="P9">ទ្រលឹងទឹ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ឈើ​មួយ​ប្រភេទ ពួក​កន្ទួត​ស្រុក​ផ្លែ​ប្រើ​ជា​ម្ជូរ​ឬ​ជ្រក់​ក៏​ប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៧៣</text:p>
          </table:table-cell>
          <table:table-cell table:style-name="តារាង1.A2" office:value-type="string">
            <text:p text:style-name="P9">ទ្រលុ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ធាត់​ណាស់ <text:s/>: សាច់​ទ្រលុក, ធាត់​ទ្រលុក, ថ្លោស​ទ្រលុ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៧៤</text:p>
          </table:table-cell>
          <table:table-cell table:style-name="តារាង1.A2" office:value-type="string">
            <text:p text:style-name="P9">ទ្រលូ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ធាត់​ធំ​វែង, ដែល​មើល​ទៅ​ឃើញ​ធ្លូ : ពោះ​ទ្រលូ, ធំ​ទ្រលូ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៧៥</text:p>
          </table:table-cell>
          <table:table-cell table:style-name="តារាង1.A2" office:value-type="string">
            <text:p text:style-name="P9">ទ្រលោ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ខ្មួល​ទង្គោល​ឡើង : ហុយ​ទ្រលោម, មើល​ទៅ​ឃើញ​ផ្សែង​ទ្រលោម <text:span text:style-name="T8">។ 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៧៦</text:p>
          </table:table-cell>
          <table:table-cell table:style-name="តារាង1.A2" office:value-type="string">
            <text:p text:style-name="P9">ទ្រវៀច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ប៉ិនប៉ាន់, រប៉ិនរប៉ាន់, វៀចវ៉ច (ម. ព. គ្រវៀច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៧៧</text:p>
          </table:table-cell>
          <table:table-cell table:style-name="តារាង1.A2" office:value-type="string">
            <text:p text:style-name="P9">ទ្រវែ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ដែល​មាន​រាង​វែង : ផ្លែ​ឪឡឹក​រាង​ទ្រវែង, រាង​បួន​ជ្រុង​ទ្រវែ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៧៨</text:p>
          </table:table-cell>
          <table:table-cell table:style-name="តារាង1.A2" office:value-type="string">
            <text:p text:style-name="P9">ទ្រវះ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ទូលាយ, ដែល​មាន​រង្វះ​ធំ : មាត់​ទ្រវះ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៧៩</text:p>
          </table:table-cell>
          <table:table-cell table:style-name="តារាង1.A2" office:value-type="string">
            <text:p text:style-name="P9">ទ្រហឹ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7">--ហ៊‌ឹង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 ឬ គុ.</text:p>
          </table:table-cell>
          <table:table-cell table:style-name="តារាង1.D2" office:value-type="string">
            <text:p text:style-name="P5">ដែល​មាន​សូរ​ឮ​អឺងកង​នាំ​ឲ្យ<text:span text:style-name="T6">​</text:span><text:span text:style-name="T1">ហ៊‌ឹង​</text:span>ត្រចៀក : ស្រែក​យំ​ទ្រហឹង; សូរ​ទ្រហឹង​អឺងក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៨០</text:p>
          </table:table-cell>
          <table:table-cell table:style-name="តារាង1.A2" office:value-type="string">
            <text:p text:style-name="P9">ទ្រហ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ហ៊ោ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ស្រែក​យំ​ខ្លាំង ដូច​គេ​ស្រែក​ហ៊ោ : ទ្រហោ​យំ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៨១</text:p>
          </table:table-cell>
          <table:table-cell table:style-name="តារាង1.A2" office:value-type="string">
            <text:p text:style-name="P9">ទ្រាន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ធុញ​ណាយ​នឹង​អាហារ​ចំណី​ដដែល​ៗ មិន​ចង់​បរិភោគ​ឬ​ដោយ​ធ្វើ​អ្វី​ៗ​ហួស​កម្លាំង នាំ​ឲ្យ​មាន​ចិត្ត​មិន​ចង់​ធ្វើ​ត​ទៅ​ទៀត : កុំ​ស្ល​ម្ជូរ​ដដែល​ៗ ខ្ញុំ​ទ្រាន់​ណាស់ ទទួល​ទាន​មិន​កើត​ទេ ។ ទ្រាន់​ចិត្ត <text:s/>ធុញ​ចិត្ត, មាន​ចិត្ត​ធុញទ្រាន់ ។ ទ្រាន់​ដៃ <text:s/>គឺ​រអា​ដៃ​នឿយ​ណាយ​មិន​ចង់​លូក​ដៃ​កាន់​ការ​នោះ​ត​ទៅ​ទៀត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្រាន់​ចិត្ត</text:p>
            <text:p text:style-name="P5">ទ្រាន់​ដៃ </text:p>
          </table:table-cell>
        </table:table-row>
        <table:table-row>
          <table:table-cell table:style-name="តារាង1.A2" office:value-type="string">
            <text:p text:style-name="P15">៥៤៨២</text:p>
          </table:table-cell>
          <table:table-cell table:style-name="តារាង1.A2" office:value-type="string">
            <text:p text:style-name="P9">ទ្រាប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បង្អែម​ធ្វើ​ដោយ​អង្ករ​ដំណើប​ឬ​ល្ង​ជាដើម លាយ​កូរ​នឹង​ទឹក​ស្ករ​ស្អិត រួច​យក​មក​សង្កត់​ជា​ផែន​ៗ : ទ្រាប​លាជ, ទ្រាប​ល្ង, ទ្រាប​បា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្រាប​លាជ ទ្រាប​ល្ង</text:p>
            <text:p text:style-name="P5"><text:s/>ទ្រាប​បាយ</text:p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ផ្កាប់​មុខ​គ្រប​សង្កត់​ពី​លើ ឬ សង្កត់​ដោយ​បាត​ដៃ​លើក​ឈ្នក់​ដាក់​ផ្ទាប់​ទៅ​ផ្ទាល់​នឹង​ផ្ទែ​ភក់​ក្នុង​ទឹក : ទ្រាប​ត្រី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៨៣</text:p>
          </table:table-cell>
          <table:table-cell table:style-name="តារាង1.A2" office:value-type="string">
            <text:p text:style-name="P9">ទ្រាប់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រង, កល់​ពី​ក្រោម, ដាក់​ទ្រនាប់ : ទ្រាប់​ស្លឹក​ចេក​នៅ​បាត​កញ្ឆេ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៨៤</text:p>
          </table:table-cell>
          <table:table-cell table:style-name="តារាង1.A2" office:value-type="string">
            <text:p text:style-name="P9">ទ្រាយ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គ្រឿង​រទេះ​គោ, រទេះ​ក្របី​មាន​សណ្ឋាន​ង​ចុង​ទាំង​២​ខាង ដាក់​ប្រកប​ត្រង់​ខាង​មុខ​ខាង​ក្រោយ​លើ​ទូក​រទេះ​ទ្រ​ទ្រពង : ទ្រាយ​រទេះ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្រាយ​រទេះ </text:p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ម្រឹគ​ពួក​ឈ្លូស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៨៥</text:p>
          </table:table-cell>
          <table:table-cell table:style-name="តារាង1.A2" office:value-type="string">
            <text:p text:style-name="P9">ទ្រាល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ផ្កាប់​ខ្លួន​ឲ្យ​ដិត​ដល់​ផ្ទៃ : កុំ​ទ្រាល​សរសេរ​ប្រយ័ត្ន​ឈឺ​ទ្រូង​ខ្លាច​បណ្ដាល​ជា​រោគ​ក្អក​របេ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អន្លង់​តូច​ៗ​ក្នុង​បឹង​ក្នុង​ព្រែក​សម្រាប់​ត្រី​នៅ គឺ​កន្លែង​ដែល​ត្រី​ននៀល​ទៅ​មក​ឲ្យ​ខូង សម្រាប់​អាស្រ័យ​នៅ : ត្រី​វ៉ៃ​ទ្រាល (ហៅ​តាម​ទម្លាប់​ស្រុក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៨៦</text:p>
          </table:table-cell>
          <table:table-cell table:style-name="តារាង1.A2" office:value-type="string">
            <text:p text:style-name="P9">ទ្រាស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ឈើ​មួយ​ប្រភេទ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៨៧</text:p>
          </table:table-cell>
          <table:table-cell table:style-name="តារាង1.A2" office:value-type="string">
            <text:p text:style-name="P9">ទ្រឹ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ឬ កិ. វិ.</text:p>
          </table:table-cell>
          <table:table-cell table:style-name="តារាង1.D2" office:value-type="string">
            <text:p text:style-name="P5">ឈប់​ស្ងៀម, ដំអក់, ក្រាញ​ដោយ​រឹង​ត្អឹង : ទ្រឹង​មួយ​ស្របក់; ឈរ​ទ្រឹង​ដល់​ណា​ទៀត​ម្ដេច​ក៏​មិន​ទៅ ?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៨៨</text:p>
          </table:table-cell>
          <table:table-cell table:style-name="តារាង1.A2" office:value-type="string">
            <text:p text:style-name="P9">ទ្រឹស្ដិ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្រឹស</text:p>
          </table:table-cell>
          <table:table-cell table:style-name="តារាង1.D2" office:value-type="string">
            <text:p text:style-name="P12">សំ.;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្ឫស្ដិ; ទិដ្ឋិ) មើល​ពាក្យ ទិដ្ឋិ ។ ពាក្យ​នេះ សព្វ​ថ្ងៃ​ប្រើ​ជា ទ្រឹស្ដី <text:s/>(ជើង ដ) គឺ​ការ​ឃើញ​ដោយ​ភ្នែក ឬ​ការ​យល់​ឃើញ​ដោយ​គំនិត​ប្រាជ្ញា​យោបល់, គោល​ការណ៍​ដែល​ពន្យល់​ចង្អុល​ប្រាប់​នូវ​ដំណើរ​ទំនង​នៃ​កិច្ច​ការ​ទាំងពួង​ដែល​ត្រូវ​ធ្វើ​យ៉ាង​ណា​ៗ : រឿង​នេះ​គ្រាន់​តែ​ជា​ទ្រឹស្ដី​ទេ, បុគ្គល​នេះ​មាន​តែ​ទ្រឹស្ដី តែ​មិន​ទាន់​មាន​ការ​ប្រតិបត្តិ ឬ​ការ​ពិសោធ​នៅ​ឡើយ​ទេ; ទ្រឹស្ដី​ទុក​ជា​មូលដ្ឋាន​នៃ​កិច្ច​ប្រតិបត្តិ ។</text:p>
          </table:table-cell>
          <table:table-cell table:style-name="តារាង1.D2" office:value-type="string">
            <text:p text:style-name="P4">ទ្ឫស្ដិ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៨៩</text:p>
          </table:table-cell>
          <table:table-cell table:style-name="តារាង1.A2" office:value-type="string">
            <text:p text:style-name="P9">ទ្រឹស្ដិ​ស្មូ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្រឹស--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 ឬ ន.</text:p>
          </table:table-cell>
          <table:table-cell table:style-name="តារាង1.D2" office:value-type="string">
            <text:p text:style-name="P5">ដែល​ប្រកាន់​ទិដ្ឋិ​ព្រម​ទាំង​មាន​ចិត្ត​ស្មូរ​ផង : មនុស្ស​ទ្រឹស្ដិ​ស្មូរ ។ ច្រើន​យក​សេចក្ដី​ថា កំណាញ់​ស្វិត <text:s/>គឺ​កំណាញ់​ក្រៅ​តម្រ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៩០</text:p>
          </table:table-cell>
          <table:table-cell table:style-name="តារាង1.A2" office:value-type="string">
            <text:p text:style-name="P9">ទ្រឹស្ដី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្រឹស-ស្ដី ជើង ដ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ម. ព. ទ្រឹស្ដិ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៩១</text:p>
          </table:table-cell>
          <table:table-cell table:style-name="តារាង1.A2" office:value-type="string">
            <text:p text:style-name="P9">ទ្រុ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ប្រដាប់​សម្រាប់​ដាក់, សម្រាប់​ប្រស់, សម្រាប់​ខាំង​សត្វ​ទាំងឡាយ : ទ្រុង​លលក, ទ្រុង​មាន់, ទ្រុង​ត្រី, ទ្រុង​ខ្លា ជាដើ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៩២</text:p>
          </table:table-cell>
          <table:table-cell table:style-name="តារាង1.A2" office:value-type="string">
            <text:p text:style-name="P9">ទ្រុឌ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្រុត</text:p>
          </table:table-cell>
          <table:table-cell table:style-name="តារាង1.D2" office:value-type="string">
            <text:p text:style-name="P12">សំ.</text:p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ស្រុត, ស្រុត​ចុះ, លិច​ចុះ; ផត​ខូង​ចុះ : ស្ពាន​បេតុង​ចាស់​ទ្រុឌ​មួយ​កន្លែង​ត្រង់​ផ្ទៃ​កណ្ដាល ។ ទ្រុឌទ្រោម ទ្រុឌ​ផង​ទ្រោម​ផង ។ ព. ប្រ. រាង​កាយ​ទ្រុឌទ្រោម <text:s/>រាង​កាយ​ដែល​ចាស់​គ្រាំគ្រា​ណាស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្រុឌទ្រោម </text:p>
          </table:table-cell>
        </table:table-row>
        <table:table-row>
          <table:table-cell table:style-name="តារាង1.A2" office:value-type="string">
            <text:p text:style-name="P15">៥៤៩៣</text:p>
          </table:table-cell>
          <table:table-cell table:style-name="តារាង1.A2" office:value-type="string">
            <text:p text:style-name="P9">ទ្រុប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 ឬ កិ. វិ.</text:p>
          </table:table-cell>
          <table:table-cell table:style-name="តារាង1.D2" office:value-type="string">
            <text:p text:style-name="P5">ដែល​ដុះ​ស្ដុក, ក្រាស់, ជិត : ព្រៃ​ទ្រុប, ដុះ​ទ្រុប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៩៤</text:p>
          </table:table-cell>
          <table:table-cell table:style-name="តារាង1.A2" office:value-type="string">
            <text:p text:style-name="P9">ទ្រុប​ៗ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ឧ.</text:p>
          </table:table-cell>
          <table:table-cell table:style-name="តារាង1.D2" office:value-type="string">
            <text:p text:style-name="P5">សូរ​ឮ​ដោយ​ដើរ​ជាន់​លើ​អ្វី​ៗ​ឬ​ទះ, គោះ​អ្វី​ៗ ដែល​ផុស, ដែល​ទន់​មិន​ហាប់, មិន​ណែ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៩៥</text:p>
          </table:table-cell>
          <table:table-cell table:style-name="តារាង1.A2" office:value-type="string">
            <text:p text:style-name="P9">ទ្រុ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;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ុម) ឈើ, ដើម​ឈើ ។ ខ្មែរ​យើង​ច្រើន​និយាយ​ថា ស៊ុម​ទ្រុម ។ គុ. ដែល​មាន​ឈើ​ដុះ​ទ្រុបទ្រុល, សុប​ប្រឡុប : ព្រៃ​ស៊ុម​ទ្រុ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ស៊ុម​ទ្រុម</text:p>
          </table:table-cell>
        </table:table-row>
        <table:table-row>
          <table:table-cell table:style-name="តារាង1.A2" office:value-type="string">
            <text:p text:style-name="P15">៥៤៩៦</text:p>
          </table:table-cell>
          <table:table-cell table:style-name="តារាង1.A2" office:value-type="string">
            <text:p text:style-name="P9">ទ្រុយ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ឬ គុ.</text:p>
          </table:table-cell>
          <table:table-cell table:style-name="តារាង1.D2" office:value-type="string">
            <text:p text:style-name="P5">ពាយ​ដោយ​មាន​តែ​ស្លឹក​ស្រោប​គុម្ព​មាន​ផ្លែ​បន្ដិច​បន្ដួច (ប្រើ​តាម​ទម្លាប់​ដោយ​ស្រុក) : ស្រុក​ខ្ញុំ​ឆ្នាំ​នេះ ស្រូវ​មាន​ដើម​ដង​គ្រាន់​បើ ប៉ុន្តែ​ច្រើន​ទ្រុ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៩៧</text:p>
          </table:table-cell>
          <table:table-cell table:style-name="តារាង1.A2" office:value-type="string">
            <text:p text:style-name="P9">ទ្រុ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ដែល​ច្រើន, ក្រាស់, ញឹក : ដុះ​ទ្រុល, ហុយ​ទ្រុល, ជេរ​បញ្ចោរ​ទ្រុល ។ ទ្រុលទ្រុប ឬ ទ្រុបទ្រុល ដែល​ដុះ​ស្ដុក​ជិត​ណាស់ : ព្រៃ​ទ្រុបទ្រុល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្រុលទ្រុប <text:s/>ទ្រុបទ្រុល</text:p>
          </table:table-cell>
        </table:table-row>
        <table:table-row>
          <table:table-cell table:style-name="តារាង1.A2" office:value-type="string">
            <text:p text:style-name="P15">៥៤៩៨</text:p>
          </table:table-cell>
          <table:table-cell table:style-name="តារាង1.A2" office:value-type="string">
            <text:p text:style-name="P9">ទ្រុស្ដ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្រុស</text:p>
          </table:table-cell>
          <table:table-cell table:style-name="តារាង1.D2" office:value-type="string">
            <text:p text:style-name="P12">សំ.</text:p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(ទុស្ដ) ប្រទូស្ដ, ធ្វើ​អាក្រក់ : មនុស្ស​ទ្រុស្ដ​មិត្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៤៩៩</text:p>
          </table:table-cell>
          <table:table-cell table:style-name="តារាង1.A2" office:value-type="string">
            <text:p text:style-name="P9">ទ្រុស្ដ​សី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្រុស-សិល</text:p>
          </table:table-cell>
          <table:table-cell table:style-name="តារាង1.D2" office:value-type="string">
            <text:p text:style-name="P12">សំ.; បា. </text:p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(ទុស្ដ + សីល; ទុស្សីល) ដែល​មាន​សីល​មិន​បរិសុទ្ធ : មនុស្ស​ទ្រុស្ដ​សីល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០០</text:p>
          </table:table-cell>
          <table:table-cell table:style-name="តារាង1.A2" office:value-type="string">
            <text:p text:style-name="P9">ទ្រុះ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</text:p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(ទ្រុហ, ហ &gt; <text:span text:style-name="T1">ះ</text:span> = ទ្រុះ) បៀតបៀន, ព្យាយាម​រក​រឿង​បៀត-បៀន, ស្អប់, ចង​គំនុំ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</text:p>
          </table:table-cell>
          <table:table-cell table:style-name="តារាង1.D2" office:value-type="string">
            <text:p text:style-name="P12">ន. ឬ គុ.</text:p>
          </table:table-cell>
          <table:table-cell table:style-name="តារាង1.D2" office:value-type="string">
            <text:p text:style-name="P5">(ទ្រុហ, ហ &gt; <text:span text:style-name="T1">ះ</text:span> = ទ្រុះ) អ្នក​បៀតបៀន; ដែល​រក​រឿង​បៀតបៀន​ : មនុស្ស​ទ្រុះ​មិត្រ (ម. ព. ទ្រុស្ដ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០១</text:p>
          </table:table-cell>
          <table:table-cell table:style-name="តារាង1.A2" office:value-type="string">
            <text:p text:style-name="P9">ទ្រូ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ប្រដាប់​នេសាទ​ធ្វើ​ដោយ​បន្ទោះ​ឫស្សី​ក្រង​រាង​ប៉ោង​កណ្ដាល​មាន​ប្រឹស​នៅ​ខាង​ចំហៀង : ដាក់​ទ្រូ, លើក​ទ្រូ, ត្រី​ទ្រូ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០២</text:p>
          </table:table-cell>
          <table:table-cell table:style-name="តារាង1.A2" office:value-type="string">
            <text:p text:style-name="P9">ទ្រូ​លាវ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ទ្រូ​មាន​ប្រឹស ២ គឺ​លើ ១ ក្រោម ១, ប្រឹស​លើ​មាន​មុខ​ទៅ​ខាង​លើ, ប្រឹស​ក្រោម​មាន​មុខ​មក​ខាង​ក្រោម (ធ្វើ​តាម​បែប​ទ្រូ​របស់​លាវ) ។ ព. ទ. បុ. ដូច​ទ្រូ​លាវ ជា​ពាក្យ​និយាយ​សំដៅ​មនុស្ស​ដែល​មាន​លាភ​ចូល​មក​ពី​ទី​ផ្សេង​ៗ​ឥត​អាក់ ប្រៀប​ដូច​ទ្រូ​លាវ​ដែល​ត្រូវ​ត្រី​តាម​ប្រឹស​ទាំង​ពី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០៣</text:p>
          </table:table-cell>
          <table:table-cell table:style-name="តារាង1.A2" office:value-type="string">
            <text:p text:style-name="P9">ទ្រូ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អវយវៈ​មនុស្ស​ត្រង់​ប៉ែក​ខាង​មុខ ពី​ក្រោម​ដង​កាំបិត​ចុះ​មក​ចុង​ដង្ហើម; អវយវៈ​របស់​សត្វ​តិរច្ឆាន​ទ្វេ​បាទ ឬ​ចតុប្បាទ​ត្រង់​ប៉ែក​ខាង​លើ​ពោះ ។ ទ្រូង​ផ្លូវ ទី​ចំ​កណ្ដាល​ដង​ផ្លូវ ។ ទ្រូង​ព្រៃ ទី​កណ្ដាល​ដង​ព្រៃ ។ សសរ​ទ្រូង សសរ​កណ្ដាល​ដែល​ទ្រ​មេ​ដំបូល ឬ​ដែល​ទ្រ​ធ្នឹម​ល្វែង​កណ្ដាល (សសរ​គ្រឹះ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្រូង​ផ្លូវ </text:p>
            <text:p text:style-name="P5">ទ្រូង​ព្រៃ</text:p>
            <text:p text:style-name="P5">សសរ​ទ្រូង </text:p>
          </table:table-cell>
        </table:table-row>
        <table:table-row>
          <table:table-cell table:style-name="តារាង1.A2" office:value-type="string">
            <text:p text:style-name="P15">៥៥០៤</text:p>
          </table:table-cell>
          <table:table-cell table:style-name="តារាង1.A2" office:value-type="string">
            <text:p text:style-name="P9">ទ្រួ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ឬ គុ.</text:p>
          </table:table-cell>
          <table:table-cell table:style-name="តារាង1.D2" office:value-type="string">
            <text:p text:style-name="P5">សឹក​រិច​រឹល, រង្គោះរង្គើ : ខ្ចៅ​ម៉ាស៊ីន​នេះ ទ្រួក​ខូច​អស់​ហើយ ប្រើ​ការ​មិន​កើត​ទេ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០៥</text:p>
          </table:table-cell>
          <table:table-cell table:style-name="តារាង1.A2" office:value-type="string">
            <text:p text:style-name="P9">ទ្រួស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 ព. ត្រួស <text:s/>ឬ ទ្រួស ១ កិ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 ព. ត្រួស <text:s/>ឬ ទ្រួស ២ ន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០៦</text:p>
          </table:table-cell>
          <table:table-cell table:style-name="តារាង1.A2" office:value-type="string">
            <text:p text:style-name="P9">ទ្រួស​ៗ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 ព. ត្រួស​ៗ ឬ ទ្រួស​ៗ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០៧</text:p>
          </table:table-cell>
          <table:table-cell table:style-name="តារាង1.A2" office:value-type="string">
            <text:p text:style-name="P9">ទ្រើ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រាន, សម្រាស់, ជន្លង់​តូច សម្រាប់​ឲ្យ​ដំណាំ​វល្លិ​វារ, ព័ទ្ធ​ឡើង : ទ្រើង​ត្រឡាច, ទ្រើង​ឃ្លោក, ទ្រើង​សណ្ដែក ។ ឈ្មោះ​ត្រសក់​ឬ​សណ្ដែក​ដែល​ឡើង​ទ្រើង : ត្រសក់​ទ្រើង, សណ្ដែក​ទ្រើ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០៨</text:p>
          </table:table-cell>
          <table:table-cell table:style-name="តារាង1.A2" office:value-type="string">
            <text:p text:style-name="P9">ទ្រើត​ៗ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</text:p>
          </table:table-cell>
          <table:table-cell table:style-name="តារាង1.D2" office:value-type="string">
            <text:p text:style-name="P5">ដែល​មាន​លំនាំ​ញាក់​ទទាក់​លោត​ៗ​អើត​ៗ : ញ័រ​ទ្រើត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០៩</text:p>
          </table:table-cell>
          <table:table-cell table:style-name="តារាង1.A2" office:value-type="string">
            <text:p text:style-name="P9">ទ្រើស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ដែល​ធំ​ជាង​គ្នា​តែ​បន្តិច​បន្តួច : ផ្តិល​អ្នក​ទ្រើស​ជាង​ខ្ញុំ ។ ទ្រើស​កម្លាំង, ទ្រើស​ចិត្ត ដែល​ឡើង​កម្លាំង, ឡើង​ចិត្ត​ព្រោះ​ទម្រើស​ឬ​ព្រោះ​នៅ​ស្រណុក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១០</text:p>
          </table:table-cell>
          <table:table-cell table:style-name="តារាង1.A2" office:value-type="string">
            <text:p text:style-name="P9">ទ្រើសឃ្នង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ដែល​ឃ្នើសឃ្នង : មនុស្ស​ទ្រើស​ឃ្នង, សម្ដី​ទ្រើស​ឃ្នង (ម. ព. ឃ្នើសឃ្នង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១១</text:p>
          </table:table-cell>
          <table:table-cell table:style-name="តារាង1.A2" office:value-type="string">
            <text:p text:style-name="P9">ទ្រើសទ្រង់ 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ដែល​មាន​មាត្រ​ទ្រង់ទ្រើស​ជាង <text:s/>(ច្រើន​ប្រើ​តែ​ក្នុង​កាព្យ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១២</text:p>
          </table:table-cell>
          <table:table-cell table:style-name="តារាង1.A2" office:value-type="string">
            <text:p text:style-name="P9">ទ្រៀ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ឈើ​មួយ​ប្រភេទ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១៣</text:p>
          </table:table-cell>
          <table:table-cell table:style-name="តារាង1.A2" office:value-type="string">
            <text:p text:style-name="P9">ទ្រៀ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ឈើ​តូច​និង​វល្លិ​ដើម​រឹង មាន ២ ប្រភេទ​គឺ ទ្រៀល​ស្វា មាន​ដើម​តូច​ៗ​ដុះ​បែក​ជា​គុម្ព​ធំ​ៗ មាន​ផ្លែ​តូច​ៗ​ជា​ចង្កោម​ៗ ស្រដៀង​នឹង​ផ្លែ​ជើង​ចាប​តូច ផ្លែ​ទុំ​មាន​សម្បុរ​ក្រហម​បរិភោគ​បាន មាន​រស​ផ្អែម​ស្រទន់​បន្តិច; ទ្រៀល​ដោះ​ក្របី មាន​ដើម​ជា​វល្លិ​ថ្លោស​ៗ​សាច់​រឹង ឡើង​តោង​ដើម​ឈើ​ខ្ពស់​មាន​ផ្លែ​ថ្លោស​ៗ ប៉ុន​ៗ​ដោះ​ក្របី​ញី ផ្លែ​ជា​ចង្កោម​ៗ ផ្លែ​ទុំ​មាន​សម្បុរ​ក្រហម បរិភោគ​បាន មាន​រស​ជូរ​អែម; ទ្រៀល​ទាំង ២​ប្រភេទ​នេះ ដុះ​ឯង​ពុំ​ដែល​ឃើញ​មាន​អ្នក​ណា​មួយ​ដាំ​ទេ ជា​ផល​ព្រឹក្ស​មាន​ប្រយោជន៍​គួរ​រក្សា​ទុក​ឲ្យ​មាន​ជិត​ភូមិ ដែល​វា​ដុះ​ឯង ។ សរសេរ​ជា ត្រៀល ក៏​ប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្រៀល​ស្វា</text:p>
            <text:p text:style-name="P5">ទ្រៀល​ដោះ​ក្របី </text:p>
          </table:table-cell>
        </table:table-row>
        <table:table-row>
          <table:table-cell table:style-name="តារាង1.A2" office:value-type="string">
            <text:p text:style-name="P15">៥៥១៤</text:p>
          </table:table-cell>
          <table:table-cell table:style-name="តារាង1.A2" office:value-type="string">
            <text:p text:style-name="P9">ទ្រៀស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បន្ទោះ​លប : បិទ​ទ្រៀស​លប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មើល​ក្នុង​ពាក្យ គ្រៀស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១៥</text:p>
          </table:table-cell>
          <table:table-cell table:style-name="តារាង1.A2" office:value-type="string">
            <text:p text:style-name="P9">ទ្រេត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ដែល​ទេរ, ជ្រេ : ផ្ទះ​ទ្រេ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១៦</text:p>
          </table:table-cell>
          <table:table-cell table:style-name="តារាង1.A2" office:value-type="string">
            <text:p text:style-name="P9">ទ្រេតទ្រោត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វិ. ឬ គុ.</text:p>
          </table:table-cell>
          <table:table-cell table:style-name="តារាង1.D2" office:value-type="string">
            <text:p text:style-name="P5">ងេកងោក, ដែល​ទេរ​ងាក​ទៅ​ខាង​នេះ​ម្ដង​ទៅ​ខាង​នោះ​ម្ដង : ដើរ​ទ្រេតទ្រោត; ដំណើរ​ទ្រេតទ្រោ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១៧</text:p>
          </table:table-cell>
          <table:table-cell table:style-name="តារាង1.A2" office:value-type="string">
            <text:p text:style-name="P9">ទ្រេល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ឬ កិ. វិ.</text:p>
          </table:table-cell>
          <table:table-cell table:style-name="តារាង1.D2" office:value-type="string">
            <text:p text:style-name="P5">ធ្លាយ​ជ្រាល​ចេញ​មក : គំនរ​ស្រូវ​ទ្រេល; ធ្លាយ​ទ្រេល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គំនរ​អ្វី​ៗ​ដែល​កើត​ដោយ​ធ្លាយ​ឬ​ដោយ​ស្រាវ​ដាក់ : ពោះ​វៀន​មួយ​ទ្រេល, ស្រូវ​មួយ​ទ្រេល ជាដើ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១៨</text:p>
          </table:table-cell>
          <table:table-cell table:style-name="តារាង1.A2" office:value-type="string">
            <text:p text:style-name="P9">ទ្រែ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.</text:p>
          </table:table-cell>
          <table:table-cell table:style-name="តារាង1.D2" office:value-type="string">
            <text:p text:style-name="P5">ពាក្យ​សម្រាប់​និយាយ​ផ្សំ​នឹង​ពាក្យ ទ្រម : ទ្រែមទ្រម <text:s/>គឺ​ទ្រម​ខ្លាំង, រដេមរដ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្រែមទ្រម </text:p>
          </table:table-cell>
        </table:table-row>
        <table:table-row>
          <table:table-cell table:style-name="តារាង1.A2" office:value-type="string">
            <text:p text:style-name="P15">៥៥១៩</text:p>
          </table:table-cell>
          <table:table-cell table:style-name="តារាង1.A2" office:value-type="string">
            <text:p text:style-name="P9">ទ្រែលទ្រ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គុ. ឬ កិ. វិ.</text:p>
          </table:table-cell>
          <table:table-cell table:style-name="តារាង1.D2" office:value-type="string">
            <text:p text:style-name="P5">ដែល​ត្រេះត្រុះ, ដែល​គ្រលែះគ្រលស ទៅ​ត្រង់​នេះ​ខ្លះ ត្រង់​នោះ​ខ្លះ ដូច​ជា​ឥត​មាន​ការ​អ្វី​នឹង​ធ្វើ : រាង​ទ្រែលទ្រល, ដើរ​ទ្រែលទ្រល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២០</text:p>
          </table:table-cell>
          <table:table-cell table:style-name="តារាង1.A2" office:value-type="string">
            <text:p text:style-name="P9">ទ្រោប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ពោប, ក្រុង​ពី​លើ : ឆ្មា​ទ្រោប​ចាប់​កណ្ដុ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២១</text:p>
          </table:table-cell>
          <table:table-cell table:style-name="តារាង1.A2" office:value-type="string">
            <text:p text:style-name="P9">ទ្រោម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លុត​ក្រាប (ដំរី) : ដំរី​ទ្រោម ។ ស្រុត​ចុះ, ស្រក​ចុះ : បន្លែ​ទ្រោម ។ <text:s/>ក្រាប, ដួល​ក្រាប : បូស​ទ្រោម, ស្រូវ​ទ្រោ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២២</text:p>
          </table:table-cell>
          <table:table-cell table:style-name="តារាង1.A2" office:value-type="string">
            <text:p text:style-name="P9">ទ្រោម <text:s/>!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ឧ.</text:p>
          </table:table-cell>
          <table:table-cell table:style-name="តារាង1.D2" office:value-type="string">
            <text:p text:style-name="P5">សូរ​សម្ដី​បង្គាប់​ដំរី​ឲ្យ​ក្រាប គឺ​ឲ្យ​លុត​ជើង​មុខ​ទាំង​២​ចុះ ឲ្យ​បន្ទាប​ជើង​ក្រោយ​ទាំង​២ ដើម្បី​លាង​ទឹក​វា​ជាដើម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២៣</text:p>
          </table:table-cell>
          <table:table-cell table:style-name="តារាង1.A2" office:value-type="string">
            <text:p text:style-name="P9">ទ្រោ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23">បំភ្លឺ, ជ្រោង​បំភ្លឺ​ដោយ​ពន្លឺ​ភ្លើង​ចន្លុះ, ភ្លើង​គប់​ឬ​ចង្កៀង : ទ្រោល​ចង្កៀង​ឲ្យ​ជិត​បន្តិច​មក !; ចោល​ពេញ​ទំហឹង : គោ​ទ្រោល, ក្របី​ទ្រោល ។ <text:s/>រងាវ​រន្ថាន់ (លលក) : នៅ​ព្រៃ​ក្បែរ​ភូមិ​ខ្ញុំ​សម្បូរ​លលក​ណាស់ តែ​ព្រលឹម​ឡើង​ឮ​សូរ​វា​ទ្រោល​ស៊ាន ។ ព. ប្រ. ខំ​ដើរ​ពេញ​ទំហឹង​ឬ​ខំ​ធ្វើ​ការ​ពេញ​កម្លាំង : អ្នក​ដើរ​លឿន​ណាស់ ខ្ញុំ​ខំ​ទ្រោល​ឲ្យ​ទាន់ ក៏​នៅ​តែ​មិន​ទាន់​អ្នក; ការ​នេះ​ធ្ងន់​ណាស់ មើល​ទៅ​ខ្ញុំ​មុខ​ជា​ទ្រោល តែ​ម្នាក់​ឯង​មិន​បាន​ទេ (ព. ស្ន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២៤</text:p>
          </table:table-cell>
          <table:table-cell table:style-name="តារាង1.A2" office:value-type="string">
            <text:p text:style-name="P9">ទ្រាំ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ខំ​អត់, អត់​ធ្មត់ <text:s/>: ទ្រាំ​ក្ដៅ, ទ្រាំ​រងា, ទ្រាំ​ធ្វើ​ការ ។ ថែ​ជំងឺ, បម្រើ​ជំងឺ <text:s/>: ទ្រាំ​ជំងឺ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២៥</text:p>
          </table:table-cell>
          <table:table-cell table:style-name="តារាង1.A2" office:value-type="string">
            <text:p text:style-name="P9">ទ្រាំង</text:p>
          </table:table-cell>
          <table:table-cell table:style-name="តារាង1.A2" office:value-type="string">
            <text:p text:style-name="P12">១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ស្រុក​មួយ​ក្នុង​កម្ពុជ​រដ្ឋ; ឥឡូវ​រួម​ចូល​ក្នុង ខែត្រ​តាកែវ <text:s/>ស្រុក​ទ្រាំង​មាន ២ គឺ ទ្រាំង​ត្រើយ​ឯ​ជើង, ទ្រាំង​ត្រើយ​ត្បូង​ៗ <text:s/>សព្វ​ថ្ងៃ​នេះ​ជា​អាណា​ខេត្ត​កូស័ងស៊ីន រាប់​បញ្ចូល​ក្នុង​ខែត្រ​មាត់​ជ្រូក (ចូដុក) ។ ឈ្មោះ​លលក​មួយ​ប្រភេទ​សម្បុរ​រលើប មាត្រ​តូច​ជាង​លលក​ធម្មតា, មិន​ចេះ​រងាវ​ទេ ចេះ​តែ​បូល​ឬ​បរ​សូរ​ញាប់​រន្ថាន់ : លលក​ទ្រាំ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ទ្រាំង​ត្រើយ​ឯ​ជើង </text:p>
            <text:p text:style-name="P5">ទ្រាំង​ត្រើយ​ត្បូង</text:p>
            <text:p text:style-name="P5">លលក​ទ្រាំង</text:p>
          </table:table-cell>
        </table:table-row>
        <table:table-row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2">២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ឈ្មោះ​តចសារ​ព្រឹក្ស​មួយ​ប្រភេទ (សន្តាន​ជ្រៃ) មាន​ធាង​វែង​ៗ​ មាន​ស្លឹក​ប្រើ​ការ​បាន​ច្រើន​យ៉ាង​គឺ ប្រើ​ការ​ចារ​សាស្ត្រា​ហៅ​ថា ស្លឹក​រឹត; ប្រើ​ការ​ដោយ​យក​ទ្រនុង​ស្លឹក​វា​ច្រៀក​ធ្វើ​ជា​កន្លាស់​ដោត​ខ្ទាស់​ស្លឹក​ខ្ចី​ៗ ស​ៗ គ្រប​បន្តិច​ៗ​លើ​គ្នា​ឲ្យ​បាន​ជា​បន្ទះ​វែង​ៗ ធំ​ៗ សម្រាប់​ប្រក់​ឬ​បាំង​ហៅ​ថា ភ្ជល់ (មិន​ជាប់​បាន​យូរ​ប៉ុន្មាន​ទេ) ; ទោះ​ត្បាញ​ជា​ការុង​ឬ​សំពៀត​ជាដើម​ក៏​ហៅ​ថា ភ្ជល់ បាន​ដែរ; ប្រើ​ចម្រៀក​តូច​ៗ​ត្បាញ​ធ្វើ​ជា​ក្ដោង​ទូក ហៅ​ថា ទទត់; ទ្រនុង​ដែល​សក​យក​ស្លឹក​ចេញ​ហៅ​ថា ទ្រនុង​រឹត <text:span text:style-name="T8">ឬ ឆ្អឹង​រឹត; ធាង​ទុំ​ដែល​គេ​កាប់​យក​មក​ពុះ​ហើយ​ច្រាស់ ឬ​ឈូស​ធ្វើ​ជា​វត្ថុ​ផ្សេង​ៗ​មាន​ដំបង, ដាម, ព័ន្ធ​មូល (គ្រឿង​តម្បាញ) ជាដើម ហៅ​ថា​ <text:s/>ទ្រាំង ដែរ : ដំបង​ទ្រាំង, ដាម​ទ្រាំង, ព័ន្ធ​មូល​ទ្រាំង ។ ព. ទ. បុ. ទ្រាំង​កំដរ​ខ្មោច គេ​យក​ធាង​ទ្រាំង​ដែល​គេ​ធ្វើ​ជា​ដាម​ឬ​ជា​ព័ន្ធ​មូល​នោះ​មក​ចង​ភ្ជាប់ ឬ​ខ្ទាស់​នឹង​កាំ​ជណ្ដើរ​ផ្ទះ ដោយ​គេ​ជឿ​តាម​ទម្លាប់​ថា ខ្មោច​បិសាច​ខ្លាច​ទ្រាំង គេ​ការពារ​មិន​ឲ្យ​ខ្មោច​បិសាច​ឡើង​តាម​ជណ្ដើរ​ចូល​ក្នុង​ផ្ទះ​បាន ។ មនុស្ស​ដែល​ខ្ចិល​ណាស់​ឬ​ដែល​ល្ងង់​ទុយ​មុយ​ពេក ពេល​យប់​ដេក​លក់​មិន​សូវ​ដែល​ប្រែ​ខ្លួន បាន​ត្រឹមតែ​មក​ដេក​កំដរ កុំ​ឲ្យ​តែ​ខ្លាច​ខ្មោច​បិសាច​លង​ប៉ុណ្ណោះ, គេ​និយាយ​ថា ដូច​គេ​យក​ទ្រាំង​មក​កំដរ​ខ្មោច ។ ដើម​ទ្រាំង​នេះ​ច្រើន​ដុះ​ពី​គ្រាប់​វា​ក្នុង​ព្រៃ​ធំ​ៗ ក្នុង​ប្រទេស​កម្ពុជា មាន​ខែត្រ​ក្រចេះ និង​ខែត្រ​កំពង់ធំ​ច្រើន​ជាង​ខែត្រ​ឯ​ទៀត, ជា​តចសារ​ព្រឹក្ស​មាន​ប្រយោជន៍​ច្រើន, គេ​អាច​ដាំ​តាម​ព្រំ​វត្ត​អារាម​ក៏​បាន មិន​សូវ​រើស​ដី​ប៉ុន្មាន​ទេ, រស់​នៅ​បាន​យូរ​ឆ្នាំ វែង​ឆ្ងាយ​ជាង​អាយុ​មនុស្ស​អ្នក​មាន​អាយុ​វែង, ប៉ុន្តែ​លុះ​ដល់​កំណត់​កាល ក៏​បញ្ចេញ​ផ្កា​ចំ​ត្រង់​កំពូល​មាន​ផ្លែ​ផ្កា​ជា​ធ្លាយ​ដូច​ផ្លែ​ចាក, លុះ​ផ្លែ​ទុំ​ហើយ តចសារ​ព្រឹក្ស​នេះ​ក៏​ងាប់, រាប់​ថា​ជា​រុក្ខជាតិ​បញ្ចេញ​ផ្កា​ផ្លែ​សម្លាប់​ដើម, សូម​ដូច​ព្រះពុទ្ធ​ភាសិត​ថា តចសារ​ជាតិ​មាន​ឫស្សី, បបុស, ត្រែង, ទ្រាំង​ជាដើម​បញ្ចេញ​ផ្កា​ផ្លែ​សម្លាប់​ដើម​វា​យ៉ាង​ណា, លាភៈ​សក្ការៈ​ពុំ​ជា សម្លាប់​មនុស្ស​លោភ​លាមក​តក់ម៉ក់​អាក្រក់​ក្រៃ ក៏​មាន​ឧបមេយ្យ​ដូច្នោះ​ដែរ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២៦</text:p>
          </table:table-cell>
          <table:table-cell table:style-name="តារាង1.A2" office:value-type="string">
            <text:p text:style-name="P9">ទ្រាំ​ទ្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</text:p>
          </table:table-cell>
          <table:table-cell table:style-name="តារាង1.D2" office:value-type="string">
            <text:p text:style-name="P5">ទប់ទល់, គាំពារ, ខំ​អត់ធន់​ពេញ​បន្ទុក, ខំ​ប្រឹង​ទទួល​កិច្ច​គ្រប់​ប្រភេទ ។ ថែ​រក្សា​ជំងឺ​ដោយ​ទទួល​ភារៈ​ពេញ​បន្ទុក : ម្ដាយ​ធំ​ខ្ញុំ​គាត់​ឥត​កូន​ទេ ប៉ុន្តែ​វេលា​ដែល​គាត់​មាន​ជំងឺ​ធ្ងន់ ក្មួយ​ទាំងអស់​ឈូឆរ​ទ្រាំទ្រ​គាត់​ដូច​ជា​កូន​បង្កើ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២៧</text:p>
          </table:table-cell>
          <table:table-cell table:style-name="តារាង1.A2" office:value-type="string">
            <text:p text:style-name="P9">ទ្រាំ​ទ្រឹស្ដិ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ទ្រឹស</text:p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កិ. ឬ កិ. វិ.</text:p>
          </table:table-cell>
          <table:table-cell table:style-name="តារាង1.D2" office:value-type="string">
            <text:p text:style-name="P5">ក្រអឺត​ក្រទម, ដំអក់, ទម្រន់, ក្រាញ​ដោយ​ប្រកាន់​ទិដ្ឋិ​អស្មិ​មានះ; ស្ទាក់​ស្ទើរ, ស្ទើរ​ចង់​ស្ទើរ​ទេ, ទាំង​ទាល់ : តុលាការ​កោះ​ហៅ ៣ ដង ហើយ គាត់​ចេះ​តែ​ទ្រាំ​ទ្រឹស្ដិ មិន​ព្រម​ចូល​ខ្លួន​ទៅ​សោះ, បើ​មុខ​ជា​នឹង​ខាន​ឲ្យ​គេ​មិន​បាន​ទេ ត្រូវ​ឲ្យ​គេ​ឲ្យ​ហើយ​ទៅ ទ្រាំ​ទ្រឹស្ដិ​ដល់​ណា​ទៀត ?; វា​ធ្វើ​ទ្រាំ​ទ្រឹស្ដិ​មិន​ចង់​ទៅ, ធ្វើ​ការ​ទាំង​ទ្រាំង​ទ្រឹស្ដិ <text:s/>(ម. ព. ទ្រាំ និង ទ្រឹស្ដិ ទៀត​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២៨</text:p>
          </table:table-cell>
          <table:table-cell table:style-name="តារាង1.A2" office:value-type="string">
            <text:p text:style-name="P9">ទ្វន្ទ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្វ័ន</text:p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កិ. វិ. ឬ គុ.</text:p>
          </table:table-cell>
          <table:table-cell table:style-name="តារាង1.D2" office:value-type="string">
            <text:p text:style-name="P5">ទាំង​គូ (ប្រើ​តែ​ខាង​កាព្យ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២៩</text:p>
          </table:table-cell>
          <table:table-cell table:style-name="តារាង1.A2" office:value-type="string">
            <text:p text:style-name="P9">ទ្វន្ទយុធ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្វ័នទៈយុត ឬ​ទ្វ័នទ្វៈយុត</text:p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ការ​តយុធ​គ្នា, ប្រឡូក​គ្នា​តតួ ។</text:p>
          </table:table-cell>
          <table:table-cell table:style-name="តារាង1.D2" office:value-type="string">
            <text:p text:style-name="P4">ទ្វន្ទ្វយុធ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៣០</text:p>
          </table:table-cell>
          <table:table-cell table:style-name="តារាង1.A2" office:value-type="string">
            <text:p text:style-name="P9">ទ្វយវាទ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្វៈយៈវាត</text:p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សម្ដី​ពីរ​ពាក្យ; សម្ដី​ដែល​មាន​ន័យ​ជា​ពីរ​ប្រភេទ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៣១</text:p>
          </table:table-cell>
          <table:table-cell table:style-name="តារាង1.A2" office:value-type="string">
            <text:p text:style-name="P9">ទ្វាទស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្វាទស់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ប. សំ.</text:p>
          </table:table-cell>
          <table:table-cell table:style-name="តារាង1.D2" office:value-type="string">
            <text:p text:style-name="P5">ដប់​ពីរ (១២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៣២</text:p>
          </table:table-cell>
          <table:table-cell table:style-name="តារាង1.A2" office:value-type="string">
            <text:p text:style-name="P9">ទ្វាទសមាស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ទៈសៈ ឬ -ទស់-</text:p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ខែ​ទាំង​ដប់​ពីរ; មួយ​ខួប​ខែ គឺ​មួយ​ឆ្នាំ ។ ក្នុង​កម្ពុជ​ប្រទេស​យើង, ប្រើ​ជា​ឈ្មោះ​បុណ្យ​ឬ​ព្រះ​រាជ​ពិធី​មួយ ដែល​ធ្វើ​ក្នុង​មួយ​ខែ​ម្ដង ជា​ទំនៀម​តាម​រាជ​ប្រពៃណី : បុណ្យ​ទ្វាទសមាស, ពិធី​ទ្វាទសមាស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៣៣</text:p>
          </table:table-cell>
          <table:table-cell table:style-name="តារាង1.A2" office:value-type="string">
            <text:p text:style-name="P9">ទ្វាទសវត្សរ៍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្វាទៈសៈវ័ត</text:p>
          </table:table-cell>
          <table:table-cell table:style-name="តារាង1.D2" office:value-type="string">
            <text:p text:style-name="P12">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្វាទស “ដប់​ពីរ” + វត្ស ឬ វត្សរ “ឆ្នាំ”) ឆ្នាំ​ទាំង​ដប់​ពីរ; មួយ​ខួប​ឆ្នាំ; មួយ​ទ្វាទសវត្សរ៍ គឺ​មួយ​ខួប​ឆ្នាំ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៣៤</text:p>
          </table:table-cell>
          <table:table-cell table:style-name="តារាង1.A2" office:value-type="string">
            <text:p text:style-name="P9">ទ្វា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ច្រក​មាន​សន្ទះ ឬ​រនាំង​សម្រាប់​បើក​បិទ​ចេញ​ចូល : ទ្វារ​ផ្ទះ, ទ្វារ​របង ។ ច្រក​ឬ​ប្រហប់​ដែល​មាន​ភ្នំ​អម​ទាំង​ពីរ​ខាង ឬ​ឈូង​សមុទ្ទ​ជាដើម ទោះ​មាន​កោះ​ឬ​ភ្នំ​អម ទាំង​ពីរ​ខាង​ក្ដី មាន​តែ​ដី​គោក​អម​ក្ដី ក៏​ហៅ​ថា ទ្វារ ដែរ : ទ្វារ​កំពត, ទ្វារ​សមុទ្ទ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៣៥</text:p>
          </table:table-cell>
          <table:table-cell table:style-name="តារាង1.A2" office:value-type="string">
            <text:p text:style-name="P9">ទ្វារ​នាយ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្វារៈនាយក់</text:p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អ្នក​ត្រួតត្រា​ទ្វារ (នាយ​ទ្វារ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៣៦</text:p>
          </table:table-cell>
          <table:table-cell table:style-name="តារាង1.A2" office:value-type="string">
            <text:p text:style-name="P9">ទ្វារ​បតី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្វារៈប៉ៈដី</text:p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្វារបតិ) ម្ចាស់​ទ្វារ, អ្នក​ដែល​ជា​ធំ​ក្នុង​ការ​រក្សា​ទ្វារ (នាយ​ទ្វារ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៣៧</text:p>
          </table:table-cell>
          <table:table-cell table:style-name="តារាង1.A2" office:value-type="string">
            <text:p text:style-name="P9">ទ្វារ​បាល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្វារៈ--</text:p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អ្នក​រក្សា​ទ្វារ, អ្នក​ចាំ​ទ្វារ (ឆ្នាំ​ទ្វារ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៣៨</text:p>
          </table:table-cell>
          <table:table-cell table:style-name="តារាង1.A2" office:value-type="string">
            <text:p text:style-name="P9">ទ្វិជក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ជក់</text:p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្វិជ <text:s/>“បក្សី” + ករ <text:s/>“ពួក, ហ្វូង”) បក្សី ឬ ហ្វូង​បក្សី ។</text:p>
          </table:table-cell>
          <table:table-cell table:style-name="តារាង1.D2" office:value-type="string">
            <text:p text:style-name="P4">ទ្វិ​ជាករ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៣៩</text:p>
          </table:table-cell>
          <table:table-cell table:style-name="តារាង1.A2" office:value-type="string">
            <text:p text:style-name="P9">ទ្វិទន្ត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ទ័ន</text:p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សត្វ​មាន​ភ្លុក​ពីរ (ដំរី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៤០</text:p>
          </table:table-cell>
          <table:table-cell table:style-name="តារាង1.A2" office:value-type="string">
            <text:p text:style-name="P9">ទ្វិបថ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បត់</text:p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ផ្លូវ​បែក​ជា​ពីរ ។ (ព. កា.) : លុះ​ដល់​ទ្វិបថ រី​ចៅ​កំសត់ មាន​ចិត្ត​ហ៊ីងហ៊ាង បើ​ទៅ​ខាង​ស្ដាំ ក្រែង​ជា​ផ្លូវ​វាង ផ្លូវ​ឆ្វេង​ស្រួល​ជាង ឬ​ទៅ​ខាង​ណ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៤១</text:p>
          </table:table-cell>
          <table:table-cell table:style-name="តារាង1.A2" office:value-type="string">
            <text:p text:style-name="P9">ទ្វិបទ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បត់</text:p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 ឬ គុ.</text:p>
          </table:table-cell>
          <table:table-cell table:style-name="តារាង1.D2" office:value-type="string">
            <text:p text:style-name="P5">សត្វ​មាន​ជើង​ពីរ (សត្វ​ជើង​ពីរ), ដែល​មាន​ជើង​ពីរ : សត្វ​ទ្វិបទ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៤២</text:p>
          </table:table-cell>
          <table:table-cell table:style-name="តារាង1.A2" office:value-type="string">
            <text:p text:style-name="P9">ទ្វិបាទ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បាត</text:p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 ឬ គុ.</text:p>
          </table:table-cell>
          <table:table-cell table:style-name="តារាង1.D2" office:value-type="string">
            <text:p text:style-name="P5">សត្វ​ជើង​ពីរ; ដែល​មាន​ជើង​ពីរ : សត្វ​ទ្វេ​បាទ ។</text:p>
          </table:table-cell>
          <table:table-cell table:style-name="តារាង1.D2" office:value-type="string">
            <text:p text:style-name="P4">ទ្វេ​បាទ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៤៣</text:p>
          </table:table-cell>
          <table:table-cell table:style-name="តារាង1.A2" office:value-type="string">
            <text:p text:style-name="P9">ទ្វិ​រាប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សត្វ​ដែល​ផឹក​ទឹក​ពីរ​លើក គឺ​ផឹក​ដោយ​ប្រមោយ​មួយ​លើក ដោយ​មាត់​មួយ​លើក (ដំរី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៤៤</text:p>
          </table:table-cell>
          <table:table-cell table:style-name="តារាង1.A2" office:value-type="string">
            <text:p text:style-name="P9">ទ្វិ​សប្តាហៈ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ស័ប-ប្តាហៈ ឬ-ស័ប-ប្តា</text:p>
          </table:table-cell>
          <table:table-cell table:style-name="តារាង1.D2" office:value-type="string">
            <text:p text:style-name="P12">សំ.; បា. 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្វិ + សប្តាហ; ទ្វិ + សត្តាហ) ពីរ​សប្តាហៈ, ពីរ​អាទិត្យ។ គុ. ដែល​ផ្សាយ​ចេញ​ពីរ​ដង​ក្នុង​មួយ​អាទិត្យ : ទស្សនាវដ្តី ទ្វិ​សប្តាហ៍ <text:s/>។</text:p>
          </table:table-cell>
          <table:table-cell table:style-name="តារាង1.D2" office:value-type="string">
            <text:p text:style-name="P4">ទ្វិ​សប្ដាហ៍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៤៥</text:p>
          </table:table-cell>
          <table:table-cell table:style-name="តារាង1.A2" office:value-type="string">
            <text:p text:style-name="P9">ទ្វី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សំ. បា. </text:p>
          </table:table-cell>
          <table:table-cell table:style-name="តារាង1.D2" office:value-type="string">
            <text:p text:style-name="P5"><text:s/>ប. សំ. </text:p>
          </table:table-cell>
          <table:table-cell table:style-name="តារាង1.D2" office:value-type="string">
            <text:p text:style-name="P5">(ទ្វិ) ពី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៤៦</text:p>
          </table:table-cell>
          <table:table-cell table:style-name="តារាង1.A2" office:value-type="string">
            <text:p text:style-name="P9">ទ្វី​គុណ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គុន</text:p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(ទ្វិ​គុណ) ដែល​គុណ​ដោយ​ចំណែក​ពីរ, ដែល​ចម្រើន​មួយ​ជា​ពីរ (ម. ព. គុណ ផង) ។</text:p>
          </table:table-cell>
          <table:table-cell table:style-name="តារាង1.D2" office:value-type="string">
            <text:p text:style-name="P4">ទ្វេ​គុណ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៤៧</text:p>
          </table:table-cell>
          <table:table-cell table:style-name="តារាង1.A2" office:value-type="string">
            <text:p text:style-name="P9">ទ្វីប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;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ីប) ប្រទេស​ដែល​ឋិត​ជាក់​ស្ដែង​ក្នុង​កណ្ដាល​ទឹក (កោះ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៤៨</text:p>
          </table:table-cell>
          <table:table-cell table:style-name="តារាង1.A2" office:value-type="string">
            <text:p text:style-name="P9">ទ្វេ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ា. </text:p>
          </table:table-cell>
          <table:table-cell table:style-name="តារាង1.D2" office:value-type="string">
            <text:p text:style-name="P5"><text:s/>ប. សំ. </text:p>
          </table:table-cell>
          <table:table-cell table:style-name="តារាង1.D2" office:value-type="string">
            <text:p text:style-name="P5">(ទ្វិ &gt; ទ្វេ) ពីរ : កាន់​តែ​ទ្វេ​ឡើង គឺ​កាន់​តែ​ថែម​ឡើង ឬ​ចម្រើន​ឡើង​មួយ​ជា​ពី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៤៩</text:p>
          </table:table-cell>
          <table:table-cell table:style-name="តារាង1.A2" office:value-type="string">
            <text:p text:style-name="P9">ទ្វេ​គុណ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គុន</text:p>
          </table:table-cell>
          <table:table-cell table:style-name="តារាង1.D2" office:value-type="string">
            <text:p text:style-name="P12">សំ.; បា.</text:p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(ទ្វិគុណ; ជា ទ្វេគុណ ក៏​មាន) ដូច​គ្នា​នឹង​ទ្វីគុណ​ដែ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៥០</text:p>
          </table:table-cell>
          <table:table-cell table:style-name="តារាង1.A2" office:value-type="string">
            <text:p text:style-name="P9">ទ្វេ​គ្រាះ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ការ​ប្រកាន់​យក​ចំណែក​ពីរ​ផ្ទុយ​ពី​គ្នា តែ​មាន​ដំណើរ​ឬ​គោល​បំណង​ទៅ​កាន់​ទី​ដៅ​តែ​មួយ : ក្នុង​សន្និបាត​នីមួយ​ៗ សមាជិក​ច្រើន​តែ​ចួប​ប្រទះ​នូវ​ទ្វេ​គ្រាះ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៥១</text:p>
          </table:table-cell>
          <table:table-cell table:style-name="តារាង1.A2" office:value-type="string">
            <text:p text:style-name="P9">ទ្វេ​បាទ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ព. ទ្វិ​បាទ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៥២</text:p>
          </table:table-cell>
          <table:table-cell table:style-name="តារាង1.A2" office:value-type="string">
            <text:p text:style-name="P9">ទ្វេ​ព្យាង្គ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5">(ម. ព. ព្យាង្គ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៥៣</text:p>
          </table:table-cell>
          <table:table-cell table:style-name="តារាង1.A2" office:value-type="string">
            <text:p text:style-name="P9">ទ្វេ​ភាគ 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ភាក</text:p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ចំណែក​ពីរ, ពីរ​ចំណែក : បែក​គ្នា​ជា​ទ្វេ​ភាគ, ចែក​ជា​ទ្វេ​ភាគ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៥៤</text:p>
          </table:table-cell>
          <table:table-cell table:style-name="តារាង1.A2" office:value-type="string">
            <text:p text:style-name="P9">ទ្វេ​ភាគី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បា.</text:p>
          </table:table-cell>
          <table:table-cell table:style-name="តារាង1.D2" office:value-type="string">
            <text:p text:style-name="P12">គុ.</text:p>
          </table:table-cell>
          <table:table-cell table:style-name="តារាង1.D2" office:value-type="string">
            <text:p text:style-name="P5">ដែល​មាន​ភាគ​ពីរ, ដែល​មាន​ចំណែក​ពីរ : គូ​សញ្ញា​ទ្វេ​ភាគី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៥៥</text:p>
          </table:table-cell>
          <table:table-cell table:style-name="តារាង1.A2" office:value-type="string">
            <text:p text:style-name="P9">ទ្វេ​ភាព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--ភាប</text:p>
          </table:table-cell>
          <table:table-cell table:style-name="តារាង1.D2" office:value-type="string">
            <text:p text:style-name="P12">បា. </text:p>
          </table:table-cell>
          <table:table-cell table:style-name="តារាង1.D2" office:value-type="string">
            <text:p text:style-name="P12">ន. ឬ គុ.</text:p>
          </table:table-cell>
          <table:table-cell table:style-name="តារាង1.D2" office:value-type="string">
            <text:p text:style-name="P5">(ទ្វិ​ភាវ <text:s/>ឬ ទ្វេ​ភាវ <text:s text:c="2"/>ភាព​ពីរ, ដែល​មាន​ភាព​ពីរ ។ អក្សរ​ដែល​តម្រួត​គ្នា​ពីរ​តួ : អក្សរ​ទ្វេ​ភាព <text:s/>គឺ​អក្សរ​សំយោគ ឬ​អក្សរ​ផ្ញើ​ជើ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៥៦</text:p>
          </table:table-cell>
          <table:table-cell table:style-name="តារាង1.A2" office:value-type="string">
            <text:p text:style-name="P9">ទ្វេស្ស​ជន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>ទ្វេស-សៈ ជន់</text:p>
          </table:table-cell>
          <table:table-cell table:style-name="តារាង1.D2" office:value-type="string">
            <text:p text:style-name="P12">សំ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ជន, មនុស្ស​​ដែល​ស្អប់ (ព. កា.) : រី​ទ្វេស្សជន ពុំ​សូវ​គិត​គន់ ពី​ការ​ចង​មិត្រ ច្រើន​តែ​ភ្លេចភ្លាំង គាំង​ការ​ពិនិត្យ ដោយ​ហេតុ​ឥត​មិត្រ​ ព្រួយ​ក្នុង​គ្រា​ក្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5">៥៥៥៧</text:p>
          </table:table-cell>
          <table:table-cell table:style-name="តារាង1.A2" office:value-type="string">
            <text:p text:style-name="P9">ទ្វេហារ</text:p>
          </table:table-cell>
          <table:table-cell table:style-name="តារាង1.A2" office:value-type="string">
            <text:p text:style-name="P12"/>
          </table:table-cell>
          <table:table-cell table:style-name="តារាង1.D2" office:value-type="string">
            <text:p text:style-name="P12"/>
          </table:table-cell>
          <table:table-cell table:style-name="តារាង1.D2" office:value-type="string">
            <text:p text:style-name="P12">សំ. បា.</text:p>
          </table:table-cell>
          <table:table-cell table:style-name="តារាង1.D2" office:value-type="string">
            <text:p text:style-name="P12">ន.</text:p>
          </table:table-cell>
          <table:table-cell table:style-name="តារាង1.D2" office:value-type="string">
            <text:p text:style-name="P5">(ទ្វិ ឬ ទ្វេ “ពីរ” + ហារ “ការ​នាំ; អ្នក​នាំ, អ្នក​នាំ​យក”) អ្នក​ដែល​នាំ, ដែល​បញ្ជូន​របស់​អ្វី​ៗ​ទៅ​ទាំង​ពីរ​នាក់​ជាមួយ​គ្នា; អ្នក​សែង​អ្វី​ៗ ។ សព្ទ​នេះ អ្នក​ប្រាជ្ញ​តែង​កាព្យ​យក​មក​ប្រើ​មាន​ន័យ​ថា ពីរ​នាក់, ទាំង​ពីរ​ប្រាណ (ប្រើ​តែ​ខាង​កាព្យ) : ព្រះ​រាជ​កុមារ ទាំង​ទ្វេហារ​ល្អ​ពិសី គួរ​ឲ្យ​មាន​មេត្រី ក្ដី​ស្រឡាញ់​ស្មើ​បុត្រ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1">ទទុង</text:p>
          </table:table-cell>
          <table:table-cell table:style-name="តារាង1.A2" office:value-type="string">
            <text:p text:style-name="P14"/>
          </table:table-cell>
          <table:table-cell table:style-name="តារាង1.D2" office:value-type="string">
            <text:p text:style-name="P14"/>
          </table:table-cell>
          <table:table-cell table:style-name="តារាង1.D2" office:value-type="string">
            <text:p text:style-name="P14"/>
          </table:table-cell>
          <table:table-cell table:style-name="តារាង1.D2" office:value-type="string">
            <text:p text:style-name="P14">គុ. ឬ កិ. វិ.</text:p>
          </table:table-cell>
          <table:table-cell table:style-name="តារាង1.D2" office:value-type="string">
            <text:p text:style-name="P14">ដែល​ខ្ពស់, ដែល​លេច​ឡើង​មើល​ពី​ចម្ងាយ​ទៅ​ឃើញ​ខ្ពស់​ស្ទុង : ភ្លឺ​ស្រែ​ខ្ពស់​ទទុង, ភ្នំ​ខ្ពស់​ទទុង ។</text:p>
          </table:table-cell>
          <table:table-cell table:style-name="តារាង1.D2" office:value-type="string">
            <text:p text:style-name="P14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1">ទួរណឺវិស</text:p>
          </table:table-cell>
          <table:table-cell table:style-name="តារាង1.A2" office:value-type="string">
            <text:p text:style-name="P14"/>
          </table:table-cell>
          <table:table-cell table:style-name="តារាង1.D2" office:value-type="string">
            <text:p text:style-name="P14"/>
          </table:table-cell>
          <table:table-cell table:style-name="តារាង1.D2" office:value-type="string">
            <text:p text:style-name="P14">បារ.</text:p>
            <text:p text:style-name="P14"/>
          </table:table-cell>
          <table:table-cell table:style-name="តារាង1.D2" office:value-type="string">
            <text:p text:style-name="P14">ន.</text:p>
          </table:table-cell>
          <table:table-cell table:style-name="តារាង1.D2" office:value-type="string">
            <text:p text:style-name="P14">(Tournevis) ឈ្មោះ​គ្រឿង​ប្រដាប់​របស់​ជាង​មួយ​ប្រភេទ​ធ្វើ​ដោយ​ដែក ដែល​មាន​គល់​ស៊ក​ទៅ​ក្នុង​ដង, ចុង​សំប៉ែត​សម្រាប់​មួល​រឹត​ខ្ចៅ​ផ្សេង​ៗ ។</text:p>
          </table:table-cell>
          <table:table-cell table:style-name="តារាង1.D2" office:value-type="string">
            <text:p text:style-name="P14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1">ទើស</text:p>
          </table:table-cell>
          <table:table-cell table:style-name="តារាង1.A2" office:value-type="string">
            <text:p text:style-name="P14"/>
          </table:table-cell>
          <table:table-cell table:style-name="តារាង1.D2" office:value-type="string">
            <text:p text:style-name="P14"/>
          </table:table-cell>
          <table:table-cell table:style-name="តារាង1.D2" office:value-type="string">
            <text:p text:style-name="P14"/>
          </table:table-cell>
          <table:table-cell table:style-name="តារាង1.D2" office:value-type="string">
            <text:p text:style-name="P14">កិ.</text:p>
          </table:table-cell>
          <table:table-cell table:style-name="តារាង1.D2" office:value-type="string">
            <text:p text:style-name="P14">ប៉ះ, ទល់; លូក​មិន​ចុះ : ចូរ​កាប់​មែក​ឈើ​ដែល​ទោរ​មក​លើ​ផ្លូវ​នេះ​ ចោល​ចេញ​ទៅ កុំ​ឲ្យ​ទើស​ក្បាល, លើក​ទូ​ចូល​មិន​រួច ព្រោះ​ទើស នឹង​ទ្វារ ។ ទើស​ទាល់ ទើស​ផង​ទាល់​ផង​គឺ​ទើស​ដំណើរ​ទាល់ ទំនង ដោយ​ស្គាល់​យោគ​យល់​គ្នា​ជាដើម : សូម​អ្នក​មាន​ប្រសាសន៍​មក​ចុះ កុំ​ទើស​ទាល់​អ្វី ! គេ​លក់​អីវ៉ាន់​ឲ្យ​ទាំង​ទើស​ទាល់ ។ ទើស​ទាល់ ទើស​ផង​ទាល់​ផង,... ។ ទើស​មេឃ ព. ប្រ. លើក​កម្ពស់​ហួស​ពេក ។ល។</text:p>
          </table:table-cell>
          <table:table-cell table:style-name="តារាង1.D2" office:value-type="string">
            <text:p text:style-name="P14"/>
          </table:table-cell>
          <table:table-cell table:style-name="តារាង1.I2" office:value-type="string">
            <text:p text:style-name="P14">ទើស​មេឃ​</text:p>
            <text:p text:style-name="P14">ទើស​ទាល់​</text:p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1">ទំនន់</text:p>
          </table:table-cell>
          <table:table-cell table:style-name="តារាង1.A2" office:value-type="string">
            <text:p text:style-name="P14"/>
          </table:table-cell>
          <table:table-cell table:style-name="តារាង1.D2" office:value-type="string">
            <text:p text:style-name="P14"/>
          </table:table-cell>
          <table:table-cell table:style-name="តារាង1.D2" office:value-type="string">
            <text:p text:style-name="P14">ព. ថ.</text:p>
          </table:table-cell>
          <table:table-cell table:style-name="តារាង1.D2" office:value-type="string">
            <text:p text:style-name="P14">ន.</text:p>
          </table:table-cell>
          <table:table-cell table:style-name="តារាង1.D2" office:value-type="string">
            <text:p text:style-name="P14">ភាព​ទន់, អាការ​ដែល​ទន់ : ដី​ត្រង់​នេះ​រឹង​ណាស់ ភ្លៀង​ធ្លាក់​មួយ​មេ​ធំ ក៏​នៅ​តែ​គ្មាន​ទំនន់​សោះ ។ </text:p>
          </table:table-cell>
          <table:table-cell table:style-name="តារាង1.D2" office:value-type="string">
            <text:p text:style-name="P14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1">ទំនើស</text:p>
          </table:table-cell>
          <table:table-cell table:style-name="តារាង1.A2" office:value-type="string">
            <text:p text:style-name="P14"/>
          </table:table-cell>
          <table:table-cell table:style-name="តារាង1.D2" office:value-type="string">
            <text:p text:style-name="P14"/>
          </table:table-cell>
          <table:table-cell table:style-name="តារាង1.D2" office:value-type="string">
            <text:p text:style-name="P14">ព. ថ.</text:p>
          </table:table-cell>
          <table:table-cell table:style-name="តារាង1.D2" office:value-type="string">
            <text:p text:style-name="P14">ន.</text:p>
          </table:table-cell>
          <table:table-cell table:style-name="តារាង1.D2" office:value-type="string">
            <text:p text:style-name="P14">ការ​ទើស : បើ​គ្មាន​ទំនើស​អ្វី​ទេ សូម​ធ្វើ​តាម​សេចក្ដី​សម្រេច​នោះ​ ទៅ​ចុះ ។ ទំនើស​ទំនាស់ <text:s/>ការ​ទើសទាស់ ។</text:p>
          </table:table-cell>
          <table:table-cell table:style-name="តារាង1.D2" office:value-type="string">
            <text:p text:style-name="P14"/>
          </table:table-cell>
          <table:table-cell table:style-name="តារាង1.I2" office:value-type="string">
            <text:p text:style-name="P14">ទំនើស​ទំនាស់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imon S2" svg:font-family="'Limon S2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20T16:14:05</dc:date>
    <meta:print-date>2005-12-01T09:25:03</meta:print-date>
    <dc:language>en-US</dc:language>
    <meta:editing-cycles>151</meta:editing-cycles>
    <meta:editing-duration>P3DT0H28M1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28" meta:paragraph-count="3809" meta:word-count="11838" meta:character-count="144593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